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1425in" svg:height="7.2134in" svg:x="1.763in" svg:y="0.0445in">
            <draw:object draw:notify-on-update-of-ranges="Sheet1.A1:Sheet1.A16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00702217776639366" calcext:value-type="float">
            <text:p>7.02217776639366E-005</text:p>
          </table:table-cell>
        </table:table-row>
        <table:table-row table:style-name="ro1">
          <table:table-cell office:value-type="float" office:value="0.000166551422125409" calcext:value-type="float">
            <text:p>0.0001665514</text:p>
          </table:table-cell>
        </table:table-row>
        <table:table-row table:style-name="ro1">
          <table:table-cell office:value-type="float" office:value="0.000268849122106723" calcext:value-type="float">
            <text:p>0.0002688491</text:p>
          </table:table-cell>
        </table:table-row>
        <table:table-row table:style-name="ro1">
          <table:table-cell office:value-type="float" office:value="0.000283525258430224" calcext:value-type="float">
            <text:p>0.0002835253</text:p>
          </table:table-cell>
        </table:table-row>
        <table:table-row table:style-name="ro1">
          <table:table-cell office:value-type="float" office:value="0.000576815336401669" calcext:value-type="float">
            <text:p>0.0005768153</text:p>
          </table:table-cell>
        </table:table-row>
        <table:table-row table:style-name="ro1">
          <table:table-cell office:value-type="float" office:value="0.00100869323873041" calcext:value-type="float">
            <text:p>0.0010086932</text:p>
          </table:table-cell>
        </table:table-row>
        <table:table-row table:style-name="ro1">
          <table:table-cell office:value-type="float" office:value="0.00124920086642687" calcext:value-type="float">
            <text:p>0.0012492009</text:p>
          </table:table-cell>
        </table:table-row>
        <table:table-row table:style-name="ro1">
          <table:table-cell office:value-type="float" office:value="0.00144348947657072" calcext:value-type="float">
            <text:p>0.0014434895</text:p>
          </table:table-cell>
        </table:table-row>
        <table:table-row table:style-name="ro1">
          <table:table-cell office:value-type="float" office:value="0.00146069235502099" calcext:value-type="float">
            <text:p>0.0014606924</text:p>
          </table:table-cell>
        </table:table-row>
        <table:table-row table:style-name="ro1">
          <table:table-cell office:value-type="float" office:value="0.0014762075367279" calcext:value-type="float">
            <text:p>0.0014762075</text:p>
          </table:table-cell>
        </table:table-row>
        <table:table-row table:style-name="ro1">
          <table:table-cell office:value-type="float" office:value="0.00147628207559934" calcext:value-type="float">
            <text:p>0.0014762821</text:p>
          </table:table-cell>
        </table:table-row>
        <table:table-row table:style-name="ro1">
          <table:table-cell office:value-type="float" office:value="0.00153477318890229" calcext:value-type="float">
            <text:p>0.0015347732</text:p>
          </table:table-cell>
        </table:table-row>
        <table:table-row table:style-name="ro1">
          <table:table-cell office:value-type="float" office:value="0.00172947724648831" calcext:value-type="float">
            <text:p>0.0017294772</text:p>
          </table:table-cell>
        </table:table-row>
        <table:table-row table:style-name="ro1">
          <table:table-cell office:value-type="float" office:value="0.00174549919118884" calcext:value-type="float">
            <text:p>0.0017454992</text:p>
          </table:table-cell>
        </table:table-row>
        <table:table-row table:style-name="ro1">
          <table:table-cell office:value-type="float" office:value="0.00181038288595705" calcext:value-type="float">
            <text:p>0.0018103829</text:p>
          </table:table-cell>
        </table:table-row>
        <table:table-row table:style-name="ro1">
          <table:table-cell office:value-type="float" office:value="0.00184251323924885" calcext:value-type="float">
            <text:p>0.0018425132</text:p>
          </table:table-cell>
        </table:table-row>
        <table:table-row table:style-name="ro1">
          <table:table-cell office:value-type="float" office:value="0.00201886264503018" calcext:value-type="float">
            <text:p>0.0020188626</text:p>
          </table:table-cell>
        </table:table-row>
        <table:table-row table:style-name="ro1">
          <table:table-cell office:value-type="float" office:value="0.00210562514386041" calcext:value-type="float">
            <text:p>0.0021056251</text:p>
          </table:table-cell>
        </table:table-row>
        <table:table-row table:style-name="ro1">
          <table:table-cell office:value-type="float" office:value="0.00224286775022364" calcext:value-type="float">
            <text:p>0.0022428678</text:p>
          </table:table-cell>
        </table:table-row>
        <table:table-row table:style-name="ro1">
          <table:table-cell office:value-type="float" office:value="0.0026728146337524" calcext:value-type="float">
            <text:p>0.0026728146</text:p>
          </table:table-cell>
        </table:table-row>
        <table:table-row table:style-name="ro1">
          <table:table-cell office:value-type="float" office:value="0.00268060002455313" calcext:value-type="float">
            <text:p>0.0026806</text:p>
          </table:table-cell>
        </table:table-row>
        <table:table-row table:style-name="ro1">
          <table:table-cell office:value-type="float" office:value="0.00274012826306591" calcext:value-type="float">
            <text:p>0.0027401283</text:p>
          </table:table-cell>
        </table:table-row>
        <table:table-row table:style-name="ro1">
          <table:table-cell office:value-type="float" office:value="0.00294800045439702" calcext:value-type="float">
            <text:p>0.0029480005</text:p>
          </table:table-cell>
        </table:table-row>
        <table:table-row table:style-name="ro1">
          <table:table-cell office:value-type="float" office:value="0.00301988067643527" calcext:value-type="float">
            <text:p>0.0030198807</text:p>
          </table:table-cell>
        </table:table-row>
        <table:table-row table:style-name="ro1">
          <table:table-cell office:value-type="float" office:value="0.00331115502279936" calcext:value-type="float">
            <text:p>0.003311155</text:p>
          </table:table-cell>
        </table:table-row>
        <table:table-row table:style-name="ro1">
          <table:table-cell office:value-type="float" office:value="0.0034078686463863" calcext:value-type="float">
            <text:p>0.0034078686</text:p>
          </table:table-cell>
        </table:table-row>
        <table:table-row table:style-name="ro1">
          <table:table-cell office:value-type="float" office:value="0.00362128018138617" calcext:value-type="float">
            <text:p>0.0036212802</text:p>
          </table:table-cell>
        </table:table-row>
        <table:table-row table:style-name="ro1">
          <table:table-cell office:value-type="float" office:value="0.00385304426770647" calcext:value-type="float">
            <text:p>0.0038530443</text:p>
          </table:table-cell>
        </table:table-row>
        <table:table-row table:style-name="ro1">
          <table:table-cell office:value-type="float" office:value="0.00403106874218357" calcext:value-type="float">
            <text:p>0.0040310687</text:p>
          </table:table-cell>
        </table:table-row>
        <table:table-row table:style-name="ro1">
          <table:table-cell office:value-type="float" office:value="0.00404820042253936" calcext:value-type="float">
            <text:p>0.0040482004</text:p>
          </table:table-cell>
        </table:table-row>
        <table:table-row table:style-name="ro1">
          <table:table-cell office:value-type="float" office:value="0.00427154375361875" calcext:value-type="float">
            <text:p>0.0042715438</text:p>
          </table:table-cell>
        </table:table-row>
        <table:table-row table:style-name="ro1">
          <table:table-cell office:value-type="float" office:value="0.00439384165259651" calcext:value-type="float">
            <text:p>0.0043938417</text:p>
          </table:table-cell>
        </table:table-row>
        <table:table-row table:style-name="ro1">
          <table:table-cell office:value-type="float" office:value="0.00441634177676445" calcext:value-type="float">
            <text:p>0.0044163418</text:p>
          </table:table-cell>
        </table:table-row>
        <table:table-row table:style-name="ro1">
          <table:table-cell office:value-type="float" office:value="0.00449123810341478" calcext:value-type="float">
            <text:p>0.0044912381</text:p>
          </table:table-cell>
        </table:table-row>
        <table:table-row table:style-name="ro1">
          <table:table-cell office:value-type="float" office:value="0.00451200383290565" calcext:value-type="float">
            <text:p>0.0045120038</text:p>
          </table:table-cell>
        </table:table-row>
        <table:table-row table:style-name="ro1">
          <table:table-cell office:value-type="float" office:value="0.00477207986803805" calcext:value-type="float">
            <text:p>0.0047720799</text:p>
          </table:table-cell>
        </table:table-row>
        <table:table-row table:style-name="ro1">
          <table:table-cell office:value-type="float" office:value="0.00487828498304985" calcext:value-type="float">
            <text:p>0.004878285</text:p>
          </table:table-cell>
        </table:table-row>
        <table:table-row table:style-name="ro1">
          <table:table-cell office:value-type="float" office:value="0.00530684621534491" calcext:value-type="float">
            <text:p>0.0053068462</text:p>
          </table:table-cell>
        </table:table-row>
        <table:table-row table:style-name="ro1">
          <table:table-cell office:value-type="float" office:value="0.00550388819900227" calcext:value-type="float">
            <text:p>0.0055038882</text:p>
          </table:table-cell>
        </table:table-row>
        <table:table-row table:style-name="ro1">
          <table:table-cell office:value-type="float" office:value="0.00552491216255308" calcext:value-type="float">
            <text:p>0.0055249122</text:p>
          </table:table-cell>
        </table:table-row>
        <table:table-row table:style-name="ro1">
          <table:table-cell office:value-type="float" office:value="0.00557039236632386" calcext:value-type="float">
            <text:p>0.0055703924</text:p>
          </table:table-cell>
        </table:table-row>
        <table:table-row table:style-name="ro1">
          <table:table-cell office:value-type="float" office:value="0.00585507900325695" calcext:value-type="float">
            <text:p>0.005855079</text:p>
          </table:table-cell>
        </table:table-row>
        <table:table-row table:style-name="ro1">
          <table:table-cell office:value-type="float" office:value="0.00646241286357965" calcext:value-type="float">
            <text:p>0.0064624129</text:p>
          </table:table-cell>
        </table:table-row>
        <table:table-row table:style-name="ro1">
          <table:table-cell office:value-type="float" office:value="0.00652988440795603" calcext:value-type="float">
            <text:p>0.0065298844</text:p>
          </table:table-cell>
        </table:table-row>
        <table:table-row table:style-name="ro1">
          <table:table-cell office:value-type="float" office:value="0.00717226008574408" calcext:value-type="float">
            <text:p>0.0071722601</text:p>
          </table:table-cell>
        </table:table-row>
        <table:table-row table:style-name="ro1">
          <table:table-cell office:value-type="float" office:value="0.00727670596310285" calcext:value-type="float">
            <text:p>0.007276706</text:p>
          </table:table-cell>
        </table:table-row>
        <table:table-row table:style-name="ro1">
          <table:table-cell office:value-type="float" office:value="0.00728897561762942" calcext:value-type="float">
            <text:p>0.0072889756</text:p>
          </table:table-cell>
        </table:table-row>
        <table:table-row table:style-name="ro1">
          <table:table-cell office:value-type="float" office:value="0.00737178469270424" calcext:value-type="float">
            <text:p>0.0073717847</text:p>
          </table:table-cell>
        </table:table-row>
        <table:table-row table:style-name="ro1">
          <table:table-cell office:value-type="float" office:value="0.00758978044191429" calcext:value-type="float">
            <text:p>0.0075897804</text:p>
          </table:table-cell>
        </table:table-row>
        <table:table-row table:style-name="ro1">
          <table:table-cell office:value-type="float" office:value="0.00777396761981721" calcext:value-type="float">
            <text:p>0.0077739676</text:p>
          </table:table-cell>
        </table:table-row>
        <table:table-row table:style-name="ro1">
          <table:table-cell office:value-type="float" office:value="0.00801336778418497" calcext:value-type="float">
            <text:p>0.0080133678</text:p>
          </table:table-cell>
        </table:table-row>
        <table:table-row table:style-name="ro1">
          <table:table-cell office:value-type="float" office:value="0.00804495642582004" calcext:value-type="float">
            <text:p>0.0080449564</text:p>
          </table:table-cell>
        </table:table-row>
        <table:table-row table:style-name="ro1">
          <table:table-cell office:value-type="float" office:value="0.00812316169755821" calcext:value-type="float">
            <text:p>0.0081231617</text:p>
          </table:table-cell>
        </table:table-row>
        <table:table-row table:style-name="ro1">
          <table:table-cell office:value-type="float" office:value="0.00813170134498857" calcext:value-type="float">
            <text:p>0.0081317013</text:p>
          </table:table-cell>
        </table:table-row>
        <table:table-row table:style-name="ro1">
          <table:table-cell office:value-type="float" office:value="0.00820738741551847" calcext:value-type="float">
            <text:p>0.0082073874</text:p>
          </table:table-cell>
        </table:table-row>
        <table:table-row table:style-name="ro1">
          <table:table-cell office:value-type="float" office:value="0.00829527799163045" calcext:value-type="float">
            <text:p>0.008295278</text:p>
          </table:table-cell>
        </table:table-row>
        <table:table-row table:style-name="ro1">
          <table:table-cell office:value-type="float" office:value="0.00847289190316887" calcext:value-type="float">
            <text:p>0.0084728919</text:p>
          </table:table-cell>
        </table:table-row>
        <table:table-row table:style-name="ro1">
          <table:table-cell office:value-type="float" office:value="0.0089604583990678" calcext:value-type="float">
            <text:p>0.0089604584</text:p>
          </table:table-cell>
        </table:table-row>
        <table:table-row table:style-name="ro1">
          <table:table-cell office:value-type="float" office:value="0.00902807430809488" calcext:value-type="float">
            <text:p>0.0090280743</text:p>
          </table:table-cell>
        </table:table-row>
        <table:table-row table:style-name="ro1">
          <table:table-cell office:value-type="float" office:value="0.00909333554130688" calcext:value-type="float">
            <text:p>0.0090933355</text:p>
          </table:table-cell>
        </table:table-row>
        <table:table-row table:style-name="ro1">
          <table:table-cell office:value-type="float" office:value="0.00926782231396815" calcext:value-type="float">
            <text:p>0.0092678223</text:p>
          </table:table-cell>
        </table:table-row>
        <table:table-row table:style-name="ro1">
          <table:table-cell office:value-type="float" office:value="0.00944119954322933" calcext:value-type="float">
            <text:p>0.0094411995</text:p>
          </table:table-cell>
        </table:table-row>
        <table:table-row table:style-name="ro1">
          <table:table-cell office:value-type="float" office:value="0.00959020703264188" calcext:value-type="float">
            <text:p>0.009590207</text:p>
          </table:table-cell>
        </table:table-row>
        <table:table-row table:style-name="ro1">
          <table:table-cell office:value-type="float" office:value="0.00962419425933945" calcext:value-type="float">
            <text:p>0.0096241943</text:p>
          </table:table-cell>
        </table:table-row>
        <table:table-row table:style-name="ro1">
          <table:table-cell office:value-type="float" office:value="0.00991083041530126" calcext:value-type="float">
            <text:p>0.0099108304</text:p>
          </table:table-cell>
        </table:table-row>
        <table:table-row table:style-name="ro1">
          <table:table-cell office:value-type="float" office:value="0.00991295102478448" calcext:value-type="float">
            <text:p>0.009912951</text:p>
          </table:table-cell>
        </table:table-row>
        <table:table-row table:style-name="ro1">
          <table:table-cell office:value-type="float" office:value="0.0105316615271214" calcext:value-type="float">
            <text:p>0.0105316615</text:p>
          </table:table-cell>
        </table:table-row>
        <table:table-row table:style-name="ro1">
          <table:table-cell office:value-type="float" office:value="0.010568782980557" calcext:value-type="float">
            <text:p>0.010568783</text:p>
          </table:table-cell>
        </table:table-row>
        <table:table-row table:style-name="ro1">
          <table:table-cell office:value-type="float" office:value="0.0108269438010354" calcext:value-type="float">
            <text:p>0.0108269438</text:p>
          </table:table-cell>
        </table:table-row>
        <table:table-row table:style-name="ro1">
          <table:table-cell office:value-type="float" office:value="0.0109252329003712" calcext:value-type="float">
            <text:p>0.0109252329</text:p>
          </table:table-cell>
        </table:table-row>
        <table:table-row table:style-name="ro1">
          <table:table-cell office:value-type="float" office:value="0.0109455110091124" calcext:value-type="float">
            <text:p>0.010945511</text:p>
          </table:table-cell>
        </table:table-row>
        <table:table-row table:style-name="ro1">
          <table:table-cell office:value-type="float" office:value="0.0109493962985198" calcext:value-type="float">
            <text:p>0.0109493963</text:p>
          </table:table-cell>
        </table:table-row>
        <table:table-row table:style-name="ro1">
          <table:table-cell office:value-type="float" office:value="0.0109861693997569" calcext:value-type="float">
            <text:p>0.0109861694</text:p>
          </table:table-cell>
        </table:table-row>
        <table:table-row table:style-name="ro1">
          <table:table-cell office:value-type="float" office:value="0.0110151983869888" calcext:value-type="float">
            <text:p>0.0110151984</text:p>
          </table:table-cell>
        </table:table-row>
        <table:table-row table:style-name="ro1">
          <table:table-cell office:value-type="float" office:value="0.0110337983569224" calcext:value-type="float">
            <text:p>0.0110337984</text:p>
          </table:table-cell>
        </table:table-row>
        <table:table-row table:style-name="ro1">
          <table:table-cell office:value-type="float" office:value="0.0112574886225468" calcext:value-type="float">
            <text:p>0.0112574886</text:p>
          </table:table-cell>
        </table:table-row>
        <table:table-row table:style-name="ro1">
          <table:table-cell office:value-type="float" office:value="0.0113628226897031" calcext:value-type="float">
            <text:p>0.0113628227</text:p>
          </table:table-cell>
        </table:table-row>
        <table:table-row table:style-name="ro1">
          <table:table-cell office:value-type="float" office:value="0.011414537022586" calcext:value-type="float">
            <text:p>0.011414537</text:p>
          </table:table-cell>
        </table:table-row>
        <table:table-row table:style-name="ro1">
          <table:table-cell office:value-type="float" office:value="0.0115427522071214" calcext:value-type="float">
            <text:p>0.0115427522</text:p>
          </table:table-cell>
        </table:table-row>
        <table:table-row table:style-name="ro1">
          <table:table-cell office:value-type="float" office:value="0.0116133293847145" calcext:value-type="float">
            <text:p>0.0116133294</text:p>
          </table:table-cell>
        </table:table-row>
        <table:table-row table:style-name="ro1">
          <table:table-cell office:value-type="float" office:value="0.0116785196918596" calcext:value-type="float">
            <text:p>0.0116785197</text:p>
          </table:table-cell>
        </table:table-row>
        <table:table-row table:style-name="ro1">
          <table:table-cell office:value-type="float" office:value="0.0117041094083706" calcext:value-type="float">
            <text:p>0.0117041094</text:p>
          </table:table-cell>
        </table:table-row>
        <table:table-row table:style-name="ro1">
          <table:table-cell office:value-type="float" office:value="0.0119168869435311" calcext:value-type="float">
            <text:p>0.0119168869</text:p>
          </table:table-cell>
        </table:table-row>
        <table:table-row table:style-name="ro1">
          <table:table-cell office:value-type="float" office:value="0.0120728039432354" calcext:value-type="float">
            <text:p>0.0120728039</text:p>
          </table:table-cell>
        </table:table-row>
        <table:table-row table:style-name="ro1">
          <table:table-cell office:value-type="float" office:value="0.0120884109563324" calcext:value-type="float">
            <text:p>0.012088411</text:p>
          </table:table-cell>
        </table:table-row>
        <table:table-row table:style-name="ro1">
          <table:table-cell office:value-type="float" office:value="0.0121499047726437" calcext:value-type="float">
            <text:p>0.0121499048</text:p>
          </table:table-cell>
        </table:table-row>
        <table:table-row table:style-name="ro1">
          <table:table-cell office:value-type="float" office:value="0.0122138161227108" calcext:value-type="float">
            <text:p>0.0122138161</text:p>
          </table:table-cell>
        </table:table-row>
        <table:table-row table:style-name="ro1">
          <table:table-cell office:value-type="float" office:value="0.0122529523935468" calcext:value-type="float">
            <text:p>0.0122529524</text:p>
          </table:table-cell>
        </table:table-row>
        <table:table-row table:style-name="ro1">
          <table:table-cell office:value-type="float" office:value="0.0122759031798651" calcext:value-type="float">
            <text:p>0.0122759032</text:p>
          </table:table-cell>
        </table:table-row>
        <table:table-row table:style-name="ro1">
          <table:table-cell office:value-type="float" office:value="0.0125494496449184" calcext:value-type="float">
            <text:p>0.0125494496</text:p>
          </table:table-cell>
        </table:table-row>
        <table:table-row table:style-name="ro1">
          <table:table-cell office:value-type="float" office:value="0.0127479694093596" calcext:value-type="float">
            <text:p>0.0127479694</text:p>
          </table:table-cell>
        </table:table-row>
        <table:table-row table:style-name="ro1">
          <table:table-cell office:value-type="float" office:value="0.0128187712610819" calcext:value-type="float">
            <text:p>0.0128187713</text:p>
          </table:table-cell>
        </table:table-row>
        <table:table-row table:style-name="ro1">
          <table:table-cell office:value-type="float" office:value="0.0128789403488214" calcext:value-type="float">
            <text:p>0.0128789403</text:p>
          </table:table-cell>
        </table:table-row>
        <table:table-row table:style-name="ro1">
          <table:table-cell office:value-type="float" office:value="0.0129063694327083" calcext:value-type="float">
            <text:p>0.0129063694</text:p>
          </table:table-cell>
        </table:table-row>
        <table:table-row table:style-name="ro1">
          <table:table-cell office:value-type="float" office:value="0.013049978577472" calcext:value-type="float">
            <text:p>0.0130499786</text:p>
          </table:table-cell>
        </table:table-row>
        <table:table-row table:style-name="ro1">
          <table:table-cell office:value-type="float" office:value="0.0132288165590016" calcext:value-type="float">
            <text:p>0.0132288166</text:p>
          </table:table-cell>
        </table:table-row>
        <table:table-row table:style-name="ro1">
          <table:table-cell office:value-type="float" office:value="0.0133578693566838" calcext:value-type="float">
            <text:p>0.0133578694</text:p>
          </table:table-cell>
        </table:table-row>
        <table:table-row table:style-name="ro1">
          <table:table-cell office:value-type="float" office:value="0.0135255682742254" calcext:value-type="float">
            <text:p>0.0135255683</text:p>
          </table:table-cell>
        </table:table-row>
        <table:table-row table:style-name="ro1">
          <table:table-cell office:value-type="float" office:value="0.0137066214665645" calcext:value-type="float">
            <text:p>0.0137066215</text:p>
          </table:table-cell>
        </table:table-row>
        <table:table-row table:style-name="ro1">
          <table:table-cell office:value-type="float" office:value="0.0137071087589639" calcext:value-type="float">
            <text:p>0.0137071088</text:p>
          </table:table-cell>
        </table:table-row>
        <table:table-row table:style-name="ro1">
          <table:table-cell office:value-type="float" office:value="0.0137699267571643" calcext:value-type="float">
            <text:p>0.0137699268</text:p>
          </table:table-cell>
        </table:table-row>
        <table:table-row table:style-name="ro1">
          <table:table-cell office:value-type="float" office:value="0.0141388727874582" calcext:value-type="float">
            <text:p>0.0141388728</text:p>
          </table:table-cell>
        </table:table-row>
        <table:table-row table:style-name="ro1">
          <table:table-cell office:value-type="float" office:value="0.0141618413358486" calcext:value-type="float">
            <text:p>0.0141618413</text:p>
          </table:table-cell>
        </table:table-row>
        <table:table-row table:style-name="ro1">
          <table:table-cell office:value-type="float" office:value="0.014272106191647" calcext:value-type="float">
            <text:p>0.0142721062</text:p>
          </table:table-cell>
        </table:table-row>
        <table:table-row table:style-name="ro1">
          <table:table-cell office:value-type="float" office:value="0.0143266116809887" calcext:value-type="float">
            <text:p>0.0143266117</text:p>
          </table:table-cell>
        </table:table-row>
        <table:table-row table:style-name="ro1">
          <table:table-cell office:value-type="float" office:value="0.0144802023718731" calcext:value-type="float">
            <text:p>0.0144802024</text:p>
          </table:table-cell>
        </table:table-row>
        <table:table-row table:style-name="ro1">
          <table:table-cell office:value-type="float" office:value="0.0147121705613366" calcext:value-type="float">
            <text:p>0.0147121706</text:p>
          </table:table-cell>
        </table:table-row>
        <table:table-row table:style-name="ro1">
          <table:table-cell office:value-type="float" office:value="0.0148532229786554" calcext:value-type="float">
            <text:p>0.014853223</text:p>
          </table:table-cell>
        </table:table-row>
        <table:table-row table:style-name="ro1">
          <table:table-cell office:value-type="float" office:value="0.014968418601935" calcext:value-type="float">
            <text:p>0.0149684186</text:p>
          </table:table-cell>
        </table:table-row>
        <table:table-row table:style-name="ro1">
          <table:table-cell office:value-type="float" office:value="0.0150830905485365" calcext:value-type="float">
            <text:p>0.0150830905</text:p>
          </table:table-cell>
        </table:table-row>
        <table:table-row table:style-name="ro1">
          <table:table-cell office:value-type="float" office:value="0.0151590812376672" calcext:value-type="float">
            <text:p>0.0151590812</text:p>
          </table:table-cell>
        </table:table-row>
        <table:table-row table:style-name="ro1">
          <table:table-cell office:value-type="float" office:value="0.0152020662345034" calcext:value-type="float">
            <text:p>0.0152020662</text:p>
          </table:table-cell>
        </table:table-row>
        <table:table-row table:style-name="ro1">
          <table:table-cell office:value-type="float" office:value="0.015674554045548" calcext:value-type="float">
            <text:p>0.015674554</text:p>
          </table:table-cell>
        </table:table-row>
        <table:table-row table:style-name="ro1">
          <table:table-cell office:value-type="float" office:value="0.0157588809136799" calcext:value-type="float">
            <text:p>0.0157588809</text:p>
          </table:table-cell>
        </table:table-row>
        <table:table-row table:style-name="ro1">
          <table:table-cell office:value-type="float" office:value="0.0158108520138081" calcext:value-type="float">
            <text:p>0.015810852</text:p>
          </table:table-cell>
        </table:table-row>
        <table:table-row table:style-name="ro1">
          <table:table-cell office:value-type="float" office:value="0.0159865337499664" calcext:value-type="float">
            <text:p>0.0159865337</text:p>
          </table:table-cell>
        </table:table-row>
        <table:table-row table:style-name="ro1">
          <table:table-cell office:value-type="float" office:value="0.0160103527166324" calcext:value-type="float">
            <text:p>0.0160103527</text:p>
          </table:table-cell>
        </table:table-row>
        <table:table-row table:style-name="ro1">
          <table:table-cell office:value-type="float" office:value="0.0162491294225246" calcext:value-type="float">
            <text:p>0.0162491294</text:p>
          </table:table-cell>
        </table:table-row>
        <table:table-row table:style-name="ro1">
          <table:table-cell office:value-type="float" office:value="0.0165036024768391" calcext:value-type="float">
            <text:p>0.0165036025</text:p>
          </table:table-cell>
        </table:table-row>
        <table:table-row table:style-name="ro1">
          <table:table-cell office:value-type="float" office:value="0.0166462275566681" calcext:value-type="float">
            <text:p>0.0166462276</text:p>
          </table:table-cell>
        </table:table-row>
        <table:table-row table:style-name="ro1">
          <table:table-cell office:value-type="float" office:value="0.0166531932829959" calcext:value-type="float">
            <text:p>0.0166531933</text:p>
          </table:table-cell>
        </table:table-row>
        <table:table-row table:style-name="ro1">
          <table:table-cell office:value-type="float" office:value="0.016670638162996" calcext:value-type="float">
            <text:p>0.0166706382</text:p>
          </table:table-cell>
        </table:table-row>
        <table:table-row table:style-name="ro1">
          <table:table-cell office:value-type="float" office:value="0.0167543894688258" calcext:value-type="float">
            <text:p>0.0167543895</text:p>
          </table:table-cell>
        </table:table-row>
        <table:table-row table:style-name="ro1">
          <table:table-cell office:value-type="float" office:value="0.0167574454463863" calcext:value-type="float">
            <text:p>0.0167574454</text:p>
          </table:table-cell>
        </table:table-row>
        <table:table-row table:style-name="ro1">
          <table:table-cell office:value-type="float" office:value="0.0168188697796787" calcext:value-type="float">
            <text:p>0.0168188698</text:p>
          </table:table-cell>
        </table:table-row>
        <table:table-row table:style-name="ro1">
          <table:table-cell office:value-type="float" office:value="0.016901095544937" calcext:value-type="float">
            <text:p>0.0169010955</text:p>
          </table:table-cell>
        </table:table-row>
        <table:table-row table:style-name="ro1">
          <table:table-cell office:value-type="float" office:value="0.0170976219497182" calcext:value-type="float">
            <text:p>0.0170976219</text:p>
          </table:table-cell>
        </table:table-row>
        <table:table-row table:style-name="ro1">
          <table:table-cell office:value-type="float" office:value="0.0179481573857874" calcext:value-type="float">
            <text:p>0.0179481574</text:p>
          </table:table-cell>
        </table:table-row>
        <table:table-row table:style-name="ro1">
          <table:table-cell office:value-type="float" office:value="0.0180415235982315" calcext:value-type="float">
            <text:p>0.0180415236</text:p>
          </table:table-cell>
        </table:table-row>
        <table:table-row table:style-name="ro1">
          <table:table-cell office:value-type="float" office:value="0.018267665684059" calcext:value-type="float">
            <text:p>0.0182676657</text:p>
          </table:table-cell>
        </table:table-row>
        <table:table-row table:style-name="ro1">
          <table:table-cell office:value-type="float" office:value="0.0183826782554884" calcext:value-type="float">
            <text:p>0.0183826783</text:p>
          </table:table-cell>
        </table:table-row>
        <table:table-row table:style-name="ro1">
          <table:table-cell office:value-type="float" office:value="0.0185824771336468" calcext:value-type="float">
            <text:p>0.0185824771</text:p>
          </table:table-cell>
        </table:table-row>
        <table:table-row table:style-name="ro1">
          <table:table-cell office:value-type="float" office:value="0.0186567061760233" calcext:value-type="float">
            <text:p>0.0186567062</text:p>
          </table:table-cell>
        </table:table-row>
        <table:table-row table:style-name="ro1">
          <table:table-cell office:value-type="float" office:value="0.0187396742980645" calcext:value-type="float">
            <text:p>0.0187396743</text:p>
          </table:table-cell>
        </table:table-row>
        <table:table-row table:style-name="ro1">
          <table:table-cell office:value-type="float" office:value="0.0188310751651661" calcext:value-type="float">
            <text:p>0.0188310752</text:p>
          </table:table-cell>
        </table:table-row>
        <table:table-row table:style-name="ro1">
          <table:table-cell office:value-type="float" office:value="0.0192222462493128" calcext:value-type="float">
            <text:p>0.0192222462</text:p>
          </table:table-cell>
        </table:table-row>
        <table:table-row table:style-name="ro1">
          <table:table-cell office:value-type="float" office:value="0.019270193762328" calcext:value-type="float">
            <text:p>0.0192701938</text:p>
          </table:table-cell>
        </table:table-row>
        <table:table-row table:style-name="ro1">
          <table:table-cell office:value-type="float" office:value="0.0193209710364544" calcext:value-type="float">
            <text:p>0.019320971</text:p>
          </table:table-cell>
        </table:table-row>
        <table:table-row table:style-name="ro1">
          <table:table-cell office:value-type="float" office:value="0.0193658942816703" calcext:value-type="float">
            <text:p>0.0193658943</text:p>
          </table:table-cell>
        </table:table-row>
        <table:table-row table:style-name="ro1">
          <table:table-cell office:value-type="float" office:value="0.0195676484826581" calcext:value-type="float">
            <text:p>0.0195676485</text:p>
          </table:table-cell>
        </table:table-row>
        <table:table-row table:style-name="ro1">
          <table:table-cell office:value-type="float" office:value="0.019777844779394" calcext:value-type="float">
            <text:p>0.0197778448</text:p>
          </table:table-cell>
        </table:table-row>
        <table:table-row table:style-name="ro1">
          <table:table-cell office:value-type="float" office:value="0.0198188183085731" calcext:value-type="float">
            <text:p>0.0198188183</text:p>
          </table:table-cell>
        </table:table-row>
        <table:table-row table:style-name="ro1">
          <table:table-cell office:value-type="float" office:value="0.0199346313640325" calcext:value-type="float">
            <text:p>0.0199346314</text:p>
          </table:table-cell>
        </table:table-row>
        <table:table-row table:style-name="ro1">
          <table:table-cell office:value-type="float" office:value="0.0202816877355886" calcext:value-type="float">
            <text:p>0.0202816877</text:p>
          </table:table-cell>
        </table:table-row>
        <table:table-row table:style-name="ro1">
          <table:table-cell office:value-type="float" office:value="0.0204276973930515" calcext:value-type="float">
            <text:p>0.0204276974</text:p>
          </table:table-cell>
        </table:table-row>
        <table:table-row table:style-name="ro1">
          <table:table-cell office:value-type="float" office:value="0.0205514691904562" calcext:value-type="float">
            <text:p>0.0205514692</text:p>
          </table:table-cell>
        </table:table-row>
        <table:table-row table:style-name="ro1">
          <table:table-cell office:value-type="float" office:value="0.0206794578085922" calcext:value-type="float">
            <text:p>0.0206794578</text:p>
          </table:table-cell>
        </table:table-row>
        <table:table-row table:style-name="ro1">
          <table:table-cell office:value-type="float" office:value="0.0207220880776351" calcext:value-type="float">
            <text:p>0.0207220881</text:p>
          </table:table-cell>
        </table:table-row>
        <table:table-row table:style-name="ro1">
          <table:table-cell office:value-type="float" office:value="0.0210719389159965" calcext:value-type="float">
            <text:p>0.0210719389</text:p>
          </table:table-cell>
        </table:table-row>
        <table:table-row table:style-name="ro1">
          <table:table-cell office:value-type="float" office:value="0.0211449474110904" calcext:value-type="float">
            <text:p>0.0211449474</text:p>
          </table:table-cell>
        </table:table-row>
        <table:table-row table:style-name="ro1">
          <table:table-cell office:value-type="float" office:value="0.0211555928265319" calcext:value-type="float">
            <text:p>0.0211555928</text:p>
          </table:table-cell>
        </table:table-row>
        <table:table-row table:style-name="ro1">
          <table:table-cell office:value-type="float" office:value="0.0212050689287624" calcext:value-type="float">
            <text:p>0.0212050689</text:p>
          </table:table-cell>
        </table:table-row>
        <table:table-row table:style-name="ro1">
          <table:table-cell office:value-type="float" office:value="0.0213574528425915" calcext:value-type="float">
            <text:p>0.0213574528</text:p>
          </table:table-cell>
        </table:table-row>
        <table:table-row table:style-name="ro1">
          <table:table-cell office:value-type="float" office:value="0.0215415652411743" calcext:value-type="float">
            <text:p>0.0215415652</text:p>
          </table:table-cell>
        </table:table-row>
        <table:table-row table:style-name="ro1">
          <table:table-cell office:value-type="float" office:value="0.0217606761796546" calcext:value-type="float">
            <text:p>0.0217606762</text:p>
          </table:table-cell>
        </table:table-row>
        <table:table-row table:style-name="ro1">
          <table:table-cell office:value-type="float" office:value="0.0220860384398442" calcext:value-type="float">
            <text:p>0.0220860384</text:p>
          </table:table-cell>
        </table:table-row>
        <table:table-row table:style-name="ro1">
          <table:table-cell office:value-type="float" office:value="0.0221563025314545" calcext:value-type="float">
            <text:p>0.0221563025</text:p>
          </table:table-cell>
        </table:table-row>
        <table:table-row table:style-name="ro1">
          <table:table-cell office:value-type="float" office:value="0.0222200265974884" calcext:value-type="float">
            <text:p>0.0222200266</text:p>
          </table:table-cell>
        </table:table-row>
        <table:table-row table:style-name="ro1">
          <table:table-cell office:value-type="float" office:value="0.0223115650568512" calcext:value-type="float">
            <text:p>0.0223115651</text:p>
          </table:table-cell>
        </table:table-row>
        <table:table-row table:style-name="ro1">
          <table:table-cell office:value-type="float" office:value="0.0225174278895509" calcext:value-type="float">
            <text:p>0.0225174279</text:p>
          </table:table-cell>
        </table:table-row>
        <table:table-row table:style-name="ro1">
          <table:table-cell office:value-type="float" office:value="0.0231370280086411" calcext:value-type="float">
            <text:p>0.023137028</text:p>
          </table:table-cell>
        </table:table-row>
        <table:table-row table:style-name="ro1">
          <table:table-cell office:value-type="float" office:value="0.0231421940676042" calcext:value-type="float">
            <text:p>0.0231421941</text:p>
          </table:table-cell>
        </table:table-row>
        <table:table-row table:style-name="ro1">
          <table:table-cell office:value-type="float" office:value="0.0231913827805464" calcext:value-type="float">
            <text:p>0.0231913828</text:p>
          </table:table-cell>
        </table:table-row>
        <table:table-row table:style-name="ro1">
          <table:table-cell office:value-type="float" office:value="0.0234264446695716" calcext:value-type="float">
            <text:p>0.0234264447</text:p>
          </table:table-cell>
        </table:table-row>
        <table:table-row table:style-name="ro1">
          <table:table-cell office:value-type="float" office:value="0.0235456678924952" calcext:value-type="float">
            <text:p>0.0235456679</text:p>
          </table:table-cell>
        </table:table-row>
        <table:table-row table:style-name="ro1">
          <table:table-cell office:value-type="float" office:value="0.023714906046504" calcext:value-type="float">
            <text:p>0.023714906</text:p>
          </table:table-cell>
        </table:table-row>
        <table:table-row table:style-name="ro1">
          <table:table-cell office:value-type="float" office:value="0.024410316413176" calcext:value-type="float">
            <text:p>0.0244103164</text:p>
          </table:table-cell>
        </table:table-row>
        <table:table-row table:style-name="ro1">
          <table:table-cell office:value-type="float" office:value="0.0247026512113955" calcext:value-type="float">
            <text:p>0.0247026512</text:p>
          </table:table-cell>
        </table:table-row>
        <table:table-row table:style-name="ro1">
          <table:table-cell office:value-type="float" office:value="0.0247676432980215" calcext:value-type="float">
            <text:p>0.0247676433</text:p>
          </table:table-cell>
        </table:table-row>
        <table:table-row table:style-name="ro1">
          <table:table-cell office:value-type="float" office:value="0.0249171408241649" calcext:value-type="float">
            <text:p>0.0249171408</text:p>
          </table:table-cell>
        </table:table-row>
        <table:table-row table:style-name="ro1">
          <table:table-cell office:value-type="float" office:value="0.0250912969978887" calcext:value-type="float">
            <text:p>0.025091297</text:p>
          </table:table-cell>
        </table:table-row>
        <table:table-row table:style-name="ro1">
          <table:table-cell office:value-type="float" office:value="0.0252545973806289" calcext:value-type="float">
            <text:p>0.0252545974</text:p>
          </table:table-cell>
        </table:table-row>
        <table:table-row table:style-name="ro1">
          <table:table-cell office:value-type="float" office:value="0.0254492258242174" calcext:value-type="float">
            <text:p>0.0254492258</text:p>
          </table:table-cell>
        </table:table-row>
        <table:table-row table:style-name="ro1">
          <table:table-cell office:value-type="float" office:value="0.0257633756278149" calcext:value-type="float">
            <text:p>0.0257633756</text:p>
          </table:table-cell>
        </table:table-row>
        <table:table-row table:style-name="ro1">
          <table:table-cell office:value-type="float" office:value="0.0258340523184223" calcext:value-type="float">
            <text:p>0.0258340523</text:p>
          </table:table-cell>
        </table:table-row>
        <table:table-row table:style-name="ro1">
          <table:table-cell office:value-type="float" office:value="0.0260861277413211" calcext:value-type="float">
            <text:p>0.0260861277</text:p>
          </table:table-cell>
        </table:table-row>
        <table:table-row table:style-name="ro1">
          <table:table-cell office:value-type="float" office:value="0.0261109025348683" calcext:value-type="float">
            <text:p>0.0261109025</text:p>
          </table:table-cell>
        </table:table-row>
        <table:table-row table:style-name="ro1">
          <table:table-cell office:value-type="float" office:value="0.0263300817105954" calcext:value-type="float">
            <text:p>0.0263300817</text:p>
          </table:table-cell>
        </table:table-row>
        <table:table-row table:style-name="ro1">
          <table:table-cell office:value-type="float" office:value="0.0263743208755895" calcext:value-type="float">
            <text:p>0.0263743209</text:p>
          </table:table-cell>
        </table:table-row>
        <table:table-row table:style-name="ro1">
          <table:table-cell office:value-type="float" office:value="0.0264570209854341" calcext:value-type="float">
            <text:p>0.026457021</text:p>
          </table:table-cell>
        </table:table-row>
        <table:table-row table:style-name="ro1">
          <table:table-cell office:value-type="float" office:value="0.0266959059116709" calcext:value-type="float">
            <text:p>0.0266959059</text:p>
          </table:table-cell>
        </table:table-row>
        <table:table-row table:style-name="ro1">
          <table:table-cell office:value-type="float" office:value="0.0271414213810509" calcext:value-type="float">
            <text:p>0.0271414214</text:p>
          </table:table-cell>
        </table:table-row>
        <table:table-row table:style-name="ro1">
          <table:table-cell office:value-type="float" office:value="0.0273174388072077" calcext:value-type="float">
            <text:p>0.0273174388</text:p>
          </table:table-cell>
        </table:table-row>
        <table:table-row table:style-name="ro1">
          <table:table-cell office:value-type="float" office:value="0.027339989151285" calcext:value-type="float">
            <text:p>0.0273399892</text:p>
          </table:table-cell>
        </table:table-row>
        <table:table-row table:style-name="ro1">
          <table:table-cell office:value-type="float" office:value="0.02734504871975" calcext:value-type="float">
            <text:p>0.0273450487</text:p>
          </table:table-cell>
        </table:table-row>
        <table:table-row table:style-name="ro1">
          <table:table-cell office:value-type="float" office:value="0.0275878153819898" calcext:value-type="float">
            <text:p>0.0275878154</text:p>
          </table:table-cell>
        </table:table-row>
        <table:table-row table:style-name="ro1">
          <table:table-cell office:value-type="float" office:value="0.0276501711510297" calcext:value-type="float">
            <text:p>0.0276501712</text:p>
          </table:table-cell>
        </table:table-row>
        <table:table-row table:style-name="ro1">
          <table:table-cell office:value-type="float" office:value="0.0279694013142182" calcext:value-type="float">
            <text:p>0.0279694013</text:p>
          </table:table-cell>
        </table:table-row>
        <table:table-row table:style-name="ro1">
          <table:table-cell office:value-type="float" office:value="0.0279696898895598" calcext:value-type="float">
            <text:p>0.0279696899</text:p>
          </table:table-cell>
        </table:table-row>
        <table:table-row table:style-name="ro1">
          <table:table-cell office:value-type="float" office:value="0.0280330014617533" calcext:value-type="float">
            <text:p>0.0280330015</text:p>
          </table:table-cell>
        </table:table-row>
        <table:table-row table:style-name="ro1">
          <table:table-cell office:value-type="float" office:value="0.0281576414398022" calcext:value-type="float">
            <text:p>0.0281576414</text:p>
          </table:table-cell>
        </table:table-row>
        <table:table-row table:style-name="ro1">
          <table:table-cell office:value-type="float" office:value="0.028315476013155" calcext:value-type="float">
            <text:p>0.028315476</text:p>
          </table:table-cell>
        </table:table-row>
        <table:table-row table:style-name="ro1">
          <table:table-cell office:value-type="float" office:value="0.0283179101900863" calcext:value-type="float">
            <text:p>0.0283179102</text:p>
          </table:table-cell>
        </table:table-row>
        <table:table-row table:style-name="ro1">
          <table:table-cell office:value-type="float" office:value="0.0283760615004928" calcext:value-type="float">
            <text:p>0.0283760615</text:p>
          </table:table-cell>
        </table:table-row>
        <table:table-row table:style-name="ro1">
          <table:table-cell office:value-type="float" office:value="0.0284621009720791" calcext:value-type="float">
            <text:p>0.028462101</text:p>
          </table:table-cell>
        </table:table-row>
        <table:table-row table:style-name="ro1">
          <table:table-cell office:value-type="float" office:value="0.0287118957272237" calcext:value-type="float">
            <text:p>0.0287118957</text:p>
          </table:table-cell>
        </table:table-row>
        <table:table-row table:style-name="ro1">
          <table:table-cell office:value-type="float" office:value="0.0287130551058996" calcext:value-type="float">
            <text:p>0.0287130551</text:p>
          </table:table-cell>
        </table:table-row>
        <table:table-row table:style-name="ro1">
          <table:table-cell office:value-type="float" office:value="0.0288224530890766" calcext:value-type="float">
            <text:p>0.0288224531</text:p>
          </table:table-cell>
        </table:table-row>
        <table:table-row table:style-name="ro1">
          <table:table-cell office:value-type="float" office:value="0.029222984937513" calcext:value-type="float">
            <text:p>0.0292229849</text:p>
          </table:table-cell>
        </table:table-row>
        <table:table-row table:style-name="ro1">
          <table:table-cell office:value-type="float" office:value="0.0294780715374511" calcext:value-type="float">
            <text:p>0.0294780715</text:p>
          </table:table-cell>
        </table:table-row>
        <table:table-row table:style-name="ro1">
          <table:table-cell office:value-type="float" office:value="0.0298865380309783" calcext:value-type="float">
            <text:p>0.029886538</text:p>
          </table:table-cell>
        </table:table-row>
        <table:table-row table:style-name="ro1">
          <table:table-cell office:value-type="float" office:value="0.0301427315119975" calcext:value-type="float">
            <text:p>0.0301427315</text:p>
          </table:table-cell>
        </table:table-row>
        <table:table-row table:style-name="ro1">
          <table:table-cell office:value-type="float" office:value="0.0303312215457518" calcext:value-type="float">
            <text:p>0.0303312215</text:p>
          </table:table-cell>
        </table:table-row>
        <table:table-row table:style-name="ro1">
          <table:table-cell office:value-type="float" office:value="0.0304614562144575" calcext:value-type="float">
            <text:p>0.0304614562</text:p>
          </table:table-cell>
        </table:table-row>
        <table:table-row table:style-name="ro1">
          <table:table-cell office:value-type="float" office:value="0.0305034897647854" calcext:value-type="float">
            <text:p>0.0305034898</text:p>
          </table:table-cell>
        </table:table-row>
        <table:table-row table:style-name="ro1">
          <table:table-cell office:value-type="float" office:value="0.0306862773642351" calcext:value-type="float">
            <text:p>0.0306862774</text:p>
          </table:table-cell>
        </table:table-row>
        <table:table-row table:style-name="ro1">
          <table:table-cell office:value-type="float" office:value="0.0314763369668984" calcext:value-type="float">
            <text:p>0.031476337</text:p>
          </table:table-cell>
        </table:table-row>
        <table:table-row table:style-name="ro1">
          <table:table-cell office:value-type="float" office:value="0.0316197699540999" calcext:value-type="float">
            <text:p>0.03161977</text:p>
          </table:table-cell>
        </table:table-row>
        <table:table-row table:style-name="ro1">
          <table:table-cell office:value-type="float" office:value="0.0318980682951122" calcext:value-type="float">
            <text:p>0.0318980683</text:p>
          </table:table-cell>
        </table:table-row>
        <table:table-row table:style-name="ro1">
          <table:table-cell office:value-type="float" office:value="0.0319658747015711" calcext:value-type="float">
            <text:p>0.0319658747</text:p>
          </table:table-cell>
        </table:table-row>
        <table:table-row table:style-name="ro1">
          <table:table-cell office:value-type="float" office:value="0.03206662457812" calcext:value-type="float">
            <text:p>0.0320666246</text:p>
          </table:table-cell>
        </table:table-row>
        <table:table-row table:style-name="ro1">
          <table:table-cell office:value-type="float" office:value="0.0321680817538522" calcext:value-type="float">
            <text:p>0.0321680818</text:p>
          </table:table-cell>
        </table:table-row>
        <table:table-row table:style-name="ro1">
          <table:table-cell office:value-type="float" office:value="0.0326111347246649" calcext:value-type="float">
            <text:p>0.0326111347</text:p>
          </table:table-cell>
        </table:table-row>
        <table:table-row table:style-name="ro1">
          <table:table-cell office:value-type="float" office:value="0.0333312770795834" calcext:value-type="float">
            <text:p>0.0333312771</text:p>
          </table:table-cell>
        </table:table-row>
        <table:table-row table:style-name="ro1">
          <table:table-cell office:value-type="float" office:value="0.0335019508336345" calcext:value-type="float">
            <text:p>0.0335019508</text:p>
          </table:table-cell>
        </table:table-row>
        <table:table-row table:style-name="ro1">
          <table:table-cell office:value-type="float" office:value="0.0336658215438489" calcext:value-type="float">
            <text:p>0.0336658215</text:p>
          </table:table-cell>
        </table:table-row>
        <table:table-row table:style-name="ro1">
          <table:table-cell office:value-type="float" office:value="0.0337678457013226" calcext:value-type="float">
            <text:p>0.0337678457</text:p>
          </table:table-cell>
        </table:table-row>
        <table:table-row table:style-name="ro1">
          <table:table-cell office:value-type="float" office:value="0.0339150310926792" calcext:value-type="float">
            <text:p>0.0339150311</text:p>
          </table:table-cell>
        </table:table-row>
        <table:table-row table:style-name="ro1">
          <table:table-cell office:value-type="float" office:value="0.0340301762625862" calcext:value-type="float">
            <text:p>0.0340301763</text:p>
          </table:table-cell>
        </table:table-row>
        <table:table-row table:style-name="ro1">
          <table:table-cell office:value-type="float" office:value="0.0347246420947506" calcext:value-type="float">
            <text:p>0.0347246421</text:p>
          </table:table-cell>
        </table:table-row>
        <table:table-row table:style-name="ro1">
          <table:table-cell office:value-type="float" office:value="0.0348562924404854" calcext:value-type="float">
            <text:p>0.0348562924</text:p>
          </table:table-cell>
        </table:table-row>
        <table:table-row table:style-name="ro1">
          <table:table-cell office:value-type="float" office:value="0.0349054402947172" calcext:value-type="float">
            <text:p>0.0349054403</text:p>
          </table:table-cell>
        </table:table-row>
        <table:table-row table:style-name="ro1">
          <table:table-cell office:value-type="float" office:value="0.035204486150062" calcext:value-type="float">
            <text:p>0.0352044862</text:p>
          </table:table-cell>
        </table:table-row>
        <table:table-row table:style-name="ro1">
          <table:table-cell office:value-type="float" office:value="0.0352172328175902" calcext:value-type="float">
            <text:p>0.0352172328</text:p>
          </table:table-cell>
        </table:table-row>
        <table:table-row table:style-name="ro1">
          <table:table-cell office:value-type="float" office:value="0.0352401462079634" calcext:value-type="float">
            <text:p>0.0352401462</text:p>
          </table:table-cell>
        </table:table-row>
        <table:table-row table:style-name="ro1">
          <table:table-cell office:value-type="float" office:value="0.0352960321525464" calcext:value-type="float">
            <text:p>0.0352960322</text:p>
          </table:table-cell>
        </table:table-row>
        <table:table-row table:style-name="ro1">
          <table:table-cell office:value-type="float" office:value="0.0357820270666924" calcext:value-type="float">
            <text:p>0.0357820271</text:p>
          </table:table-cell>
        </table:table-row>
        <table:table-row table:style-name="ro1">
          <table:table-cell office:value-type="float" office:value="0.0359613047067018" calcext:value-type="float">
            <text:p>0.0359613047</text:p>
          </table:table-cell>
        </table:table-row>
        <table:table-row table:style-name="ro1">
          <table:table-cell office:value-type="float" office:value="0.0362194838462363" calcext:value-type="float">
            <text:p>0.0362194838</text:p>
          </table:table-cell>
        </table:table-row>
        <table:table-row table:style-name="ro1">
          <table:table-cell office:value-type="float" office:value="0.036377414832737" calcext:value-type="float">
            <text:p>0.0363774148</text:p>
          </table:table-cell>
        </table:table-row>
        <table:table-row table:style-name="ro1">
          <table:table-cell office:value-type="float" office:value="0.0364461977102367" calcext:value-type="float">
            <text:p>0.0364461977</text:p>
          </table:table-cell>
        </table:table-row>
        <table:table-row table:style-name="ro1">
          <table:table-cell office:value-type="float" office:value="0.0366372084316719" calcext:value-type="float">
            <text:p>0.0366372084</text:p>
          </table:table-cell>
        </table:table-row>
        <table:table-row table:style-name="ro1">
          <table:table-cell office:value-type="float" office:value="0.0366572171098124" calcext:value-type="float">
            <text:p>0.0366572171</text:p>
          </table:table-cell>
        </table:table-row>
        <table:table-row table:style-name="ro1">
          <table:table-cell office:value-type="float" office:value="0.0366998803908971" calcext:value-type="float">
            <text:p>0.0366998804</text:p>
          </table:table-cell>
        </table:table-row>
        <table:table-row table:style-name="ro1">
          <table:table-cell office:value-type="float" office:value="0.0367969103999201" calcext:value-type="float">
            <text:p>0.0367969104</text:p>
          </table:table-cell>
        </table:table-row>
        <table:table-row table:style-name="ro1">
          <table:table-cell office:value-type="float" office:value="0.0368557927472047" calcext:value-type="float">
            <text:p>0.0368557927</text:p>
          </table:table-cell>
        </table:table-row>
        <table:table-row table:style-name="ro1">
          <table:table-cell office:value-type="float" office:value="0.0368953914247081" calcext:value-type="float">
            <text:p>0.0368953914</text:p>
          </table:table-cell>
        </table:table-row>
        <table:table-row table:style-name="ro1">
          <table:table-cell office:value-type="float" office:value="0.0371594845418815" calcext:value-type="float">
            <text:p>0.0371594845</text:p>
          </table:table-cell>
        </table:table-row>
        <table:table-row table:style-name="ro1">
          <table:table-cell office:value-type="float" office:value="0.037998208598224" calcext:value-type="float">
            <text:p>0.0379982086</text:p>
          </table:table-cell>
        </table:table-row>
        <table:table-row table:style-name="ro1">
          <table:table-cell office:value-type="float" office:value="0.0381746934266484" calcext:value-type="float">
            <text:p>0.0381746934</text:p>
          </table:table-cell>
        </table:table-row>
        <table:table-row table:style-name="ro1">
          <table:table-cell office:value-type="float" office:value="0.0382801710731967" calcext:value-type="float">
            <text:p>0.0382801711</text:p>
          </table:table-cell>
        </table:table-row>
        <table:table-row table:style-name="ro1">
          <table:table-cell office:value-type="float" office:value="0.0384166406817463" calcext:value-type="float">
            <text:p>0.0384166407</text:p>
          </table:table-cell>
        </table:table-row>
        <table:table-row table:style-name="ro1">
          <table:table-cell office:value-type="float" office:value="0.0392263208432779" calcext:value-type="float">
            <text:p>0.0392263208</text:p>
          </table:table-cell>
        </table:table-row>
        <table:table-row table:style-name="ro1">
          <table:table-cell office:value-type="float" office:value="0.039412840867173" calcext:value-type="float">
            <text:p>0.0394128409</text:p>
          </table:table-cell>
        </table:table-row>
        <table:table-row table:style-name="ro1">
          <table:table-cell office:value-type="float" office:value="0.0394468530518479" calcext:value-type="float">
            <text:p>0.0394468531</text:p>
          </table:table-cell>
        </table:table-row>
        <table:table-row table:style-name="ro1">
          <table:table-cell office:value-type="float" office:value="0.0396800877819341" calcext:value-type="float">
            <text:p>0.0396800878</text:p>
          </table:table-cell>
        </table:table-row>
        <table:table-row table:style-name="ro1">
          <table:table-cell office:value-type="float" office:value="0.0398351821968976" calcext:value-type="float">
            <text:p>0.0398351822</text:p>
          </table:table-cell>
        </table:table-row>
        <table:table-row table:style-name="ro1">
          <table:table-cell office:value-type="float" office:value="0.0400545948502192" calcext:value-type="float">
            <text:p>0.0400545949</text:p>
          </table:table-cell>
        </table:table-row>
        <table:table-row table:style-name="ro1">
          <table:table-cell office:value-type="float" office:value="0.040149049031925" calcext:value-type="float">
            <text:p>0.040149049</text:p>
          </table:table-cell>
        </table:table-row>
        <table:table-row table:style-name="ro1">
          <table:table-cell office:value-type="float" office:value="0.0401527516627906" calcext:value-type="float">
            <text:p>0.0401527517</text:p>
          </table:table-cell>
        </table:table-row>
        <table:table-row table:style-name="ro1">
          <table:table-cell office:value-type="float" office:value="0.0404735039750124" calcext:value-type="float">
            <text:p>0.040473504</text:p>
          </table:table-cell>
        </table:table-row>
        <table:table-row table:style-name="ro1">
          <table:table-cell office:value-type="float" office:value="0.0405023830523876" calcext:value-type="float">
            <text:p>0.0405023831</text:p>
          </table:table-cell>
        </table:table-row>
        <table:table-row table:style-name="ro1">
          <table:table-cell office:value-type="float" office:value="0.0407114939951463" calcext:value-type="float">
            <text:p>0.040711494</text:p>
          </table:table-cell>
        </table:table-row>
        <table:table-row table:style-name="ro1">
          <table:table-cell office:value-type="float" office:value="0.0408054977725613" calcext:value-type="float">
            <text:p>0.0408054978</text:p>
          </table:table-cell>
        </table:table-row>
        <table:table-row table:style-name="ro1">
          <table:table-cell office:value-type="float" office:value="0.0410926407273994" calcext:value-type="float">
            <text:p>0.0410926407</text:p>
          </table:table-cell>
        </table:table-row>
        <table:table-row table:style-name="ro1">
          <table:table-cell office:value-type="float" office:value="0.0411910994329262" calcext:value-type="float">
            <text:p>0.0411910994</text:p>
          </table:table-cell>
        </table:table-row>
        <table:table-row table:style-name="ro1">
          <table:table-cell office:value-type="float" office:value="0.0414332177990059" calcext:value-type="float">
            <text:p>0.0414332178</text:p>
          </table:table-cell>
        </table:table-row>
        <table:table-row table:style-name="ro1">
          <table:table-cell office:value-type="float" office:value="0.0414611297929556" calcext:value-type="float">
            <text:p>0.0414611298</text:p>
          </table:table-cell>
        </table:table-row>
        <table:table-row table:style-name="ro1">
          <table:table-cell office:value-type="float" office:value="0.0417102578025504" calcext:value-type="float">
            <text:p>0.0417102578</text:p>
          </table:table-cell>
        </table:table-row>
        <table:table-row table:style-name="ro1">
          <table:table-cell office:value-type="float" office:value="0.0424475587017908" calcext:value-type="float">
            <text:p>0.0424475587</text:p>
          </table:table-cell>
        </table:table-row>
        <table:table-row table:style-name="ro1">
          <table:table-cell office:value-type="float" office:value="0.0424854727119892" calcext:value-type="float">
            <text:p>0.0424854727</text:p>
          </table:table-cell>
        </table:table-row>
        <table:table-row table:style-name="ro1">
          <table:table-cell office:value-type="float" office:value="0.0425226925318536" calcext:value-type="float">
            <text:p>0.0425226925</text:p>
          </table:table-cell>
        </table:table-row>
        <table:table-row table:style-name="ro1">
          <table:table-cell office:value-type="float" office:value="0.0425781568322303" calcext:value-type="float">
            <text:p>0.0425781568</text:p>
          </table:table-cell>
        </table:table-row>
        <table:table-row table:style-name="ro1">
          <table:table-cell office:value-type="float" office:value="0.0426742598438321" calcext:value-type="float">
            <text:p>0.0426742598</text:p>
          </table:table-cell>
        </table:table-row>
        <table:table-row table:style-name="ro1">
          <table:table-cell office:value-type="float" office:value="0.0429629688517779" calcext:value-type="float">
            <text:p>0.0429629689</text:p>
          </table:table-cell>
        </table:table-row>
        <table:table-row table:style-name="ro1">
          <table:table-cell office:value-type="float" office:value="0.0431126662614883" calcext:value-type="float">
            <text:p>0.0431126663</text:p>
          </table:table-cell>
        </table:table-row>
        <table:table-row table:style-name="ro1">
          <table:table-cell office:value-type="float" office:value="0.0431861475818043" calcext:value-type="float">
            <text:p>0.0431861476</text:p>
          </table:table-cell>
        </table:table-row>
        <table:table-row table:style-name="ro1">
          <table:table-cell office:value-type="float" office:value="0.043216191719618" calcext:value-type="float">
            <text:p>0.0432161917</text:p>
          </table:table-cell>
        </table:table-row>
        <table:table-row table:style-name="ro1">
          <table:table-cell office:value-type="float" office:value="0.0434320040534292" calcext:value-type="float">
            <text:p>0.0434320041</text:p>
          </table:table-cell>
        </table:table-row>
        <table:table-row table:style-name="ro1">
          <table:table-cell office:value-type="float" office:value="0.0436627449554677" calcext:value-type="float">
            <text:p>0.043662745</text:p>
          </table:table-cell>
        </table:table-row>
        <table:table-row table:style-name="ro1">
          <table:table-cell office:value-type="float" office:value="0.0436827135197352" calcext:value-type="float">
            <text:p>0.0436827135</text:p>
          </table:table-cell>
        </table:table-row>
        <table:table-row table:style-name="ro1">
          <table:table-cell office:value-type="float" office:value="0.0436884061036568" calcext:value-type="float">
            <text:p>0.0436884061</text:p>
          </table:table-cell>
        </table:table-row>
        <table:table-row table:style-name="ro1">
          <table:table-cell office:value-type="float" office:value="0.0437358345614498" calcext:value-type="float">
            <text:p>0.0437358346</text:p>
          </table:table-cell>
        </table:table-row>
        <table:table-row table:style-name="ro1">
          <table:table-cell office:value-type="float" office:value="0.0439228911500631" calcext:value-type="float">
            <text:p>0.0439228912</text:p>
          </table:table-cell>
        </table:table-row>
        <table:table-row table:style-name="ro1">
          <table:table-cell office:value-type="float" office:value="0.0439847478813845" calcext:value-type="float">
            <text:p>0.0439847479</text:p>
          </table:table-cell>
        </table:table-row>
        <table:table-row table:style-name="ro1">
          <table:table-cell office:value-type="float" office:value="0.0440541866577473" calcext:value-type="float">
            <text:p>0.0440541867</text:p>
          </table:table-cell>
        </table:table-row>
        <table:table-row table:style-name="ro1">
          <table:table-cell office:value-type="float" office:value="0.044129083989997" calcext:value-type="float">
            <text:p>0.044129084</text:p>
          </table:table-cell>
        </table:table-row>
        <table:table-row table:style-name="ro1">
          <table:table-cell office:value-type="float" office:value="0.0447530249713912" calcext:value-type="float">
            <text:p>0.044753025</text:p>
          </table:table-cell>
        </table:table-row>
        <table:table-row table:style-name="ro1">
          <table:table-cell office:value-type="float" office:value="0.0447912789463977" calcext:value-type="float">
            <text:p>0.0447912789</text:p>
          </table:table-cell>
        </table:table-row>
        <table:table-row table:style-name="ro1">
          <table:table-cell office:value-type="float" office:value="0.0452275842939513" calcext:value-type="float">
            <text:p>0.0452275843</text:p>
          </table:table-cell>
        </table:table-row>
        <table:table-row table:style-name="ro1">
          <table:table-cell office:value-type="float" office:value="0.045368277297629" calcext:value-type="float">
            <text:p>0.0453682773</text:p>
          </table:table-cell>
        </table:table-row>
        <table:table-row table:style-name="ro1">
          <table:table-cell office:value-type="float" office:value="0.0456258594360973" calcext:value-type="float">
            <text:p>0.0456258594</text:p>
          </table:table-cell>
        </table:table-row>
        <table:table-row table:style-name="ro1">
          <table:table-cell office:value-type="float" office:value="0.045958534476086" calcext:value-type="float">
            <text:p>0.0459585345</text:p>
          </table:table-cell>
        </table:table-row>
        <table:table-row table:style-name="ro1">
          <table:table-cell office:value-type="float" office:value="0.0460998292934216" calcext:value-type="float">
            <text:p>0.0460998293</text:p>
          </table:table-cell>
        </table:table-row>
        <table:table-row table:style-name="ro1">
          <table:table-cell office:value-type="float" office:value="0.046715444546004" calcext:value-type="float">
            <text:p>0.0467154445</text:p>
          </table:table-cell>
        </table:table-row>
        <table:table-row table:style-name="ro1">
          <table:table-cell office:value-type="float" office:value="0.0467670234449682" calcext:value-type="float">
            <text:p>0.0467670234</text:p>
          </table:table-cell>
        </table:table-row>
        <table:table-row table:style-name="ro1">
          <table:table-cell office:value-type="float" office:value="0.046786400251034" calcext:value-type="float">
            <text:p>0.0467864003</text:p>
          </table:table-cell>
        </table:table-row>
        <table:table-row table:style-name="ro1">
          <table:table-cell office:value-type="float" office:value="0.0469841931154547" calcext:value-type="float">
            <text:p>0.0469841931</text:p>
          </table:table-cell>
        </table:table-row>
        <table:table-row table:style-name="ro1">
          <table:table-cell office:value-type="float" office:value="0.0475191446418645" calcext:value-type="float">
            <text:p>0.0475191446</text:p>
          </table:table-cell>
        </table:table-row>
        <table:table-row table:style-name="ro1">
          <table:table-cell office:value-type="float" office:value="0.0475816646423099" calcext:value-type="float">
            <text:p>0.0475816646</text:p>
          </table:table-cell>
        </table:table-row>
        <table:table-row table:style-name="ro1">
          <table:table-cell office:value-type="float" office:value="0.0476118238751937" calcext:value-type="float">
            <text:p>0.0476118239</text:p>
          </table:table-cell>
        </table:table-row>
        <table:table-row table:style-name="ro1">
          <table:table-cell office:value-type="float" office:value="0.0476305172093308" calcext:value-type="float">
            <text:p>0.0476305172</text:p>
          </table:table-cell>
        </table:table-row>
        <table:table-row table:style-name="ro1">
          <table:table-cell office:value-type="float" office:value="0.0482888565943401" calcext:value-type="float">
            <text:p>0.0482888566</text:p>
          </table:table-cell>
        </table:table-row>
        <table:table-row table:style-name="ro1">
          <table:table-cell office:value-type="float" office:value="0.0484230472162319" calcext:value-type="float">
            <text:p>0.0484230472</text:p>
          </table:table-cell>
        </table:table-row>
        <table:table-row table:style-name="ro1">
          <table:table-cell office:value-type="float" office:value="0.0485012059047363" calcext:value-type="float">
            <text:p>0.0485012059</text:p>
          </table:table-cell>
        </table:table-row>
        <table:table-row table:style-name="ro1">
          <table:table-cell office:value-type="float" office:value="0.048666919818417" calcext:value-type="float">
            <text:p>0.0486669198</text:p>
          </table:table-cell>
        </table:table-row>
        <table:table-row table:style-name="ro1">
          <table:table-cell office:value-type="float" office:value="0.0491152335912282" calcext:value-type="float">
            <text:p>0.0491152336</text:p>
          </table:table-cell>
        </table:table-row>
        <table:table-row table:style-name="ro1">
          <table:table-cell office:value-type="float" office:value="0.0492518131575627" calcext:value-type="float">
            <text:p>0.0492518132</text:p>
          </table:table-cell>
        </table:table-row>
        <table:table-row table:style-name="ro1">
          <table:table-cell office:value-type="float" office:value="0.0495325276890329" calcext:value-type="float">
            <text:p>0.0495325277</text:p>
          </table:table-cell>
        </table:table-row>
        <table:table-row table:style-name="ro1">
          <table:table-cell office:value-type="float" office:value="0.0496574888288649" calcext:value-type="float">
            <text:p>0.0496574888</text:p>
          </table:table-cell>
        </table:table-row>
        <table:table-row table:style-name="ro1">
          <table:table-cell office:value-type="float" office:value="0.0496767056069175" calcext:value-type="float">
            <text:p>0.0496767056</text:p>
          </table:table-cell>
        </table:table-row>
        <table:table-row table:style-name="ro1">
          <table:table-cell office:value-type="float" office:value="0.0500977758428079" calcext:value-type="float">
            <text:p>0.0500977758</text:p>
          </table:table-cell>
        </table:table-row>
        <table:table-row table:style-name="ro1">
          <table:table-cell office:value-type="float" office:value="0.0504938019829979" calcext:value-type="float">
            <text:p>0.050493802</text:p>
          </table:table-cell>
        </table:table-row>
        <table:table-row table:style-name="ro1">
          <table:table-cell office:value-type="float" office:value="0.0507732981262985" calcext:value-type="float">
            <text:p>0.0507732981</text:p>
          </table:table-cell>
        </table:table-row>
        <table:table-row table:style-name="ro1">
          <table:table-cell office:value-type="float" office:value="0.051159924503088" calcext:value-type="float">
            <text:p>0.0511599245</text:p>
          </table:table-cell>
        </table:table-row>
        <table:table-row table:style-name="ro1">
          <table:table-cell office:value-type="float" office:value="0.0528057513825751" calcext:value-type="float">
            <text:p>0.0528057514</text:p>
          </table:table-cell>
        </table:table-row>
        <table:table-row table:style-name="ro1">
          <table:table-cell office:value-type="float" office:value="0.0529178743510547" calcext:value-type="float">
            <text:p>0.0529178744</text:p>
          </table:table-cell>
        </table:table-row>
        <table:table-row table:style-name="ro1">
          <table:table-cell office:value-type="float" office:value="0.0530202706097401" calcext:value-type="float">
            <text:p>0.0530202706</text:p>
          </table:table-cell>
        </table:table-row>
        <table:table-row table:style-name="ro1">
          <table:table-cell office:value-type="float" office:value="0.0534051735380664" calcext:value-type="float">
            <text:p>0.0534051735</text:p>
          </table:table-cell>
        </table:table-row>
        <table:table-row table:style-name="ro1">
          <table:table-cell office:value-type="float" office:value="0.0534720606169507" calcext:value-type="float">
            <text:p>0.0534720606</text:p>
          </table:table-cell>
        </table:table-row>
        <table:table-row table:style-name="ro1">
          <table:table-cell office:value-type="float" office:value="0.0538642366394754" calcext:value-type="float">
            <text:p>0.0538642366</text:p>
          </table:table-cell>
        </table:table-row>
        <table:table-row table:style-name="ro1">
          <table:table-cell office:value-type="float" office:value="0.054431778380244" calcext:value-type="float">
            <text:p>0.0544317784</text:p>
          </table:table-cell>
        </table:table-row>
        <table:table-row table:style-name="ro1">
          <table:table-cell office:value-type="float" office:value="0.0546434365531825" calcext:value-type="float">
            <text:p>0.0546434366</text:p>
          </table:table-cell>
        </table:table-row>
        <table:table-row table:style-name="ro1">
          <table:table-cell office:value-type="float" office:value="0.0548883150387194" calcext:value-type="float">
            <text:p>0.054888315</text:p>
          </table:table-cell>
        </table:table-row>
        <table:table-row table:style-name="ro1">
          <table:table-cell office:value-type="float" office:value="0.0549524336312156" calcext:value-type="float">
            <text:p>0.0549524336</text:p>
          </table:table-cell>
        </table:table-row>
        <table:table-row table:style-name="ro1">
          <table:table-cell office:value-type="float" office:value="0.0551531894556754" calcext:value-type="float">
            <text:p>0.0551531895</text:p>
          </table:table-cell>
        </table:table-row>
        <table:table-row table:style-name="ro1">
          <table:table-cell office:value-type="float" office:value="0.0553538681185711" calcext:value-type="float">
            <text:p>0.0553538681</text:p>
          </table:table-cell>
        </table:table-row>
        <table:table-row table:style-name="ro1">
          <table:table-cell office:value-type="float" office:value="0.0555554565274124" calcext:value-type="float">
            <text:p>0.0555554565</text:p>
          </table:table-cell>
        </table:table-row>
        <table:table-row table:style-name="ro1">
          <table:table-cell office:value-type="float" office:value="0.0556783996161762" calcext:value-type="float">
            <text:p>0.0556783996</text:p>
          </table:table-cell>
        </table:table-row>
        <table:table-row table:style-name="ro1">
          <table:table-cell office:value-type="float" office:value="0.0565975914010645" calcext:value-type="float">
            <text:p>0.0565975914</text:p>
          </table:table-cell>
        </table:table-row>
        <table:table-row table:style-name="ro1">
          <table:table-cell office:value-type="float" office:value="0.0566184056660719" calcext:value-type="float">
            <text:p>0.0566184057</text:p>
          </table:table-cell>
        </table:table-row>
        <table:table-row table:style-name="ro1">
          <table:table-cell office:value-type="float" office:value="0.0566620759168756" calcext:value-type="float">
            <text:p>0.0566620759</text:p>
          </table:table-cell>
        </table:table-row>
        <table:table-row table:style-name="ro1">
          <table:table-cell office:value-type="float" office:value="0.0570135474429906" calcext:value-type="float">
            <text:p>0.0570135474</text:p>
          </table:table-cell>
        </table:table-row>
        <table:table-row table:style-name="ro1">
          <table:table-cell office:value-type="float" office:value="0.0573306063115572" calcext:value-type="float">
            <text:p>0.0573306063</text:p>
          </table:table-cell>
        </table:table-row>
        <table:table-row table:style-name="ro1">
          <table:table-cell office:value-type="float" office:value="0.05749663108373" calcext:value-type="float">
            <text:p>0.0574966311</text:p>
          </table:table-cell>
        </table:table-row>
        <table:table-row table:style-name="ro1">
          <table:table-cell office:value-type="float" office:value="0.0578781403927425" calcext:value-type="float">
            <text:p>0.0578781404</text:p>
          </table:table-cell>
        </table:table-row>
        <table:table-row table:style-name="ro1">
          <table:table-cell office:value-type="float" office:value="0.0591001522903983" calcext:value-type="float">
            <text:p>0.0591001523</text:p>
          </table:table-cell>
        </table:table-row>
        <table:table-row table:style-name="ro1">
          <table:table-cell office:value-type="float" office:value="0.060155427166322" calcext:value-type="float">
            <text:p>0.0601554272</text:p>
          </table:table-cell>
        </table:table-row>
        <table:table-row table:style-name="ro1">
          <table:table-cell office:value-type="float" office:value="0.0601612428165432" calcext:value-type="float">
            <text:p>0.0601612428</text:p>
          </table:table-cell>
        </table:table-row>
        <table:table-row table:style-name="ro1">
          <table:table-cell office:value-type="float" office:value="0.0605550993399332" calcext:value-type="float">
            <text:p>0.0605550993</text:p>
          </table:table-cell>
        </table:table-row>
        <table:table-row table:style-name="ro1">
          <table:table-cell office:value-type="float" office:value="0.0609850200010012" calcext:value-type="float">
            <text:p>0.06098502</text:p>
          </table:table-cell>
        </table:table-row>
        <table:table-row table:style-name="ro1">
          <table:table-cell office:value-type="float" office:value="0.061701877963773" calcext:value-type="float">
            <text:p>0.061701878</text:p>
          </table:table-cell>
        </table:table-row>
        <table:table-row table:style-name="ro1">
          <table:table-cell office:value-type="float" office:value="0.0618397522204732" calcext:value-type="float">
            <text:p>0.0618397522</text:p>
          </table:table-cell>
        </table:table-row>
        <table:table-row table:style-name="ro1">
          <table:table-cell office:value-type="float" office:value="0.06185276095636" calcext:value-type="float">
            <text:p>0.061852761</text:p>
          </table:table-cell>
        </table:table-row>
        <table:table-row table:style-name="ro1">
          <table:table-cell office:value-type="float" office:value="0.0624721564365756" calcext:value-type="float">
            <text:p>0.0624721564</text:p>
          </table:table-cell>
        </table:table-row>
        <table:table-row table:style-name="ro1">
          <table:table-cell office:value-type="float" office:value="0.0628272573668366" calcext:value-type="float">
            <text:p>0.0628272574</text:p>
          </table:table-cell>
        </table:table-row>
        <table:table-row table:style-name="ro1">
          <table:table-cell office:value-type="float" office:value="0.0628328177596658" calcext:value-type="float">
            <text:p>0.0628328178</text:p>
          </table:table-cell>
        </table:table-row>
        <table:table-row table:style-name="ro1">
          <table:table-cell office:value-type="float" office:value="0.0631115598397993" calcext:value-type="float">
            <text:p>0.0631115598</text:p>
          </table:table-cell>
        </table:table-row>
        <table:table-row table:style-name="ro1">
          <table:table-cell office:value-type="float" office:value="0.0631668874443439" calcext:value-type="float">
            <text:p>0.0631668874</text:p>
          </table:table-cell>
        </table:table-row>
        <table:table-row table:style-name="ro1">
          <table:table-cell office:value-type="float" office:value="0.0633649665437844" calcext:value-type="float">
            <text:p>0.0633649665</text:p>
          </table:table-cell>
        </table:table-row>
        <table:table-row table:style-name="ro1">
          <table:table-cell office:value-type="float" office:value="0.0634326726608715" calcext:value-type="float">
            <text:p>0.0634326727</text:p>
          </table:table-cell>
        </table:table-row>
        <table:table-row table:style-name="ro1">
          <table:table-cell office:value-type="float" office:value="0.0635541449029647" calcext:value-type="float">
            <text:p>0.0635541449</text:p>
          </table:table-cell>
        </table:table-row>
        <table:table-row table:style-name="ro1">
          <table:table-cell office:value-type="float" office:value="0.0637206173182296" calcext:value-type="float">
            <text:p>0.0637206173</text:p>
          </table:table-cell>
        </table:table-row>
        <table:table-row table:style-name="ro1">
          <table:table-cell office:value-type="float" office:value="0.0643973121184088" calcext:value-type="float">
            <text:p>0.0643973121</text:p>
          </table:table-cell>
        </table:table-row>
        <table:table-row table:style-name="ro1">
          <table:table-cell office:value-type="float" office:value="0.0648115654139665" calcext:value-type="float">
            <text:p>0.0648115654</text:p>
          </table:table-cell>
        </table:table-row>
        <table:table-row table:style-name="ro1">
          <table:table-cell office:value-type="float" office:value="0.0648754425024874" calcext:value-type="float">
            <text:p>0.0648754425</text:p>
          </table:table-cell>
        </table:table-row>
        <table:table-row table:style-name="ro1">
          <table:table-cell office:value-type="float" office:value="0.0651666605336678" calcext:value-type="float">
            <text:p>0.0651666605</text:p>
          </table:table-cell>
        </table:table-row>
        <table:table-row table:style-name="ro1">
          <table:table-cell office:value-type="float" office:value="0.0652438720594506" calcext:value-type="float">
            <text:p>0.0652438721</text:p>
          </table:table-cell>
        </table:table-row>
        <table:table-row table:style-name="ro1">
          <table:table-cell office:value-type="float" office:value="0.0654789697101026" calcext:value-type="float">
            <text:p>0.0654789697</text:p>
          </table:table-cell>
        </table:table-row>
        <table:table-row table:style-name="ro1">
          <table:table-cell office:value-type="float" office:value="0.0661396970352" calcext:value-type="float">
            <text:p>0.066139697</text:p>
          </table:table-cell>
        </table:table-row>
        <table:table-row table:style-name="ro1">
          <table:table-cell office:value-type="float" office:value="0.0661480767578561" calcext:value-type="float">
            <text:p>0.0661480768</text:p>
          </table:table-cell>
        </table:table-row>
        <table:table-row table:style-name="ro1">
          <table:table-cell office:value-type="float" office:value="0.0661573962458982" calcext:value-type="float">
            <text:p>0.0661573962</text:p>
          </table:table-cell>
        </table:table-row>
        <table:table-row table:style-name="ro1">
          <table:table-cell office:value-type="float" office:value="0.0664694588896417" calcext:value-type="float">
            <text:p>0.0664694589</text:p>
          </table:table-cell>
        </table:table-row>
        <table:table-row table:style-name="ro1">
          <table:table-cell office:value-type="float" office:value="0.0666845935167454" calcext:value-type="float">
            <text:p>0.0666845935</text:p>
          </table:table-cell>
        </table:table-row>
        <table:table-row table:style-name="ro1">
          <table:table-cell office:value-type="float" office:value="0.0668464782615627" calcext:value-type="float">
            <text:p>0.0668464783</text:p>
          </table:table-cell>
        </table:table-row>
        <table:table-row table:style-name="ro1">
          <table:table-cell office:value-type="float" office:value="0.0668601079004398" calcext:value-type="float">
            <text:p>0.0668601079</text:p>
          </table:table-cell>
        </table:table-row>
        <table:table-row table:style-name="ro1">
          <table:table-cell office:value-type="float" office:value="0.0673463234256003" calcext:value-type="float">
            <text:p>0.0673463234</text:p>
          </table:table-cell>
        </table:table-row>
        <table:table-row table:style-name="ro1">
          <table:table-cell office:value-type="float" office:value="0.0682188417724607" calcext:value-type="float">
            <text:p>0.0682188418</text:p>
          </table:table-cell>
        </table:table-row>
        <table:table-row table:style-name="ro1">
          <table:table-cell office:value-type="float" office:value="0.0682246934670168" calcext:value-type="float">
            <text:p>0.0682246935</text:p>
          </table:table-cell>
        </table:table-row>
        <table:table-row table:style-name="ro1">
          <table:table-cell office:value-type="float" office:value="0.0684329726209644" calcext:value-type="float">
            <text:p>0.0684329726</text:p>
          </table:table-cell>
        </table:table-row>
        <table:table-row table:style-name="ro1">
          <table:table-cell office:value-type="float" office:value="0.0686167783594851" calcext:value-type="float">
            <text:p>0.0686167784</text:p>
          </table:table-cell>
        </table:table-row>
        <table:table-row table:style-name="ro1">
          <table:table-cell office:value-type="float" office:value="0.0686936535021046" calcext:value-type="float">
            <text:p>0.0686936535</text:p>
          </table:table-cell>
        </table:table-row>
        <table:table-row table:style-name="ro1">
          <table:table-cell office:value-type="float" office:value="0.0692298874571563" calcext:value-type="float">
            <text:p>0.0692298875</text:p>
          </table:table-cell>
        </table:table-row>
        <table:table-row table:style-name="ro1">
          <table:table-cell office:value-type="float" office:value="0.0692477438178105" calcext:value-type="float">
            <text:p>0.0692477438</text:p>
          </table:table-cell>
        </table:table-row>
        <table:table-row table:style-name="ro1">
          <table:table-cell office:value-type="float" office:value="0.0694764774625387" calcext:value-type="float">
            <text:p>0.0694764775</text:p>
          </table:table-cell>
        </table:table-row>
        <table:table-row table:style-name="ro1">
          <table:table-cell office:value-type="float" office:value="0.0697206922775032" calcext:value-type="float">
            <text:p>0.0697206923</text:p>
          </table:table-cell>
        </table:table-row>
        <table:table-row table:style-name="ro1">
          <table:table-cell office:value-type="float" office:value="0.0701098795966513" calcext:value-type="float">
            <text:p>0.0701098796</text:p>
          </table:table-cell>
        </table:table-row>
        <table:table-row table:style-name="ro1">
          <table:table-cell office:value-type="float" office:value="0.0702051828446061" calcext:value-type="float">
            <text:p>0.0702051828</text:p>
          </table:table-cell>
        </table:table-row>
        <table:table-row table:style-name="ro1">
          <table:table-cell office:value-type="float" office:value="0.0705127370840191" calcext:value-type="float">
            <text:p>0.0705127371</text:p>
          </table:table-cell>
        </table:table-row>
        <table:table-row table:style-name="ro1">
          <table:table-cell office:value-type="float" office:value="0.0707784250029747" calcext:value-type="float">
            <text:p>0.070778425</text:p>
          </table:table-cell>
        </table:table-row>
        <table:table-row table:style-name="ro1">
          <table:table-cell office:value-type="float" office:value="0.071208101429159" calcext:value-type="float">
            <text:p>0.0712081014</text:p>
          </table:table-cell>
        </table:table-row>
        <table:table-row table:style-name="ro1">
          <table:table-cell office:value-type="float" office:value="0.0712195259566368" calcext:value-type="float">
            <text:p>0.071219526</text:p>
          </table:table-cell>
        </table:table-row>
        <table:table-row table:style-name="ro1">
          <table:table-cell office:value-type="float" office:value="0.0713261218600081" calcext:value-type="float">
            <text:p>0.0713261219</text:p>
          </table:table-cell>
        </table:table-row>
        <table:table-row table:style-name="ro1">
          <table:table-cell office:value-type="float" office:value="0.0717768267244245" calcext:value-type="float">
            <text:p>0.0717768267</text:p>
          </table:table-cell>
        </table:table-row>
        <table:table-row table:style-name="ro1">
          <table:table-cell office:value-type="float" office:value="0.0720251902320722" calcext:value-type="float">
            <text:p>0.0720251902</text:p>
          </table:table-cell>
        </table:table-row>
        <table:table-row table:style-name="ro1">
          <table:table-cell office:value-type="float" office:value="0.0727610094041654" calcext:value-type="float">
            <text:p>0.0727610094</text:p>
          </table:table-cell>
        </table:table-row>
        <table:table-row table:style-name="ro1">
          <table:table-cell office:value-type="float" office:value="0.0730700000809671" calcext:value-type="float">
            <text:p>0.0730700001</text:p>
          </table:table-cell>
        </table:table-row>
        <table:table-row table:style-name="ro1">
          <table:table-cell office:value-type="float" office:value="0.0731373954020839" calcext:value-type="float">
            <text:p>0.0731373954</text:p>
          </table:table-cell>
        </table:table-row>
        <table:table-row table:style-name="ro1">
          <table:table-cell office:value-type="float" office:value="0.0735100901097957" calcext:value-type="float">
            <text:p>0.0735100901</text:p>
          </table:table-cell>
        </table:table-row>
        <table:table-row table:style-name="ro1">
          <table:table-cell office:value-type="float" office:value="0.0735319868914603" calcext:value-type="float">
            <text:p>0.0735319869</text:p>
          </table:table-cell>
        </table:table-row>
        <table:table-row table:style-name="ro1">
          <table:table-cell office:value-type="float" office:value="0.0737500163252829" calcext:value-type="float">
            <text:p>0.0737500163</text:p>
          </table:table-cell>
        </table:table-row>
        <table:table-row table:style-name="ro1">
          <table:table-cell office:value-type="float" office:value="0.0739993722071096" calcext:value-type="float">
            <text:p>0.0739993722</text:p>
          </table:table-cell>
        </table:table-row>
        <table:table-row table:style-name="ro1">
          <table:table-cell office:value-type="float" office:value="0.0740601098778309" calcext:value-type="float">
            <text:p>0.0740601099</text:p>
          </table:table-cell>
        </table:table-row>
        <table:table-row table:style-name="ro1">
          <table:table-cell office:value-type="float" office:value="0.0746734179218829" calcext:value-type="float">
            <text:p>0.0746734179</text:p>
          </table:table-cell>
        </table:table-row>
        <table:table-row table:style-name="ro1">
          <table:table-cell office:value-type="float" office:value="0.0749604637023836" calcext:value-type="float">
            <text:p>0.0749604637</text:p>
          </table:table-cell>
        </table:table-row>
        <table:table-row table:style-name="ro1">
          <table:table-cell office:value-type="float" office:value="0.0749646568821339" calcext:value-type="float">
            <text:p>0.0749646569</text:p>
          </table:table-cell>
        </table:table-row>
        <table:table-row table:style-name="ro1">
          <table:table-cell office:value-type="float" office:value="0.0750375783740976" calcext:value-type="float">
            <text:p>0.0750375784</text:p>
          </table:table-cell>
        </table:table-row>
        <table:table-row table:style-name="ro1">
          <table:table-cell office:value-type="float" office:value="0.0750868016691738" calcext:value-type="float">
            <text:p>0.0750868017</text:p>
          </table:table-cell>
        </table:table-row>
        <table:table-row table:style-name="ro1">
          <table:table-cell office:value-type="float" office:value="0.0752233093635692" calcext:value-type="float">
            <text:p>0.0752233094</text:p>
          </table:table-cell>
        </table:table-row>
        <table:table-row table:style-name="ro1">
          <table:table-cell office:value-type="float" office:value="0.0753197837906984" calcext:value-type="float">
            <text:p>0.0753197838</text:p>
          </table:table-cell>
        </table:table-row>
        <table:table-row table:style-name="ro1">
          <table:table-cell office:value-type="float" office:value="0.0753901286318288" calcext:value-type="float">
            <text:p>0.0753901286</text:p>
          </table:table-cell>
        </table:table-row>
        <table:table-row table:style-name="ro1">
          <table:table-cell office:value-type="float" office:value="0.0763967467335477" calcext:value-type="float">
            <text:p>0.0763967467</text:p>
          </table:table-cell>
        </table:table-row>
        <table:table-row table:style-name="ro1">
          <table:table-cell office:value-type="float" office:value="0.0767296553687556" calcext:value-type="float">
            <text:p>0.0767296554</text:p>
          </table:table-cell>
        </table:table-row>
        <table:table-row table:style-name="ro1">
          <table:table-cell office:value-type="float" office:value="0.0771223298127685" calcext:value-type="float">
            <text:p>0.0771223298</text:p>
          </table:table-cell>
        </table:table-row>
        <table:table-row table:style-name="ro1">
          <table:table-cell office:value-type="float" office:value="0.0774990591404364" calcext:value-type="float">
            <text:p>0.0774990591</text:p>
          </table:table-cell>
        </table:table-row>
        <table:table-row table:style-name="ro1">
          <table:table-cell office:value-type="float" office:value="0.0775591573927765" calcext:value-type="float">
            <text:p>0.0775591574</text:p>
          </table:table-cell>
        </table:table-row>
        <table:table-row table:style-name="ro1">
          <table:table-cell office:value-type="float" office:value="0.0776166524257123" calcext:value-type="float">
            <text:p>0.0776166524</text:p>
          </table:table-cell>
        </table:table-row>
        <table:table-row table:style-name="ro1">
          <table:table-cell office:value-type="float" office:value="0.078354163003282" calcext:value-type="float">
            <text:p>0.078354163</text:p>
          </table:table-cell>
        </table:table-row>
        <table:table-row table:style-name="ro1">
          <table:table-cell office:value-type="float" office:value="0.0784430526060442" calcext:value-type="float">
            <text:p>0.0784430526</text:p>
          </table:table-cell>
        </table:table-row>
        <table:table-row table:style-name="ro1">
          <table:table-cell office:value-type="float" office:value="0.0784996105030385" calcext:value-type="float">
            <text:p>0.0784996105</text:p>
          </table:table-cell>
        </table:table-row>
        <table:table-row table:style-name="ro1">
          <table:table-cell office:value-type="float" office:value="0.0786458605282409" calcext:value-type="float">
            <text:p>0.0786458605</text:p>
          </table:table-cell>
        </table:table-row>
        <table:table-row table:style-name="ro1">
          <table:table-cell office:value-type="float" office:value="0.0788214049397984" calcext:value-type="float">
            <text:p>0.0788214049</text:p>
          </table:table-cell>
        </table:table-row>
        <table:table-row table:style-name="ro1">
          <table:table-cell office:value-type="float" office:value="0.0789695623470671" calcext:value-type="float">
            <text:p>0.0789695623</text:p>
          </table:table-cell>
        </table:table-row>
        <table:table-row table:style-name="ro1">
          <table:table-cell office:value-type="float" office:value="0.0792357290437436" calcext:value-type="float">
            <text:p>0.079235729</text:p>
          </table:table-cell>
        </table:table-row>
        <table:table-row table:style-name="ro1">
          <table:table-cell office:value-type="float" office:value="0.0794282633602132" calcext:value-type="float">
            <text:p>0.0794282634</text:p>
          </table:table-cell>
        </table:table-row>
        <table:table-row table:style-name="ro1">
          <table:table-cell office:value-type="float" office:value="0.0796255497876771" calcext:value-type="float">
            <text:p>0.0796255498</text:p>
          </table:table-cell>
        </table:table-row>
        <table:table-row table:style-name="ro1">
          <table:table-cell office:value-type="float" office:value="0.0797519549702939" calcext:value-type="float">
            <text:p>0.079751955</text:p>
          </table:table-cell>
        </table:table-row>
        <table:table-row table:style-name="ro1">
          <table:table-cell office:value-type="float" office:value="0.0799389553515467" calcext:value-type="float">
            <text:p>0.0799389554</text:p>
          </table:table-cell>
        </table:table-row>
        <table:table-row table:style-name="ro1">
          <table:table-cell office:value-type="float" office:value="0.0806275190822989" calcext:value-type="float">
            <text:p>0.0806275191</text:p>
          </table:table-cell>
        </table:table-row>
        <table:table-row table:style-name="ro1">
          <table:table-cell office:value-type="float" office:value="0.081292929453092" calcext:value-type="float">
            <text:p>0.0812929295</text:p>
          </table:table-cell>
        </table:table-row>
        <table:table-row table:style-name="ro1">
          <table:table-cell office:value-type="float" office:value="0.081647317768633" calcext:value-type="float">
            <text:p>0.0816473178</text:p>
          </table:table-cell>
        </table:table-row>
        <table:table-row table:style-name="ro1">
          <table:table-cell office:value-type="float" office:value="0.0820637382267354" calcext:value-type="float">
            <text:p>0.0820637382</text:p>
          </table:table-cell>
        </table:table-row>
        <table:table-row table:style-name="ro1">
          <table:table-cell office:value-type="float" office:value="0.082371304953146" calcext:value-type="float">
            <text:p>0.082371305</text:p>
          </table:table-cell>
        </table:table-row>
        <table:table-row table:style-name="ro1">
          <table:table-cell office:value-type="float" office:value="0.0825203930722334" calcext:value-type="float">
            <text:p>0.0825203931</text:p>
          </table:table-cell>
        </table:table-row>
        <table:table-row table:style-name="ro1">
          <table:table-cell office:value-type="float" office:value="0.0828008563514874" calcext:value-type="float">
            <text:p>0.0828008564</text:p>
          </table:table-cell>
        </table:table-row>
        <table:table-row table:style-name="ro1">
          <table:table-cell office:value-type="float" office:value="0.0829279604230168" calcext:value-type="float">
            <text:p>0.0829279604</text:p>
          </table:table-cell>
        </table:table-row>
        <table:table-row table:style-name="ro1">
          <table:table-cell office:value-type="float" office:value="0.0832711561737512" calcext:value-type="float">
            <text:p>0.0832711562</text:p>
          </table:table-cell>
        </table:table-row>
        <table:table-row table:style-name="ro1">
          <table:table-cell office:value-type="float" office:value="0.0837548028874948" calcext:value-type="float">
            <text:p>0.0837548029</text:p>
          </table:table-cell>
        </table:table-row>
        <table:table-row table:style-name="ro1">
          <table:table-cell office:value-type="float" office:value="0.0843257642743728" calcext:value-type="float">
            <text:p>0.0843257643</text:p>
          </table:table-cell>
        </table:table-row>
        <table:table-row table:style-name="ro1">
          <table:table-cell office:value-type="float" office:value="0.0844614474944588" calcext:value-type="float">
            <text:p>0.0844614475</text:p>
          </table:table-cell>
        </table:table-row>
        <table:table-row table:style-name="ro1">
          <table:table-cell office:value-type="float" office:value="0.0850619593559502" calcext:value-type="float">
            <text:p>0.0850619594</text:p>
          </table:table-cell>
        </table:table-row>
        <table:table-row table:style-name="ro1">
          <table:table-cell office:value-type="float" office:value="0.0854036422179561" calcext:value-type="float">
            <text:p>0.0854036422</text:p>
          </table:table-cell>
        </table:table-row>
        <table:table-row table:style-name="ro1">
          <table:table-cell office:value-type="float" office:value="0.0856168862131971" calcext:value-type="float">
            <text:p>0.0856168862</text:p>
          </table:table-cell>
        </table:table-row>
        <table:table-row table:style-name="ro1">
          <table:table-cell office:value-type="float" office:value="0.0856657297417392" calcext:value-type="float">
            <text:p>0.0856657297</text:p>
          </table:table-cell>
        </table:table-row>
        <table:table-row table:style-name="ro1">
          <table:table-cell office:value-type="float" office:value="0.0862395635178504" calcext:value-type="float">
            <text:p>0.0862395635</text:p>
          </table:table-cell>
        </table:table-row>
        <table:table-row table:style-name="ro1">
          <table:table-cell office:value-type="float" office:value="0.0862633140145843" calcext:value-type="float">
            <text:p>0.086263314</text:p>
          </table:table-cell>
        </table:table-row>
        <table:table-row table:style-name="ro1">
          <table:table-cell office:value-type="float" office:value="0.0863131935025221" calcext:value-type="float">
            <text:p>0.0863131935</text:p>
          </table:table-cell>
        </table:table-row>
        <table:table-row table:style-name="ro1">
          <table:table-cell office:value-type="float" office:value="0.0864444021122015" calcext:value-type="float">
            <text:p>0.0864444021</text:p>
          </table:table-cell>
        </table:table-row>
        <table:table-row table:style-name="ro1">
          <table:table-cell office:value-type="float" office:value="0.0867300913269111" calcext:value-type="float">
            <text:p>0.0867300913</text:p>
          </table:table-cell>
        </table:table-row>
        <table:table-row table:style-name="ro1">
          <table:table-cell office:value-type="float" office:value="0.0870233142651291" calcext:value-type="float">
            <text:p>0.0870233143</text:p>
          </table:table-cell>
        </table:table-row>
        <table:table-row table:style-name="ro1">
          <table:table-cell office:value-type="float" office:value="0.0874296231575796" calcext:value-type="float">
            <text:p>0.0874296232</text:p>
          </table:table-cell>
        </table:table-row>
        <table:table-row table:style-name="ro1">
          <table:table-cell office:value-type="float" office:value="0.0879857894050017" calcext:value-type="float">
            <text:p>0.0879857894</text:p>
          </table:table-cell>
        </table:table-row>
        <table:table-row table:style-name="ro1">
          <table:table-cell office:value-type="float" office:value="0.090325802153926" calcext:value-type="float">
            <text:p>0.0903258022</text:p>
          </table:table-cell>
        </table:table-row>
        <table:table-row table:style-name="ro1">
          <table:table-cell office:value-type="float" office:value="0.090391691233864" calcext:value-type="float">
            <text:p>0.0903916912</text:p>
          </table:table-cell>
        </table:table-row>
        <table:table-row table:style-name="ro1">
          <table:table-cell office:value-type="float" office:value="0.0907100136124461" calcext:value-type="float">
            <text:p>0.0907100136</text:p>
          </table:table-cell>
        </table:table-row>
        <table:table-row table:style-name="ro1">
          <table:table-cell office:value-type="float" office:value="0.0908789890608847" calcext:value-type="float">
            <text:p>0.0908789891</text:p>
          </table:table-cell>
        </table:table-row>
        <table:table-row table:style-name="ro1">
          <table:table-cell office:value-type="float" office:value="0.0912480842958219" calcext:value-type="float">
            <text:p>0.0912480843</text:p>
          </table:table-cell>
        </table:table-row>
        <table:table-row table:style-name="ro1">
          <table:table-cell office:value-type="float" office:value="0.0913056048055147" calcext:value-type="float">
            <text:p>0.0913056048</text:p>
          </table:table-cell>
        </table:table-row>
        <table:table-row table:style-name="ro1">
          <table:table-cell office:value-type="float" office:value="0.091379767346605" calcext:value-type="float">
            <text:p>0.0913797673</text:p>
          </table:table-cell>
        </table:table-row>
        <table:table-row table:style-name="ro1">
          <table:table-cell office:value-type="float" office:value="0.091420822650585" calcext:value-type="float">
            <text:p>0.0914208227</text:p>
          </table:table-cell>
        </table:table-row>
        <table:table-row table:style-name="ro1">
          <table:table-cell office:value-type="float" office:value="0.0919083056874531" calcext:value-type="float">
            <text:p>0.0919083057</text:p>
          </table:table-cell>
        </table:table-row>
        <table:table-row table:style-name="ro1">
          <table:table-cell office:value-type="float" office:value="0.0924192207453083" calcext:value-type="float">
            <text:p>0.0924192207</text:p>
          </table:table-cell>
        </table:table-row>
        <table:table-row table:style-name="ro1">
          <table:table-cell office:value-type="float" office:value="0.0924418932014724" calcext:value-type="float">
            <text:p>0.0924418932</text:p>
          </table:table-cell>
        </table:table-row>
        <table:table-row table:style-name="ro1">
          <table:table-cell office:value-type="float" office:value="0.0924623925934861" calcext:value-type="float">
            <text:p>0.0924623926</text:p>
          </table:table-cell>
        </table:table-row>
        <table:table-row table:style-name="ro1">
          <table:table-cell office:value-type="float" office:value="0.0926763896530342" calcext:value-type="float">
            <text:p>0.0926763897</text:p>
          </table:table-cell>
        </table:table-row>
        <table:table-row table:style-name="ro1">
          <table:table-cell office:value-type="float" office:value="0.093030707656534" calcext:value-type="float">
            <text:p>0.0930307077</text:p>
          </table:table-cell>
        </table:table-row>
        <table:table-row table:style-name="ro1">
          <table:table-cell office:value-type="float" office:value="0.0938148469775063" calcext:value-type="float">
            <text:p>0.093814847</text:p>
          </table:table-cell>
        </table:table-row>
        <table:table-row table:style-name="ro1">
          <table:table-cell office:value-type="float" office:value="0.094416054497638" calcext:value-type="float">
            <text:p>0.0944160545</text:p>
          </table:table-cell>
        </table:table-row>
        <table:table-row table:style-name="ro1">
          <table:table-cell office:value-type="float" office:value="0.0945202064413595" calcext:value-type="float">
            <text:p>0.0945202064</text:p>
          </table:table-cell>
        </table:table-row>
        <table:table-row table:style-name="ro1">
          <table:table-cell office:value-type="float" office:value="0.0945820543792695" calcext:value-type="float">
            <text:p>0.0945820544</text:p>
          </table:table-cell>
        </table:table-row>
        <table:table-row table:style-name="ro1">
          <table:table-cell office:value-type="float" office:value="0.0948914712390939" calcext:value-type="float">
            <text:p>0.0948914712</text:p>
          </table:table-cell>
        </table:table-row>
        <table:table-row table:style-name="ro1">
          <table:table-cell office:value-type="float" office:value="0.0953223071331508" calcext:value-type="float">
            <text:p>0.0953223071</text:p>
          </table:table-cell>
        </table:table-row>
        <table:table-row table:style-name="ro1">
          <table:table-cell office:value-type="float" office:value="0.0954466050830761" calcext:value-type="float">
            <text:p>0.0954466051</text:p>
          </table:table-cell>
        </table:table-row>
        <table:table-row table:style-name="ro1">
          <table:table-cell office:value-type="float" office:value="0.0954822594463692" calcext:value-type="float">
            <text:p>0.0954822594</text:p>
          </table:table-cell>
        </table:table-row>
        <table:table-row table:style-name="ro1">
          <table:table-cell office:value-type="float" office:value="0.0955353475567074" calcext:value-type="float">
            <text:p>0.0955353476</text:p>
          </table:table-cell>
        </table:table-row>
        <table:table-row table:style-name="ro1">
          <table:table-cell office:value-type="float" office:value="0.0958818316397995" calcext:value-type="float">
            <text:p>0.0958818316</text:p>
          </table:table-cell>
        </table:table-row>
        <table:table-row table:style-name="ro1">
          <table:table-cell office:value-type="float" office:value="0.0961442100019421" calcext:value-type="float">
            <text:p>0.09614421</text:p>
          </table:table-cell>
        </table:table-row>
        <table:table-row table:style-name="ro1">
          <table:table-cell office:value-type="float" office:value="0.0964437836996842" calcext:value-type="float">
            <text:p>0.0964437837</text:p>
          </table:table-cell>
        </table:table-row>
        <table:table-row table:style-name="ro1">
          <table:table-cell office:value-type="float" office:value="0.0967452438142144" calcext:value-type="float">
            <text:p>0.0967452438</text:p>
          </table:table-cell>
        </table:table-row>
        <table:table-row table:style-name="ro1">
          <table:table-cell office:value-type="float" office:value="0.0969790965376197" calcext:value-type="float">
            <text:p>0.0969790965</text:p>
          </table:table-cell>
        </table:table-row>
        <table:table-row table:style-name="ro1">
          <table:table-cell office:value-type="float" office:value="0.0971413255591669" calcext:value-type="float">
            <text:p>0.0971413256</text:p>
          </table:table-cell>
        </table:table-row>
        <table:table-row table:style-name="ro1">
          <table:table-cell office:value-type="float" office:value="0.0977901129969239" calcext:value-type="float">
            <text:p>0.097790113</text:p>
          </table:table-cell>
        </table:table-row>
        <table:table-row table:style-name="ro1">
          <table:table-cell office:value-type="float" office:value="0.0981061063026525" calcext:value-type="float">
            <text:p>0.0981061063</text:p>
          </table:table-cell>
        </table:table-row>
        <table:table-row table:style-name="ro1">
          <table:table-cell office:value-type="float" office:value="0.0981467589781381" calcext:value-type="float">
            <text:p>0.098146759</text:p>
          </table:table-cell>
        </table:table-row>
        <table:table-row table:style-name="ro1">
          <table:table-cell office:value-type="float" office:value="0.0981701743441172" calcext:value-type="float">
            <text:p>0.0981701743</text:p>
          </table:table-cell>
        </table:table-row>
        <table:table-row table:style-name="ro1">
          <table:table-cell office:value-type="float" office:value="0.0989838528136944" calcext:value-type="float">
            <text:p>0.0989838528</text:p>
          </table:table-cell>
        </table:table-row>
        <table:table-row table:style-name="ro1">
          <table:table-cell office:value-type="float" office:value="0.0992068197827548" calcext:value-type="float">
            <text:p>0.0992068198</text:p>
          </table:table-cell>
        </table:table-row>
        <table:table-row table:style-name="ro1">
          <table:table-cell office:value-type="float" office:value="0.0993190360085044" calcext:value-type="float">
            <text:p>0.099319036</text:p>
          </table:table-cell>
        </table:table-row>
        <table:table-row table:style-name="ro1">
          <table:table-cell office:value-type="float" office:value="0.100164292432954" calcext:value-type="float">
            <text:p>0.1001642924</text:p>
          </table:table-cell>
        </table:table-row>
        <table:table-row table:style-name="ro1">
          <table:table-cell office:value-type="float" office:value="0.100350239805719" calcext:value-type="float">
            <text:p>0.1003502398</text:p>
          </table:table-cell>
        </table:table-row>
        <table:table-row table:style-name="ro1">
          <table:table-cell office:value-type="float" office:value="0.101140996021416" calcext:value-type="float">
            <text:p>0.101140996</text:p>
          </table:table-cell>
        </table:table-row>
        <table:table-row table:style-name="ro1">
          <table:table-cell office:value-type="float" office:value="0.101218833404392" calcext:value-type="float">
            <text:p>0.1012188334</text:p>
          </table:table-cell>
        </table:table-row>
        <table:table-row table:style-name="ro1">
          <table:table-cell office:value-type="float" office:value="0.101237826987255" calcext:value-type="float">
            <text:p>0.101237827</text:p>
          </table:table-cell>
        </table:table-row>
        <table:table-row table:style-name="ro1">
          <table:table-cell office:value-type="float" office:value="0.101312911698059" calcext:value-type="float">
            <text:p>0.1013129117</text:p>
          </table:table-cell>
        </table:table-row>
        <table:table-row table:style-name="ro1">
          <table:table-cell office:value-type="float" office:value="0.101977808021011" calcext:value-type="float">
            <text:p>0.101977808</text:p>
          </table:table-cell>
        </table:table-row>
        <table:table-row table:style-name="ro1">
          <table:table-cell office:value-type="float" office:value="0.102505895331573" calcext:value-type="float">
            <text:p>0.1025058953</text:p>
          </table:table-cell>
        </table:table-row>
        <table:table-row table:style-name="ro1">
          <table:table-cell office:value-type="float" office:value="0.10304179680282" calcext:value-type="float">
            <text:p>0.1030417968</text:p>
          </table:table-cell>
        </table:table-row>
        <table:table-row table:style-name="ro1">
          <table:table-cell office:value-type="float" office:value="0.103071225310446" calcext:value-type="float">
            <text:p>0.1030712253</text:p>
          </table:table-cell>
        </table:table-row>
        <table:table-row table:style-name="ro1">
          <table:table-cell office:value-type="float" office:value="0.10371571388058" calcext:value-type="float">
            <text:p>0.1037157139</text:p>
          </table:table-cell>
        </table:table-row>
        <table:table-row table:style-name="ro1">
          <table:table-cell office:value-type="float" office:value="0.104002114798482" calcext:value-type="float">
            <text:p>0.1040021148</text:p>
          </table:table-cell>
        </table:table-row>
        <table:table-row table:style-name="ro1">
          <table:table-cell office:value-type="float" office:value="0.104266428124939" calcext:value-type="float">
            <text:p>0.1042664281</text:p>
          </table:table-cell>
        </table:table-row>
        <table:table-row table:style-name="ro1">
          <table:table-cell office:value-type="float" office:value="0.104389144553833" calcext:value-type="float">
            <text:p>0.1043891446</text:p>
          </table:table-cell>
        </table:table-row>
        <table:table-row table:style-name="ro1">
          <table:table-cell office:value-type="float" office:value="0.104634830507367" calcext:value-type="float">
            <text:p>0.1046348305</text:p>
          </table:table-cell>
        </table:table-row>
        <table:table-row table:style-name="ro1">
          <table:table-cell office:value-type="float" office:value="0.104949225286747" calcext:value-type="float">
            <text:p>0.1049492253</text:p>
          </table:table-cell>
        </table:table-row>
        <table:table-row table:style-name="ro1">
          <table:table-cell office:value-type="float" office:value="0.10517855373753" calcext:value-type="float">
            <text:p>0.1051785537</text:p>
          </table:table-cell>
        </table:table-row>
        <table:table-row table:style-name="ro1">
          <table:table-cell office:value-type="float" office:value="0.105252585011766" calcext:value-type="float">
            <text:p>0.105252585</text:p>
          </table:table-cell>
        </table:table-row>
        <table:table-row table:style-name="ro1">
          <table:table-cell office:value-type="float" office:value="0.106197247124287" calcext:value-type="float">
            <text:p>0.1061972471</text:p>
          </table:table-cell>
        </table:table-row>
        <table:table-row table:style-name="ro1">
          <table:table-cell office:value-type="float" office:value="0.107288805610928" calcext:value-type="float">
            <text:p>0.1072888056</text:p>
          </table:table-cell>
        </table:table-row>
        <table:table-row table:style-name="ro1">
          <table:table-cell office:value-type="float" office:value="0.107346498579827" calcext:value-type="float">
            <text:p>0.1073464986</text:p>
          </table:table-cell>
        </table:table-row>
        <table:table-row table:style-name="ro1">
          <table:table-cell office:value-type="float" office:value="0.107397858342012" calcext:value-type="float">
            <text:p>0.1073978583</text:p>
          </table:table-cell>
        </table:table-row>
        <table:table-row table:style-name="ro1">
          <table:table-cell office:value-type="float" office:value="0.107415001460125" calcext:value-type="float">
            <text:p>0.1074150015</text:p>
          </table:table-cell>
        </table:table-row>
        <table:table-row table:style-name="ro1">
          <table:table-cell office:value-type="float" office:value="0.107735643493814" calcext:value-type="float">
            <text:p>0.1077356435</text:p>
          </table:table-cell>
        </table:table-row>
        <table:table-row table:style-name="ro1">
          <table:table-cell office:value-type="float" office:value="0.108332993091423" calcext:value-type="float">
            <text:p>0.1083329931</text:p>
          </table:table-cell>
        </table:table-row>
        <table:table-row table:style-name="ro1">
          <table:table-cell office:value-type="float" office:value="0.108501285277133" calcext:value-type="float">
            <text:p>0.1085012853</text:p>
          </table:table-cell>
        </table:table-row>
        <table:table-row table:style-name="ro1">
          <table:table-cell office:value-type="float" office:value="0.108865316827226" calcext:value-type="float">
            <text:p>0.1088653168</text:p>
          </table:table-cell>
        </table:table-row>
        <table:table-row table:style-name="ro1">
          <table:table-cell office:value-type="float" office:value="0.109365701059396" calcext:value-type="float">
            <text:p>0.1093657011</text:p>
          </table:table-cell>
        </table:table-row>
        <table:table-row table:style-name="ro1">
          <table:table-cell office:value-type="float" office:value="0.109625690333542" calcext:value-type="float">
            <text:p>0.1096256903</text:p>
          </table:table-cell>
        </table:table-row>
        <table:table-row table:style-name="ro1">
          <table:table-cell office:value-type="float" office:value="0.109704269967925" calcext:value-type="float">
            <text:p>0.10970427</text:p>
          </table:table-cell>
        </table:table-row>
        <table:table-row table:style-name="ro1">
          <table:table-cell office:value-type="float" office:value="0.110292099409013" calcext:value-type="float">
            <text:p>0.1102920994</text:p>
          </table:table-cell>
        </table:table-row>
        <table:table-row table:style-name="ro1">
          <table:table-cell office:value-type="float" office:value="0.11182447878094" calcext:value-type="float">
            <text:p>0.1118244788</text:p>
          </table:table-cell>
        </table:table-row>
        <table:table-row table:style-name="ro1">
          <table:table-cell office:value-type="float" office:value="0.111887027131423" calcext:value-type="float">
            <text:p>0.1118870271</text:p>
          </table:table-cell>
        </table:table-row>
        <table:table-row table:style-name="ro1">
          <table:table-cell office:value-type="float" office:value="0.11326705693586" calcext:value-type="float">
            <text:p>0.1132670569</text:p>
          </table:table-cell>
        </table:table-row>
        <table:table-row table:style-name="ro1">
          <table:table-cell office:value-type="float" office:value="0.113413440116228" calcext:value-type="float">
            <text:p>0.1134134401</text:p>
          </table:table-cell>
        </table:table-row>
        <table:table-row table:style-name="ro1">
          <table:table-cell office:value-type="float" office:value="0.113875903543874" calcext:value-type="float">
            <text:p>0.1138759035</text:p>
          </table:table-cell>
        </table:table-row>
        <table:table-row table:style-name="ro1">
          <table:table-cell office:value-type="float" office:value="0.114524524737166" calcext:value-type="float">
            <text:p>0.1145245247</text:p>
          </table:table-cell>
        </table:table-row>
        <table:table-row table:style-name="ro1">
          <table:table-cell office:value-type="float" office:value="0.114868243875103" calcext:value-type="float">
            <text:p>0.1148682439</text:p>
          </table:table-cell>
        </table:table-row>
        <table:table-row table:style-name="ro1">
          <table:table-cell office:value-type="float" office:value="0.114908504070383" calcext:value-type="float">
            <text:p>0.1149085041</text:p>
          </table:table-cell>
        </table:table-row>
        <table:table-row table:style-name="ro1">
          <table:table-cell office:value-type="float" office:value="0.115149916575343" calcext:value-type="float">
            <text:p>0.1151499166</text:p>
          </table:table-cell>
        </table:table-row>
        <table:table-row table:style-name="ro1">
          <table:table-cell office:value-type="float" office:value="0.115291869330428" calcext:value-type="float">
            <text:p>0.1152918693</text:p>
          </table:table-cell>
        </table:table-row>
        <table:table-row table:style-name="ro1">
          <table:table-cell office:value-type="float" office:value="0.117635832867386" calcext:value-type="float">
            <text:p>0.1176358329</text:p>
          </table:table-cell>
        </table:table-row>
        <table:table-row table:style-name="ro1">
          <table:table-cell office:value-type="float" office:value="0.118358882373637" calcext:value-type="float">
            <text:p>0.1183588824</text:p>
          </table:table-cell>
        </table:table-row>
        <table:table-row table:style-name="ro1">
          <table:table-cell office:value-type="float" office:value="0.118629873846588" calcext:value-type="float">
            <text:p>0.1186298738</text:p>
          </table:table-cell>
        </table:table-row>
        <table:table-row table:style-name="ro1">
          <table:table-cell office:value-type="float" office:value="0.118796588883732" calcext:value-type="float">
            <text:p>0.1187965889</text:p>
          </table:table-cell>
        </table:table-row>
        <table:table-row table:style-name="ro1">
          <table:table-cell office:value-type="float" office:value="0.118849019764999" calcext:value-type="float">
            <text:p>0.1188490198</text:p>
          </table:table-cell>
        </table:table-row>
        <table:table-row table:style-name="ro1">
          <table:table-cell office:value-type="float" office:value="0.119319627269959" calcext:value-type="float">
            <text:p>0.1193196273</text:p>
          </table:table-cell>
        </table:table-row>
        <table:table-row table:style-name="ro1">
          <table:table-cell office:value-type="float" office:value="0.11972188197345" calcext:value-type="float">
            <text:p>0.119721882</text:p>
          </table:table-cell>
        </table:table-row>
        <table:table-row table:style-name="ro1">
          <table:table-cell office:value-type="float" office:value="0.120075098844836" calcext:value-type="float">
            <text:p>0.1200750988</text:p>
          </table:table-cell>
        </table:table-row>
        <table:table-row table:style-name="ro1">
          <table:table-cell office:value-type="float" office:value="0.120357575310858" calcext:value-type="float">
            <text:p>0.1203575753</text:p>
          </table:table-cell>
        </table:table-row>
        <table:table-row table:style-name="ro1">
          <table:table-cell office:value-type="float" office:value="0.121096862565716" calcext:value-type="float">
            <text:p>0.1210968626</text:p>
          </table:table-cell>
        </table:table-row>
        <table:table-row table:style-name="ro1">
          <table:table-cell office:value-type="float" office:value="0.121467929505068" calcext:value-type="float">
            <text:p>0.1214679295</text:p>
          </table:table-cell>
        </table:table-row>
        <table:table-row table:style-name="ro1">
          <table:table-cell office:value-type="float" office:value="0.121602525446022" calcext:value-type="float">
            <text:p>0.1216025254</text:p>
          </table:table-cell>
        </table:table-row>
        <table:table-row table:style-name="ro1">
          <table:table-cell office:value-type="float" office:value="0.121637664943968" calcext:value-type="float">
            <text:p>0.1216376649</text:p>
          </table:table-cell>
        </table:table-row>
        <table:table-row table:style-name="ro1">
          <table:table-cell office:value-type="float" office:value="0.121996465158176" calcext:value-type="float">
            <text:p>0.1219964652</text:p>
          </table:table-cell>
        </table:table-row>
        <table:table-row table:style-name="ro1">
          <table:table-cell office:value-type="float" office:value="0.122875901362903" calcext:value-type="float">
            <text:p>0.1228759014</text:p>
          </table:table-cell>
        </table:table-row>
        <table:table-row table:style-name="ro1">
          <table:table-cell office:value-type="float" office:value="0.123346166690537" calcext:value-type="float">
            <text:p>0.1233461667</text:p>
          </table:table-cell>
        </table:table-row>
        <table:table-row table:style-name="ro1">
          <table:table-cell office:value-type="float" office:value="0.123615337559008" calcext:value-type="float">
            <text:p>0.1236153376</text:p>
          </table:table-cell>
        </table:table-row>
        <table:table-row table:style-name="ro1">
          <table:table-cell office:value-type="float" office:value="0.124381222391256" calcext:value-type="float">
            <text:p>0.1243812224</text:p>
          </table:table-cell>
        </table:table-row>
        <table:table-row table:style-name="ro1">
          <table:table-cell office:value-type="float" office:value="0.124916161252345" calcext:value-type="float">
            <text:p>0.1249161613</text:p>
          </table:table-cell>
        </table:table-row>
        <table:table-row table:style-name="ro1">
          <table:table-cell office:value-type="float" office:value="0.125425898561074" calcext:value-type="float">
            <text:p>0.1254258986</text:p>
          </table:table-cell>
        </table:table-row>
        <table:table-row table:style-name="ro1">
          <table:table-cell office:value-type="float" office:value="0.125763345592329" calcext:value-type="float">
            <text:p>0.1257633456</text:p>
          </table:table-cell>
        </table:table-row>
        <table:table-row table:style-name="ro1">
          <table:table-cell office:value-type="float" office:value="0.125862427460305" calcext:value-type="float">
            <text:p>0.1258624275</text:p>
          </table:table-cell>
        </table:table-row>
        <table:table-row table:style-name="ro1">
          <table:table-cell office:value-type="float" office:value="0.125929471810551" calcext:value-type="float">
            <text:p>0.1259294718</text:p>
          </table:table-cell>
        </table:table-row>
        <table:table-row table:style-name="ro1">
          <table:table-cell office:value-type="float" office:value="0.126317302912339" calcext:value-type="float">
            <text:p>0.1263173029</text:p>
          </table:table-cell>
        </table:table-row>
        <table:table-row table:style-name="ro1">
          <table:table-cell office:value-type="float" office:value="0.129805468415642" calcext:value-type="float">
            <text:p>0.1298054684</text:p>
          </table:table-cell>
        </table:table-row>
        <table:table-row table:style-name="ro1">
          <table:table-cell office:value-type="float" office:value="0.130729489044592" calcext:value-type="float">
            <text:p>0.130729489</text:p>
          </table:table-cell>
        </table:table-row>
        <table:table-row table:style-name="ro1">
          <table:table-cell office:value-type="float" office:value="0.131611940567015" calcext:value-type="float">
            <text:p>0.1316119406</text:p>
          </table:table-cell>
        </table:table-row>
        <table:table-row table:style-name="ro1">
          <table:table-cell office:value-type="float" office:value="0.132375610435381" calcext:value-type="float">
            <text:p>0.1323756104</text:p>
          </table:table-cell>
        </table:table-row>
        <table:table-row table:style-name="ro1">
          <table:table-cell office:value-type="float" office:value="0.13266931131987" calcext:value-type="float">
            <text:p>0.1326693113</text:p>
          </table:table-cell>
        </table:table-row>
        <table:table-row table:style-name="ro1">
          <table:table-cell office:value-type="float" office:value="0.132756907724707" calcext:value-type="float">
            <text:p>0.1327569077</text:p>
          </table:table-cell>
        </table:table-row>
        <table:table-row table:style-name="ro1">
          <table:table-cell office:value-type="float" office:value="0.133035979978915" calcext:value-type="float">
            <text:p>0.13303598</text:p>
          </table:table-cell>
        </table:table-row>
        <table:table-row table:style-name="ro1">
          <table:table-cell office:value-type="float" office:value="0.133669647661608" calcext:value-type="float">
            <text:p>0.1336696477</text:p>
          </table:table-cell>
        </table:table-row>
        <table:table-row table:style-name="ro1">
          <table:table-cell office:value-type="float" office:value="0.134271880746318" calcext:value-type="float">
            <text:p>0.1342718807</text:p>
          </table:table-cell>
        </table:table-row>
        <table:table-row table:style-name="ro1">
          <table:table-cell office:value-type="float" office:value="0.134603947883127" calcext:value-type="float">
            <text:p>0.1346039479</text:p>
          </table:table-cell>
        </table:table-row>
        <table:table-row table:style-name="ro1">
          <table:table-cell office:value-type="float" office:value="0.134761269092094" calcext:value-type="float">
            <text:p>0.1347612691</text:p>
          </table:table-cell>
        </table:table-row>
        <table:table-row table:style-name="ro1">
          <table:table-cell office:value-type="float" office:value="0.136692537581107" calcext:value-type="float">
            <text:p>0.1366925376</text:p>
          </table:table-cell>
        </table:table-row>
        <table:table-row table:style-name="ro1">
          <table:table-cell office:value-type="float" office:value="0.136806572523302" calcext:value-type="float">
            <text:p>0.1368065725</text:p>
          </table:table-cell>
        </table:table-row>
        <table:table-row table:style-name="ro1">
          <table:table-cell office:value-type="float" office:value="0.136904966379272" calcext:value-type="float">
            <text:p>0.1369049664</text:p>
          </table:table-cell>
        </table:table-row>
        <table:table-row table:style-name="ro1">
          <table:table-cell office:value-type="float" office:value="0.137210663847071" calcext:value-type="float">
            <text:p>0.1372106638</text:p>
          </table:table-cell>
        </table:table-row>
        <table:table-row table:style-name="ro1">
          <table:table-cell office:value-type="float" office:value="0.137729968070513" calcext:value-type="float">
            <text:p>0.1377299681</text:p>
          </table:table-cell>
        </table:table-row>
        <table:table-row table:style-name="ro1">
          <table:table-cell office:value-type="float" office:value="0.137802037225944" calcext:value-type="float">
            <text:p>0.1378020372</text:p>
          </table:table-cell>
        </table:table-row>
        <table:table-row table:style-name="ro1">
          <table:table-cell office:value-type="float" office:value="0.137888722172225" calcext:value-type="float">
            <text:p>0.1378887222</text:p>
          </table:table-cell>
        </table:table-row>
        <table:table-row table:style-name="ro1">
          <table:table-cell office:value-type="float" office:value="0.13817050606136" calcext:value-type="float">
            <text:p>0.1381705061</text:p>
          </table:table-cell>
        </table:table-row>
        <table:table-row table:style-name="ro1">
          <table:table-cell office:value-type="float" office:value="0.138819976449302" calcext:value-type="float">
            <text:p>0.1388199764</text:p>
          </table:table-cell>
        </table:table-row>
        <table:table-row table:style-name="ro1">
          <table:table-cell office:value-type="float" office:value="0.139346172956022" calcext:value-type="float">
            <text:p>0.139346173</text:p>
          </table:table-cell>
        </table:table-row>
        <table:table-row table:style-name="ro1">
          <table:table-cell office:value-type="float" office:value="0.140038341569297" calcext:value-type="float">
            <text:p>0.1400383416</text:p>
          </table:table-cell>
        </table:table-row>
        <table:table-row table:style-name="ro1">
          <table:table-cell office:value-type="float" office:value="0.140880944918968" calcext:value-type="float">
            <text:p>0.1408809449</text:p>
          </table:table-cell>
        </table:table-row>
        <table:table-row table:style-name="ro1">
          <table:table-cell office:value-type="float" office:value="0.14139119425398" calcext:value-type="float">
            <text:p>0.1413911943</text:p>
          </table:table-cell>
        </table:table-row>
        <table:table-row table:style-name="ro1">
          <table:table-cell office:value-type="float" office:value="0.141515197381549" calcext:value-type="float">
            <text:p>0.1415151974</text:p>
          </table:table-cell>
        </table:table-row>
        <table:table-row table:style-name="ro1">
          <table:table-cell office:value-type="float" office:value="0.141590662554678" calcext:value-type="float">
            <text:p>0.1415906626</text:p>
          </table:table-cell>
        </table:table-row>
        <table:table-row table:style-name="ro1">
          <table:table-cell office:value-type="float" office:value="0.141681140367767" calcext:value-type="float">
            <text:p>0.1416811404</text:p>
          </table:table-cell>
        </table:table-row>
        <table:table-row table:style-name="ro1">
          <table:table-cell office:value-type="float" office:value="0.142572429367881" calcext:value-type="float">
            <text:p>0.1425724294</text:p>
          </table:table-cell>
        </table:table-row>
        <table:table-row table:style-name="ro1">
          <table:table-cell office:value-type="float" office:value="0.143185437356815" calcext:value-type="float">
            <text:p>0.1431854374</text:p>
          </table:table-cell>
        </table:table-row>
        <table:table-row table:style-name="ro1">
          <table:table-cell office:value-type="float" office:value="0.143401664091225" calcext:value-type="float">
            <text:p>0.1434016641</text:p>
          </table:table-cell>
        </table:table-row>
        <table:table-row table:style-name="ro1">
          <table:table-cell office:value-type="float" office:value="0.144464234212831" calcext:value-type="float">
            <text:p>0.1444642342</text:p>
          </table:table-cell>
        </table:table-row>
        <table:table-row table:style-name="ro1">
          <table:table-cell office:value-type="float" office:value="0.144466813499308" calcext:value-type="float">
            <text:p>0.1444668135</text:p>
          </table:table-cell>
        </table:table-row>
        <table:table-row table:style-name="ro1">
          <table:table-cell office:value-type="float" office:value="0.14448120332309" calcext:value-type="float">
            <text:p>0.1444812033</text:p>
          </table:table-cell>
        </table:table-row>
        <table:table-row table:style-name="ro1">
          <table:table-cell office:value-type="float" office:value="0.144594162524431" calcext:value-type="float">
            <text:p>0.1445941625</text:p>
          </table:table-cell>
        </table:table-row>
        <table:table-row table:style-name="ro1">
          <table:table-cell office:value-type="float" office:value="0.144601671770817" calcext:value-type="float">
            <text:p>0.1446016718</text:p>
          </table:table-cell>
        </table:table-row>
        <table:table-row table:style-name="ro1">
          <table:table-cell office:value-type="float" office:value="0.145136634393305" calcext:value-type="float">
            <text:p>0.1451366344</text:p>
          </table:table-cell>
        </table:table-row>
        <table:table-row table:style-name="ro1">
          <table:table-cell office:value-type="float" office:value="0.145216937704466" calcext:value-type="float">
            <text:p>0.1452169377</text:p>
          </table:table-cell>
        </table:table-row>
        <table:table-row table:style-name="ro1">
          <table:table-cell office:value-type="float" office:value="0.145326614219783" calcext:value-type="float">
            <text:p>0.1453266142</text:p>
          </table:table-cell>
        </table:table-row>
        <table:table-row table:style-name="ro1">
          <table:table-cell office:value-type="float" office:value="0.146579917095982" calcext:value-type="float">
            <text:p>0.1465799171</text:p>
          </table:table-cell>
        </table:table-row>
        <table:table-row table:style-name="ro1">
          <table:table-cell office:value-type="float" office:value="0.146750716389528" calcext:value-type="float">
            <text:p>0.1467507164</text:p>
          </table:table-cell>
        </table:table-row>
        <table:table-row table:style-name="ro1">
          <table:table-cell office:value-type="float" office:value="0.146770944003688" calcext:value-type="float">
            <text:p>0.146770944</text:p>
          </table:table-cell>
        </table:table-row>
        <table:table-row table:style-name="ro1">
          <table:table-cell office:value-type="float" office:value="0.147006018351945" calcext:value-type="float">
            <text:p>0.1470060184</text:p>
          </table:table-cell>
        </table:table-row>
        <table:table-row table:style-name="ro1">
          <table:table-cell office:value-type="float" office:value="0.147390711938748" calcext:value-type="float">
            <text:p>0.1473907119</text:p>
          </table:table-cell>
        </table:table-row>
        <table:table-row table:style-name="ro1">
          <table:table-cell office:value-type="float" office:value="0.148417176380911" calcext:value-type="float">
            <text:p>0.1484171764</text:p>
          </table:table-cell>
        </table:table-row>
        <table:table-row table:style-name="ro1">
          <table:table-cell office:value-type="float" office:value="0.148669741335727" calcext:value-type="float">
            <text:p>0.1486697413</text:p>
          </table:table-cell>
        </table:table-row>
        <table:table-row table:style-name="ro1">
          <table:table-cell office:value-type="float" office:value="0.148753330478457" calcext:value-type="float">
            <text:p>0.1487533305</text:p>
          </table:table-cell>
        </table:table-row>
        <table:table-row table:style-name="ro1">
          <table:table-cell office:value-type="float" office:value="0.149275345003906" calcext:value-type="float">
            <text:p>0.149275345</text:p>
          </table:table-cell>
        </table:table-row>
        <table:table-row table:style-name="ro1">
          <table:table-cell office:value-type="float" office:value="0.149320944885205" calcext:value-type="float">
            <text:p>0.1493209449</text:p>
          </table:table-cell>
        </table:table-row>
        <table:table-row table:style-name="ro1">
          <table:table-cell office:value-type="float" office:value="0.149677599253013" calcext:value-type="float">
            <text:p>0.1496775993</text:p>
          </table:table-cell>
        </table:table-row>
        <table:table-row table:style-name="ro1">
          <table:table-cell office:value-type="float" office:value="0.149874905348949" calcext:value-type="float">
            <text:p>0.1498749053</text:p>
          </table:table-cell>
        </table:table-row>
        <table:table-row table:style-name="ro1">
          <table:table-cell office:value-type="float" office:value="0.150244931684415" calcext:value-type="float">
            <text:p>0.1502449317</text:p>
          </table:table-cell>
        </table:table-row>
        <table:table-row table:style-name="ro1">
          <table:table-cell office:value-type="float" office:value="0.150618414660784" calcext:value-type="float">
            <text:p>0.1506184147</text:p>
          </table:table-cell>
        </table:table-row>
        <table:table-row table:style-name="ro1">
          <table:table-cell office:value-type="float" office:value="0.150716701282691" calcext:value-type="float">
            <text:p>0.1507167013</text:p>
          </table:table-cell>
        </table:table-row>
        <table:table-row table:style-name="ro1">
          <table:table-cell office:value-type="float" office:value="0.151257655964872" calcext:value-type="float">
            <text:p>0.151257656</text:p>
          </table:table-cell>
        </table:table-row>
        <table:table-row table:style-name="ro1">
          <table:table-cell office:value-type="float" office:value="0.152285826515874" calcext:value-type="float">
            <text:p>0.1522858265</text:p>
          </table:table-cell>
        </table:table-row>
        <table:table-row table:style-name="ro1">
          <table:table-cell office:value-type="float" office:value="0.152366987403607" calcext:value-type="float">
            <text:p>0.1523669874</text:p>
          </table:table-cell>
        </table:table-row>
        <table:table-row table:style-name="ro1">
          <table:table-cell office:value-type="float" office:value="0.152567747632737" calcext:value-type="float">
            <text:p>0.1525677476</text:p>
          </table:table-cell>
        </table:table-row>
        <table:table-row table:style-name="ro1">
          <table:table-cell office:value-type="float" office:value="0.152790402436568" calcext:value-type="float">
            <text:p>0.1527904024</text:p>
          </table:table-cell>
        </table:table-row>
        <table:table-row table:style-name="ro1">
          <table:table-cell office:value-type="float" office:value="0.153015176208203" calcext:value-type="float">
            <text:p>0.1530151762</text:p>
          </table:table-cell>
        </table:table-row>
        <table:table-row table:style-name="ro1">
          <table:table-cell office:value-type="float" office:value="0.153500175175668" calcext:value-type="float">
            <text:p>0.1535001752</text:p>
          </table:table-cell>
        </table:table-row>
        <table:table-row table:style-name="ro1">
          <table:table-cell office:value-type="float" office:value="0.154161398722749" calcext:value-type="float">
            <text:p>0.1541613987</text:p>
          </table:table-cell>
        </table:table-row>
        <table:table-row table:style-name="ro1">
          <table:table-cell office:value-type="float" office:value="0.154214458961576" calcext:value-type="float">
            <text:p>0.154214459</text:p>
          </table:table-cell>
        </table:table-row>
        <table:table-row table:style-name="ro1">
          <table:table-cell office:value-type="float" office:value="0.154316684063424" calcext:value-type="float">
            <text:p>0.1543166841</text:p>
          </table:table-cell>
        </table:table-row>
        <table:table-row table:style-name="ro1">
          <table:table-cell office:value-type="float" office:value="0.155682641887038" calcext:value-type="float">
            <text:p>0.1556826419</text:p>
          </table:table-cell>
        </table:table-row>
        <table:table-row table:style-name="ro1">
          <table:table-cell office:value-type="float" office:value="0.156762101748235" calcext:value-type="float">
            <text:p>0.1567621017</text:p>
          </table:table-cell>
        </table:table-row>
        <table:table-row table:style-name="ro1">
          <table:table-cell office:value-type="float" office:value="0.156908451854861" calcext:value-type="float">
            <text:p>0.1569084519</text:p>
          </table:table-cell>
        </table:table-row>
        <table:table-row table:style-name="ro1">
          <table:table-cell office:value-type="float" office:value="0.157083447471888" calcext:value-type="float">
            <text:p>0.1570834475</text:p>
          </table:table-cell>
        </table:table-row>
        <table:table-row table:style-name="ro1">
          <table:table-cell office:value-type="float" office:value="0.15754925904478" calcext:value-type="float">
            <text:p>0.157549259</text:p>
          </table:table-cell>
        </table:table-row>
        <table:table-row table:style-name="ro1">
          <table:table-cell office:value-type="float" office:value="0.158344926296139" calcext:value-type="float">
            <text:p>0.1583449263</text:p>
          </table:table-cell>
        </table:table-row>
        <table:table-row table:style-name="ro1">
          <table:table-cell office:value-type="float" office:value="0.158676806425001" calcext:value-type="float">
            <text:p>0.1586768064</text:p>
          </table:table-cell>
        </table:table-row>
        <table:table-row table:style-name="ro1">
          <table:table-cell office:value-type="float" office:value="0.159045045295928" calcext:value-type="float">
            <text:p>0.1590450453</text:p>
          </table:table-cell>
        </table:table-row>
        <table:table-row table:style-name="ro1">
          <table:table-cell office:value-type="float" office:value="0.160841536205755" calcext:value-type="float">
            <text:p>0.1608415362</text:p>
          </table:table-cell>
        </table:table-row>
        <table:table-row table:style-name="ro1">
          <table:table-cell office:value-type="float" office:value="0.161021981017512" calcext:value-type="float">
            <text:p>0.161021981</text:p>
          </table:table-cell>
        </table:table-row>
        <table:table-row table:style-name="ro1">
          <table:table-cell office:value-type="float" office:value="0.161137558636329" calcext:value-type="float">
            <text:p>0.1611375586</text:p>
          </table:table-cell>
        </table:table-row>
        <table:table-row table:style-name="ro1">
          <table:table-cell office:value-type="float" office:value="0.161221312849538" calcext:value-type="float">
            <text:p>0.1612213128</text:p>
          </table:table-cell>
        </table:table-row>
        <table:table-row table:style-name="ro1">
          <table:table-cell office:value-type="float" office:value="0.161297143588992" calcext:value-type="float">
            <text:p>0.1612971436</text:p>
          </table:table-cell>
        </table:table-row>
        <table:table-row table:style-name="ro1">
          <table:table-cell office:value-type="float" office:value="0.161319314856934" calcext:value-type="float">
            <text:p>0.1613193149</text:p>
          </table:table-cell>
        </table:table-row>
        <table:table-row table:style-name="ro1">
          <table:table-cell office:value-type="float" office:value="0.161453734543724" calcext:value-type="float">
            <text:p>0.1614537345</text:p>
          </table:table-cell>
        </table:table-row>
        <table:table-row table:style-name="ro1">
          <table:table-cell office:value-type="float" office:value="0.161890857746792" calcext:value-type="float">
            <text:p>0.1618908577</text:p>
          </table:table-cell>
        </table:table-row>
        <table:table-row table:style-name="ro1">
          <table:table-cell office:value-type="float" office:value="0.163621809416641" calcext:value-type="float">
            <text:p>0.1636218094</text:p>
          </table:table-cell>
        </table:table-row>
        <table:table-row table:style-name="ro1">
          <table:table-cell office:value-type="float" office:value="0.164942602951984" calcext:value-type="float">
            <text:p>0.164942603</text:p>
          </table:table-cell>
        </table:table-row>
        <table:table-row table:style-name="ro1">
          <table:table-cell office:value-type="float" office:value="0.165553849182235" calcext:value-type="float">
            <text:p>0.1655538492</text:p>
          </table:table-cell>
        </table:table-row>
        <table:table-row table:style-name="ro1">
          <table:table-cell office:value-type="float" office:value="0.165758616753803" calcext:value-type="float">
            <text:p>0.1657586168</text:p>
          </table:table-cell>
        </table:table-row>
        <table:table-row table:style-name="ro1">
          <table:table-cell office:value-type="float" office:value="0.166193635845781" calcext:value-type="float">
            <text:p>0.1661936358</text:p>
          </table:table-cell>
        </table:table-row>
        <table:table-row table:style-name="ro1">
          <table:table-cell office:value-type="float" office:value="0.167492740525616" calcext:value-type="float">
            <text:p>0.1674927405</text:p>
          </table:table-cell>
        </table:table-row>
        <table:table-row table:style-name="ro1">
          <table:table-cell office:value-type="float" office:value="0.167777840331209" calcext:value-type="float">
            <text:p>0.1677778403</text:p>
          </table:table-cell>
        </table:table-row>
        <table:table-row table:style-name="ro1">
          <table:table-cell office:value-type="float" office:value="0.170114163051224" calcext:value-type="float">
            <text:p>0.1701141631</text:p>
          </table:table-cell>
        </table:table-row>
        <table:table-row table:style-name="ro1">
          <table:table-cell office:value-type="float" office:value="0.170372131075286" calcext:value-type="float">
            <text:p>0.1703721311</text:p>
          </table:table-cell>
        </table:table-row>
        <table:table-row table:style-name="ro1">
          <table:table-cell office:value-type="float" office:value="0.170691244162483" calcext:value-type="float">
            <text:p>0.1706912442</text:p>
          </table:table-cell>
        </table:table-row>
        <table:table-row table:style-name="ro1">
          <table:table-cell office:value-type="float" office:value="0.170919553770073" calcext:value-type="float">
            <text:p>0.1709195538</text:p>
          </table:table-cell>
        </table:table-row>
        <table:table-row table:style-name="ro1">
          <table:table-cell office:value-type="float" office:value="0.172325340338865" calcext:value-type="float">
            <text:p>0.1723253403</text:p>
          </table:table-cell>
        </table:table-row>
        <table:table-row table:style-name="ro1">
          <table:table-cell office:value-type="float" office:value="0.172521418931958" calcext:value-type="float">
            <text:p>0.1725214189</text:p>
          </table:table-cell>
        </table:table-row>
        <table:table-row table:style-name="ro1">
          <table:table-cell office:value-type="float" office:value="0.17286118163938" calcext:value-type="float">
            <text:p>0.1728611816</text:p>
          </table:table-cell>
        </table:table-row>
        <table:table-row table:style-name="ro1">
          <table:table-cell office:value-type="float" office:value="0.173043908939297" calcext:value-type="float">
            <text:p>0.1730439089</text:p>
          </table:table-cell>
        </table:table-row>
        <table:table-row table:style-name="ro1">
          <table:table-cell office:value-type="float" office:value="0.173178909564469" calcext:value-type="float">
            <text:p>0.1731789096</text:p>
          </table:table-cell>
        </table:table-row>
        <table:table-row table:style-name="ro1">
          <table:table-cell office:value-type="float" office:value="0.174665919552004" calcext:value-type="float">
            <text:p>0.1746659196</text:p>
          </table:table-cell>
        </table:table-row>
        <table:table-row table:style-name="ro1">
          <table:table-cell office:value-type="float" office:value="0.175875600478191" calcext:value-type="float">
            <text:p>0.1758756005</text:p>
          </table:table-cell>
        </table:table-row>
        <table:table-row table:style-name="ro1">
          <table:table-cell office:value-type="float" office:value="0.176915976931433" calcext:value-type="float">
            <text:p>0.1769159769</text:p>
          </table:table-cell>
        </table:table-row>
        <table:table-row table:style-name="ro1">
          <table:table-cell office:value-type="float" office:value="0.177173653620344" calcext:value-type="float">
            <text:p>0.1771736536</text:p>
          </table:table-cell>
        </table:table-row>
        <table:table-row table:style-name="ro1">
          <table:table-cell office:value-type="float" office:value="0.178336141408203" calcext:value-type="float">
            <text:p>0.1783361414</text:p>
          </table:table-cell>
        </table:table-row>
        <table:table-row table:style-name="ro1">
          <table:table-cell office:value-type="float" office:value="0.179000392184419" calcext:value-type="float">
            <text:p>0.1790003922</text:p>
          </table:table-cell>
        </table:table-row>
        <table:table-row table:style-name="ro1">
          <table:table-cell office:value-type="float" office:value="0.179077085912602" calcext:value-type="float">
            <text:p>0.1790770859</text:p>
          </table:table-cell>
        </table:table-row>
        <table:table-row table:style-name="ro1">
          <table:table-cell office:value-type="float" office:value="0.179125440129871" calcext:value-type="float">
            <text:p>0.1791254401</text:p>
          </table:table-cell>
        </table:table-row>
        <table:table-row table:style-name="ro1">
          <table:table-cell office:value-type="float" office:value="0.179340179497319" calcext:value-type="float">
            <text:p>0.1793401795</text:p>
          </table:table-cell>
        </table:table-row>
        <table:table-row table:style-name="ro1">
          <table:table-cell office:value-type="float" office:value="0.179585146992371" calcext:value-type="float">
            <text:p>0.179585147</text:p>
          </table:table-cell>
        </table:table-row>
        <table:table-row table:style-name="ro1">
          <table:table-cell office:value-type="float" office:value="0.179844347609113" calcext:value-type="float">
            <text:p>0.1798443476</text:p>
          </table:table-cell>
        </table:table-row>
        <table:table-row table:style-name="ro1">
          <table:table-cell office:value-type="float" office:value="0.180409027951514" calcext:value-type="float">
            <text:p>0.180409028</text:p>
          </table:table-cell>
        </table:table-row>
        <table:table-row table:style-name="ro1">
          <table:table-cell office:value-type="float" office:value="0.180893974505582" calcext:value-type="float">
            <text:p>0.1808939745</text:p>
          </table:table-cell>
        </table:table-row>
        <table:table-row table:style-name="ro1">
          <table:table-cell office:value-type="float" office:value="0.183284456289803" calcext:value-type="float">
            <text:p>0.1832844563</text:p>
          </table:table-cell>
        </table:table-row>
        <table:table-row table:style-name="ro1">
          <table:table-cell office:value-type="float" office:value="0.183483527587489" calcext:value-type="float">
            <text:p>0.1834835276</text:p>
          </table:table-cell>
        </table:table-row>
        <table:table-row table:style-name="ro1">
          <table:table-cell office:value-type="float" office:value="0.184025703959773" calcext:value-type="float">
            <text:p>0.184025704</text:p>
          </table:table-cell>
        </table:table-row>
        <table:table-row table:style-name="ro1">
          <table:table-cell office:value-type="float" office:value="0.184318601914549" calcext:value-type="float">
            <text:p>0.1843186019</text:p>
          </table:table-cell>
        </table:table-row>
        <table:table-row table:style-name="ro1">
          <table:table-cell office:value-type="float" office:value="0.185741271548516" calcext:value-type="float">
            <text:p>0.1857412715</text:p>
          </table:table-cell>
        </table:table-row>
        <table:table-row table:style-name="ro1">
          <table:table-cell office:value-type="float" office:value="0.18608818834524" calcext:value-type="float">
            <text:p>0.1860881883</text:p>
          </table:table-cell>
        </table:table-row>
        <table:table-row table:style-name="ro1">
          <table:table-cell office:value-type="float" office:value="0.186142474597376" calcext:value-type="float">
            <text:p>0.1861424746</text:p>
          </table:table-cell>
        </table:table-row>
        <table:table-row table:style-name="ro1">
          <table:table-cell office:value-type="float" office:value="0.186147006459057" calcext:value-type="float">
            <text:p>0.1861470065</text:p>
          </table:table-cell>
        </table:table-row>
        <table:table-row table:style-name="ro1">
          <table:table-cell office:value-type="float" office:value="0.186173894358393" calcext:value-type="float">
            <text:p>0.1861738944</text:p>
          </table:table-cell>
        </table:table-row>
        <table:table-row table:style-name="ro1">
          <table:table-cell office:value-type="float" office:value="0.186383785937675" calcext:value-type="float">
            <text:p>0.1863837859</text:p>
          </table:table-cell>
        </table:table-row>
        <table:table-row table:style-name="ro1">
          <table:table-cell office:value-type="float" office:value="0.186690722662886" calcext:value-type="float">
            <text:p>0.1866907227</text:p>
          </table:table-cell>
        </table:table-row>
        <table:table-row table:style-name="ro1">
          <table:table-cell office:value-type="float" office:value="0.187247680609637" calcext:value-type="float">
            <text:p>0.1872476806</text:p>
          </table:table-cell>
        </table:table-row>
        <table:table-row table:style-name="ro1">
          <table:table-cell office:value-type="float" office:value="0.188471986848171" calcext:value-type="float">
            <text:p>0.1884719868</text:p>
          </table:table-cell>
        </table:table-row>
        <table:table-row table:style-name="ro1">
          <table:table-cell office:value-type="float" office:value="0.188563573195289" calcext:value-type="float">
            <text:p>0.1885635732</text:p>
          </table:table-cell>
        </table:table-row>
        <table:table-row table:style-name="ro1">
          <table:table-cell office:value-type="float" office:value="0.188874555866527" calcext:value-type="float">
            <text:p>0.1888745559</text:p>
          </table:table-cell>
        </table:table-row>
        <table:table-row table:style-name="ro1">
          <table:table-cell office:value-type="float" office:value="0.189028485938865" calcext:value-type="float">
            <text:p>0.1890284859</text:p>
          </table:table-cell>
        </table:table-row>
        <table:table-row table:style-name="ro1">
          <table:table-cell office:value-type="float" office:value="0.190518318905027" calcext:value-type="float">
            <text:p>0.1905183189</text:p>
          </table:table-cell>
        </table:table-row>
        <table:table-row table:style-name="ro1">
          <table:table-cell office:value-type="float" office:value="0.190599867187252" calcext:value-type="float">
            <text:p>0.1905998672</text:p>
          </table:table-cell>
        </table:table-row>
        <table:table-row table:style-name="ro1">
          <table:table-cell office:value-type="float" office:value="0.190657949983331" calcext:value-type="float">
            <text:p>0.19065795</text:p>
          </table:table-cell>
        </table:table-row>
        <table:table-row table:style-name="ro1">
          <table:table-cell office:value-type="float" office:value="0.190874662632981" calcext:value-type="float">
            <text:p>0.1908746626</text:p>
          </table:table-cell>
        </table:table-row>
        <table:table-row table:style-name="ro1">
          <table:table-cell office:value-type="float" office:value="0.190903413343372" calcext:value-type="float">
            <text:p>0.1909034133</text:p>
          </table:table-cell>
        </table:table-row>
        <table:table-row table:style-name="ro1">
          <table:table-cell office:value-type="float" office:value="0.191075609086383" calcext:value-type="float">
            <text:p>0.1910756091</text:p>
          </table:table-cell>
        </table:table-row>
        <table:table-row table:style-name="ro1">
          <table:table-cell office:value-type="float" office:value="0.191536451131997" calcext:value-type="float">
            <text:p>0.1915364511</text:p>
          </table:table-cell>
        </table:table-row>
        <table:table-row table:style-name="ro1">
          <table:table-cell office:value-type="float" office:value="0.192505692936716" calcext:value-type="float">
            <text:p>0.1925056929</text:p>
          </table:table-cell>
        </table:table-row>
        <table:table-row table:style-name="ro1">
          <table:table-cell office:value-type="float" office:value="0.192674937568695" calcext:value-type="float">
            <text:p>0.1926749376</text:p>
          </table:table-cell>
        </table:table-row>
        <table:table-row table:style-name="ro1">
          <table:table-cell office:value-type="float" office:value="0.193178936349992" calcext:value-type="float">
            <text:p>0.1931789363</text:p>
          </table:table-cell>
        </table:table-row>
        <table:table-row table:style-name="ro1">
          <table:table-cell office:value-type="float" office:value="0.193514837589749" calcext:value-type="float">
            <text:p>0.1935148376</text:p>
          </table:table-cell>
        </table:table-row>
        <table:table-row table:style-name="ro1">
          <table:table-cell office:value-type="float" office:value="0.193666186806097" calcext:value-type="float">
            <text:p>0.1936661868</text:p>
          </table:table-cell>
        </table:table-row>
        <table:table-row table:style-name="ro1">
          <table:table-cell office:value-type="float" office:value="0.193787416157949" calcext:value-type="float">
            <text:p>0.1937874162</text:p>
          </table:table-cell>
        </table:table-row>
        <table:table-row table:style-name="ro1">
          <table:table-cell office:value-type="float" office:value="0.193894787916131" calcext:value-type="float">
            <text:p>0.1938947879</text:p>
          </table:table-cell>
        </table:table-row>
        <table:table-row table:style-name="ro1">
          <table:table-cell office:value-type="float" office:value="0.194025150929657" calcext:value-type="float">
            <text:p>0.1940251509</text:p>
          </table:table-cell>
        </table:table-row>
        <table:table-row table:style-name="ro1">
          <table:table-cell office:value-type="float" office:value="0.194247590494779" calcext:value-type="float">
            <text:p>0.1942475905</text:p>
          </table:table-cell>
        </table:table-row>
        <table:table-row table:style-name="ro1">
          <table:table-cell office:value-type="float" office:value="0.194465510830598" calcext:value-type="float">
            <text:p>0.1944655108</text:p>
          </table:table-cell>
        </table:table-row>
        <table:table-row table:style-name="ro1">
          <table:table-cell office:value-type="float" office:value="0.195254105562183" calcext:value-type="float">
            <text:p>0.1952541056</text:p>
          </table:table-cell>
        </table:table-row>
        <table:table-row table:style-name="ro1">
          <table:table-cell office:value-type="float" office:value="0.195360878568928" calcext:value-type="float">
            <text:p>0.1953608786</text:p>
          </table:table-cell>
        </table:table-row>
        <table:table-row table:style-name="ro1">
          <table:table-cell office:value-type="float" office:value="0.195670589248567" calcext:value-type="float">
            <text:p>0.1956705892</text:p>
          </table:table-cell>
        </table:table-row>
        <table:table-row table:style-name="ro1">
          <table:table-cell office:value-type="float" office:value="0.196054607835569" calcext:value-type="float">
            <text:p>0.1960546078</text:p>
          </table:table-cell>
        </table:table-row>
        <table:table-row table:style-name="ro1">
          <table:table-cell office:value-type="float" office:value="0.196399825222644" calcext:value-type="float">
            <text:p>0.1963998252</text:p>
          </table:table-cell>
        </table:table-row>
        <table:table-row table:style-name="ro1">
          <table:table-cell office:value-type="float" office:value="0.197377812826458" calcext:value-type="float">
            <text:p>0.1973778128</text:p>
          </table:table-cell>
        </table:table-row>
        <table:table-row table:style-name="ro1">
          <table:table-cell office:value-type="float" office:value="0.197434257153875" calcext:value-type="float">
            <text:p>0.1974342572</text:p>
          </table:table-cell>
        </table:table-row>
        <table:table-row table:style-name="ro1">
          <table:table-cell office:value-type="float" office:value="0.199606608864581" calcext:value-type="float">
            <text:p>0.1996066089</text:p>
          </table:table-cell>
        </table:table-row>
        <table:table-row table:style-name="ro1">
          <table:table-cell office:value-type="float" office:value="0.199871593493847" calcext:value-type="float">
            <text:p>0.1998715935</text:p>
          </table:table-cell>
        </table:table-row>
        <table:table-row table:style-name="ro1">
          <table:table-cell office:value-type="float" office:value="0.200378407210152" calcext:value-type="float">
            <text:p>0.2003784072</text:p>
          </table:table-cell>
        </table:table-row>
        <table:table-row table:style-name="ro1">
          <table:table-cell office:value-type="float" office:value="0.201642939267126" calcext:value-type="float">
            <text:p>0.2016429393</text:p>
          </table:table-cell>
        </table:table-row>
        <table:table-row table:style-name="ro1">
          <table:table-cell office:value-type="float" office:value="0.203891066845194" calcext:value-type="float">
            <text:p>0.2038910668</text:p>
          </table:table-cell>
        </table:table-row>
        <table:table-row table:style-name="ro1">
          <table:table-cell office:value-type="float" office:value="0.203907772832207" calcext:value-type="float">
            <text:p>0.2039077728</text:p>
          </table:table-cell>
        </table:table-row>
        <table:table-row table:style-name="ro1">
          <table:table-cell office:value-type="float" office:value="0.203987531783495" calcext:value-type="float">
            <text:p>0.2039875318</text:p>
          </table:table-cell>
        </table:table-row>
        <table:table-row table:style-name="ro1">
          <table:table-cell office:value-type="float" office:value="0.204470535922512" calcext:value-type="float">
            <text:p>0.2044705359</text:p>
          </table:table-cell>
        </table:table-row>
        <table:table-row table:style-name="ro1">
          <table:table-cell office:value-type="float" office:value="0.205643437801927" calcext:value-type="float">
            <text:p>0.2056434378</text:p>
          </table:table-cell>
        </table:table-row>
        <table:table-row table:style-name="ro1">
          <table:table-cell office:value-type="float" office:value="0.205995532659511" calcext:value-type="float">
            <text:p>0.2059955327</text:p>
          </table:table-cell>
        </table:table-row>
        <table:table-row table:style-name="ro1">
          <table:table-cell office:value-type="float" office:value="0.206379609116497" calcext:value-type="float">
            <text:p>0.2063796091</text:p>
          </table:table-cell>
        </table:table-row>
        <table:table-row table:style-name="ro1">
          <table:table-cell office:value-type="float" office:value="0.207486231337152" calcext:value-type="float">
            <text:p>0.2074862313</text:p>
          </table:table-cell>
        </table:table-row>
        <table:table-row table:style-name="ro1">
          <table:table-cell office:value-type="float" office:value="0.208949723428918" calcext:value-type="float">
            <text:p>0.2089497234</text:p>
          </table:table-cell>
        </table:table-row>
        <table:table-row table:style-name="ro1">
          <table:table-cell office:value-type="float" office:value="0.209315430936544" calcext:value-type="float">
            <text:p>0.2093154309</text:p>
          </table:table-cell>
        </table:table-row>
        <table:table-row table:style-name="ro1">
          <table:table-cell office:value-type="float" office:value="0.210063801639474" calcext:value-type="float">
            <text:p>0.2100638016</text:p>
          </table:table-cell>
        </table:table-row>
        <table:table-row table:style-name="ro1">
          <table:table-cell office:value-type="float" office:value="0.210078873049187" calcext:value-type="float">
            <text:p>0.210078873</text:p>
          </table:table-cell>
        </table:table-row>
        <table:table-row table:style-name="ro1">
          <table:table-cell office:value-type="float" office:value="0.210802135952559" calcext:value-type="float">
            <text:p>0.210802136</text:p>
          </table:table-cell>
        </table:table-row>
        <table:table-row table:style-name="ro1">
          <table:table-cell office:value-type="float" office:value="0.211720397198212" calcext:value-type="float">
            <text:p>0.2117203972</text:p>
          </table:table-cell>
        </table:table-row>
        <table:table-row table:style-name="ro1">
          <table:table-cell office:value-type="float" office:value="0.21236490814486" calcext:value-type="float">
            <text:p>0.2123649081</text:p>
          </table:table-cell>
        </table:table-row>
        <table:table-row table:style-name="ro1">
          <table:table-cell office:value-type="float" office:value="0.21287162093146" calcext:value-type="float">
            <text:p>0.2128716209</text:p>
          </table:table-cell>
        </table:table-row>
        <table:table-row table:style-name="ro1">
          <table:table-cell office:value-type="float" office:value="0.213155843239743" calcext:value-type="float">
            <text:p>0.2131558432</text:p>
          </table:table-cell>
        </table:table-row>
        <table:table-row table:style-name="ro1">
          <table:table-cell office:value-type="float" office:value="0.213373915138437" calcext:value-type="float">
            <text:p>0.2133739151</text:p>
          </table:table-cell>
        </table:table-row>
        <table:table-row table:style-name="ro1">
          <table:table-cell office:value-type="float" office:value="0.214816056628503" calcext:value-type="float">
            <text:p>0.2148160566</text:p>
          </table:table-cell>
        </table:table-row>
        <table:table-row table:style-name="ro1">
          <table:table-cell office:value-type="float" office:value="0.215764598762051" calcext:value-type="float">
            <text:p>0.2157645988</text:p>
          </table:table-cell>
        </table:table-row>
        <table:table-row table:style-name="ro1">
          <table:table-cell office:value-type="float" office:value="0.217500941930933" calcext:value-type="float">
            <text:p>0.2175009419</text:p>
          </table:table-cell>
        </table:table-row>
        <table:table-row table:style-name="ro1">
          <table:table-cell office:value-type="float" office:value="0.217585506288324" calcext:value-type="float">
            <text:p>0.2175855063</text:p>
          </table:table-cell>
        </table:table-row>
        <table:table-row table:style-name="ro1">
          <table:table-cell office:value-type="float" office:value="0.218455334427484" calcext:value-type="float">
            <text:p>0.2184553344</text:p>
          </table:table-cell>
        </table:table-row>
        <table:table-row table:style-name="ro1">
          <table:table-cell office:value-type="float" office:value="0.218904694601744" calcext:value-type="float">
            <text:p>0.2189046946</text:p>
          </table:table-cell>
        </table:table-row>
        <table:table-row table:style-name="ro1">
          <table:table-cell office:value-type="float" office:value="0.220444559079258" calcext:value-type="float">
            <text:p>0.2204445591</text:p>
          </table:table-cell>
        </table:table-row>
        <table:table-row table:style-name="ro1">
          <table:table-cell office:value-type="float" office:value="0.220536033440664" calcext:value-type="float">
            <text:p>0.2205360334</text:p>
          </table:table-cell>
        </table:table-row>
        <table:table-row table:style-name="ro1">
          <table:table-cell office:value-type="float" office:value="0.221111707138652" calcext:value-type="float">
            <text:p>0.2211117071</text:p>
          </table:table-cell>
        </table:table-row>
        <table:table-row table:style-name="ro1">
          <table:table-cell office:value-type="float" office:value="0.221199755979479" calcext:value-type="float">
            <text:p>0.221199756</text:p>
          </table:table-cell>
        </table:table-row>
        <table:table-row table:style-name="ro1">
          <table:table-cell office:value-type="float" office:value="0.222585848418781" calcext:value-type="float">
            <text:p>0.2225858484</text:p>
          </table:table-cell>
        </table:table-row>
        <table:table-row table:style-name="ro1">
          <table:table-cell office:value-type="float" office:value="0.222668476395425" calcext:value-type="float">
            <text:p>0.2226684764</text:p>
          </table:table-cell>
        </table:table-row>
        <table:table-row table:style-name="ro1">
          <table:table-cell office:value-type="float" office:value="0.224461666841457" calcext:value-type="float">
            <text:p>0.2244616668</text:p>
          </table:table-cell>
        </table:table-row>
        <table:table-row table:style-name="ro1">
          <table:table-cell office:value-type="float" office:value="0.224738102019474" calcext:value-type="float">
            <text:p>0.224738102</text:p>
          </table:table-cell>
        </table:table-row>
        <table:table-row table:style-name="ro1">
          <table:table-cell office:value-type="float" office:value="0.225262075034472" calcext:value-type="float">
            <text:p>0.225262075</text:p>
          </table:table-cell>
        </table:table-row>
        <table:table-row table:style-name="ro1">
          <table:table-cell office:value-type="float" office:value="0.22543273006984" calcext:value-type="float">
            <text:p>0.2254327301</text:p>
          </table:table-cell>
        </table:table-row>
        <table:table-row table:style-name="ro1">
          <table:table-cell office:value-type="float" office:value="0.225567834171304" calcext:value-type="float">
            <text:p>0.2255678342</text:p>
          </table:table-cell>
        </table:table-row>
        <table:table-row table:style-name="ro1">
          <table:table-cell office:value-type="float" office:value="0.226329866198716" calcext:value-type="float">
            <text:p>0.2263298662</text:p>
          </table:table-cell>
        </table:table-row>
        <table:table-row table:style-name="ro1">
          <table:table-cell office:value-type="float" office:value="0.226361199052562" calcext:value-type="float">
            <text:p>0.2263611991</text:p>
          </table:table-cell>
        </table:table-row>
        <table:table-row table:style-name="ro1">
          <table:table-cell office:value-type="float" office:value="0.227345070327089" calcext:value-type="float">
            <text:p>0.2273450703</text:p>
          </table:table-cell>
        </table:table-row>
        <table:table-row table:style-name="ro1">
          <table:table-cell office:value-type="float" office:value="0.227462546349582" calcext:value-type="float">
            <text:p>0.2274625463</text:p>
          </table:table-cell>
        </table:table-row>
        <table:table-row table:style-name="ro1">
          <table:table-cell office:value-type="float" office:value="0.227867154551287" calcext:value-type="float">
            <text:p>0.2278671546</text:p>
          </table:table-cell>
        </table:table-row>
        <table:table-row table:style-name="ro1">
          <table:table-cell office:value-type="float" office:value="0.228218147396554" calcext:value-type="float">
            <text:p>0.2282181474</text:p>
          </table:table-cell>
        </table:table-row>
        <table:table-row table:style-name="ro1">
          <table:table-cell office:value-type="float" office:value="0.228450590697524" calcext:value-type="float">
            <text:p>0.2284505907</text:p>
          </table:table-cell>
        </table:table-row>
        <table:table-row table:style-name="ro1">
          <table:table-cell office:value-type="float" office:value="0.229044349472555" calcext:value-type="float">
            <text:p>0.2290443495</text:p>
          </table:table-cell>
        </table:table-row>
        <table:table-row table:style-name="ro1">
          <table:table-cell office:value-type="float" office:value="0.229102013957558" calcext:value-type="float">
            <text:p>0.229102014</text:p>
          </table:table-cell>
        </table:table-row>
        <table:table-row table:style-name="ro1">
          <table:table-cell office:value-type="float" office:value="0.230271308672724" calcext:value-type="float">
            <text:p>0.2302713087</text:p>
          </table:table-cell>
        </table:table-row>
        <table:table-row table:style-name="ro1">
          <table:table-cell office:value-type="float" office:value="0.230760034972329" calcext:value-type="float">
            <text:p>0.230760035</text:p>
          </table:table-cell>
        </table:table-row>
        <table:table-row table:style-name="ro1">
          <table:table-cell office:value-type="float" office:value="0.23094249248853" calcext:value-type="float">
            <text:p>0.2309424925</text:p>
          </table:table-cell>
        </table:table-row>
        <table:table-row table:style-name="ro1">
          <table:table-cell office:value-type="float" office:value="0.232551411440973" calcext:value-type="float">
            <text:p>0.2325514114</text:p>
          </table:table-cell>
        </table:table-row>
        <table:table-row table:style-name="ro1">
          <table:table-cell office:value-type="float" office:value="0.232632506475596" calcext:value-type="float">
            <text:p>0.2326325065</text:p>
          </table:table-cell>
        </table:table-row>
        <table:table-row table:style-name="ro1">
          <table:table-cell office:value-type="float" office:value="0.233121625083718" calcext:value-type="float">
            <text:p>0.2331216251</text:p>
          </table:table-cell>
        </table:table-row>
        <table:table-row table:style-name="ro1">
          <table:table-cell office:value-type="float" office:value="0.234788017057757" calcext:value-type="float">
            <text:p>0.2347880171</text:p>
          </table:table-cell>
        </table:table-row>
        <table:table-row table:style-name="ro1">
          <table:table-cell office:value-type="float" office:value="0.236552329571277" calcext:value-type="float">
            <text:p>0.2365523296</text:p>
          </table:table-cell>
        </table:table-row>
        <table:table-row table:style-name="ro1">
          <table:table-cell office:value-type="float" office:value="0.237368333502334" calcext:value-type="float">
            <text:p>0.2373683335</text:p>
          </table:table-cell>
        </table:table-row>
        <table:table-row table:style-name="ro1">
          <table:table-cell office:value-type="float" office:value="0.237490037364813" calcext:value-type="float">
            <text:p>0.2374900374</text:p>
          </table:table-cell>
        </table:table-row>
        <table:table-row table:style-name="ro1">
          <table:table-cell office:value-type="float" office:value="0.23754613059252" calcext:value-type="float">
            <text:p>0.2375461306</text:p>
          </table:table-cell>
        </table:table-row>
        <table:table-row table:style-name="ro1">
          <table:table-cell office:value-type="float" office:value="0.237651062711088" calcext:value-type="float">
            <text:p>0.2376510627</text:p>
          </table:table-cell>
        </table:table-row>
        <table:table-row table:style-name="ro1">
          <table:table-cell office:value-type="float" office:value="0.23823031754978" calcext:value-type="float">
            <text:p>0.2382303175</text:p>
          </table:table-cell>
        </table:table-row>
        <table:table-row table:style-name="ro1">
          <table:table-cell office:value-type="float" office:value="0.239072997993094" calcext:value-type="float">
            <text:p>0.239072998</text:p>
          </table:table-cell>
        </table:table-row>
        <table:table-row table:style-name="ro1">
          <table:table-cell office:value-type="float" office:value="0.239166090925765" calcext:value-type="float">
            <text:p>0.2391660909</text:p>
          </table:table-cell>
        </table:table-row>
        <table:table-row table:style-name="ro1">
          <table:table-cell office:value-type="float" office:value="0.239587221144884" calcext:value-type="float">
            <text:p>0.2395872211</text:p>
          </table:table-cell>
        </table:table-row>
        <table:table-row table:style-name="ro1">
          <table:table-cell office:value-type="float" office:value="0.239605624706882" calcext:value-type="float">
            <text:p>0.2396056247</text:p>
          </table:table-cell>
        </table:table-row>
        <table:table-row table:style-name="ro1">
          <table:table-cell office:value-type="float" office:value="0.240374489641975" calcext:value-type="float">
            <text:p>0.2403744896</text:p>
          </table:table-cell>
        </table:table-row>
        <table:table-row table:style-name="ro1">
          <table:table-cell office:value-type="float" office:value="0.241213106424525" calcext:value-type="float">
            <text:p>0.2412131064</text:p>
          </table:table-cell>
        </table:table-row>
        <table:table-row table:style-name="ro1">
          <table:table-cell office:value-type="float" office:value="0.241267197470835" calcext:value-type="float">
            <text:p>0.2412671975</text:p>
          </table:table-cell>
        </table:table-row>
        <table:table-row table:style-name="ro1">
          <table:table-cell office:value-type="float" office:value="0.242594486264106" calcext:value-type="float">
            <text:p>0.2425944863</text:p>
          </table:table-cell>
        </table:table-row>
        <table:table-row table:style-name="ro1">
          <table:table-cell office:value-type="float" office:value="0.244286197733483" calcext:value-type="float">
            <text:p>0.2442861977</text:p>
          </table:table-cell>
        </table:table-row>
        <table:table-row table:style-name="ro1">
          <table:table-cell office:value-type="float" office:value="0.24444422919149" calcext:value-type="float">
            <text:p>0.2444442292</text:p>
          </table:table-cell>
        </table:table-row>
        <table:table-row table:style-name="ro1">
          <table:table-cell office:value-type="float" office:value="0.244623245532777" calcext:value-type="float">
            <text:p>0.2446232455</text:p>
          </table:table-cell>
        </table:table-row>
        <table:table-row table:style-name="ro1">
          <table:table-cell office:value-type="float" office:value="0.244978470993918" calcext:value-type="float">
            <text:p>0.244978471</text:p>
          </table:table-cell>
        </table:table-row>
        <table:table-row table:style-name="ro1">
          <table:table-cell office:value-type="float" office:value="0.245347707415374" calcext:value-type="float">
            <text:p>0.2453477074</text:p>
          </table:table-cell>
        </table:table-row>
        <table:table-row table:style-name="ro1">
          <table:table-cell office:value-type="float" office:value="0.245772251442011" calcext:value-type="float">
            <text:p>0.2457722514</text:p>
          </table:table-cell>
        </table:table-row>
        <table:table-row table:style-name="ro1">
          <table:table-cell office:value-type="float" office:value="0.246756613020972" calcext:value-type="float">
            <text:p>0.246756613</text:p>
          </table:table-cell>
        </table:table-row>
        <table:table-row table:style-name="ro1">
          <table:table-cell office:value-type="float" office:value="0.247271370581597" calcext:value-type="float">
            <text:p>0.2472713706</text:p>
          </table:table-cell>
        </table:table-row>
        <table:table-row table:style-name="ro1">
          <table:table-cell office:value-type="float" office:value="0.248971936560026" calcext:value-type="float">
            <text:p>0.2489719366</text:p>
          </table:table-cell>
        </table:table-row>
        <table:table-row table:style-name="ro1">
          <table:table-cell office:value-type="float" office:value="0.249235046972914" calcext:value-type="float">
            <text:p>0.249235047</text:p>
          </table:table-cell>
        </table:table-row>
        <table:table-row table:style-name="ro1">
          <table:table-cell office:value-type="float" office:value="0.250920097443142" calcext:value-type="float">
            <text:p>0.2509200974</text:p>
          </table:table-cell>
        </table:table-row>
        <table:table-row table:style-name="ro1">
          <table:table-cell office:value-type="float" office:value="0.254272624372832" calcext:value-type="float">
            <text:p>0.2542726244</text:p>
          </table:table-cell>
        </table:table-row>
        <table:table-row table:style-name="ro1">
          <table:table-cell office:value-type="float" office:value="0.255016226684787" calcext:value-type="float">
            <text:p>0.2550162267</text:p>
          </table:table-cell>
        </table:table-row>
        <table:table-row table:style-name="ro1">
          <table:table-cell office:value-type="float" office:value="0.25506236328348" calcext:value-type="float">
            <text:p>0.2550623633</text:p>
          </table:table-cell>
        </table:table-row>
        <table:table-row table:style-name="ro1">
          <table:table-cell office:value-type="float" office:value="0.255295999699495" calcext:value-type="float">
            <text:p>0.2552959997</text:p>
          </table:table-cell>
        </table:table-row>
        <table:table-row table:style-name="ro1">
          <table:table-cell office:value-type="float" office:value="0.258363125112377" calcext:value-type="float">
            <text:p>0.2583631251</text:p>
          </table:table-cell>
        </table:table-row>
        <table:table-row table:style-name="ro1">
          <table:table-cell office:value-type="float" office:value="0.258651254634784" calcext:value-type="float">
            <text:p>0.2586512546</text:p>
          </table:table-cell>
        </table:table-row>
        <table:table-row table:style-name="ro1">
          <table:table-cell office:value-type="float" office:value="0.259751708120782" calcext:value-type="float">
            <text:p>0.2597517081</text:p>
          </table:table-cell>
        </table:table-row>
        <table:table-row table:style-name="ro1">
          <table:table-cell office:value-type="float" office:value="0.260789281346384" calcext:value-type="float">
            <text:p>0.2607892813</text:p>
          </table:table-cell>
        </table:table-row>
        <table:table-row table:style-name="ro1">
          <table:table-cell office:value-type="float" office:value="0.262300674369563" calcext:value-type="float">
            <text:p>0.2623006744</text:p>
          </table:table-cell>
        </table:table-row>
        <table:table-row table:style-name="ro1">
          <table:table-cell office:value-type="float" office:value="0.265547934615995" calcext:value-type="float">
            <text:p>0.2655479346</text:p>
          </table:table-cell>
        </table:table-row>
        <table:table-row table:style-name="ro1">
          <table:table-cell office:value-type="float" office:value="0.265584869048128" calcext:value-type="float">
            <text:p>0.265584869</text:p>
          </table:table-cell>
        </table:table-row>
        <table:table-row table:style-name="ro1">
          <table:table-cell office:value-type="float" office:value="0.266490001258577" calcext:value-type="float">
            <text:p>0.2664900013</text:p>
          </table:table-cell>
        </table:table-row>
        <table:table-row table:style-name="ro1">
          <table:table-cell office:value-type="float" office:value="0.26674577688169" calcext:value-type="float">
            <text:p>0.2667457769</text:p>
          </table:table-cell>
        </table:table-row>
        <table:table-row table:style-name="ro1">
          <table:table-cell office:value-type="float" office:value="0.2693750557224" calcext:value-type="float">
            <text:p>0.2693750557</text:p>
          </table:table-cell>
        </table:table-row>
        <table:table-row table:style-name="ro1">
          <table:table-cell office:value-type="float" office:value="0.270197516366" calcext:value-type="float">
            <text:p>0.2701975164</text:p>
          </table:table-cell>
        </table:table-row>
        <table:table-row table:style-name="ro1">
          <table:table-cell office:value-type="float" office:value="0.270227838591963" calcext:value-type="float">
            <text:p>0.2702278386</text:p>
          </table:table-cell>
        </table:table-row>
        <table:table-row table:style-name="ro1">
          <table:table-cell office:value-type="float" office:value="0.271308351614893" calcext:value-type="float">
            <text:p>0.2713083516</text:p>
          </table:table-cell>
        </table:table-row>
        <table:table-row table:style-name="ro1">
          <table:table-cell office:value-type="float" office:value="0.272001692656209" calcext:value-type="float">
            <text:p>0.2720016927</text:p>
          </table:table-cell>
        </table:table-row>
        <table:table-row table:style-name="ro1">
          <table:table-cell office:value-type="float" office:value="0.272326487381826" calcext:value-type="float">
            <text:p>0.2723264874</text:p>
          </table:table-cell>
        </table:table-row>
        <table:table-row table:style-name="ro1">
          <table:table-cell office:value-type="float" office:value="0.274800128734006" calcext:value-type="float">
            <text:p>0.2748001287</text:p>
          </table:table-cell>
        </table:table-row>
        <table:table-row table:style-name="ro1">
          <table:table-cell office:value-type="float" office:value="0.274856509259661" calcext:value-type="float">
            <text:p>0.2748565093</text:p>
          </table:table-cell>
        </table:table-row>
        <table:table-row table:style-name="ro1">
          <table:table-cell office:value-type="float" office:value="0.275011311344226" calcext:value-type="float">
            <text:p>0.2750113113</text:p>
          </table:table-cell>
        </table:table-row>
        <table:table-row table:style-name="ro1">
          <table:table-cell office:value-type="float" office:value="0.276401002395465" calcext:value-type="float">
            <text:p>0.2764010024</text:p>
          </table:table-cell>
        </table:table-row>
        <table:table-row table:style-name="ro1">
          <table:table-cell office:value-type="float" office:value="0.277050246924189" calcext:value-type="float">
            <text:p>0.2770502469</text:p>
          </table:table-cell>
        </table:table-row>
        <table:table-row table:style-name="ro1">
          <table:table-cell office:value-type="float" office:value="0.278122165911255" calcext:value-type="float">
            <text:p>0.2781221659</text:p>
          </table:table-cell>
        </table:table-row>
        <table:table-row table:style-name="ro1">
          <table:table-cell office:value-type="float" office:value="0.278151815717801" calcext:value-type="float">
            <text:p>0.2781518157</text:p>
          </table:table-cell>
        </table:table-row>
        <table:table-row table:style-name="ro1">
          <table:table-cell office:value-type="float" office:value="0.281443980376118" calcext:value-type="float">
            <text:p>0.2814439804</text:p>
          </table:table-cell>
        </table:table-row>
        <table:table-row table:style-name="ro1">
          <table:table-cell office:value-type="float" office:value="0.281764382849249" calcext:value-type="float">
            <text:p>0.2817643828</text:p>
          </table:table-cell>
        </table:table-row>
        <table:table-row table:style-name="ro1">
          <table:table-cell office:value-type="float" office:value="0.281968129858504" calcext:value-type="float">
            <text:p>0.2819681299</text:p>
          </table:table-cell>
        </table:table-row>
        <table:table-row table:style-name="ro1">
          <table:table-cell office:value-type="float" office:value="0.283601324406548" calcext:value-type="float">
            <text:p>0.2836013244</text:p>
          </table:table-cell>
        </table:table-row>
        <table:table-row table:style-name="ro1">
          <table:table-cell office:value-type="float" office:value="0.28409691301889" calcext:value-type="float">
            <text:p>0.284096913</text:p>
          </table:table-cell>
        </table:table-row>
        <table:table-row table:style-name="ro1">
          <table:table-cell office:value-type="float" office:value="0.284173882319033" calcext:value-type="float">
            <text:p>0.2841738823</text:p>
          </table:table-cell>
        </table:table-row>
        <table:table-row table:style-name="ro1">
          <table:table-cell office:value-type="float" office:value="0.285171436641455" calcext:value-type="float">
            <text:p>0.2851714366</text:p>
          </table:table-cell>
        </table:table-row>
        <table:table-row table:style-name="ro1">
          <table:table-cell office:value-type="float" office:value="0.285487271052361" calcext:value-type="float">
            <text:p>0.2854872711</text:p>
          </table:table-cell>
        </table:table-row>
        <table:table-row table:style-name="ro1">
          <table:table-cell office:value-type="float" office:value="0.287745716520058" calcext:value-type="float">
            <text:p>0.2877457165</text:p>
          </table:table-cell>
        </table:table-row>
        <table:table-row table:style-name="ro1">
          <table:table-cell office:value-type="float" office:value="0.288650227130955" calcext:value-type="float">
            <text:p>0.2886502271</text:p>
          </table:table-cell>
        </table:table-row>
        <table:table-row table:style-name="ro1">
          <table:table-cell office:value-type="float" office:value="0.28883197253789" calcext:value-type="float">
            <text:p>0.2888319725</text:p>
          </table:table-cell>
        </table:table-row>
        <table:table-row table:style-name="ro1">
          <table:table-cell office:value-type="float" office:value="0.289391172476191" calcext:value-type="float">
            <text:p>0.2893911725</text:p>
          </table:table-cell>
        </table:table-row>
        <table:table-row table:style-name="ro1">
          <table:table-cell office:value-type="float" office:value="0.291826109953272" calcext:value-type="float">
            <text:p>0.29182611</text:p>
          </table:table-cell>
        </table:table-row>
        <table:table-row table:style-name="ro1">
          <table:table-cell office:value-type="float" office:value="0.29203697725763" calcext:value-type="float">
            <text:p>0.2920369773</text:p>
          </table:table-cell>
        </table:table-row>
        <table:table-row table:style-name="ro1">
          <table:table-cell office:value-type="float" office:value="0.293283925474706" calcext:value-type="float">
            <text:p>0.2932839255</text:p>
          </table:table-cell>
        </table:table-row>
        <table:table-row table:style-name="ro1">
          <table:table-cell office:value-type="float" office:value="0.294691951760691" calcext:value-type="float">
            <text:p>0.2946919518</text:p>
          </table:table-cell>
        </table:table-row>
        <table:table-row table:style-name="ro1">
          <table:table-cell office:value-type="float" office:value="0.296565114272795" calcext:value-type="float">
            <text:p>0.2965651143</text:p>
          </table:table-cell>
        </table:table-row>
        <table:table-row table:style-name="ro1">
          <table:table-cell office:value-type="float" office:value="0.297535744553388" calcext:value-type="float">
            <text:p>0.2975357446</text:p>
          </table:table-cell>
        </table:table-row>
        <table:table-row table:style-name="ro1">
          <table:table-cell office:value-type="float" office:value="0.297565380152232" calcext:value-type="float">
            <text:p>0.2975653802</text:p>
          </table:table-cell>
        </table:table-row>
        <table:table-row table:style-name="ro1">
          <table:table-cell office:value-type="float" office:value="0.297567966018699" calcext:value-type="float">
            <text:p>0.297567966</text:p>
          </table:table-cell>
        </table:table-row>
        <table:table-row table:style-name="ro1">
          <table:table-cell office:value-type="float" office:value="0.297594816013269" calcext:value-type="float">
            <text:p>0.297594816</text:p>
          </table:table-cell>
        </table:table-row>
        <table:table-row table:style-name="ro1">
          <table:table-cell office:value-type="float" office:value="0.299441885954159" calcext:value-type="float">
            <text:p>0.299441886</text:p>
          </table:table-cell>
        </table:table-row>
        <table:table-row table:style-name="ro1">
          <table:table-cell office:value-type="float" office:value="0.299779249397656" calcext:value-type="float">
            <text:p>0.2997792494</text:p>
          </table:table-cell>
        </table:table-row>
        <table:table-row table:style-name="ro1">
          <table:table-cell office:value-type="float" office:value="0.300551532081162" calcext:value-type="float">
            <text:p>0.3005515321</text:p>
          </table:table-cell>
        </table:table-row>
        <table:table-row table:style-name="ro1">
          <table:table-cell office:value-type="float" office:value="0.303407029849943" calcext:value-type="float">
            <text:p>0.3034070298</text:p>
          </table:table-cell>
        </table:table-row>
        <table:table-row table:style-name="ro1">
          <table:table-cell office:value-type="float" office:value="0.303696661037909" calcext:value-type="float">
            <text:p>0.303696661</text:p>
          </table:table-cell>
        </table:table-row>
        <table:table-row table:style-name="ro1">
          <table:table-cell office:value-type="float" office:value="0.303746690108779" calcext:value-type="float">
            <text:p>0.3037466901</text:p>
          </table:table-cell>
        </table:table-row>
        <table:table-row table:style-name="ro1">
          <table:table-cell office:value-type="float" office:value="0.305840023562045" calcext:value-type="float">
            <text:p>0.3058400236</text:p>
          </table:table-cell>
        </table:table-row>
        <table:table-row table:style-name="ro1">
          <table:table-cell office:value-type="float" office:value="0.306326665054578" calcext:value-type="float">
            <text:p>0.3063266651</text:p>
          </table:table-cell>
        </table:table-row>
        <table:table-row table:style-name="ro1">
          <table:table-cell office:value-type="float" office:value="0.308693712002953" calcext:value-type="float">
            <text:p>0.308693712</text:p>
          </table:table-cell>
        </table:table-row>
        <table:table-row table:style-name="ro1">
          <table:table-cell office:value-type="float" office:value="0.309582097916587" calcext:value-type="float">
            <text:p>0.3095820979</text:p>
          </table:table-cell>
        </table:table-row>
        <table:table-row table:style-name="ro1">
          <table:table-cell office:value-type="float" office:value="0.310325745757954" calcext:value-type="float">
            <text:p>0.3103257458</text:p>
          </table:table-cell>
        </table:table-row>
        <table:table-row table:style-name="ro1">
          <table:table-cell office:value-type="float" office:value="0.31126637535162" calcext:value-type="float">
            <text:p>0.3112663754</text:p>
          </table:table-cell>
        </table:table-row>
        <table:table-row table:style-name="ro1">
          <table:table-cell office:value-type="float" office:value="0.314058949645464" calcext:value-type="float">
            <text:p>0.3140589496</text:p>
          </table:table-cell>
        </table:table-row>
        <table:table-row table:style-name="ro1">
          <table:table-cell office:value-type="float" office:value="0.316169044682989" calcext:value-type="float">
            <text:p>0.3161690447</text:p>
          </table:table-cell>
        </table:table-row>
        <table:table-row table:style-name="ro1">
          <table:table-cell office:value-type="float" office:value="0.316813410562309" calcext:value-type="float">
            <text:p>0.3168134106</text:p>
          </table:table-cell>
        </table:table-row>
        <table:table-row table:style-name="ro1">
          <table:table-cell office:value-type="float" office:value="0.319493237782387" calcext:value-type="float">
            <text:p>0.3194932378</text:p>
          </table:table-cell>
        </table:table-row>
        <table:table-row table:style-name="ro1">
          <table:table-cell office:value-type="float" office:value="0.319686445352019" calcext:value-type="float">
            <text:p>0.3196864454</text:p>
          </table:table-cell>
        </table:table-row>
        <table:table-row table:style-name="ro1">
          <table:table-cell office:value-type="float" office:value="0.319704130527598" calcext:value-type="float">
            <text:p>0.3197041305</text:p>
          </table:table-cell>
        </table:table-row>
        <table:table-row table:style-name="ro1">
          <table:table-cell office:value-type="float" office:value="0.319924969825865" calcext:value-type="float">
            <text:p>0.3199249698</text:p>
          </table:table-cell>
        </table:table-row>
        <table:table-row table:style-name="ro1">
          <table:table-cell office:value-type="float" office:value="0.319946713751029" calcext:value-type="float">
            <text:p>0.3199467138</text:p>
          </table:table-cell>
        </table:table-row>
        <table:table-row table:style-name="ro1">
          <table:table-cell office:value-type="float" office:value="0.320187249794341" calcext:value-type="float">
            <text:p>0.3201872498</text:p>
          </table:table-cell>
        </table:table-row>
        <table:table-row table:style-name="ro1">
          <table:table-cell office:value-type="float" office:value="0.321576762425266" calcext:value-type="float">
            <text:p>0.3215767624</text:p>
          </table:table-cell>
        </table:table-row>
        <table:table-row table:style-name="ro1">
          <table:table-cell office:value-type="float" office:value="0.322054927609527" calcext:value-type="float">
            <text:p>0.3220549276</text:p>
          </table:table-cell>
        </table:table-row>
        <table:table-row table:style-name="ro1">
          <table:table-cell office:value-type="float" office:value="0.322572853370056" calcext:value-type="float">
            <text:p>0.3225728534</text:p>
          </table:table-cell>
        </table:table-row>
        <table:table-row table:style-name="ro1">
          <table:table-cell office:value-type="float" office:value="0.323078328737833" calcext:value-type="float">
            <text:p>0.3230783287</text:p>
          </table:table-cell>
        </table:table-row>
        <table:table-row table:style-name="ro1">
          <table:table-cell office:value-type="float" office:value="0.323282784931544" calcext:value-type="float">
            <text:p>0.3232827849</text:p>
          </table:table-cell>
        </table:table-row>
        <table:table-row table:style-name="ro1">
          <table:table-cell office:value-type="float" office:value="0.323708018564705" calcext:value-type="float">
            <text:p>0.3237080186</text:p>
          </table:table-cell>
        </table:table-row>
        <table:table-row table:style-name="ro1">
          <table:table-cell office:value-type="float" office:value="0.324125260669464" calcext:value-type="float">
            <text:p>0.3241252607</text:p>
          </table:table-cell>
        </table:table-row>
        <table:table-row table:style-name="ro1">
          <table:table-cell office:value-type="float" office:value="0.324590898796979" calcext:value-type="float">
            <text:p>0.3245908988</text:p>
          </table:table-cell>
        </table:table-row>
        <table:table-row table:style-name="ro1">
          <table:table-cell office:value-type="float" office:value="0.32473424375506" calcext:value-type="float">
            <text:p>0.3247342438</text:p>
          </table:table-cell>
        </table:table-row>
        <table:table-row table:style-name="ro1">
          <table:table-cell office:value-type="float" office:value="0.326148887121816" calcext:value-type="float">
            <text:p>0.3261488871</text:p>
          </table:table-cell>
        </table:table-row>
        <table:table-row table:style-name="ro1">
          <table:table-cell office:value-type="float" office:value="0.326638852944961" calcext:value-type="float">
            <text:p>0.3266388529</text:p>
          </table:table-cell>
        </table:table-row>
        <table:table-row table:style-name="ro1">
          <table:table-cell office:value-type="float" office:value="0.327250293763096" calcext:value-type="float">
            <text:p>0.3272502938</text:p>
          </table:table-cell>
        </table:table-row>
        <table:table-row table:style-name="ro1">
          <table:table-cell office:value-type="float" office:value="0.327275358380441" calcext:value-type="float">
            <text:p>0.3272753584</text:p>
          </table:table-cell>
        </table:table-row>
        <table:table-row table:style-name="ro1">
          <table:table-cell office:value-type="float" office:value="0.327573377921026" calcext:value-type="float">
            <text:p>0.3275733779</text:p>
          </table:table-cell>
        </table:table-row>
        <table:table-row table:style-name="ro1">
          <table:table-cell office:value-type="float" office:value="0.330084745831601" calcext:value-type="float">
            <text:p>0.3300847458</text:p>
          </table:table-cell>
        </table:table-row>
        <table:table-row table:style-name="ro1">
          <table:table-cell office:value-type="float" office:value="0.330536979814306" calcext:value-type="float">
            <text:p>0.3305369798</text:p>
          </table:table-cell>
        </table:table-row>
        <table:table-row table:style-name="ro1">
          <table:table-cell office:value-type="float" office:value="0.331259856180686" calcext:value-type="float">
            <text:p>0.3312598562</text:p>
          </table:table-cell>
        </table:table-row>
        <table:table-row table:style-name="ro1">
          <table:table-cell office:value-type="float" office:value="0.331445831916437" calcext:value-type="float">
            <text:p>0.3314458319</text:p>
          </table:table-cell>
        </table:table-row>
        <table:table-row table:style-name="ro1">
          <table:table-cell office:value-type="float" office:value="0.335163509842061" calcext:value-type="float">
            <text:p>0.3351635098</text:p>
          </table:table-cell>
        </table:table-row>
        <table:table-row table:style-name="ro1">
          <table:table-cell office:value-type="float" office:value="0.335296390497299" calcext:value-type="float">
            <text:p>0.3352963905</text:p>
          </table:table-cell>
        </table:table-row>
        <table:table-row table:style-name="ro1">
          <table:table-cell office:value-type="float" office:value="0.335505589715437" calcext:value-type="float">
            <text:p>0.3355055897</text:p>
          </table:table-cell>
        </table:table-row>
        <table:table-row table:style-name="ro1">
          <table:table-cell office:value-type="float" office:value="0.338253152685555" calcext:value-type="float">
            <text:p>0.3382531527</text:p>
          </table:table-cell>
        </table:table-row>
        <table:table-row table:style-name="ro1">
          <table:table-cell office:value-type="float" office:value="0.33941341977616" calcext:value-type="float">
            <text:p>0.3394134198</text:p>
          </table:table-cell>
        </table:table-row>
        <table:table-row table:style-name="ro1">
          <table:table-cell office:value-type="float" office:value="0.340165602603276" calcext:value-type="float">
            <text:p>0.3401656026</text:p>
          </table:table-cell>
        </table:table-row>
        <table:table-row table:style-name="ro1">
          <table:table-cell office:value-type="float" office:value="0.342764836409301" calcext:value-type="float">
            <text:p>0.3427648364</text:p>
          </table:table-cell>
        </table:table-row>
        <table:table-row table:style-name="ro1">
          <table:table-cell office:value-type="float" office:value="0.342917652018638" calcext:value-type="float">
            <text:p>0.342917652</text:p>
          </table:table-cell>
        </table:table-row>
        <table:table-row table:style-name="ro1">
          <table:table-cell office:value-type="float" office:value="0.344424699542262" calcext:value-type="float">
            <text:p>0.3444246995</text:p>
          </table:table-cell>
        </table:table-row>
        <table:table-row table:style-name="ro1">
          <table:table-cell office:value-type="float" office:value="0.344722856017187" calcext:value-type="float">
            <text:p>0.344722856</text:p>
          </table:table-cell>
        </table:table-row>
        <table:table-row table:style-name="ro1">
          <table:table-cell office:value-type="float" office:value="0.345519842199456" calcext:value-type="float">
            <text:p>0.3455198422</text:p>
          </table:table-cell>
        </table:table-row>
        <table:table-row table:style-name="ro1">
          <table:table-cell office:value-type="float" office:value="0.347237665282036" calcext:value-type="float">
            <text:p>0.3472376653</text:p>
          </table:table-cell>
        </table:table-row>
        <table:table-row table:style-name="ro1">
          <table:table-cell office:value-type="float" office:value="0.347362307260702" calcext:value-type="float">
            <text:p>0.3473623073</text:p>
          </table:table-cell>
        </table:table-row>
        <table:table-row table:style-name="ro1">
          <table:table-cell office:value-type="float" office:value="0.347527538702383" calcext:value-type="float">
            <text:p>0.3475275387</text:p>
          </table:table-cell>
        </table:table-row>
        <table:table-row table:style-name="ro1">
          <table:table-cell office:value-type="float" office:value="0.347824208882146" calcext:value-type="float">
            <text:p>0.3478242089</text:p>
          </table:table-cell>
        </table:table-row>
        <table:table-row table:style-name="ro1">
          <table:table-cell office:value-type="float" office:value="0.349612679392795" calcext:value-type="float">
            <text:p>0.3496126794</text:p>
          </table:table-cell>
        </table:table-row>
        <table:table-row table:style-name="ro1">
          <table:table-cell office:value-type="float" office:value="0.350207255032006" calcext:value-type="float">
            <text:p>0.350207255</text:p>
          </table:table-cell>
        </table:table-row>
        <table:table-row table:style-name="ro1">
          <table:table-cell office:value-type="float" office:value="0.350788869785445" calcext:value-type="float">
            <text:p>0.3507888698</text:p>
          </table:table-cell>
        </table:table-row>
        <table:table-row table:style-name="ro1">
          <table:table-cell office:value-type="float" office:value="0.351027948984277" calcext:value-type="float">
            <text:p>0.351027949</text:p>
          </table:table-cell>
        </table:table-row>
        <table:table-row table:style-name="ro1">
          <table:table-cell office:value-type="float" office:value="0.351935821786913" calcext:value-type="float">
            <text:p>0.3519358218</text:p>
          </table:table-cell>
        </table:table-row>
        <table:table-row table:style-name="ro1">
          <table:table-cell office:value-type="float" office:value="0.351968948781998" calcext:value-type="float">
            <text:p>0.3519689488</text:p>
          </table:table-cell>
        </table:table-row>
        <table:table-row table:style-name="ro1">
          <table:table-cell office:value-type="float" office:value="0.3533240120233" calcext:value-type="float">
            <text:p>0.353324012</text:p>
          </table:table-cell>
        </table:table-row>
        <table:table-row table:style-name="ro1">
          <table:table-cell office:value-type="float" office:value="0.354323883251344" calcext:value-type="float">
            <text:p>0.3543238833</text:p>
          </table:table-cell>
        </table:table-row>
        <table:table-row table:style-name="ro1">
          <table:table-cell office:value-type="float" office:value="0.354443102164905" calcext:value-type="float">
            <text:p>0.3544431022</text:p>
          </table:table-cell>
        </table:table-row>
        <table:table-row table:style-name="ro1">
          <table:table-cell office:value-type="float" office:value="0.355073315645385" calcext:value-type="float">
            <text:p>0.3550733156</text:p>
          </table:table-cell>
        </table:table-row>
        <table:table-row table:style-name="ro1">
          <table:table-cell office:value-type="float" office:value="0.355275346335554" calcext:value-type="float">
            <text:p>0.3552753463</text:p>
          </table:table-cell>
        </table:table-row>
        <table:table-row table:style-name="ro1">
          <table:table-cell office:value-type="float" office:value="0.35601087582935" calcext:value-type="float">
            <text:p>0.3560108758</text:p>
          </table:table-cell>
        </table:table-row>
        <table:table-row table:style-name="ro1">
          <table:table-cell office:value-type="float" office:value="0.359856759174807" calcext:value-type="float">
            <text:p>0.3598567592</text:p>
          </table:table-cell>
        </table:table-row>
        <table:table-row table:style-name="ro1">
          <table:table-cell office:value-type="float" office:value="0.360217939225231" calcext:value-type="float">
            <text:p>0.3602179392</text:p>
          </table:table-cell>
        </table:table-row>
        <table:table-row table:style-name="ro1">
          <table:table-cell office:value-type="float" office:value="0.360811518412429" calcext:value-type="float">
            <text:p>0.3608115184</text:p>
          </table:table-cell>
        </table:table-row>
        <table:table-row table:style-name="ro1">
          <table:table-cell office:value-type="float" office:value="0.360833169385787" calcext:value-type="float">
            <text:p>0.3608331694</text:p>
          </table:table-cell>
        </table:table-row>
        <table:table-row table:style-name="ro1">
          <table:table-cell office:value-type="float" office:value="0.361287167209694" calcext:value-type="float">
            <text:p>0.3612871672</text:p>
          </table:table-cell>
        </table:table-row>
        <table:table-row table:style-name="ro1">
          <table:table-cell office:value-type="float" office:value="0.361674141798552" calcext:value-type="float">
            <text:p>0.3616741418</text:p>
          </table:table-cell>
        </table:table-row>
        <table:table-row table:style-name="ro1">
          <table:table-cell office:value-type="float" office:value="0.362217901898408" calcext:value-type="float">
            <text:p>0.3622179019</text:p>
          </table:table-cell>
        </table:table-row>
        <table:table-row table:style-name="ro1">
          <table:table-cell office:value-type="float" office:value="0.365149489646172" calcext:value-type="float">
            <text:p>0.3651494896</text:p>
          </table:table-cell>
        </table:table-row>
        <table:table-row table:style-name="ro1">
          <table:table-cell office:value-type="float" office:value="0.368831516529398" calcext:value-type="float">
            <text:p>0.3688315165</text:p>
          </table:table-cell>
        </table:table-row>
        <table:table-row table:style-name="ro1">
          <table:table-cell office:value-type="float" office:value="0.370200784939129" calcext:value-type="float">
            <text:p>0.3702007849</text:p>
          </table:table-cell>
        </table:table-row>
        <table:table-row table:style-name="ro1">
          <table:table-cell office:value-type="float" office:value="0.371065431563411" calcext:value-type="float">
            <text:p>0.3710654316</text:p>
          </table:table-cell>
        </table:table-row>
        <table:table-row table:style-name="ro1">
          <table:table-cell office:value-type="float" office:value="0.372653989733507" calcext:value-type="float">
            <text:p>0.3726539897</text:p>
          </table:table-cell>
        </table:table-row>
        <table:table-row table:style-name="ro1">
          <table:table-cell office:value-type="float" office:value="0.37316349085215" calcext:value-type="float">
            <text:p>0.3731634909</text:p>
          </table:table-cell>
        </table:table-row>
        <table:table-row table:style-name="ro1">
          <table:table-cell office:value-type="float" office:value="0.374201244241242" calcext:value-type="float">
            <text:p>0.3742012442</text:p>
          </table:table-cell>
        </table:table-row>
        <table:table-row table:style-name="ro1">
          <table:table-cell office:value-type="float" office:value="0.375002144130586" calcext:value-type="float">
            <text:p>0.3750021441</text:p>
          </table:table-cell>
        </table:table-row>
        <table:table-row table:style-name="ro1">
          <table:table-cell office:value-type="float" office:value="0.376175370917626" calcext:value-type="float">
            <text:p>0.3761753709</text:p>
          </table:table-cell>
        </table:table-row>
        <table:table-row table:style-name="ro1">
          <table:table-cell office:value-type="float" office:value="0.376403811816816" calcext:value-type="float">
            <text:p>0.3764038118</text:p>
          </table:table-cell>
        </table:table-row>
        <table:table-row table:style-name="ro1">
          <table:table-cell office:value-type="float" office:value="0.376793998807939" calcext:value-type="float">
            <text:p>0.3767939988</text:p>
          </table:table-cell>
        </table:table-row>
        <table:table-row table:style-name="ro1">
          <table:table-cell office:value-type="float" office:value="0.377944240168839" calcext:value-type="float">
            <text:p>0.3779442402</text:p>
          </table:table-cell>
        </table:table-row>
        <table:table-row table:style-name="ro1">
          <table:table-cell office:value-type="float" office:value="0.378898314069456" calcext:value-type="float">
            <text:p>0.3788983141</text:p>
          </table:table-cell>
        </table:table-row>
        <table:table-row table:style-name="ro1">
          <table:table-cell office:value-type="float" office:value="0.379640860267359" calcext:value-type="float">
            <text:p>0.3796408603</text:p>
          </table:table-cell>
        </table:table-row>
        <table:table-row table:style-name="ro1">
          <table:table-cell office:value-type="float" office:value="0.381226947887984" calcext:value-type="float">
            <text:p>0.3812269479</text:p>
          </table:table-cell>
        </table:table-row>
        <table:table-row table:style-name="ro1">
          <table:table-cell office:value-type="float" office:value="0.381264510000862" calcext:value-type="float">
            <text:p>0.38126451</text:p>
          </table:table-cell>
        </table:table-row>
        <table:table-row table:style-name="ro1">
          <table:table-cell office:value-type="float" office:value="0.381861610446408" calcext:value-type="float">
            <text:p>0.3818616104</text:p>
          </table:table-cell>
        </table:table-row>
        <table:table-row table:style-name="ro1">
          <table:table-cell office:value-type="float" office:value="0.381878973238841" calcext:value-type="float">
            <text:p>0.3818789732</text:p>
          </table:table-cell>
        </table:table-row>
        <table:table-row table:style-name="ro1">
          <table:table-cell office:value-type="float" office:value="0.382011521519845" calcext:value-type="float">
            <text:p>0.3820115215</text:p>
          </table:table-cell>
        </table:table-row>
        <table:table-row table:style-name="ro1">
          <table:table-cell office:value-type="float" office:value="0.386960000396821" calcext:value-type="float">
            <text:p>0.3869600004</text:p>
          </table:table-cell>
        </table:table-row>
        <table:table-row table:style-name="ro1">
          <table:table-cell office:value-type="float" office:value="0.387814523403242" calcext:value-type="float">
            <text:p>0.3878145234</text:p>
          </table:table-cell>
        </table:table-row>
        <table:table-row table:style-name="ro1">
          <table:table-cell office:value-type="float" office:value="0.388241362163639" calcext:value-type="float">
            <text:p>0.3882413622</text:p>
          </table:table-cell>
        </table:table-row>
        <table:table-row table:style-name="ro1">
          <table:table-cell office:value-type="float" office:value="0.389573830080114" calcext:value-type="float">
            <text:p>0.3895738301</text:p>
          </table:table-cell>
        </table:table-row>
        <table:table-row table:style-name="ro1">
          <table:table-cell office:value-type="float" office:value="0.392050672594244" calcext:value-type="float">
            <text:p>0.3920506726</text:p>
          </table:table-cell>
        </table:table-row>
        <table:table-row table:style-name="ro1">
          <table:table-cell office:value-type="float" office:value="0.392340302229314" calcext:value-type="float">
            <text:p>0.3923403022</text:p>
          </table:table-cell>
        </table:table-row>
        <table:table-row table:style-name="ro1">
          <table:table-cell office:value-type="float" office:value="0.394635076355804" calcext:value-type="float">
            <text:p>0.3946350764</text:p>
          </table:table-cell>
        </table:table-row>
        <table:table-row table:style-name="ro1">
          <table:table-cell office:value-type="float" office:value="0.394697339471548" calcext:value-type="float">
            <text:p>0.3946973395</text:p>
          </table:table-cell>
        </table:table-row>
        <table:table-row table:style-name="ro1">
          <table:table-cell office:value-type="float" office:value="0.396652595347664" calcext:value-type="float">
            <text:p>0.3966525953</text:p>
          </table:table-cell>
        </table:table-row>
        <table:table-row table:style-name="ro1">
          <table:table-cell office:value-type="float" office:value="0.397981048497209" calcext:value-type="float">
            <text:p>0.3979810485</text:p>
          </table:table-cell>
        </table:table-row>
        <table:table-row table:style-name="ro1">
          <table:table-cell office:value-type="float" office:value="0.398228481274515" calcext:value-type="float">
            <text:p>0.3982284813</text:p>
          </table:table-cell>
        </table:table-row>
        <table:table-row table:style-name="ro1">
          <table:table-cell office:value-type="float" office:value="0.398496383101689" calcext:value-type="float">
            <text:p>0.3984963831</text:p>
          </table:table-cell>
        </table:table-row>
        <table:table-row table:style-name="ro1">
          <table:table-cell office:value-type="float" office:value="0.3988841001218" calcext:value-type="float">
            <text:p>0.3988841001</text:p>
          </table:table-cell>
        </table:table-row>
        <table:table-row table:style-name="ro1">
          <table:table-cell office:value-type="float" office:value="0.400782574257499" calcext:value-type="float">
            <text:p>0.4007825743</text:p>
          </table:table-cell>
        </table:table-row>
        <table:table-row table:style-name="ro1">
          <table:table-cell office:value-type="float" office:value="0.401047882015219" calcext:value-type="float">
            <text:p>0.401047882</text:p>
          </table:table-cell>
        </table:table-row>
        <table:table-row table:style-name="ro1">
          <table:table-cell office:value-type="float" office:value="0.40112892907845" calcext:value-type="float">
            <text:p>0.4011289291</text:p>
          </table:table-cell>
        </table:table-row>
        <table:table-row table:style-name="ro1">
          <table:table-cell office:value-type="float" office:value="0.401513993698339" calcext:value-type="float">
            <text:p>0.4015139937</text:p>
          </table:table-cell>
        </table:table-row>
        <table:table-row table:style-name="ro1">
          <table:table-cell office:value-type="float" office:value="0.403450460111689" calcext:value-type="float">
            <text:p>0.4034504601</text:p>
          </table:table-cell>
        </table:table-row>
        <table:table-row table:style-name="ro1">
          <table:table-cell office:value-type="float" office:value="0.404919073420257" calcext:value-type="float">
            <text:p>0.4049190734</text:p>
          </table:table-cell>
        </table:table-row>
        <table:table-row table:style-name="ro1">
          <table:table-cell office:value-type="float" office:value="0.405494859229338" calcext:value-type="float">
            <text:p>0.4054948592</text:p>
          </table:table-cell>
        </table:table-row>
        <table:table-row table:style-name="ro1">
          <table:table-cell office:value-type="float" office:value="0.406499018283029" calcext:value-type="float">
            <text:p>0.4064990183</text:p>
          </table:table-cell>
        </table:table-row>
        <table:table-row table:style-name="ro1">
          <table:table-cell office:value-type="float" office:value="0.406903201216534" calcext:value-type="float">
            <text:p>0.4069032012</text:p>
          </table:table-cell>
        </table:table-row>
        <table:table-row table:style-name="ro1">
          <table:table-cell office:value-type="float" office:value="0.407784635001569" calcext:value-type="float">
            <text:p>0.407784635</text:p>
          </table:table-cell>
        </table:table-row>
        <table:table-row table:style-name="ro1">
          <table:table-cell office:value-type="float" office:value="0.407857449192547" calcext:value-type="float">
            <text:p>0.4078574492</text:p>
          </table:table-cell>
        </table:table-row>
        <table:table-row table:style-name="ro1">
          <table:table-cell office:value-type="float" office:value="0.407979157069625" calcext:value-type="float">
            <text:p>0.4079791571</text:p>
          </table:table-cell>
        </table:table-row>
        <table:table-row table:style-name="ro1">
          <table:table-cell office:value-type="float" office:value="0.408963240570099" calcext:value-type="float">
            <text:p>0.4089632406</text:p>
          </table:table-cell>
        </table:table-row>
        <table:table-row table:style-name="ro1">
          <table:table-cell office:value-type="float" office:value="0.411199855555689" calcext:value-type="float">
            <text:p>0.4111998556</text:p>
          </table:table-cell>
        </table:table-row>
        <table:table-row table:style-name="ro1">
          <table:table-cell office:value-type="float" office:value="0.411223753843367" calcext:value-type="float">
            <text:p>0.4112237538</text:p>
          </table:table-cell>
        </table:table-row>
        <table:table-row table:style-name="ro1">
          <table:table-cell office:value-type="float" office:value="0.412525179951563" calcext:value-type="float">
            <text:p>0.41252518</text:p>
          </table:table-cell>
        </table:table-row>
        <table:table-row table:style-name="ro1">
          <table:table-cell office:value-type="float" office:value="0.412744398453336" calcext:value-type="float">
            <text:p>0.4127443985</text:p>
          </table:table-cell>
        </table:table-row>
        <table:table-row table:style-name="ro1">
          <table:table-cell office:value-type="float" office:value="0.413392158190482" calcext:value-type="float">
            <text:p>0.4133921582</text:p>
          </table:table-cell>
        </table:table-row>
        <table:table-row table:style-name="ro1">
          <table:table-cell office:value-type="float" office:value="0.415597501536201" calcext:value-type="float">
            <text:p>0.4155975015</text:p>
          </table:table-cell>
        </table:table-row>
        <table:table-row table:style-name="ro1">
          <table:table-cell office:value-type="float" office:value="0.416072822033673" calcext:value-type="float">
            <text:p>0.416072822</text:p>
          </table:table-cell>
        </table:table-row>
        <table:table-row table:style-name="ro1">
          <table:table-cell office:value-type="float" office:value="0.416077973006103" calcext:value-type="float">
            <text:p>0.416077973</text:p>
          </table:table-cell>
        </table:table-row>
        <table:table-row table:style-name="ro1">
          <table:table-cell office:value-type="float" office:value="0.416480784413366" calcext:value-type="float">
            <text:p>0.4164807844</text:p>
          </table:table-cell>
        </table:table-row>
        <table:table-row table:style-name="ro1">
          <table:table-cell office:value-type="float" office:value="0.416853159736132" calcext:value-type="float">
            <text:p>0.4168531597</text:p>
          </table:table-cell>
        </table:table-row>
        <table:table-row table:style-name="ro1">
          <table:table-cell office:value-type="float" office:value="0.417648830963412" calcext:value-type="float">
            <text:p>0.417648831</text:p>
          </table:table-cell>
        </table:table-row>
        <table:table-row table:style-name="ro1">
          <table:table-cell office:value-type="float" office:value="0.417711748735504" calcext:value-type="float">
            <text:p>0.4177117487</text:p>
          </table:table-cell>
        </table:table-row>
        <table:table-row table:style-name="ro1">
          <table:table-cell office:value-type="float" office:value="0.418494399458948" calcext:value-type="float">
            <text:p>0.4184943995</text:p>
          </table:table-cell>
        </table:table-row>
        <table:table-row table:style-name="ro1">
          <table:table-cell office:value-type="float" office:value="0.421653121163268" calcext:value-type="float">
            <text:p>0.4216531212</text:p>
          </table:table-cell>
        </table:table-row>
        <table:table-row table:style-name="ro1">
          <table:table-cell office:value-type="float" office:value="0.422097144701326" calcext:value-type="float">
            <text:p>0.4220971447</text:p>
          </table:table-cell>
        </table:table-row>
        <table:table-row table:style-name="ro1">
          <table:table-cell office:value-type="float" office:value="0.424534764170213" calcext:value-type="float">
            <text:p>0.4245347642</text:p>
          </table:table-cell>
        </table:table-row>
        <table:table-row table:style-name="ro1">
          <table:table-cell office:value-type="float" office:value="0.425676753907917" calcext:value-type="float">
            <text:p>0.4256767539</text:p>
          </table:table-cell>
        </table:table-row>
        <table:table-row table:style-name="ro1">
          <table:table-cell office:value-type="float" office:value="0.426251052474277" calcext:value-type="float">
            <text:p>0.4262510525</text:p>
          </table:table-cell>
        </table:table-row>
        <table:table-row table:style-name="ro1">
          <table:table-cell office:value-type="float" office:value="0.428127645927106" calcext:value-type="float">
            <text:p>0.4281276459</text:p>
          </table:table-cell>
        </table:table-row>
        <table:table-row table:style-name="ro1">
          <table:table-cell office:value-type="float" office:value="0.428501282712984" calcext:value-type="float">
            <text:p>0.4285012827</text:p>
          </table:table-cell>
        </table:table-row>
        <table:table-row table:style-name="ro1">
          <table:table-cell office:value-type="float" office:value="0.428965131717644" calcext:value-type="float">
            <text:p>0.4289651317</text:p>
          </table:table-cell>
        </table:table-row>
        <table:table-row table:style-name="ro1">
          <table:table-cell office:value-type="float" office:value="0.43181666360821" calcext:value-type="float">
            <text:p>0.4318166636</text:p>
          </table:table-cell>
        </table:table-row>
        <table:table-row table:style-name="ro1">
          <table:table-cell office:value-type="float" office:value="0.432501909326351" calcext:value-type="float">
            <text:p>0.4325019093</text:p>
          </table:table-cell>
        </table:table-row>
        <table:table-row table:style-name="ro1">
          <table:table-cell office:value-type="float" office:value="0.433308195759187" calcext:value-type="float">
            <text:p>0.4333081958</text:p>
          </table:table-cell>
        </table:table-row>
        <table:table-row table:style-name="ro1">
          <table:table-cell office:value-type="float" office:value="0.437529401517662" calcext:value-type="float">
            <text:p>0.4375294015</text:p>
          </table:table-cell>
        </table:table-row>
        <table:table-row table:style-name="ro1">
          <table:table-cell office:value-type="float" office:value="0.437631400695673" calcext:value-type="float">
            <text:p>0.4376314007</text:p>
          </table:table-cell>
        </table:table-row>
        <table:table-row table:style-name="ro1">
          <table:table-cell office:value-type="float" office:value="0.437946220962079" calcext:value-type="float">
            <text:p>0.437946221</text:p>
          </table:table-cell>
        </table:table-row>
        <table:table-row table:style-name="ro1">
          <table:table-cell office:value-type="float" office:value="0.438455718955251" calcext:value-type="float">
            <text:p>0.438455719</text:p>
          </table:table-cell>
        </table:table-row>
        <table:table-row table:style-name="ro1">
          <table:table-cell office:value-type="float" office:value="0.438764659705916" calcext:value-type="float">
            <text:p>0.4387646597</text:p>
          </table:table-cell>
        </table:table-row>
        <table:table-row table:style-name="ro1">
          <table:table-cell office:value-type="float" office:value="0.43899775010981" calcext:value-type="float">
            <text:p>0.4389977501</text:p>
          </table:table-cell>
        </table:table-row>
        <table:table-row table:style-name="ro1">
          <table:table-cell office:value-type="float" office:value="0.442597997104039" calcext:value-type="float">
            <text:p>0.4425979971</text:p>
          </table:table-cell>
        </table:table-row>
        <table:table-row table:style-name="ro1">
          <table:table-cell office:value-type="float" office:value="0.44286536236869" calcext:value-type="float">
            <text:p>0.4428653624</text:p>
          </table:table-cell>
        </table:table-row>
        <table:table-row table:style-name="ro1">
          <table:table-cell office:value-type="float" office:value="0.445439477039736" calcext:value-type="float">
            <text:p>0.445439477</text:p>
          </table:table-cell>
        </table:table-row>
        <table:table-row table:style-name="ro1">
          <table:table-cell office:value-type="float" office:value="0.446147664135682" calcext:value-type="float">
            <text:p>0.4461476641</text:p>
          </table:table-cell>
        </table:table-row>
        <table:table-row table:style-name="ro1">
          <table:table-cell office:value-type="float" office:value="0.446231763054299" calcext:value-type="float">
            <text:p>0.4462317631</text:p>
          </table:table-cell>
        </table:table-row>
        <table:table-row table:style-name="ro1">
          <table:table-cell office:value-type="float" office:value="0.448905860137078" calcext:value-type="float">
            <text:p>0.4489058601</text:p>
          </table:table-cell>
        </table:table-row>
        <table:table-row table:style-name="ro1">
          <table:table-cell office:value-type="float" office:value="0.448966153442146" calcext:value-type="float">
            <text:p>0.4489661534</text:p>
          </table:table-cell>
        </table:table-row>
        <table:table-row table:style-name="ro1">
          <table:table-cell office:value-type="float" office:value="0.45064842988562" calcext:value-type="float">
            <text:p>0.4506484299</text:p>
          </table:table-cell>
        </table:table-row>
        <table:table-row table:style-name="ro1">
          <table:table-cell office:value-type="float" office:value="0.452106303735955" calcext:value-type="float">
            <text:p>0.4521063037</text:p>
          </table:table-cell>
        </table:table-row>
        <table:table-row table:style-name="ro1">
          <table:table-cell office:value-type="float" office:value="0.452586926362237" calcext:value-type="float">
            <text:p>0.4525869264</text:p>
          </table:table-cell>
        </table:table-row>
        <table:table-row table:style-name="ro1">
          <table:table-cell office:value-type="float" office:value="0.453572534817346" calcext:value-type="float">
            <text:p>0.4535725348</text:p>
          </table:table-cell>
        </table:table-row>
        <table:table-row table:style-name="ro1">
          <table:table-cell office:value-type="float" office:value="0.453870489907476" calcext:value-type="float">
            <text:p>0.4538704899</text:p>
          </table:table-cell>
        </table:table-row>
        <table:table-row table:style-name="ro1">
          <table:table-cell office:value-type="float" office:value="0.454666357886107" calcext:value-type="float">
            <text:p>0.4546663579</text:p>
          </table:table-cell>
        </table:table-row>
        <table:table-row table:style-name="ro1">
          <table:table-cell office:value-type="float" office:value="0.455150657606161" calcext:value-type="float">
            <text:p>0.4551506576</text:p>
          </table:table-cell>
        </table:table-row>
        <table:table-row table:style-name="ro1">
          <table:table-cell office:value-type="float" office:value="0.45553606310192" calcext:value-type="float">
            <text:p>0.4555360631</text:p>
          </table:table-cell>
        </table:table-row>
        <table:table-row table:style-name="ro1">
          <table:table-cell office:value-type="float" office:value="0.456179643004681" calcext:value-type="float">
            <text:p>0.456179643</text:p>
          </table:table-cell>
        </table:table-row>
        <table:table-row table:style-name="ro1">
          <table:table-cell office:value-type="float" office:value="0.456730397057438" calcext:value-type="float">
            <text:p>0.4567303971</text:p>
          </table:table-cell>
        </table:table-row>
        <table:table-row table:style-name="ro1">
          <table:table-cell office:value-type="float" office:value="0.457624446078963" calcext:value-type="float">
            <text:p>0.4576244461</text:p>
          </table:table-cell>
        </table:table-row>
        <table:table-row table:style-name="ro1">
          <table:table-cell office:value-type="float" office:value="0.458544431965205" calcext:value-type="float">
            <text:p>0.458544432</text:p>
          </table:table-cell>
        </table:table-row>
        <table:table-row table:style-name="ro1">
          <table:table-cell office:value-type="float" office:value="0.460063078137799" calcext:value-type="float">
            <text:p>0.4600630781</text:p>
          </table:table-cell>
        </table:table-row>
        <table:table-row table:style-name="ro1">
          <table:table-cell office:value-type="float" office:value="0.46059787394752" calcext:value-type="float">
            <text:p>0.4605978739</text:p>
          </table:table-cell>
        </table:table-row>
        <table:table-row table:style-name="ro1">
          <table:table-cell office:value-type="float" office:value="0.461457963653025" calcext:value-type="float">
            <text:p>0.4614579637</text:p>
          </table:table-cell>
        </table:table-row>
        <table:table-row table:style-name="ro1">
          <table:table-cell office:value-type="float" office:value="0.461794363132316" calcext:value-type="float">
            <text:p>0.4617943631</text:p>
          </table:table-cell>
        </table:table-row>
        <table:table-row table:style-name="ro1">
          <table:table-cell office:value-type="float" office:value="0.462392596272899" calcext:value-type="float">
            <text:p>0.4623925963</text:p>
          </table:table-cell>
        </table:table-row>
        <table:table-row table:style-name="ro1">
          <table:table-cell office:value-type="float" office:value="0.463234788186234" calcext:value-type="float">
            <text:p>0.4632347882</text:p>
          </table:table-cell>
        </table:table-row>
        <table:table-row table:style-name="ro1">
          <table:table-cell office:value-type="float" office:value="0.464491337952425" calcext:value-type="float">
            <text:p>0.464491338</text:p>
          </table:table-cell>
        </table:table-row>
        <table:table-row table:style-name="ro1">
          <table:table-cell office:value-type="float" office:value="0.464557428789713" calcext:value-type="float">
            <text:p>0.4645574288</text:p>
          </table:table-cell>
        </table:table-row>
        <table:table-row table:style-name="ro1">
          <table:table-cell office:value-type="float" office:value="0.46540110558712" calcext:value-type="float">
            <text:p>0.4654011056</text:p>
          </table:table-cell>
        </table:table-row>
        <table:table-row table:style-name="ro1">
          <table:table-cell office:value-type="float" office:value="0.467225624175686" calcext:value-type="float">
            <text:p>0.4672256242</text:p>
          </table:table-cell>
        </table:table-row>
        <table:table-row table:style-name="ro1">
          <table:table-cell office:value-type="float" office:value="0.469898784751582" calcext:value-type="float">
            <text:p>0.4698987848</text:p>
          </table:table-cell>
        </table:table-row>
        <table:table-row table:style-name="ro1">
          <table:table-cell office:value-type="float" office:value="0.471944884526152" calcext:value-type="float">
            <text:p>0.4719448845</text:p>
          </table:table-cell>
        </table:table-row>
        <table:table-row table:style-name="ro1">
          <table:table-cell office:value-type="float" office:value="0.472003486557675" calcext:value-type="float">
            <text:p>0.4720034866</text:p>
          </table:table-cell>
        </table:table-row>
        <table:table-row table:style-name="ro1">
          <table:table-cell office:value-type="float" office:value="0.47208250150501" calcext:value-type="float">
            <text:p>0.4720825015</text:p>
          </table:table-cell>
        </table:table-row>
        <table:table-row table:style-name="ro1">
          <table:table-cell office:value-type="float" office:value="0.4733422927227" calcext:value-type="float">
            <text:p>0.4733422927</text:p>
          </table:table-cell>
        </table:table-row>
        <table:table-row table:style-name="ro1">
          <table:table-cell office:value-type="float" office:value="0.47335170765974" calcext:value-type="float">
            <text:p>0.4733517077</text:p>
          </table:table-cell>
        </table:table-row>
        <table:table-row table:style-name="ro1">
          <table:table-cell office:value-type="float" office:value="0.4754907204213" calcext:value-type="float">
            <text:p>0.4754907204</text:p>
          </table:table-cell>
        </table:table-row>
        <table:table-row table:style-name="ro1">
          <table:table-cell office:value-type="float" office:value="0.476095162489671" calcext:value-type="float">
            <text:p>0.4760951625</text:p>
          </table:table-cell>
        </table:table-row>
        <table:table-row table:style-name="ro1">
          <table:table-cell office:value-type="float" office:value="0.477369792574781" calcext:value-type="float">
            <text:p>0.4773697926</text:p>
          </table:table-cell>
        </table:table-row>
        <table:table-row table:style-name="ro1">
          <table:table-cell office:value-type="float" office:value="0.47839047521167" calcext:value-type="float">
            <text:p>0.4783904752</text:p>
          </table:table-cell>
        </table:table-row>
        <table:table-row table:style-name="ro1">
          <table:table-cell office:value-type="float" office:value="0.479080849933782" calcext:value-type="float">
            <text:p>0.4790808499</text:p>
          </table:table-cell>
        </table:table-row>
        <table:table-row table:style-name="ro1">
          <table:table-cell office:value-type="float" office:value="0.480536538135485" calcext:value-type="float">
            <text:p>0.4805365381</text:p>
          </table:table-cell>
        </table:table-row>
        <table:table-row table:style-name="ro1">
          <table:table-cell office:value-type="float" office:value="0.481397376245224" calcext:value-type="float">
            <text:p>0.4813973762</text:p>
          </table:table-cell>
        </table:table-row>
        <table:table-row table:style-name="ro1">
          <table:table-cell office:value-type="float" office:value="0.481699785555974" calcext:value-type="float">
            <text:p>0.4816997856</text:p>
          </table:table-cell>
        </table:table-row>
        <table:table-row table:style-name="ro1">
          <table:table-cell office:value-type="float" office:value="0.483802016739805" calcext:value-type="float">
            <text:p>0.4838020167</text:p>
          </table:table-cell>
        </table:table-row>
        <table:table-row table:style-name="ro1">
          <table:table-cell office:value-type="float" office:value="0.483920523094744" calcext:value-type="float">
            <text:p>0.4839205231</text:p>
          </table:table-cell>
        </table:table-row>
        <table:table-row table:style-name="ro1">
          <table:table-cell office:value-type="float" office:value="0.484417686806051" calcext:value-type="float">
            <text:p>0.4844176868</text:p>
          </table:table-cell>
        </table:table-row>
        <table:table-row table:style-name="ro1">
          <table:table-cell office:value-type="float" office:value="0.485598834020212" calcext:value-type="float">
            <text:p>0.485598834</text:p>
          </table:table-cell>
        </table:table-row>
        <table:table-row table:style-name="ro1">
          <table:table-cell office:value-type="float" office:value="0.485969296191405" calcext:value-type="float">
            <text:p>0.4859692962</text:p>
          </table:table-cell>
        </table:table-row>
        <table:table-row table:style-name="ro1">
          <table:table-cell office:value-type="float" office:value="0.488035830241217" calcext:value-type="float">
            <text:p>0.4880358302</text:p>
          </table:table-cell>
        </table:table-row>
        <table:table-row table:style-name="ro1">
          <table:table-cell office:value-type="float" office:value="0.489297913585582" calcext:value-type="float">
            <text:p>0.4892979136</text:p>
          </table:table-cell>
        </table:table-row>
        <table:table-row table:style-name="ro1">
          <table:table-cell office:value-type="float" office:value="0.490492416343708" calcext:value-type="float">
            <text:p>0.4904924163</text:p>
          </table:table-cell>
        </table:table-row>
        <table:table-row table:style-name="ro1">
          <table:table-cell office:value-type="float" office:value="0.493661483514751" calcext:value-type="float">
            <text:p>0.4936614835</text:p>
          </table:table-cell>
        </table:table-row>
        <table:table-row table:style-name="ro1">
          <table:table-cell office:value-type="float" office:value="0.494537445113853" calcext:value-type="float">
            <text:p>0.4945374451</text:p>
          </table:table-cell>
        </table:table-row>
        <table:table-row table:style-name="ro1">
          <table:table-cell office:value-type="float" office:value="0.495003581535514" calcext:value-type="float">
            <text:p>0.4950035815</text:p>
          </table:table-cell>
        </table:table-row>
        <table:table-row table:style-name="ro1">
          <table:table-cell office:value-type="float" office:value="0.49534650133281" calcext:value-type="float">
            <text:p>0.4953465013</text:p>
          </table:table-cell>
        </table:table-row>
        <table:table-row table:style-name="ro1">
          <table:table-cell office:value-type="float" office:value="0.49576039810714" calcext:value-type="float">
            <text:p>0.4957603981</text:p>
          </table:table-cell>
        </table:table-row>
        <table:table-row table:style-name="ro1">
          <table:table-cell office:value-type="float" office:value="0.496154030308411" calcext:value-type="float">
            <text:p>0.4961540303</text:p>
          </table:table-cell>
        </table:table-row>
        <table:table-row table:style-name="ro1">
          <table:table-cell office:value-type="float" office:value="0.498433597959733" calcext:value-type="float">
            <text:p>0.498433598</text:p>
          </table:table-cell>
        </table:table-row>
        <table:table-row table:style-name="ro1">
          <table:table-cell office:value-type="float" office:value="0.50283053209965" calcext:value-type="float">
            <text:p>0.5028305321</text:p>
          </table:table-cell>
        </table:table-row>
        <table:table-row table:style-name="ro1">
          <table:table-cell office:value-type="float" office:value="0.504981646903868" calcext:value-type="float">
            <text:p>0.5049816469</text:p>
          </table:table-cell>
        </table:table-row>
        <table:table-row table:style-name="ro1">
          <table:table-cell office:value-type="float" office:value="0.505136368814827" calcext:value-type="float">
            <text:p>0.5051363688</text:p>
          </table:table-cell>
        </table:table-row>
        <table:table-row table:style-name="ro1">
          <table:table-cell office:value-type="float" office:value="0.505154691516696" calcext:value-type="float">
            <text:p>0.5051546915</text:p>
          </table:table-cell>
        </table:table-row>
        <table:table-row table:style-name="ro1">
          <table:table-cell office:value-type="float" office:value="0.505216697073033" calcext:value-type="float">
            <text:p>0.5052166971</text:p>
          </table:table-cell>
        </table:table-row>
        <table:table-row table:style-name="ro1">
          <table:table-cell office:value-type="float" office:value="0.50567678180514" calcext:value-type="float">
            <text:p>0.5056767818</text:p>
          </table:table-cell>
        </table:table-row>
        <table:table-row table:style-name="ro1">
          <table:table-cell office:value-type="float" office:value="0.507272276523561" calcext:value-type="float">
            <text:p>0.5072722765</text:p>
          </table:table-cell>
        </table:table-row>
        <table:table-row table:style-name="ro1">
          <table:table-cell office:value-type="float" office:value="0.509054653914074" calcext:value-type="float">
            <text:p>0.5090546539</text:p>
          </table:table-cell>
        </table:table-row>
        <table:table-row table:style-name="ro1">
          <table:table-cell office:value-type="float" office:value="0.510178760921467" calcext:value-type="float">
            <text:p>0.5101787609</text:p>
          </table:table-cell>
        </table:table-row>
        <table:table-row table:style-name="ro1">
          <table:table-cell office:value-type="float" office:value="0.511113216929698" calcext:value-type="float">
            <text:p>0.5111132169</text:p>
          </table:table-cell>
        </table:table-row>
        <table:table-row table:style-name="ro1">
          <table:table-cell office:value-type="float" office:value="0.51181850327885" calcext:value-type="float">
            <text:p>0.5118185033</text:p>
          </table:table-cell>
        </table:table-row>
        <table:table-row table:style-name="ro1">
          <table:table-cell office:value-type="float" office:value="0.51403779422351" calcext:value-type="float">
            <text:p>0.5140377942</text:p>
          </table:table-cell>
        </table:table-row>
        <table:table-row table:style-name="ro1">
          <table:table-cell office:value-type="float" office:value="0.514149461571402" calcext:value-type="float">
            <text:p>0.5141494616</text:p>
          </table:table-cell>
        </table:table-row>
        <table:table-row table:style-name="ro1">
          <table:table-cell office:value-type="float" office:value="0.514583748071162" calcext:value-type="float">
            <text:p>0.5145837481</text:p>
          </table:table-cell>
        </table:table-row>
        <table:table-row table:style-name="ro1">
          <table:table-cell office:value-type="float" office:value="0.514944490710636" calcext:value-type="float">
            <text:p>0.5149444907</text:p>
          </table:table-cell>
        </table:table-row>
        <table:table-row table:style-name="ro1">
          <table:table-cell office:value-type="float" office:value="0.516485927922273" calcext:value-type="float">
            <text:p>0.5164859279</text:p>
          </table:table-cell>
        </table:table-row>
        <table:table-row table:style-name="ro1">
          <table:table-cell office:value-type="float" office:value="0.516788097461313" calcext:value-type="float">
            <text:p>0.5167880975</text:p>
          </table:table-cell>
        </table:table-row>
        <table:table-row table:style-name="ro1">
          <table:table-cell office:value-type="float" office:value="0.517098617775786" calcext:value-type="float">
            <text:p>0.5170986178</text:p>
          </table:table-cell>
        </table:table-row>
        <table:table-row table:style-name="ro1">
          <table:table-cell office:value-type="float" office:value="0.519643756581385" calcext:value-type="float">
            <text:p>0.5196437566</text:p>
          </table:table-cell>
        </table:table-row>
        <table:table-row table:style-name="ro1">
          <table:table-cell office:value-type="float" office:value="0.520232921397091" calcext:value-type="float">
            <text:p>0.5202329214</text:p>
          </table:table-cell>
        </table:table-row>
        <table:table-row table:style-name="ro1">
          <table:table-cell office:value-type="float" office:value="0.520363803903572" calcext:value-type="float">
            <text:p>0.5203638039</text:p>
          </table:table-cell>
        </table:table-row>
        <table:table-row table:style-name="ro1">
          <table:table-cell office:value-type="float" office:value="0.521183144148309" calcext:value-type="float">
            <text:p>0.5211831441</text:p>
          </table:table-cell>
        </table:table-row>
        <table:table-row table:style-name="ro1">
          <table:table-cell office:value-type="float" office:value="0.521819454650983" calcext:value-type="float">
            <text:p>0.5218194547</text:p>
          </table:table-cell>
        </table:table-row>
        <table:table-row table:style-name="ro1">
          <table:table-cell office:value-type="float" office:value="0.525706814260801" calcext:value-type="float">
            <text:p>0.5257068143</text:p>
          </table:table-cell>
        </table:table-row>
        <table:table-row table:style-name="ro1">
          <table:table-cell office:value-type="float" office:value="0.525903574114719" calcext:value-type="float">
            <text:p>0.5259035741</text:p>
          </table:table-cell>
        </table:table-row>
        <table:table-row table:style-name="ro1">
          <table:table-cell office:value-type="float" office:value="0.526513969176421" calcext:value-type="float">
            <text:p>0.5265139692</text:p>
          </table:table-cell>
        </table:table-row>
        <table:table-row table:style-name="ro1">
          <table:table-cell office:value-type="float" office:value="0.527468230235438" calcext:value-type="float">
            <text:p>0.5274682302</text:p>
          </table:table-cell>
        </table:table-row>
        <table:table-row table:style-name="ro1">
          <table:table-cell office:value-type="float" office:value="0.527533660622602" calcext:value-type="float">
            <text:p>0.5275336606</text:p>
          </table:table-cell>
        </table:table-row>
        <table:table-row table:style-name="ro1">
          <table:table-cell office:value-type="float" office:value="0.529710211820226" calcext:value-type="float">
            <text:p>0.5297102118</text:p>
          </table:table-cell>
        </table:table-row>
        <table:table-row table:style-name="ro1">
          <table:table-cell office:value-type="float" office:value="0.529973334989061" calcext:value-type="float">
            <text:p>0.529973335</text:p>
          </table:table-cell>
        </table:table-row>
        <table:table-row table:style-name="ro1">
          <table:table-cell office:value-type="float" office:value="0.531778117700002" calcext:value-type="float">
            <text:p>0.5317781177</text:p>
          </table:table-cell>
        </table:table-row>
        <table:table-row table:style-name="ro1">
          <table:table-cell office:value-type="float" office:value="0.531897302486763" calcext:value-type="float">
            <text:p>0.5318973025</text:p>
          </table:table-cell>
        </table:table-row>
        <table:table-row table:style-name="ro1">
          <table:table-cell office:value-type="float" office:value="0.532865670919777" calcext:value-type="float">
            <text:p>0.5328656709</text:p>
          </table:table-cell>
        </table:table-row>
        <table:table-row table:style-name="ro1">
          <table:table-cell office:value-type="float" office:value="0.533087188253553" calcext:value-type="float">
            <text:p>0.5330871883</text:p>
          </table:table-cell>
        </table:table-row>
        <table:table-row table:style-name="ro1">
          <table:table-cell office:value-type="float" office:value="0.534460585584793" calcext:value-type="float">
            <text:p>0.5344605856</text:p>
          </table:table-cell>
        </table:table-row>
        <table:table-row table:style-name="ro1">
          <table:table-cell office:value-type="float" office:value="0.536465511590664" calcext:value-type="float">
            <text:p>0.5364655116</text:p>
          </table:table-cell>
        </table:table-row>
        <table:table-row table:style-name="ro1">
          <table:table-cell office:value-type="float" office:value="0.537109881744741" calcext:value-type="float">
            <text:p>0.5371098817</text:p>
          </table:table-cell>
        </table:table-row>
        <table:table-row table:style-name="ro1">
          <table:table-cell office:value-type="float" office:value="0.537609613759723" calcext:value-type="float">
            <text:p>0.5376096138</text:p>
          </table:table-cell>
        </table:table-row>
        <table:table-row table:style-name="ro1">
          <table:table-cell office:value-type="float" office:value="0.538682120678453" calcext:value-type="float">
            <text:p>0.5386821207</text:p>
          </table:table-cell>
        </table:table-row>
        <table:table-row table:style-name="ro1">
          <table:table-cell office:value-type="float" office:value="0.539712377444473" calcext:value-type="float">
            <text:p>0.5397123774</text:p>
          </table:table-cell>
        </table:table-row>
        <table:table-row table:style-name="ro1">
          <table:table-cell office:value-type="float" office:value="0.540115130719372" calcext:value-type="float">
            <text:p>0.5401151307</text:p>
          </table:table-cell>
        </table:table-row>
        <table:table-row table:style-name="ro1">
          <table:table-cell office:value-type="float" office:value="0.541821016456497" calcext:value-type="float">
            <text:p>0.5418210165</text:p>
          </table:table-cell>
        </table:table-row>
        <table:table-row table:style-name="ro1">
          <table:table-cell office:value-type="float" office:value="0.541867474217734" calcext:value-type="float">
            <text:p>0.5418674742</text:p>
          </table:table-cell>
        </table:table-row>
        <table:table-row table:style-name="ro1">
          <table:table-cell office:value-type="float" office:value="0.543204314570319" calcext:value-type="float">
            <text:p>0.5432043146</text:p>
          </table:table-cell>
        </table:table-row>
        <table:table-row table:style-name="ro1">
          <table:table-cell office:value-type="float" office:value="0.544129388169975" calcext:value-type="float">
            <text:p>0.5441293882</text:p>
          </table:table-cell>
        </table:table-row>
        <table:table-row table:style-name="ro1">
          <table:table-cell office:value-type="float" office:value="0.545623937038418" calcext:value-type="float">
            <text:p>0.545623937</text:p>
          </table:table-cell>
        </table:table-row>
        <table:table-row table:style-name="ro1">
          <table:table-cell office:value-type="float" office:value="0.546146684685511" calcext:value-type="float">
            <text:p>0.5461466847</text:p>
          </table:table-cell>
        </table:table-row>
        <table:table-row table:style-name="ro1">
          <table:table-cell office:value-type="float" office:value="0.546852332824293" calcext:value-type="float">
            <text:p>0.5468523328</text:p>
          </table:table-cell>
        </table:table-row>
        <table:table-row table:style-name="ro1">
          <table:table-cell office:value-type="float" office:value="0.547769720839607" calcext:value-type="float">
            <text:p>0.5477697208</text:p>
          </table:table-cell>
        </table:table-row>
        <table:table-row table:style-name="ro1">
          <table:table-cell office:value-type="float" office:value="0.549046034682634" calcext:value-type="float">
            <text:p>0.5490460347</text:p>
          </table:table-cell>
        </table:table-row>
        <table:table-row table:style-name="ro1">
          <table:table-cell office:value-type="float" office:value="0.550159005620023" calcext:value-type="float">
            <text:p>0.5501590056</text:p>
          </table:table-cell>
        </table:table-row>
        <table:table-row table:style-name="ro1">
          <table:table-cell office:value-type="float" office:value="0.550764970722719" calcext:value-type="float">
            <text:p>0.5507649707</text:p>
          </table:table-cell>
        </table:table-row>
        <table:table-row table:style-name="ro1">
          <table:table-cell office:value-type="float" office:value="0.552814059807216" calcext:value-type="float">
            <text:p>0.5528140598</text:p>
          </table:table-cell>
        </table:table-row>
        <table:table-row table:style-name="ro1">
          <table:table-cell office:value-type="float" office:value="0.5529910361706" calcext:value-type="float">
            <text:p>0.5529910362</text:p>
          </table:table-cell>
        </table:table-row>
        <table:table-row table:style-name="ro1">
          <table:table-cell office:value-type="float" office:value="0.555123053963436" calcext:value-type="float">
            <text:p>0.555123054</text:p>
          </table:table-cell>
        </table:table-row>
        <table:table-row table:style-name="ro1">
          <table:table-cell office:value-type="float" office:value="0.557018423482007" calcext:value-type="float">
            <text:p>0.5570184235</text:p>
          </table:table-cell>
        </table:table-row>
        <table:table-row table:style-name="ro1">
          <table:table-cell office:value-type="float" office:value="0.55964715371142" calcext:value-type="float">
            <text:p>0.5596471537</text:p>
          </table:table-cell>
        </table:table-row>
        <table:table-row table:style-name="ro1">
          <table:table-cell office:value-type="float" office:value="0.560245934876583" calcext:value-type="float">
            <text:p>0.5602459349</text:p>
          </table:table-cell>
        </table:table-row>
        <table:table-row table:style-name="ro1">
          <table:table-cell office:value-type="float" office:value="0.561275825263275" calcext:value-type="float">
            <text:p>0.5612758253</text:p>
          </table:table-cell>
        </table:table-row>
        <table:table-row table:style-name="ro1">
          <table:table-cell office:value-type="float" office:value="0.562465689939696" calcext:value-type="float">
            <text:p>0.5624656899</text:p>
          </table:table-cell>
        </table:table-row>
        <table:table-row table:style-name="ro1">
          <table:table-cell office:value-type="float" office:value="0.563016223366384" calcext:value-type="float">
            <text:p>0.5630162234</text:p>
          </table:table-cell>
        </table:table-row>
        <table:table-row table:style-name="ro1">
          <table:table-cell office:value-type="float" office:value="0.564293836030978" calcext:value-type="float">
            <text:p>0.564293836</text:p>
          </table:table-cell>
        </table:table-row>
        <table:table-row table:style-name="ro1">
          <table:table-cell office:value-type="float" office:value="0.565862738031019" calcext:value-type="float">
            <text:p>0.565862738</text:p>
          </table:table-cell>
        </table:table-row>
        <table:table-row table:style-name="ro1">
          <table:table-cell office:value-type="float" office:value="0.565998531412469" calcext:value-type="float">
            <text:p>0.5659985314</text:p>
          </table:table-cell>
        </table:table-row>
        <table:table-row table:style-name="ro1">
          <table:table-cell office:value-type="float" office:value="0.568564604283492" calcext:value-type="float">
            <text:p>0.5685646043</text:p>
          </table:table-cell>
        </table:table-row>
        <table:table-row table:style-name="ro1">
          <table:table-cell office:value-type="float" office:value="0.570836609923952" calcext:value-type="float">
            <text:p>0.5708366099</text:p>
          </table:table-cell>
        </table:table-row>
        <table:table-row table:style-name="ro1">
          <table:table-cell office:value-type="float" office:value="0.571290986224349" calcext:value-type="float">
            <text:p>0.5712909862</text:p>
          </table:table-cell>
        </table:table-row>
        <table:table-row table:style-name="ro1">
          <table:table-cell office:value-type="float" office:value="0.57477489896639" calcext:value-type="float">
            <text:p>0.574774899</text:p>
          </table:table-cell>
        </table:table-row>
        <table:table-row table:style-name="ro1">
          <table:table-cell office:value-type="float" office:value="0.574864887523505" calcext:value-type="float">
            <text:p>0.5748648875</text:p>
          </table:table-cell>
        </table:table-row>
        <table:table-row table:style-name="ro1">
          <table:table-cell office:value-type="float" office:value="0.575318524341274" calcext:value-type="float">
            <text:p>0.5753185243</text:p>
          </table:table-cell>
        </table:table-row>
        <table:table-row table:style-name="ro1">
          <table:table-cell office:value-type="float" office:value="0.575341781030278" calcext:value-type="float">
            <text:p>0.575341781</text:p>
          </table:table-cell>
        </table:table-row>
        <table:table-row table:style-name="ro1">
          <table:table-cell office:value-type="float" office:value="0.575732428303156" calcext:value-type="float">
            <text:p>0.5757324283</text:p>
          </table:table-cell>
        </table:table-row>
        <table:table-row table:style-name="ro1">
          <table:table-cell office:value-type="float" office:value="0.576360223765434" calcext:value-type="float">
            <text:p>0.5763602238</text:p>
          </table:table-cell>
        </table:table-row>
        <table:table-row table:style-name="ro1">
          <table:table-cell office:value-type="float" office:value="0.577177113478771" calcext:value-type="float">
            <text:p>0.5771771135</text:p>
          </table:table-cell>
        </table:table-row>
        <table:table-row table:style-name="ro1">
          <table:table-cell office:value-type="float" office:value="0.579100939042523" calcext:value-type="float">
            <text:p>0.579100939</text:p>
          </table:table-cell>
        </table:table-row>
        <table:table-row table:style-name="ro1">
          <table:table-cell office:value-type="float" office:value="0.584717791757189" calcext:value-type="float">
            <text:p>0.5847177918</text:p>
          </table:table-cell>
        </table:table-row>
        <table:table-row table:style-name="ro1">
          <table:table-cell office:value-type="float" office:value="0.585072706803039" calcext:value-type="float">
            <text:p>0.5850727068</text:p>
          </table:table-cell>
        </table:table-row>
        <table:table-row table:style-name="ro1">
          <table:table-cell office:value-type="float" office:value="0.585616314241116" calcext:value-type="float">
            <text:p>0.5856163142</text:p>
          </table:table-cell>
        </table:table-row>
        <table:table-row table:style-name="ro1">
          <table:table-cell office:value-type="float" office:value="0.586053639415211" calcext:value-type="float">
            <text:p>0.5860536394</text:p>
          </table:table-cell>
        </table:table-row>
        <table:table-row table:style-name="ro1">
          <table:table-cell office:value-type="float" office:value="0.586191683928304" calcext:value-type="float">
            <text:p>0.5861916839</text:p>
          </table:table-cell>
        </table:table-row>
        <table:table-row table:style-name="ro1">
          <table:table-cell office:value-type="float" office:value="0.587625338382135" calcext:value-type="float">
            <text:p>0.5876253384</text:p>
          </table:table-cell>
        </table:table-row>
        <table:table-row table:style-name="ro1">
          <table:table-cell office:value-type="float" office:value="0.587650541392483" calcext:value-type="float">
            <text:p>0.5876505414</text:p>
          </table:table-cell>
        </table:table-row>
        <table:table-row table:style-name="ro1">
          <table:table-cell office:value-type="float" office:value="0.587713635745325" calcext:value-type="float">
            <text:p>0.5877136357</text:p>
          </table:table-cell>
        </table:table-row>
        <table:table-row table:style-name="ro1">
          <table:table-cell office:value-type="float" office:value="0.587996259991831" calcext:value-type="float">
            <text:p>0.58799626</text:p>
          </table:table-cell>
        </table:table-row>
        <table:table-row table:style-name="ro1">
          <table:table-cell office:value-type="float" office:value="0.588875334381294" calcext:value-type="float">
            <text:p>0.5888753344</text:p>
          </table:table-cell>
        </table:table-row>
        <table:table-row table:style-name="ro1">
          <table:table-cell office:value-type="float" office:value="0.589517635788277" calcext:value-type="float">
            <text:p>0.5895176358</text:p>
          </table:table-cell>
        </table:table-row>
        <table:table-row table:style-name="ro1">
          <table:table-cell office:value-type="float" office:value="0.589890254697868" calcext:value-type="float">
            <text:p>0.5898902547</text:p>
          </table:table-cell>
        </table:table-row>
        <table:table-row table:style-name="ro1">
          <table:table-cell office:value-type="float" office:value="0.590267315854691" calcext:value-type="float">
            <text:p>0.5902673159</text:p>
          </table:table-cell>
        </table:table-row>
        <table:table-row table:style-name="ro1">
          <table:table-cell office:value-type="float" office:value="0.590973395842263" calcext:value-type="float">
            <text:p>0.5909733958</text:p>
          </table:table-cell>
        </table:table-row>
        <table:table-row table:style-name="ro1">
          <table:table-cell office:value-type="float" office:value="0.590991756736933" calcext:value-type="float">
            <text:p>0.5909917567</text:p>
          </table:table-cell>
        </table:table-row>
        <table:table-row table:style-name="ro1">
          <table:table-cell office:value-type="float" office:value="0.592056441387931" calcext:value-type="float">
            <text:p>0.5920564414</text:p>
          </table:table-cell>
        </table:table-row>
        <table:table-row table:style-name="ro1">
          <table:table-cell office:value-type="float" office:value="0.592309574774696" calcext:value-type="float">
            <text:p>0.5923095748</text:p>
          </table:table-cell>
        </table:table-row>
        <table:table-row table:style-name="ro1">
          <table:table-cell office:value-type="float" office:value="0.592554888162479" calcext:value-type="float">
            <text:p>0.5925548882</text:p>
          </table:table-cell>
        </table:table-row>
        <table:table-row table:style-name="ro1">
          <table:table-cell office:value-type="float" office:value="0.594274605221113" calcext:value-type="float">
            <text:p>0.5942746052</text:p>
          </table:table-cell>
        </table:table-row>
        <table:table-row table:style-name="ro1">
          <table:table-cell office:value-type="float" office:value="0.594284987918226" calcext:value-type="float">
            <text:p>0.5942849879</text:p>
          </table:table-cell>
        </table:table-row>
        <table:table-row table:style-name="ro1">
          <table:table-cell office:value-type="float" office:value="0.595291622352265" calcext:value-type="float">
            <text:p>0.5952916224</text:p>
          </table:table-cell>
        </table:table-row>
        <table:table-row table:style-name="ro1">
          <table:table-cell office:value-type="float" office:value="0.597130252682809" calcext:value-type="float">
            <text:p>0.5971302527</text:p>
          </table:table-cell>
        </table:table-row>
        <table:table-row table:style-name="ro1">
          <table:table-cell office:value-type="float" office:value="0.597678793145414" calcext:value-type="float">
            <text:p>0.5976787931</text:p>
          </table:table-cell>
        </table:table-row>
        <table:table-row table:style-name="ro1">
          <table:table-cell office:value-type="float" office:value="0.597979409134132" calcext:value-type="float">
            <text:p>0.5979794091</text:p>
          </table:table-cell>
        </table:table-row>
        <table:table-row table:style-name="ro1">
          <table:table-cell office:value-type="float" office:value="0.59843294690471" calcext:value-type="float">
            <text:p>0.5984329469</text:p>
          </table:table-cell>
        </table:table-row>
        <table:table-row table:style-name="ro1">
          <table:table-cell office:value-type="float" office:value="0.598702104185255" calcext:value-type="float">
            <text:p>0.5987021042</text:p>
          </table:table-cell>
        </table:table-row>
        <table:table-row table:style-name="ro1">
          <table:table-cell office:value-type="float" office:value="0.599473179826323" calcext:value-type="float">
            <text:p>0.5994731798</text:p>
          </table:table-cell>
        </table:table-row>
        <table:table-row table:style-name="ro1">
          <table:table-cell office:value-type="float" office:value="0.600392133267381" calcext:value-type="float">
            <text:p>0.6003921333</text:p>
          </table:table-cell>
        </table:table-row>
        <table:table-row table:style-name="ro1">
          <table:table-cell office:value-type="float" office:value="0.600634253152309" calcext:value-type="float">
            <text:p>0.6006342532</text:p>
          </table:table-cell>
        </table:table-row>
        <table:table-row table:style-name="ro1">
          <table:table-cell office:value-type="float" office:value="0.601340881585858" calcext:value-type="float">
            <text:p>0.6013408816</text:p>
          </table:table-cell>
        </table:table-row>
        <table:table-row table:style-name="ro1">
          <table:table-cell office:value-type="float" office:value="0.603311202224953" calcext:value-type="float">
            <text:p>0.6033112022</text:p>
          </table:table-cell>
        </table:table-row>
        <table:table-row table:style-name="ro1">
          <table:table-cell office:value-type="float" office:value="0.603700496846077" calcext:value-type="float">
            <text:p>0.6037004968</text:p>
          </table:table-cell>
        </table:table-row>
        <table:table-row table:style-name="ro1">
          <table:table-cell office:value-type="float" office:value="0.605732130425772" calcext:value-type="float">
            <text:p>0.6057321304</text:p>
          </table:table-cell>
        </table:table-row>
        <table:table-row table:style-name="ro1">
          <table:table-cell office:value-type="float" office:value="0.607182849090373" calcext:value-type="float">
            <text:p>0.6071828491</text:p>
          </table:table-cell>
        </table:table-row>
        <table:table-row table:style-name="ro1">
          <table:table-cell office:value-type="float" office:value="0.607524645378071" calcext:value-type="float">
            <text:p>0.6075246454</text:p>
          </table:table-cell>
        </table:table-row>
        <table:table-row table:style-name="ro1">
          <table:table-cell office:value-type="float" office:value="0.607728539732272" calcext:value-type="float">
            <text:p>0.6077285397</text:p>
          </table:table-cell>
        </table:table-row>
        <table:table-row table:style-name="ro1">
          <table:table-cell office:value-type="float" office:value="0.611734734280205" calcext:value-type="float">
            <text:p>0.6117347343</text:p>
          </table:table-cell>
        </table:table-row>
        <table:table-row table:style-name="ro1">
          <table:table-cell office:value-type="float" office:value="0.612167548739076" calcext:value-type="float">
            <text:p>0.6121675487</text:p>
          </table:table-cell>
        </table:table-row>
        <table:table-row table:style-name="ro1">
          <table:table-cell office:value-type="float" office:value="0.612297881576751" calcext:value-type="float">
            <text:p>0.6122978816</text:p>
          </table:table-cell>
        </table:table-row>
        <table:table-row table:style-name="ro1">
          <table:table-cell office:value-type="float" office:value="0.612412349501905" calcext:value-type="float">
            <text:p>0.6124123495</text:p>
          </table:table-cell>
        </table:table-row>
        <table:table-row table:style-name="ro1">
          <table:table-cell office:value-type="float" office:value="0.612642268866887" calcext:value-type="float">
            <text:p>0.6126422689</text:p>
          </table:table-cell>
        </table:table-row>
        <table:table-row table:style-name="ro1">
          <table:table-cell office:value-type="float" office:value="0.613401156091381" calcext:value-type="float">
            <text:p>0.6134011561</text:p>
          </table:table-cell>
        </table:table-row>
        <table:table-row table:style-name="ro1">
          <table:table-cell office:value-type="float" office:value="0.613923963340022" calcext:value-type="float">
            <text:p>0.6139239633</text:p>
          </table:table-cell>
        </table:table-row>
        <table:table-row table:style-name="ro1">
          <table:table-cell office:value-type="float" office:value="0.616924401384023" calcext:value-type="float">
            <text:p>0.6169244014</text:p>
          </table:table-cell>
        </table:table-row>
        <table:table-row table:style-name="ro1">
          <table:table-cell office:value-type="float" office:value="0.616994042921281" calcext:value-type="float">
            <text:p>0.6169940429</text:p>
          </table:table-cell>
        </table:table-row>
        <table:table-row table:style-name="ro1">
          <table:table-cell office:value-type="float" office:value="0.617371978794801" calcext:value-type="float">
            <text:p>0.6173719788</text:p>
          </table:table-cell>
        </table:table-row>
        <table:table-row table:style-name="ro1">
          <table:table-cell office:value-type="float" office:value="0.617453968240797" calcext:value-type="float">
            <text:p>0.6174539682</text:p>
          </table:table-cell>
        </table:table-row>
        <table:table-row table:style-name="ro1">
          <table:table-cell office:value-type="float" office:value="0.618061945659803" calcext:value-type="float">
            <text:p>0.6180619457</text:p>
          </table:table-cell>
        </table:table-row>
        <table:table-row table:style-name="ro1">
          <table:table-cell office:value-type="float" office:value="0.61878002566204" calcext:value-type="float">
            <text:p>0.6187800257</text:p>
          </table:table-cell>
        </table:table-row>
        <table:table-row table:style-name="ro1">
          <table:table-cell office:value-type="float" office:value="0.620751529960845" calcext:value-type="float">
            <text:p>0.62075153</text:p>
          </table:table-cell>
        </table:table-row>
        <table:table-row table:style-name="ro1">
          <table:table-cell office:value-type="float" office:value="0.621946568876719" calcext:value-type="float">
            <text:p>0.6219465689</text:p>
          </table:table-cell>
        </table:table-row>
        <table:table-row table:style-name="ro1">
          <table:table-cell office:value-type="float" office:value="0.622715821951933" calcext:value-type="float">
            <text:p>0.622715822</text:p>
          </table:table-cell>
        </table:table-row>
        <table:table-row table:style-name="ro1">
          <table:table-cell office:value-type="float" office:value="0.625234765668747" calcext:value-type="float">
            <text:p>0.6252347657</text:p>
          </table:table-cell>
        </table:table-row>
        <table:table-row table:style-name="ro1">
          <table:table-cell office:value-type="float" office:value="0.626288946868264" calcext:value-type="float">
            <text:p>0.6262889469</text:p>
          </table:table-cell>
        </table:table-row>
        <table:table-row table:style-name="ro1">
          <table:table-cell office:value-type="float" office:value="0.626991060515675" calcext:value-type="float">
            <text:p>0.6269910605</text:p>
          </table:table-cell>
        </table:table-row>
        <table:table-row table:style-name="ro1">
          <table:table-cell office:value-type="float" office:value="0.627847913363076" calcext:value-type="float">
            <text:p>0.6278479134</text:p>
          </table:table-cell>
        </table:table-row>
        <table:table-row table:style-name="ro1">
          <table:table-cell office:value-type="float" office:value="0.629589476708489" calcext:value-type="float">
            <text:p>0.6295894767</text:p>
          </table:table-cell>
        </table:table-row>
        <table:table-row table:style-name="ro1">
          <table:table-cell office:value-type="float" office:value="0.630094244659152" calcext:value-type="float">
            <text:p>0.6300942447</text:p>
          </table:table-cell>
        </table:table-row>
        <table:table-row table:style-name="ro1">
          <table:table-cell office:value-type="float" office:value="0.630951451127354" calcext:value-type="float">
            <text:p>0.6309514511</text:p>
          </table:table-cell>
        </table:table-row>
        <table:table-row table:style-name="ro1">
          <table:table-cell office:value-type="float" office:value="0.631308936764236" calcext:value-type="float">
            <text:p>0.6313089368</text:p>
          </table:table-cell>
        </table:table-row>
        <table:table-row table:style-name="ro1">
          <table:table-cell office:value-type="float" office:value="0.631817957993964" calcext:value-type="float">
            <text:p>0.631817958</text:p>
          </table:table-cell>
        </table:table-row>
        <table:table-row table:style-name="ro1">
          <table:table-cell office:value-type="float" office:value="0.631957004362267" calcext:value-type="float">
            <text:p>0.6319570044</text:p>
          </table:table-cell>
        </table:table-row>
        <table:table-row table:style-name="ro1">
          <table:table-cell office:value-type="float" office:value="0.632617953634689" calcext:value-type="float">
            <text:p>0.6326179536</text:p>
          </table:table-cell>
        </table:table-row>
        <table:table-row table:style-name="ro1">
          <table:table-cell office:value-type="float" office:value="0.633534049730866" calcext:value-type="float">
            <text:p>0.6335340497</text:p>
          </table:table-cell>
        </table:table-row>
        <table:table-row table:style-name="ro1">
          <table:table-cell office:value-type="float" office:value="0.634256738047529" calcext:value-type="float">
            <text:p>0.634256738</text:p>
          </table:table-cell>
        </table:table-row>
        <table:table-row table:style-name="ro1">
          <table:table-cell office:value-type="float" office:value="0.636567053851134" calcext:value-type="float">
            <text:p>0.6365670539</text:p>
          </table:table-cell>
        </table:table-row>
        <table:table-row table:style-name="ro1">
          <table:table-cell office:value-type="float" office:value="0.639222800075792" calcext:value-type="float">
            <text:p>0.6392228001</text:p>
          </table:table-cell>
        </table:table-row>
        <table:table-row table:style-name="ro1">
          <table:table-cell office:value-type="float" office:value="0.639388434156696" calcext:value-type="float">
            <text:p>0.6393884342</text:p>
          </table:table-cell>
        </table:table-row>
        <table:table-row table:style-name="ro1">
          <table:table-cell office:value-type="float" office:value="0.640577816094375" calcext:value-type="float">
            <text:p>0.6405778161</text:p>
          </table:table-cell>
        </table:table-row>
        <table:table-row table:style-name="ro1">
          <table:table-cell office:value-type="float" office:value="0.642748992388112" calcext:value-type="float">
            <text:p>0.6427489924</text:p>
          </table:table-cell>
        </table:table-row>
        <table:table-row table:style-name="ro1">
          <table:table-cell office:value-type="float" office:value="0.642822373627608" calcext:value-type="float">
            <text:p>0.6428223736</text:p>
          </table:table-cell>
        </table:table-row>
        <table:table-row table:style-name="ro1">
          <table:table-cell office:value-type="float" office:value="0.644735233673186" calcext:value-type="float">
            <text:p>0.6447352337</text:p>
          </table:table-cell>
        </table:table-row>
        <table:table-row table:style-name="ro1">
          <table:table-cell office:value-type="float" office:value="0.645565402988298" calcext:value-type="float">
            <text:p>0.645565403</text:p>
          </table:table-cell>
        </table:table-row>
        <table:table-row table:style-name="ro1">
          <table:table-cell office:value-type="float" office:value="0.645904106091389" calcext:value-type="float">
            <text:p>0.6459041061</text:p>
          </table:table-cell>
        </table:table-row>
        <table:table-row table:style-name="ro1">
          <table:table-cell office:value-type="float" office:value="0.648483075733374" calcext:value-type="float">
            <text:p>0.6484830757</text:p>
          </table:table-cell>
        </table:table-row>
        <table:table-row table:style-name="ro1">
          <table:table-cell office:value-type="float" office:value="0.649102905126991" calcext:value-type="float">
            <text:p>0.6491029051</text:p>
          </table:table-cell>
        </table:table-row>
        <table:table-row table:style-name="ro1">
          <table:table-cell office:value-type="float" office:value="0.64982649042196" calcext:value-type="float">
            <text:p>0.6498264904</text:p>
          </table:table-cell>
        </table:table-row>
        <table:table-row table:style-name="ro1">
          <table:table-cell office:value-type="float" office:value="0.64997196645035" calcext:value-type="float">
            <text:p>0.6499719665</text:p>
          </table:table-cell>
        </table:table-row>
        <table:table-row table:style-name="ro1">
          <table:table-cell office:value-type="float" office:value="0.650893322681103" calcext:value-type="float">
            <text:p>0.6508933227</text:p>
          </table:table-cell>
        </table:table-row>
        <table:table-row table:style-name="ro1">
          <table:table-cell office:value-type="float" office:value="0.652903007303538" calcext:value-type="float">
            <text:p>0.6529030073</text:p>
          </table:table-cell>
        </table:table-row>
        <table:table-row table:style-name="ro1">
          <table:table-cell office:value-type="float" office:value="0.653928825002383" calcext:value-type="float">
            <text:p>0.653928825</text:p>
          </table:table-cell>
        </table:table-row>
        <table:table-row table:style-name="ro1">
          <table:table-cell office:value-type="float" office:value="0.654104385573672" calcext:value-type="float">
            <text:p>0.6541043856</text:p>
          </table:table-cell>
        </table:table-row>
        <table:table-row table:style-name="ro1">
          <table:table-cell office:value-type="float" office:value="0.655087591269936" calcext:value-type="float">
            <text:p>0.6550875913</text:p>
          </table:table-cell>
        </table:table-row>
        <table:table-row table:style-name="ro1">
          <table:table-cell office:value-type="float" office:value="0.656348304379633" calcext:value-type="float">
            <text:p>0.6563483044</text:p>
          </table:table-cell>
        </table:table-row>
        <table:table-row table:style-name="ro1">
          <table:table-cell office:value-type="float" office:value="0.6574929178583" calcext:value-type="float">
            <text:p>0.6574929179</text:p>
          </table:table-cell>
        </table:table-row>
        <table:table-row table:style-name="ro1">
          <table:table-cell office:value-type="float" office:value="0.657771570882231" calcext:value-type="float">
            <text:p>0.6577715709</text:p>
          </table:table-cell>
        </table:table-row>
        <table:table-row table:style-name="ro1">
          <table:table-cell office:value-type="float" office:value="0.657899138159612" calcext:value-type="float">
            <text:p>0.6578991382</text:p>
          </table:table-cell>
        </table:table-row>
        <table:table-row table:style-name="ro1">
          <table:table-cell office:value-type="float" office:value="0.658021872966372" calcext:value-type="float">
            <text:p>0.658021873</text:p>
          </table:table-cell>
        </table:table-row>
        <table:table-row table:style-name="ro1">
          <table:table-cell office:value-type="float" office:value="0.658627289211815" calcext:value-type="float">
            <text:p>0.6586272892</text:p>
          </table:table-cell>
        </table:table-row>
        <table:table-row table:style-name="ro1">
          <table:table-cell office:value-type="float" office:value="0.658656335148002" calcext:value-type="float">
            <text:p>0.6586563351</text:p>
          </table:table-cell>
        </table:table-row>
        <table:table-row table:style-name="ro1">
          <table:table-cell office:value-type="float" office:value="0.660836838094308" calcext:value-type="float">
            <text:p>0.6608368381</text:p>
          </table:table-cell>
        </table:table-row>
        <table:table-row table:style-name="ro1">
          <table:table-cell office:value-type="float" office:value="0.661760193931969" calcext:value-type="float">
            <text:p>0.6617601939</text:p>
          </table:table-cell>
        </table:table-row>
        <table:table-row table:style-name="ro1">
          <table:table-cell office:value-type="float" office:value="0.661940738053339" calcext:value-type="float">
            <text:p>0.6619407381</text:p>
          </table:table-cell>
        </table:table-row>
        <table:table-row table:style-name="ro1">
          <table:table-cell office:value-type="float" office:value="0.662666574738767" calcext:value-type="float">
            <text:p>0.6626665747</text:p>
          </table:table-cell>
        </table:table-row>
        <table:table-row table:style-name="ro1">
          <table:table-cell office:value-type="float" office:value="0.662819120771256" calcext:value-type="float">
            <text:p>0.6628191208</text:p>
          </table:table-cell>
        </table:table-row>
        <table:table-row table:style-name="ro1">
          <table:table-cell office:value-type="float" office:value="0.665143442755106" calcext:value-type="float">
            <text:p>0.6651434428</text:p>
          </table:table-cell>
        </table:table-row>
        <table:table-row table:style-name="ro1">
          <table:table-cell office:value-type="float" office:value="0.665823587859923" calcext:value-type="float">
            <text:p>0.6658235879</text:p>
          </table:table-cell>
        </table:table-row>
        <table:table-row table:style-name="ro1">
          <table:table-cell office:value-type="float" office:value="0.666488277437339" calcext:value-type="float">
            <text:p>0.6664882774</text:p>
          </table:table-cell>
        </table:table-row>
        <table:table-row table:style-name="ro1">
          <table:table-cell office:value-type="float" office:value="0.666621912700846" calcext:value-type="float">
            <text:p>0.6666219127</text:p>
          </table:table-cell>
        </table:table-row>
        <table:table-row table:style-name="ro1">
          <table:table-cell office:value-type="float" office:value="0.667497386351332" calcext:value-type="float">
            <text:p>0.6674973864</text:p>
          </table:table-cell>
        </table:table-row>
        <table:table-row table:style-name="ro1">
          <table:table-cell office:value-type="float" office:value="0.667914827400835" calcext:value-type="float">
            <text:p>0.6679148274</text:p>
          </table:table-cell>
        </table:table-row>
        <table:table-row table:style-name="ro1">
          <table:table-cell office:value-type="float" office:value="0.669802132783037" calcext:value-type="float">
            <text:p>0.6698021328</text:p>
          </table:table-cell>
        </table:table-row>
        <table:table-row table:style-name="ro1">
          <table:table-cell office:value-type="float" office:value="0.669848191457308" calcext:value-type="float">
            <text:p>0.6698481915</text:p>
          </table:table-cell>
        </table:table-row>
        <table:table-row table:style-name="ro1">
          <table:table-cell office:value-type="float" office:value="0.671492427432322" calcext:value-type="float">
            <text:p>0.6714924274</text:p>
          </table:table-cell>
        </table:table-row>
        <table:table-row table:style-name="ro1">
          <table:table-cell office:value-type="float" office:value="0.671492816847806" calcext:value-type="float">
            <text:p>0.6714928168</text:p>
          </table:table-cell>
        </table:table-row>
        <table:table-row table:style-name="ro1">
          <table:table-cell office:value-type="float" office:value="0.671523538457096" calcext:value-type="float">
            <text:p>0.6715235385</text:p>
          </table:table-cell>
        </table:table-row>
        <table:table-row table:style-name="ro1">
          <table:table-cell office:value-type="float" office:value="0.67207606781008" calcext:value-type="float">
            <text:p>0.6720760678</text:p>
          </table:table-cell>
        </table:table-row>
        <table:table-row table:style-name="ro1">
          <table:table-cell office:value-type="float" office:value="0.673302240434628" calcext:value-type="float">
            <text:p>0.6733022404</text:p>
          </table:table-cell>
        </table:table-row>
        <table:table-row table:style-name="ro1">
          <table:table-cell office:value-type="float" office:value="0.677009595372604" calcext:value-type="float">
            <text:p>0.6770095954</text:p>
          </table:table-cell>
        </table:table-row>
        <table:table-row table:style-name="ro1">
          <table:table-cell office:value-type="float" office:value="0.679944316504446" calcext:value-type="float">
            <text:p>0.6799443165</text:p>
          </table:table-cell>
        </table:table-row>
        <table:table-row table:style-name="ro1">
          <table:table-cell office:value-type="float" office:value="0.680133298655721" calcext:value-type="float">
            <text:p>0.6801332987</text:p>
          </table:table-cell>
        </table:table-row>
        <table:table-row table:style-name="ro1">
          <table:table-cell office:value-type="float" office:value="0.680694364828088" calcext:value-type="float">
            <text:p>0.6806943648</text:p>
          </table:table-cell>
        </table:table-row>
        <table:table-row table:style-name="ro1">
          <table:table-cell office:value-type="float" office:value="0.682883061274537" calcext:value-type="float">
            <text:p>0.6828830613</text:p>
          </table:table-cell>
        </table:table-row>
        <table:table-row table:style-name="ro1">
          <table:table-cell office:value-type="float" office:value="0.683945789382296" calcext:value-type="float">
            <text:p>0.6839457894</text:p>
          </table:table-cell>
        </table:table-row>
        <table:table-row table:style-name="ro1">
          <table:table-cell office:value-type="float" office:value="0.684194565148579" calcext:value-type="float">
            <text:p>0.6841945651</text:p>
          </table:table-cell>
        </table:table-row>
        <table:table-row table:style-name="ro1">
          <table:table-cell office:value-type="float" office:value="0.684339850089615" calcext:value-type="float">
            <text:p>0.6843398501</text:p>
          </table:table-cell>
        </table:table-row>
        <table:table-row table:style-name="ro1">
          <table:table-cell office:value-type="float" office:value="0.684447259257546" calcext:value-type="float">
            <text:p>0.6844472593</text:p>
          </table:table-cell>
        </table:table-row>
        <table:table-row table:style-name="ro1">
          <table:table-cell office:value-type="float" office:value="0.685232255503339" calcext:value-type="float">
            <text:p>0.6852322555</text:p>
          </table:table-cell>
        </table:table-row>
        <table:table-row table:style-name="ro1">
          <table:table-cell office:value-type="float" office:value="0.685395044536012" calcext:value-type="float">
            <text:p>0.6853950445</text:p>
          </table:table-cell>
        </table:table-row>
        <table:table-row table:style-name="ro1">
          <table:table-cell office:value-type="float" office:value="0.685645941572614" calcext:value-type="float">
            <text:p>0.6856459416</text:p>
          </table:table-cell>
        </table:table-row>
        <table:table-row table:style-name="ro1">
          <table:table-cell office:value-type="float" office:value="0.687620962144" calcext:value-type="float">
            <text:p>0.6876209621</text:p>
          </table:table-cell>
        </table:table-row>
        <table:table-row table:style-name="ro1">
          <table:table-cell office:value-type="float" office:value="0.688099036719147" calcext:value-type="float">
            <text:p>0.6880990367</text:p>
          </table:table-cell>
        </table:table-row>
        <table:table-row table:style-name="ro1">
          <table:table-cell office:value-type="float" office:value="0.689285884284748" calcext:value-type="float">
            <text:p>0.6892858843</text:p>
          </table:table-cell>
        </table:table-row>
        <table:table-row table:style-name="ro1">
          <table:table-cell office:value-type="float" office:value="0.689651480062081" calcext:value-type="float">
            <text:p>0.6896514801</text:p>
          </table:table-cell>
        </table:table-row>
        <table:table-row table:style-name="ro1">
          <table:table-cell office:value-type="float" office:value="0.690463311628911" calcext:value-type="float">
            <text:p>0.6904633116</text:p>
          </table:table-cell>
        </table:table-row>
        <table:table-row table:style-name="ro1">
          <table:table-cell office:value-type="float" office:value="0.691040921920267" calcext:value-type="float">
            <text:p>0.6910409219</text:p>
          </table:table-cell>
        </table:table-row>
        <table:table-row table:style-name="ro1">
          <table:table-cell office:value-type="float" office:value="0.691288175413509" calcext:value-type="float">
            <text:p>0.6912881754</text:p>
          </table:table-cell>
        </table:table-row>
        <table:table-row table:style-name="ro1">
          <table:table-cell office:value-type="float" office:value="0.691368656937528" calcext:value-type="float">
            <text:p>0.6913686569</text:p>
          </table:table-cell>
        </table:table-row>
        <table:table-row table:style-name="ro1">
          <table:table-cell office:value-type="float" office:value="0.692786677841579" calcext:value-type="float">
            <text:p>0.6927866778</text:p>
          </table:table-cell>
        </table:table-row>
        <table:table-row table:style-name="ro1">
          <table:table-cell office:value-type="float" office:value="0.692870056180176" calcext:value-type="float">
            <text:p>0.6928700562</text:p>
          </table:table-cell>
        </table:table-row>
        <table:table-row table:style-name="ro1">
          <table:table-cell office:value-type="float" office:value="0.693212383398308" calcext:value-type="float">
            <text:p>0.6932123834</text:p>
          </table:table-cell>
        </table:table-row>
        <table:table-row table:style-name="ro1">
          <table:table-cell office:value-type="float" office:value="0.694940402901395" calcext:value-type="float">
            <text:p>0.6949404029</text:p>
          </table:table-cell>
        </table:table-row>
        <table:table-row table:style-name="ro1">
          <table:table-cell office:value-type="float" office:value="0.69555969711739" calcext:value-type="float">
            <text:p>0.6955596971</text:p>
          </table:table-cell>
        </table:table-row>
        <table:table-row table:style-name="ro1">
          <table:table-cell office:value-type="float" office:value="0.695572340676944" calcext:value-type="float">
            <text:p>0.6955723407</text:p>
          </table:table-cell>
        </table:table-row>
        <table:table-row table:style-name="ro1">
          <table:table-cell office:value-type="float" office:value="0.699083655492599" calcext:value-type="float">
            <text:p>0.6990836555</text:p>
          </table:table-cell>
        </table:table-row>
        <table:table-row table:style-name="ro1">
          <table:table-cell office:value-type="float" office:value="0.699887421893761" calcext:value-type="float">
            <text:p>0.6998874219</text:p>
          </table:table-cell>
        </table:table-row>
        <table:table-row table:style-name="ro1">
          <table:table-cell office:value-type="float" office:value="0.700840183453196" calcext:value-type="float">
            <text:p>0.7008401835</text:p>
          </table:table-cell>
        </table:table-row>
        <table:table-row table:style-name="ro1">
          <table:table-cell office:value-type="float" office:value="0.700997718793246" calcext:value-type="float">
            <text:p>0.7009977188</text:p>
          </table:table-cell>
        </table:table-row>
        <table:table-row table:style-name="ro1">
          <table:table-cell office:value-type="float" office:value="0.703407064784133" calcext:value-type="float">
            <text:p>0.7034070648</text:p>
          </table:table-cell>
        </table:table-row>
        <table:table-row table:style-name="ro1">
          <table:table-cell office:value-type="float" office:value="0.70545145393472" calcext:value-type="float">
            <text:p>0.7054514539</text:p>
          </table:table-cell>
        </table:table-row>
        <table:table-row table:style-name="ro1">
          <table:table-cell office:value-type="float" office:value="0.7059160969828" calcext:value-type="float">
            <text:p>0.705916097</text:p>
          </table:table-cell>
        </table:table-row>
        <table:table-row table:style-name="ro1">
          <table:table-cell office:value-type="float" office:value="0.708433907569647" calcext:value-type="float">
            <text:p>0.7084339076</text:p>
          </table:table-cell>
        </table:table-row>
        <table:table-row table:style-name="ro1">
          <table:table-cell office:value-type="float" office:value="0.708823156616363" calcext:value-type="float">
            <text:p>0.7088231566</text:p>
          </table:table-cell>
        </table:table-row>
        <table:table-row table:style-name="ro1">
          <table:table-cell office:value-type="float" office:value="0.709051130288575" calcext:value-type="float">
            <text:p>0.7090511303</text:p>
          </table:table-cell>
        </table:table-row>
        <table:table-row table:style-name="ro1">
          <table:table-cell office:value-type="float" office:value="0.709445790737541" calcext:value-type="float">
            <text:p>0.7094457907</text:p>
          </table:table-cell>
        </table:table-row>
        <table:table-row table:style-name="ro1">
          <table:table-cell office:value-type="float" office:value="0.709921408101651" calcext:value-type="float">
            <text:p>0.7099214081</text:p>
          </table:table-cell>
        </table:table-row>
        <table:table-row table:style-name="ro1">
          <table:table-cell office:value-type="float" office:value="0.710160520677256" calcext:value-type="float">
            <text:p>0.7101605207</text:p>
          </table:table-cell>
        </table:table-row>
        <table:table-row table:style-name="ro1">
          <table:table-cell office:value-type="float" office:value="0.710769268103611" calcext:value-type="float">
            <text:p>0.7107692681</text:p>
          </table:table-cell>
        </table:table-row>
        <table:table-row table:style-name="ro1">
          <table:table-cell office:value-type="float" office:value="0.711628871782021" calcext:value-type="float">
            <text:p>0.7116288718</text:p>
          </table:table-cell>
        </table:table-row>
        <table:table-row table:style-name="ro1">
          <table:table-cell office:value-type="float" office:value="0.712388575507498" calcext:value-type="float">
            <text:p>0.7123885755</text:p>
          </table:table-cell>
        </table:table-row>
        <table:table-row table:style-name="ro1">
          <table:table-cell office:value-type="float" office:value="0.712635786614397" calcext:value-type="float">
            <text:p>0.7126357866</text:p>
          </table:table-cell>
        </table:table-row>
        <table:table-row table:style-name="ro1">
          <table:table-cell office:value-type="float" office:value="0.713320749868702" calcext:value-type="float">
            <text:p>0.7133207499</text:p>
          </table:table-cell>
        </table:table-row>
        <table:table-row table:style-name="ro1">
          <table:table-cell office:value-type="float" office:value="0.714340180327656" calcext:value-type="float">
            <text:p>0.7143401803</text:p>
          </table:table-cell>
        </table:table-row>
        <table:table-row table:style-name="ro1">
          <table:table-cell office:value-type="float" office:value="0.716265473875155" calcext:value-type="float">
            <text:p>0.7162654739</text:p>
          </table:table-cell>
        </table:table-row>
        <table:table-row table:style-name="ro1">
          <table:table-cell office:value-type="float" office:value="0.717005476116764" calcext:value-type="float">
            <text:p>0.7170054761</text:p>
          </table:table-cell>
        </table:table-row>
        <table:table-row table:style-name="ro1">
          <table:table-cell office:value-type="float" office:value="0.717313249814586" calcext:value-type="float">
            <text:p>0.7173132498</text:p>
          </table:table-cell>
        </table:table-row>
        <table:table-row table:style-name="ro1">
          <table:table-cell office:value-type="float" office:value="0.72012395836685" calcext:value-type="float">
            <text:p>0.7201239584</text:p>
          </table:table-cell>
        </table:table-row>
        <table:table-row table:style-name="ro1">
          <table:table-cell office:value-type="float" office:value="0.721483868305633" calcext:value-type="float">
            <text:p>0.7214838683</text:p>
          </table:table-cell>
        </table:table-row>
        <table:table-row table:style-name="ro1">
          <table:table-cell office:value-type="float" office:value="0.72148458043597" calcext:value-type="float">
            <text:p>0.7214845804</text:p>
          </table:table-cell>
        </table:table-row>
        <table:table-row table:style-name="ro1">
          <table:table-cell office:value-type="float" office:value="0.722200578991342" calcext:value-type="float">
            <text:p>0.722200579</text:p>
          </table:table-cell>
        </table:table-row>
        <table:table-row table:style-name="ro1">
          <table:table-cell office:value-type="float" office:value="0.722263798526827" calcext:value-type="float">
            <text:p>0.7222637985</text:p>
          </table:table-cell>
        </table:table-row>
        <table:table-row table:style-name="ro1">
          <table:table-cell office:value-type="float" office:value="0.724267062735669" calcext:value-type="float">
            <text:p>0.7242670627</text:p>
          </table:table-cell>
        </table:table-row>
        <table:table-row table:style-name="ro1">
          <table:table-cell office:value-type="float" office:value="0.724519001686098" calcext:value-type="float">
            <text:p>0.7245190017</text:p>
          </table:table-cell>
        </table:table-row>
        <table:table-row table:style-name="ro1">
          <table:table-cell office:value-type="float" office:value="0.72575891643902" calcext:value-type="float">
            <text:p>0.7257589164</text:p>
          </table:table-cell>
        </table:table-row>
        <table:table-row table:style-name="ro1">
          <table:table-cell office:value-type="float" office:value="0.728923490106385" calcext:value-type="float">
            <text:p>0.7289234901</text:p>
          </table:table-cell>
        </table:table-row>
        <table:table-row table:style-name="ro1">
          <table:table-cell office:value-type="float" office:value="0.73028527559272" calcext:value-type="float">
            <text:p>0.7302852756</text:p>
          </table:table-cell>
        </table:table-row>
        <table:table-row table:style-name="ro1">
          <table:table-cell office:value-type="float" office:value="0.730387866894252" calcext:value-type="float">
            <text:p>0.7303878669</text:p>
          </table:table-cell>
        </table:table-row>
        <table:table-row table:style-name="ro1">
          <table:table-cell office:value-type="float" office:value="0.73139834817466" calcext:value-type="float">
            <text:p>0.7313983482</text:p>
          </table:table-cell>
        </table:table-row>
        <table:table-row table:style-name="ro1">
          <table:table-cell office:value-type="float" office:value="0.73171338979067" calcext:value-type="float">
            <text:p>0.7317133898</text:p>
          </table:table-cell>
        </table:table-row>
        <table:table-row table:style-name="ro1">
          <table:table-cell office:value-type="float" office:value="0.733093140712649" calcext:value-type="float">
            <text:p>0.7330931407</text:p>
          </table:table-cell>
        </table:table-row>
        <table:table-row table:style-name="ro1">
          <table:table-cell office:value-type="float" office:value="0.736393195566338" calcext:value-type="float">
            <text:p>0.7363931956</text:p>
          </table:table-cell>
        </table:table-row>
        <table:table-row table:style-name="ro1">
          <table:table-cell office:value-type="float" office:value="0.736556803584632" calcext:value-type="float">
            <text:p>0.7365568036</text:p>
          </table:table-cell>
        </table:table-row>
        <table:table-row table:style-name="ro1">
          <table:table-cell office:value-type="float" office:value="0.737980925698356" calcext:value-type="float">
            <text:p>0.7379809257</text:p>
          </table:table-cell>
        </table:table-row>
        <table:table-row table:style-name="ro1">
          <table:table-cell office:value-type="float" office:value="0.742393098120913" calcext:value-type="float">
            <text:p>0.7423930981</text:p>
          </table:table-cell>
        </table:table-row>
        <table:table-row table:style-name="ro1">
          <table:table-cell office:value-type="float" office:value="0.746280074327735" calcext:value-type="float">
            <text:p>0.7462800743</text:p>
          </table:table-cell>
        </table:table-row>
        <table:table-row table:style-name="ro1">
          <table:table-cell office:value-type="float" office:value="0.746683065905133" calcext:value-type="float">
            <text:p>0.7466830659</text:p>
          </table:table-cell>
        </table:table-row>
        <table:table-row table:style-name="ro1">
          <table:table-cell office:value-type="float" office:value="0.746789107788954" calcext:value-type="float">
            <text:p>0.7467891078</text:p>
          </table:table-cell>
        </table:table-row>
        <table:table-row table:style-name="ro1">
          <table:table-cell office:value-type="float" office:value="0.746990300200958" calcext:value-type="float">
            <text:p>0.7469903002</text:p>
          </table:table-cell>
        </table:table-row>
        <table:table-row table:style-name="ro1">
          <table:table-cell office:value-type="float" office:value="0.749425105738005" calcext:value-type="float">
            <text:p>0.7494251057</text:p>
          </table:table-cell>
        </table:table-row>
        <table:table-row table:style-name="ro1">
          <table:table-cell office:value-type="float" office:value="0.750694820142751" calcext:value-type="float">
            <text:p>0.7506948201</text:p>
          </table:table-cell>
        </table:table-row>
        <table:table-row table:style-name="ro1">
          <table:table-cell office:value-type="float" office:value="0.75151675293555" calcext:value-type="float">
            <text:p>0.7515167529</text:p>
          </table:table-cell>
        </table:table-row>
        <table:table-row table:style-name="ro1">
          <table:table-cell office:value-type="float" office:value="0.752138328405929" calcext:value-type="float">
            <text:p>0.7521383284</text:p>
          </table:table-cell>
        </table:table-row>
        <table:table-row table:style-name="ro1">
          <table:table-cell office:value-type="float" office:value="0.752177350214474" calcext:value-type="float">
            <text:p>0.7521773502</text:p>
          </table:table-cell>
        </table:table-row>
        <table:table-row table:style-name="ro1">
          <table:table-cell office:value-type="float" office:value="0.752334177390295" calcext:value-type="float">
            <text:p>0.7523341774</text:p>
          </table:table-cell>
        </table:table-row>
        <table:table-row table:style-name="ro1">
          <table:table-cell office:value-type="float" office:value="0.753024755805891" calcext:value-type="float">
            <text:p>0.7530247558</text:p>
          </table:table-cell>
        </table:table-row>
        <table:table-row table:style-name="ro1">
          <table:table-cell office:value-type="float" office:value="0.753135692236206" calcext:value-type="float">
            <text:p>0.7531356922</text:p>
          </table:table-cell>
        </table:table-row>
        <table:table-row table:style-name="ro1">
          <table:table-cell office:value-type="float" office:value="0.753700949835618" calcext:value-type="float">
            <text:p>0.7537009498</text:p>
          </table:table-cell>
        </table:table-row>
        <table:table-row table:style-name="ro1">
          <table:table-cell office:value-type="float" office:value="0.756098977540171" calcext:value-type="float">
            <text:p>0.7560989775</text:p>
          </table:table-cell>
        </table:table-row>
        <table:table-row table:style-name="ro1">
          <table:table-cell office:value-type="float" office:value="0.756647778099637" calcext:value-type="float">
            <text:p>0.7566477781</text:p>
          </table:table-cell>
        </table:table-row>
        <table:table-row table:style-name="ro1">
          <table:table-cell office:value-type="float" office:value="0.756864806831282" calcext:value-type="float">
            <text:p>0.7568648068</text:p>
          </table:table-cell>
        </table:table-row>
        <table:table-row table:style-name="ro1">
          <table:table-cell office:value-type="float" office:value="0.758997357117898" calcext:value-type="float">
            <text:p>0.7589973571</text:p>
          </table:table-cell>
        </table:table-row>
        <table:table-row table:style-name="ro1">
          <table:table-cell office:value-type="float" office:value="0.759944780765097" calcext:value-type="float">
            <text:p>0.7599447808</text:p>
          </table:table-cell>
        </table:table-row>
        <table:table-row table:style-name="ro1">
          <table:table-cell office:value-type="float" office:value="0.760420240572659" calcext:value-type="float">
            <text:p>0.7604202406</text:p>
          </table:table-cell>
        </table:table-row>
        <table:table-row table:style-name="ro1">
          <table:table-cell office:value-type="float" office:value="0.760868292311347" calcext:value-type="float">
            <text:p>0.7608682923</text:p>
          </table:table-cell>
        </table:table-row>
        <table:table-row table:style-name="ro1">
          <table:table-cell office:value-type="float" office:value="0.761915751182001" calcext:value-type="float">
            <text:p>0.7619157512</text:p>
          </table:table-cell>
        </table:table-row>
        <table:table-row table:style-name="ro1">
          <table:table-cell office:value-type="float" office:value="0.762712122808678" calcext:value-type="float">
            <text:p>0.7627121228</text:p>
          </table:table-cell>
        </table:table-row>
        <table:table-row table:style-name="ro1">
          <table:table-cell office:value-type="float" office:value="0.76313967514672" calcext:value-type="float">
            <text:p>0.7631396751</text:p>
          </table:table-cell>
        </table:table-row>
        <table:table-row table:style-name="ro1">
          <table:table-cell office:value-type="float" office:value="0.7634011541226" calcext:value-type="float">
            <text:p>0.7634011541</text:p>
          </table:table-cell>
        </table:table-row>
        <table:table-row table:style-name="ro1">
          <table:table-cell office:value-type="float" office:value="0.763766922280366" calcext:value-type="float">
            <text:p>0.7637669223</text:p>
          </table:table-cell>
        </table:table-row>
        <table:table-row table:style-name="ro1">
          <table:table-cell office:value-type="float" office:value="0.764616615782642" calcext:value-type="float">
            <text:p>0.7646166158</text:p>
          </table:table-cell>
        </table:table-row>
        <table:table-row table:style-name="ro1">
          <table:table-cell office:value-type="float" office:value="0.764882974023091" calcext:value-type="float">
            <text:p>0.764882974</text:p>
          </table:table-cell>
        </table:table-row>
        <table:table-row table:style-name="ro1">
          <table:table-cell office:value-type="float" office:value="0.766756215531918" calcext:value-type="float">
            <text:p>0.7667562155</text:p>
          </table:table-cell>
        </table:table-row>
        <table:table-row table:style-name="ro1">
          <table:table-cell office:value-type="float" office:value="0.766929756379306" calcext:value-type="float">
            <text:p>0.7669297564</text:p>
          </table:table-cell>
        </table:table-row>
        <table:table-row table:style-name="ro1">
          <table:table-cell office:value-type="float" office:value="0.767125633146608" calcext:value-type="float">
            <text:p>0.7671256331</text:p>
          </table:table-cell>
        </table:table-row>
        <table:table-row table:style-name="ro1">
          <table:table-cell office:value-type="float" office:value="0.767471397136913" calcext:value-type="float">
            <text:p>0.7674713971</text:p>
          </table:table-cell>
        </table:table-row>
        <table:table-row table:style-name="ro1">
          <table:table-cell office:value-type="float" office:value="0.767793178384023" calcext:value-type="float">
            <text:p>0.7677931784</text:p>
          </table:table-cell>
        </table:table-row>
        <table:table-row table:style-name="ro1">
          <table:table-cell office:value-type="float" office:value="0.767851237297646" calcext:value-type="float">
            <text:p>0.7678512373</text:p>
          </table:table-cell>
        </table:table-row>
        <table:table-row table:style-name="ro1">
          <table:table-cell office:value-type="float" office:value="0.768313775238821" calcext:value-type="float">
            <text:p>0.7683137752</text:p>
          </table:table-cell>
        </table:table-row>
        <table:table-row table:style-name="ro1">
          <table:table-cell office:value-type="float" office:value="0.769039268113062" calcext:value-type="float">
            <text:p>0.7690392681</text:p>
          </table:table-cell>
        </table:table-row>
        <table:table-row table:style-name="ro1">
          <table:table-cell office:value-type="float" office:value="0.769068074495136" calcext:value-type="float">
            <text:p>0.7690680745</text:p>
          </table:table-cell>
        </table:table-row>
        <table:table-row table:style-name="ro1">
          <table:table-cell office:value-type="float" office:value="0.771193140178649" calcext:value-type="float">
            <text:p>0.7711931402</text:p>
          </table:table-cell>
        </table:table-row>
        <table:table-row table:style-name="ro1">
          <table:table-cell office:value-type="float" office:value="0.771538637954168" calcext:value-type="float">
            <text:p>0.771538638</text:p>
          </table:table-cell>
        </table:table-row>
        <table:table-row table:style-name="ro1">
          <table:table-cell office:value-type="float" office:value="0.772499689140946" calcext:value-type="float">
            <text:p>0.7724996891</text:p>
          </table:table-cell>
        </table:table-row>
        <table:table-row table:style-name="ro1">
          <table:table-cell office:value-type="float" office:value="0.772660714955055" calcext:value-type="float">
            <text:p>0.772660715</text:p>
          </table:table-cell>
        </table:table-row>
        <table:table-row table:style-name="ro1">
          <table:table-cell office:value-type="float" office:value="0.773416404230578" calcext:value-type="float">
            <text:p>0.7734164042</text:p>
          </table:table-cell>
        </table:table-row>
        <table:table-row table:style-name="ro1">
          <table:table-cell office:value-type="float" office:value="0.776802604439346" calcext:value-type="float">
            <text:p>0.7768026044</text:p>
          </table:table-cell>
        </table:table-row>
        <table:table-row table:style-name="ro1">
          <table:table-cell office:value-type="float" office:value="0.7772799601129" calcext:value-type="float">
            <text:p>0.7772799601</text:p>
          </table:table-cell>
        </table:table-row>
        <table:table-row table:style-name="ro1">
          <table:table-cell office:value-type="float" office:value="0.777382561369109" calcext:value-type="float">
            <text:p>0.7773825614</text:p>
          </table:table-cell>
        </table:table-row>
        <table:table-row table:style-name="ro1">
          <table:table-cell office:value-type="float" office:value="0.779278142357826" calcext:value-type="float">
            <text:p>0.7792781424</text:p>
          </table:table-cell>
        </table:table-row>
        <table:table-row table:style-name="ro1">
          <table:table-cell office:value-type="float" office:value="0.779600421363859" calcext:value-type="float">
            <text:p>0.7796004214</text:p>
          </table:table-cell>
        </table:table-row>
        <table:table-row table:style-name="ro1">
          <table:table-cell office:value-type="float" office:value="0.779657563274832" calcext:value-type="float">
            <text:p>0.7796575633</text:p>
          </table:table-cell>
        </table:table-row>
        <table:table-row table:style-name="ro1">
          <table:table-cell office:value-type="float" office:value="0.780742736301313" calcext:value-type="float">
            <text:p>0.7807427363</text:p>
          </table:table-cell>
        </table:table-row>
        <table:table-row table:style-name="ro1">
          <table:table-cell office:value-type="float" office:value="0.781215229516682" calcext:value-type="float">
            <text:p>0.7812152295</text:p>
          </table:table-cell>
        </table:table-row>
        <table:table-row table:style-name="ro1">
          <table:table-cell office:value-type="float" office:value="0.782727540251174" calcext:value-type="float">
            <text:p>0.7827275403</text:p>
          </table:table-cell>
        </table:table-row>
        <table:table-row table:style-name="ro1">
          <table:table-cell office:value-type="float" office:value="0.785192565892116" calcext:value-type="float">
            <text:p>0.7851925659</text:p>
          </table:table-cell>
        </table:table-row>
        <table:table-row table:style-name="ro1">
          <table:table-cell office:value-type="float" office:value="0.785967111437068" calcext:value-type="float">
            <text:p>0.7859671114</text:p>
          </table:table-cell>
        </table:table-row>
        <table:table-row table:style-name="ro1">
          <table:table-cell office:value-type="float" office:value="0.786305837427962" calcext:value-type="float">
            <text:p>0.7863058374</text:p>
          </table:table-cell>
        </table:table-row>
        <table:table-row table:style-name="ro1">
          <table:table-cell office:value-type="float" office:value="0.786790190592727" calcext:value-type="float">
            <text:p>0.7867901906</text:p>
          </table:table-cell>
        </table:table-row>
        <table:table-row table:style-name="ro1">
          <table:table-cell office:value-type="float" office:value="0.787712122495486" calcext:value-type="float">
            <text:p>0.7877121225</text:p>
          </table:table-cell>
        </table:table-row>
        <table:table-row table:style-name="ro1">
          <table:table-cell office:value-type="float" office:value="0.788228805791004" calcext:value-type="float">
            <text:p>0.7882288058</text:p>
          </table:table-cell>
        </table:table-row>
        <table:table-row table:style-name="ro1">
          <table:table-cell office:value-type="float" office:value="0.788735810356232" calcext:value-type="float">
            <text:p>0.7887358104</text:p>
          </table:table-cell>
        </table:table-row>
        <table:table-row table:style-name="ro1">
          <table:table-cell office:value-type="float" office:value="0.790243466203186" calcext:value-type="float">
            <text:p>0.7902434662</text:p>
          </table:table-cell>
        </table:table-row>
        <table:table-row table:style-name="ro1">
          <table:table-cell office:value-type="float" office:value="0.793626252300069" calcext:value-type="float">
            <text:p>0.7936262523</text:p>
          </table:table-cell>
        </table:table-row>
        <table:table-row table:style-name="ro1">
          <table:table-cell office:value-type="float" office:value="0.793646064021731" calcext:value-type="float">
            <text:p>0.793646064</text:p>
          </table:table-cell>
        </table:table-row>
        <table:table-row table:style-name="ro1">
          <table:table-cell office:value-type="float" office:value="0.793777092755882" calcext:value-type="float">
            <text:p>0.7937770928</text:p>
          </table:table-cell>
        </table:table-row>
        <table:table-row table:style-name="ro1">
          <table:table-cell office:value-type="float" office:value="0.793939795810703" calcext:value-type="float">
            <text:p>0.7939397958</text:p>
          </table:table-cell>
        </table:table-row>
        <table:table-row table:style-name="ro1">
          <table:table-cell office:value-type="float" office:value="0.794370210555829" calcext:value-type="float">
            <text:p>0.7943702106</text:p>
          </table:table-cell>
        </table:table-row>
        <table:table-row table:style-name="ro1">
          <table:table-cell office:value-type="float" office:value="0.795588554510479" calcext:value-type="float">
            <text:p>0.7955885545</text:p>
          </table:table-cell>
        </table:table-row>
        <table:table-row table:style-name="ro1">
          <table:table-cell office:value-type="float" office:value="0.797116285594962" calcext:value-type="float">
            <text:p>0.7971162856</text:p>
          </table:table-cell>
        </table:table-row>
        <table:table-row table:style-name="ro1">
          <table:table-cell office:value-type="float" office:value="0.797538057397852" calcext:value-type="float">
            <text:p>0.7975380574</text:p>
          </table:table-cell>
        </table:table-row>
        <table:table-row table:style-name="ro1">
          <table:table-cell office:value-type="float" office:value="0.797769586084828" calcext:value-type="float">
            <text:p>0.7977695861</text:p>
          </table:table-cell>
        </table:table-row>
        <table:table-row table:style-name="ro1">
          <table:table-cell office:value-type="float" office:value="0.798485052438207" calcext:value-type="float">
            <text:p>0.7984850524</text:p>
          </table:table-cell>
        </table:table-row>
        <table:table-row table:style-name="ro1">
          <table:table-cell office:value-type="float" office:value="0.79912931069031" calcext:value-type="float">
            <text:p>0.7991293107</text:p>
          </table:table-cell>
        </table:table-row>
        <table:table-row table:style-name="ro1">
          <table:table-cell office:value-type="float" office:value="0.800006131014742" calcext:value-type="float">
            <text:p>0.800006131</text:p>
          </table:table-cell>
        </table:table-row>
        <table:table-row table:style-name="ro1">
          <table:table-cell office:value-type="float" office:value="0.800679593018012" calcext:value-type="float">
            <text:p>0.800679593</text:p>
          </table:table-cell>
        </table:table-row>
        <table:table-row table:style-name="ro1">
          <table:table-cell office:value-type="float" office:value="0.801021309214105" calcext:value-type="float">
            <text:p>0.8010213092</text:p>
          </table:table-cell>
        </table:table-row>
        <table:table-row table:style-name="ro1">
          <table:table-cell office:value-type="float" office:value="0.801128467265505" calcext:value-type="float">
            <text:p>0.8011284673</text:p>
          </table:table-cell>
        </table:table-row>
        <table:table-row table:style-name="ro1">
          <table:table-cell office:value-type="float" office:value="0.801276139231296" calcext:value-type="float">
            <text:p>0.8012761392</text:p>
          </table:table-cell>
        </table:table-row>
        <table:table-row table:style-name="ro1">
          <table:table-cell office:value-type="float" office:value="0.801536301546189" calcext:value-type="float">
            <text:p>0.8015363015</text:p>
          </table:table-cell>
        </table:table-row>
        <table:table-row table:style-name="ro1">
          <table:table-cell office:value-type="float" office:value="0.801978420150094" calcext:value-type="float">
            <text:p>0.8019784202</text:p>
          </table:table-cell>
        </table:table-row>
        <table:table-row table:style-name="ro1">
          <table:table-cell office:value-type="float" office:value="0.802160419116046" calcext:value-type="float">
            <text:p>0.8021604191</text:p>
          </table:table-cell>
        </table:table-row>
        <table:table-row table:style-name="ro1">
          <table:table-cell office:value-type="float" office:value="0.802296418576125" calcext:value-type="float">
            <text:p>0.8022964186</text:p>
          </table:table-cell>
        </table:table-row>
        <table:table-row table:style-name="ro1">
          <table:table-cell office:value-type="float" office:value="0.802531170078931" calcext:value-type="float">
            <text:p>0.8025311701</text:p>
          </table:table-cell>
        </table:table-row>
        <table:table-row table:style-name="ro1">
          <table:table-cell office:value-type="float" office:value="0.804366747730649" calcext:value-type="float">
            <text:p>0.8043667477</text:p>
          </table:table-cell>
        </table:table-row>
        <table:table-row table:style-name="ro1">
          <table:table-cell office:value-type="float" office:value="0.805786701300111" calcext:value-type="float">
            <text:p>0.8057867013</text:p>
          </table:table-cell>
        </table:table-row>
        <table:table-row table:style-name="ro1">
          <table:table-cell office:value-type="float" office:value="0.806155021213828" calcext:value-type="float">
            <text:p>0.8061550212</text:p>
          </table:table-cell>
        </table:table-row>
        <table:table-row table:style-name="ro1">
          <table:table-cell office:value-type="float" office:value="0.807493159174809" calcext:value-type="float">
            <text:p>0.8074931592</text:p>
          </table:table-cell>
        </table:table-row>
        <table:table-row table:style-name="ro1">
          <table:table-cell office:value-type="float" office:value="0.807651502506413" calcext:value-type="float">
            <text:p>0.8076515025</text:p>
          </table:table-cell>
        </table:table-row>
        <table:table-row table:style-name="ro1">
          <table:table-cell office:value-type="float" office:value="0.808435740101539" calcext:value-type="float">
            <text:p>0.8084357401</text:p>
          </table:table-cell>
        </table:table-row>
        <table:table-row table:style-name="ro1">
          <table:table-cell office:value-type="float" office:value="0.808633393314158" calcext:value-type="float">
            <text:p>0.8086333933</text:p>
          </table:table-cell>
        </table:table-row>
        <table:table-row table:style-name="ro1">
          <table:table-cell office:value-type="float" office:value="0.808870096376194" calcext:value-type="float">
            <text:p>0.8088700964</text:p>
          </table:table-cell>
        </table:table-row>
        <table:table-row table:style-name="ro1">
          <table:table-cell office:value-type="float" office:value="0.810019050625474" calcext:value-type="float">
            <text:p>0.8100190506</text:p>
          </table:table-cell>
        </table:table-row>
        <table:table-row table:style-name="ro1">
          <table:table-cell office:value-type="float" office:value="0.810288275909427" calcext:value-type="float">
            <text:p>0.8102882759</text:p>
          </table:table-cell>
        </table:table-row>
        <table:table-row table:style-name="ro1">
          <table:table-cell office:value-type="float" office:value="0.810385661217578" calcext:value-type="float">
            <text:p>0.8103856612</text:p>
          </table:table-cell>
        </table:table-row>
        <table:table-row table:style-name="ro1">
          <table:table-cell office:value-type="float" office:value="0.811045324519575" calcext:value-type="float">
            <text:p>0.8110453245</text:p>
          </table:table-cell>
        </table:table-row>
        <table:table-row table:style-name="ro1">
          <table:table-cell office:value-type="float" office:value="0.811138474663672" calcext:value-type="float">
            <text:p>0.8111384747</text:p>
          </table:table-cell>
        </table:table-row>
        <table:table-row table:style-name="ro1">
          <table:table-cell office:value-type="float" office:value="0.812520591471578" calcext:value-type="float">
            <text:p>0.8125205915</text:p>
          </table:table-cell>
        </table:table-row>
        <table:table-row table:style-name="ro1">
          <table:table-cell office:value-type="float" office:value="0.81314840252934" calcext:value-type="float">
            <text:p>0.8131484025</text:p>
          </table:table-cell>
        </table:table-row>
        <table:table-row table:style-name="ro1">
          <table:table-cell office:value-type="float" office:value="0.814362683105287" calcext:value-type="float">
            <text:p>0.8143626831</text:p>
          </table:table-cell>
        </table:table-row>
        <table:table-row table:style-name="ro1">
          <table:table-cell office:value-type="float" office:value="0.814603225666234" calcext:value-type="float">
            <text:p>0.8146032257</text:p>
          </table:table-cell>
        </table:table-row>
        <table:table-row table:style-name="ro1">
          <table:table-cell office:value-type="float" office:value="0.81487689776512" calcext:value-type="float">
            <text:p>0.8148768978</text:p>
          </table:table-cell>
        </table:table-row>
        <table:table-row table:style-name="ro1">
          <table:table-cell office:value-type="float" office:value="0.81722081901545" calcext:value-type="float">
            <text:p>0.817220819</text:p>
          </table:table-cell>
        </table:table-row>
        <table:table-row table:style-name="ro1">
          <table:table-cell office:value-type="float" office:value="0.817656466596363" calcext:value-type="float">
            <text:p>0.8176564666</text:p>
          </table:table-cell>
        </table:table-row>
        <table:table-row table:style-name="ro1">
          <table:table-cell office:value-type="float" office:value="0.818400521347987" calcext:value-type="float">
            <text:p>0.8184005213</text:p>
          </table:table-cell>
        </table:table-row>
        <table:table-row table:style-name="ro1">
          <table:table-cell office:value-type="float" office:value="0.818904145985388" calcext:value-type="float">
            <text:p>0.818904146</text:p>
          </table:table-cell>
        </table:table-row>
        <table:table-row table:style-name="ro1">
          <table:table-cell office:value-type="float" office:value="0.819444623707106" calcext:value-type="float">
            <text:p>0.8194446237</text:p>
          </table:table-cell>
        </table:table-row>
        <table:table-row table:style-name="ro1">
          <table:table-cell office:value-type="float" office:value="0.819774678203643" calcext:value-type="float">
            <text:p>0.8197746782</text:p>
          </table:table-cell>
        </table:table-row>
        <table:table-row table:style-name="ro1">
          <table:table-cell office:value-type="float" office:value="0.819909951627584" calcext:value-type="float">
            <text:p>0.8199099516</text:p>
          </table:table-cell>
        </table:table-row>
        <table:table-row table:style-name="ro1">
          <table:table-cell office:value-type="float" office:value="0.819931320401352" calcext:value-type="float">
            <text:p>0.8199313204</text:p>
          </table:table-cell>
        </table:table-row>
        <table:table-row table:style-name="ro1">
          <table:table-cell office:value-type="float" office:value="0.821175413186894" calcext:value-type="float">
            <text:p>0.8211754132</text:p>
          </table:table-cell>
        </table:table-row>
        <table:table-row table:style-name="ro1">
          <table:table-cell office:value-type="float" office:value="0.821436545548927" calcext:value-type="float">
            <text:p>0.8214365455</text:p>
          </table:table-cell>
        </table:table-row>
        <table:table-row table:style-name="ro1">
          <table:table-cell office:value-type="float" office:value="0.821618032674954" calcext:value-type="float">
            <text:p>0.8216180327</text:p>
          </table:table-cell>
        </table:table-row>
        <table:table-row table:style-name="ro1">
          <table:table-cell office:value-type="float" office:value="0.82251011978862" calcext:value-type="float">
            <text:p>0.8225101198</text:p>
          </table:table-cell>
        </table:table-row>
        <table:table-row table:style-name="ro1">
          <table:table-cell office:value-type="float" office:value="0.822606803479137" calcext:value-type="float">
            <text:p>0.8226068035</text:p>
          </table:table-cell>
        </table:table-row>
        <table:table-row table:style-name="ro1">
          <table:table-cell office:value-type="float" office:value="0.823094362787534" calcext:value-type="float">
            <text:p>0.8230943628</text:p>
          </table:table-cell>
        </table:table-row>
        <table:table-row table:style-name="ro1">
          <table:table-cell office:value-type="float" office:value="0.823225260371331" calcext:value-type="float">
            <text:p>0.8232252604</text:p>
          </table:table-cell>
        </table:table-row>
        <table:table-row table:style-name="ro1">
          <table:table-cell office:value-type="float" office:value="0.823281206090982" calcext:value-type="float">
            <text:p>0.8232812061</text:p>
          </table:table-cell>
        </table:table-row>
        <table:table-row table:style-name="ro1">
          <table:table-cell office:value-type="float" office:value="0.825167042321306" calcext:value-type="float">
            <text:p>0.8251670423</text:p>
          </table:table-cell>
        </table:table-row>
        <table:table-row table:style-name="ro1">
          <table:table-cell office:value-type="float" office:value="0.825603379917656" calcext:value-type="float">
            <text:p>0.8256033799</text:p>
          </table:table-cell>
        </table:table-row>
        <table:table-row table:style-name="ro1">
          <table:table-cell office:value-type="float" office:value="0.828447341241924" calcext:value-type="float">
            <text:p>0.8284473412</text:p>
          </table:table-cell>
        </table:table-row>
        <table:table-row table:style-name="ro1">
          <table:table-cell office:value-type="float" office:value="0.829534668628173" calcext:value-type="float">
            <text:p>0.8295346686</text:p>
          </table:table-cell>
        </table:table-row>
        <table:table-row table:style-name="ro1">
          <table:table-cell office:value-type="float" office:value="0.829894605274733" calcext:value-type="float">
            <text:p>0.8298946053</text:p>
          </table:table-cell>
        </table:table-row>
        <table:table-row table:style-name="ro1">
          <table:table-cell office:value-type="float" office:value="0.830016280483165" calcext:value-type="float">
            <text:p>0.8300162805</text:p>
          </table:table-cell>
        </table:table-row>
        <table:table-row table:style-name="ro1">
          <table:table-cell office:value-type="float" office:value="0.830156951548097" calcext:value-type="float">
            <text:p>0.8301569515</text:p>
          </table:table-cell>
        </table:table-row>
        <table:table-row table:style-name="ro1">
          <table:table-cell office:value-type="float" office:value="0.830936113026" calcext:value-type="float">
            <text:p>0.830936113</text:p>
          </table:table-cell>
        </table:table-row>
        <table:table-row table:style-name="ro1">
          <table:table-cell office:value-type="float" office:value="0.831442728128039" calcext:value-type="float">
            <text:p>0.8314427281</text:p>
          </table:table-cell>
        </table:table-row>
        <table:table-row table:style-name="ro1">
          <table:table-cell office:value-type="float" office:value="0.831810148367804" calcext:value-type="float">
            <text:p>0.8318101484</text:p>
          </table:table-cell>
        </table:table-row>
        <table:table-row table:style-name="ro1">
          <table:table-cell office:value-type="float" office:value="0.832043381147387" calcext:value-type="float">
            <text:p>0.8320433811</text:p>
          </table:table-cell>
        </table:table-row>
        <table:table-row table:style-name="ro1">
          <table:table-cell office:value-type="float" office:value="0.832527606826104" calcext:value-type="float">
            <text:p>0.8325276068</text:p>
          </table:table-cell>
        </table:table-row>
        <table:table-row table:style-name="ro1">
          <table:table-cell office:value-type="float" office:value="0.835655146579869" calcext:value-type="float">
            <text:p>0.8356551466</text:p>
          </table:table-cell>
        </table:table-row>
        <table:table-row table:style-name="ro1">
          <table:table-cell office:value-type="float" office:value="0.835767444638638" calcext:value-type="float">
            <text:p>0.8357674446</text:p>
          </table:table-cell>
        </table:table-row>
        <table:table-row table:style-name="ro1">
          <table:table-cell office:value-type="float" office:value="0.836521757824368" calcext:value-type="float">
            <text:p>0.8365217578</text:p>
          </table:table-cell>
        </table:table-row>
        <table:table-row table:style-name="ro1">
          <table:table-cell office:value-type="float" office:value="0.837927067528991" calcext:value-type="float">
            <text:p>0.8379270675</text:p>
          </table:table-cell>
        </table:table-row>
        <table:table-row table:style-name="ro1">
          <table:table-cell office:value-type="float" office:value="0.838335829901008" calcext:value-type="float">
            <text:p>0.8383358299</text:p>
          </table:table-cell>
        </table:table-row>
        <table:table-row table:style-name="ro1">
          <table:table-cell office:value-type="float" office:value="0.839202356862882" calcext:value-type="float">
            <text:p>0.8392023569</text:p>
          </table:table-cell>
        </table:table-row>
        <table:table-row table:style-name="ro1">
          <table:table-cell office:value-type="float" office:value="0.840294837071233" calcext:value-type="float">
            <text:p>0.8402948371</text:p>
          </table:table-cell>
        </table:table-row>
        <table:table-row table:style-name="ro1">
          <table:table-cell office:value-type="float" office:value="0.842422690510961" calcext:value-type="float">
            <text:p>0.8424226905</text:p>
          </table:table-cell>
        </table:table-row>
        <table:table-row table:style-name="ro1">
          <table:table-cell office:value-type="float" office:value="0.842455140948758" calcext:value-type="float">
            <text:p>0.8424551409</text:p>
          </table:table-cell>
        </table:table-row>
        <table:table-row table:style-name="ro1">
          <table:table-cell office:value-type="float" office:value="0.843179513991144" calcext:value-type="float">
            <text:p>0.843179514</text:p>
          </table:table-cell>
        </table:table-row>
        <table:table-row table:style-name="ro1">
          <table:table-cell office:value-type="float" office:value="0.844408126719882" calcext:value-type="float">
            <text:p>0.8444081267</text:p>
          </table:table-cell>
        </table:table-row>
        <table:table-row table:style-name="ro1">
          <table:table-cell office:value-type="float" office:value="0.845836288066119" calcext:value-type="float">
            <text:p>0.8458362881</text:p>
          </table:table-cell>
        </table:table-row>
        <table:table-row table:style-name="ro1">
          <table:table-cell office:value-type="float" office:value="0.846167662813727" calcext:value-type="float">
            <text:p>0.8461676628</text:p>
          </table:table-cell>
        </table:table-row>
        <table:table-row table:style-name="ro1">
          <table:table-cell office:value-type="float" office:value="0.849191659469448" calcext:value-type="float">
            <text:p>0.8491916595</text:p>
          </table:table-cell>
        </table:table-row>
        <table:table-row table:style-name="ro1">
          <table:table-cell office:value-type="float" office:value="0.849732510398621" calcext:value-type="float">
            <text:p>0.8497325104</text:p>
          </table:table-cell>
        </table:table-row>
        <table:table-row table:style-name="ro1">
          <table:table-cell office:value-type="float" office:value="0.850481587048772" calcext:value-type="float">
            <text:p>0.850481587</text:p>
          </table:table-cell>
        </table:table-row>
        <table:table-row table:style-name="ro1">
          <table:table-cell office:value-type="float" office:value="0.852302399926366" calcext:value-type="float">
            <text:p>0.8523023999</text:p>
          </table:table-cell>
        </table:table-row>
        <table:table-row table:style-name="ro1">
          <table:table-cell office:value-type="float" office:value="0.852751878460659" calcext:value-type="float">
            <text:p>0.8527518785</text:p>
          </table:table-cell>
        </table:table-row>
        <table:table-row table:style-name="ro1">
          <table:table-cell office:value-type="float" office:value="0.853033773633414" calcext:value-type="float">
            <text:p>0.8530337736</text:p>
          </table:table-cell>
        </table:table-row>
        <table:table-row table:style-name="ro1">
          <table:table-cell office:value-type="float" office:value="0.85439754352068" calcext:value-type="float">
            <text:p>0.8543975435</text:p>
          </table:table-cell>
        </table:table-row>
        <table:table-row table:style-name="ro1">
          <table:table-cell office:value-type="float" office:value="0.855178696647009" calcext:value-type="float">
            <text:p>0.8551786966</text:p>
          </table:table-cell>
        </table:table-row>
        <table:table-row table:style-name="ro1">
          <table:table-cell office:value-type="float" office:value="0.857364602685704" calcext:value-type="float">
            <text:p>0.8573646027</text:p>
          </table:table-cell>
        </table:table-row>
        <table:table-row table:style-name="ro1">
          <table:table-cell office:value-type="float" office:value="0.85783069547781" calcext:value-type="float">
            <text:p>0.8578306955</text:p>
          </table:table-cell>
        </table:table-row>
        <table:table-row table:style-name="ro1">
          <table:table-cell office:value-type="float" office:value="0.857936424564103" calcext:value-type="float">
            <text:p>0.8579364246</text:p>
          </table:table-cell>
        </table:table-row>
        <table:table-row table:style-name="ro1">
          <table:table-cell office:value-type="float" office:value="0.858750934548933" calcext:value-type="float">
            <text:p>0.8587509345</text:p>
          </table:table-cell>
        </table:table-row>
        <table:table-row table:style-name="ro1">
          <table:table-cell office:value-type="float" office:value="0.859060919886902" calcext:value-type="float">
            <text:p>0.8590609199</text:p>
          </table:table-cell>
        </table:table-row>
        <table:table-row table:style-name="ro1">
          <table:table-cell office:value-type="float" office:value="0.859420002614468" calcext:value-type="float">
            <text:p>0.8594200026</text:p>
          </table:table-cell>
        </table:table-row>
        <table:table-row table:style-name="ro1">
          <table:table-cell office:value-type="float" office:value="0.859913184530421" calcext:value-type="float">
            <text:p>0.8599131845</text:p>
          </table:table-cell>
        </table:table-row>
        <table:table-row table:style-name="ro1">
          <table:table-cell office:value-type="float" office:value="0.8600487536018" calcext:value-type="float">
            <text:p>0.8600487536</text:p>
          </table:table-cell>
        </table:table-row>
        <table:table-row table:style-name="ro1">
          <table:table-cell office:value-type="float" office:value="0.860286520922509" calcext:value-type="float">
            <text:p>0.8602865209</text:p>
          </table:table-cell>
        </table:table-row>
        <table:table-row table:style-name="ro1">
          <table:table-cell office:value-type="float" office:value="0.862203877410296" calcext:value-type="float">
            <text:p>0.8622038774</text:p>
          </table:table-cell>
        </table:table-row>
        <table:table-row table:style-name="ro1">
          <table:table-cell office:value-type="float" office:value="0.864499530784038" calcext:value-type="float">
            <text:p>0.8644995308</text:p>
          </table:table-cell>
        </table:table-row>
        <table:table-row table:style-name="ro1">
          <table:table-cell office:value-type="float" office:value="0.864900841699494" calcext:value-type="float">
            <text:p>0.8649008417</text:p>
          </table:table-cell>
        </table:table-row>
        <table:table-row table:style-name="ro1">
          <table:table-cell office:value-type="float" office:value="0.865602687737756" calcext:value-type="float">
            <text:p>0.8656026877</text:p>
          </table:table-cell>
        </table:table-row>
        <table:table-row table:style-name="ro1">
          <table:table-cell office:value-type="float" office:value="0.865791676359075" calcext:value-type="float">
            <text:p>0.8657916764</text:p>
          </table:table-cell>
        </table:table-row>
        <table:table-row table:style-name="ro1">
          <table:table-cell office:value-type="float" office:value="0.865930607786564" calcext:value-type="float">
            <text:p>0.8659306078</text:p>
          </table:table-cell>
        </table:table-row>
        <table:table-row table:style-name="ro1">
          <table:table-cell office:value-type="float" office:value="0.867007764463589" calcext:value-type="float">
            <text:p>0.8670077645</text:p>
          </table:table-cell>
        </table:table-row>
        <table:table-row table:style-name="ro1">
          <table:table-cell office:value-type="float" office:value="0.867930323322092" calcext:value-type="float">
            <text:p>0.8679303233</text:p>
          </table:table-cell>
        </table:table-row>
        <table:table-row table:style-name="ro1">
          <table:table-cell office:value-type="float" office:value="0.868255742410285" calcext:value-type="float">
            <text:p>0.8682557424</text:p>
          </table:table-cell>
        </table:table-row>
        <table:table-row table:style-name="ro1">
          <table:table-cell office:value-type="float" office:value="0.868666996846394" calcext:value-type="float">
            <text:p>0.8686669968</text:p>
          </table:table-cell>
        </table:table-row>
        <table:table-row table:style-name="ro1">
          <table:table-cell office:value-type="float" office:value="0.868927549239899" calcext:value-type="float">
            <text:p>0.8689275492</text:p>
          </table:table-cell>
        </table:table-row>
        <table:table-row table:style-name="ro1">
          <table:table-cell office:value-type="float" office:value="0.870871694588819" calcext:value-type="float">
            <text:p>0.8708716946</text:p>
          </table:table-cell>
        </table:table-row>
        <table:table-row table:style-name="ro1">
          <table:table-cell office:value-type="float" office:value="0.871285700614913" calcext:value-type="float">
            <text:p>0.8712857006</text:p>
          </table:table-cell>
        </table:table-row>
        <table:table-row table:style-name="ro1">
          <table:table-cell office:value-type="float" office:value="0.872058101924731" calcext:value-type="float">
            <text:p>0.8720581019</text:p>
          </table:table-cell>
        </table:table-row>
        <table:table-row table:style-name="ro1">
          <table:table-cell office:value-type="float" office:value="0.873796026650723" calcext:value-type="float">
            <text:p>0.8737960267</text:p>
          </table:table-cell>
        </table:table-row>
        <table:table-row table:style-name="ro1">
          <table:table-cell office:value-type="float" office:value="0.876417361840869" calcext:value-type="float">
            <text:p>0.8764173618</text:p>
          </table:table-cell>
        </table:table-row>
        <table:table-row table:style-name="ro1">
          <table:table-cell office:value-type="float" office:value="0.87741787425839" calcext:value-type="float">
            <text:p>0.8774178743</text:p>
          </table:table-cell>
        </table:table-row>
        <table:table-row table:style-name="ro1">
          <table:table-cell office:value-type="float" office:value="0.878534131077686" calcext:value-type="float">
            <text:p>0.8785341311</text:p>
          </table:table-cell>
        </table:table-row>
        <table:table-row table:style-name="ro1">
          <table:table-cell office:value-type="float" office:value="0.879778473565346" calcext:value-type="float">
            <text:p>0.8797784736</text:p>
          </table:table-cell>
        </table:table-row>
        <table:table-row table:style-name="ro1">
          <table:table-cell office:value-type="float" office:value="0.882372944740213" calcext:value-type="float">
            <text:p>0.8823729447</text:p>
          </table:table-cell>
        </table:table-row>
        <table:table-row table:style-name="ro1">
          <table:table-cell office:value-type="float" office:value="0.885017160528323" calcext:value-type="float">
            <text:p>0.8850171605</text:p>
          </table:table-cell>
        </table:table-row>
        <table:table-row table:style-name="ro1">
          <table:table-cell office:value-type="float" office:value="0.885036223150971" calcext:value-type="float">
            <text:p>0.8850362232</text:p>
          </table:table-cell>
        </table:table-row>
        <table:table-row table:style-name="ro1">
          <table:table-cell office:value-type="float" office:value="0.885217338275657" calcext:value-type="float">
            <text:p>0.8852173383</text:p>
          </table:table-cell>
        </table:table-row>
        <table:table-row table:style-name="ro1">
          <table:table-cell office:value-type="float" office:value="0.885310846388166" calcext:value-type="float">
            <text:p>0.8853108464</text:p>
          </table:table-cell>
        </table:table-row>
        <table:table-row table:style-name="ro1">
          <table:table-cell office:value-type="float" office:value="0.885380747046316" calcext:value-type="float">
            <text:p>0.885380747</text:p>
          </table:table-cell>
        </table:table-row>
        <table:table-row table:style-name="ro1">
          <table:table-cell office:value-type="float" office:value="0.885384227849432" calcext:value-type="float">
            <text:p>0.8853842278</text:p>
          </table:table-cell>
        </table:table-row>
        <table:table-row table:style-name="ro1">
          <table:table-cell office:value-type="float" office:value="0.888306783890715" calcext:value-type="float">
            <text:p>0.8883067839</text:p>
          </table:table-cell>
        </table:table-row>
        <table:table-row table:style-name="ro1">
          <table:table-cell office:value-type="float" office:value="0.888478402526596" calcext:value-type="float">
            <text:p>0.8884784025</text:p>
          </table:table-cell>
        </table:table-row>
        <table:table-row table:style-name="ro1">
          <table:table-cell office:value-type="float" office:value="0.890682823162893" calcext:value-type="float">
            <text:p>0.8906828232</text:p>
          </table:table-cell>
        </table:table-row>
        <table:table-row table:style-name="ro1">
          <table:table-cell office:value-type="float" office:value="0.892776559606933" calcext:value-type="float">
            <text:p>0.8927765596</text:p>
          </table:table-cell>
        </table:table-row>
        <table:table-row table:style-name="ro1">
          <table:table-cell office:value-type="float" office:value="0.894892474948311" calcext:value-type="float">
            <text:p>0.8948924749</text:p>
          </table:table-cell>
        </table:table-row>
        <table:table-row table:style-name="ro1">
          <table:table-cell office:value-type="float" office:value="0.895468670713636" calcext:value-type="float">
            <text:p>0.8954686707</text:p>
          </table:table-cell>
        </table:table-row>
        <table:table-row table:style-name="ro1">
          <table:table-cell office:value-type="float" office:value="0.896036146656418" calcext:value-type="float">
            <text:p>0.8960361467</text:p>
          </table:table-cell>
        </table:table-row>
        <table:table-row table:style-name="ro1">
          <table:table-cell office:value-type="float" office:value="0.897076350314479" calcext:value-type="float">
            <text:p>0.8970763503</text:p>
          </table:table-cell>
        </table:table-row>
        <table:table-row table:style-name="ro1">
          <table:table-cell office:value-type="float" office:value="0.897096764649289" calcext:value-type="float">
            <text:p>0.8970967646</text:p>
          </table:table-cell>
        </table:table-row>
        <table:table-row table:style-name="ro1">
          <table:table-cell office:value-type="float" office:value="0.897478850149961" calcext:value-type="float">
            <text:p>0.8974788501</text:p>
          </table:table-cell>
        </table:table-row>
        <table:table-row table:style-name="ro1">
          <table:table-cell office:value-type="float" office:value="0.899606291871925" calcext:value-type="float">
            <text:p>0.8996062919</text:p>
          </table:table-cell>
        </table:table-row>
        <table:table-row table:style-name="ro1">
          <table:table-cell office:value-type="float" office:value="0.899817606044237" calcext:value-type="float">
            <text:p>0.899817606</text:p>
          </table:table-cell>
        </table:table-row>
        <table:table-row table:style-name="ro1">
          <table:table-cell office:value-type="float" office:value="0.900262789432975" calcext:value-type="float">
            <text:p>0.9002627894</text:p>
          </table:table-cell>
        </table:table-row>
        <table:table-row table:style-name="ro1">
          <table:table-cell office:value-type="float" office:value="0.902977350109305" calcext:value-type="float">
            <text:p>0.9029773501</text:p>
          </table:table-cell>
        </table:table-row>
        <table:table-row table:style-name="ro1">
          <table:table-cell office:value-type="float" office:value="0.903076572610092" calcext:value-type="float">
            <text:p>0.9030765726</text:p>
          </table:table-cell>
        </table:table-row>
        <table:table-row table:style-name="ro1">
          <table:table-cell office:value-type="float" office:value="0.904502737092665" calcext:value-type="float">
            <text:p>0.9045027371</text:p>
          </table:table-cell>
        </table:table-row>
        <table:table-row table:style-name="ro1">
          <table:table-cell office:value-type="float" office:value="0.904525667215627" calcext:value-type="float">
            <text:p>0.9045256672</text:p>
          </table:table-cell>
        </table:table-row>
        <table:table-row table:style-name="ro1">
          <table:table-cell office:value-type="float" office:value="0.907861937487049" calcext:value-type="float">
            <text:p>0.9078619375</text:p>
          </table:table-cell>
        </table:table-row>
        <table:table-row table:style-name="ro1">
          <table:table-cell office:value-type="float" office:value="0.908721300972914" calcext:value-type="float">
            <text:p>0.908721301</text:p>
          </table:table-cell>
        </table:table-row>
        <table:table-row table:style-name="ro1">
          <table:table-cell office:value-type="float" office:value="0.908740274032111" calcext:value-type="float">
            <text:p>0.908740274</text:p>
          </table:table-cell>
        </table:table-row>
        <table:table-row table:style-name="ro1">
          <table:table-cell office:value-type="float" office:value="0.909362427870069" calcext:value-type="float">
            <text:p>0.9093624279</text:p>
          </table:table-cell>
        </table:table-row>
        <table:table-row table:style-name="ro1">
          <table:table-cell office:value-type="float" office:value="0.91088695860102" calcext:value-type="float">
            <text:p>0.9108869586</text:p>
          </table:table-cell>
        </table:table-row>
        <table:table-row table:style-name="ro1">
          <table:table-cell office:value-type="float" office:value="0.912525562404953" calcext:value-type="float">
            <text:p>0.9125255624</text:p>
          </table:table-cell>
        </table:table-row>
        <table:table-row table:style-name="ro1">
          <table:table-cell office:value-type="float" office:value="0.912661904129606" calcext:value-type="float">
            <text:p>0.9126619041</text:p>
          </table:table-cell>
        </table:table-row>
        <table:table-row table:style-name="ro1">
          <table:table-cell office:value-type="float" office:value="0.912774293410758" calcext:value-type="float">
            <text:p>0.9127742934</text:p>
          </table:table-cell>
        </table:table-row>
        <table:table-row table:style-name="ro1">
          <table:table-cell office:value-type="float" office:value="0.913137716896626" calcext:value-type="float">
            <text:p>0.9131377169</text:p>
          </table:table-cell>
        </table:table-row>
        <table:table-row table:style-name="ro1">
          <table:table-cell office:value-type="float" office:value="0.913712706340375" calcext:value-type="float">
            <text:p>0.9137127063</text:p>
          </table:table-cell>
        </table:table-row>
        <table:table-row table:style-name="ro1">
          <table:table-cell office:value-type="float" office:value="0.914498592873931" calcext:value-type="float">
            <text:p>0.9144985929</text:p>
          </table:table-cell>
        </table:table-row>
        <table:table-row table:style-name="ro1">
          <table:table-cell office:value-type="float" office:value="0.914616070550755" calcext:value-type="float">
            <text:p>0.9146160706</text:p>
          </table:table-cell>
        </table:table-row>
        <table:table-row table:style-name="ro1">
          <table:table-cell office:value-type="float" office:value="0.916037949999672" calcext:value-type="float">
            <text:p>0.91603795</text:p>
          </table:table-cell>
        </table:table-row>
        <table:table-row table:style-name="ro1">
          <table:table-cell office:value-type="float" office:value="0.917900427951261" calcext:value-type="float">
            <text:p>0.917900428</text:p>
          </table:table-cell>
        </table:table-row>
        <table:table-row table:style-name="ro1">
          <table:table-cell office:value-type="float" office:value="0.91881579263888" calcext:value-type="float">
            <text:p>0.9188157926</text:p>
          </table:table-cell>
        </table:table-row>
        <table:table-row table:style-name="ro1">
          <table:table-cell office:value-type="float" office:value="0.92152619007616" calcext:value-type="float">
            <text:p>0.9215261901</text:p>
          </table:table-cell>
        </table:table-row>
        <table:table-row table:style-name="ro1">
          <table:table-cell office:value-type="float" office:value="0.922163712157183" calcext:value-type="float">
            <text:p>0.9221637122</text:p>
          </table:table-cell>
        </table:table-row>
        <table:table-row table:style-name="ro1">
          <table:table-cell office:value-type="float" office:value="0.922365421057938" calcext:value-type="float">
            <text:p>0.9223654211</text:p>
          </table:table-cell>
        </table:table-row>
        <table:table-row table:style-name="ro1">
          <table:table-cell office:value-type="float" office:value="0.923287218925862" calcext:value-type="float">
            <text:p>0.9232872189</text:p>
          </table:table-cell>
        </table:table-row>
        <table:table-row table:style-name="ro1">
          <table:table-cell office:value-type="float" office:value="0.924731983209538" calcext:value-type="float">
            <text:p>0.9247319832</text:p>
          </table:table-cell>
        </table:table-row>
        <table:table-row table:style-name="ro1">
          <table:table-cell office:value-type="float" office:value="0.925104409551398" calcext:value-type="float">
            <text:p>0.9251044096</text:p>
          </table:table-cell>
        </table:table-row>
        <table:table-row table:style-name="ro1">
          <table:table-cell office:value-type="float" office:value="0.925328851040943" calcext:value-type="float">
            <text:p>0.925328851</text:p>
          </table:table-cell>
        </table:table-row>
        <table:table-row table:style-name="ro1">
          <table:table-cell office:value-type="float" office:value="0.927459362930721" calcext:value-type="float">
            <text:p>0.9274593629</text:p>
          </table:table-cell>
        </table:table-row>
        <table:table-row table:style-name="ro1">
          <table:table-cell office:value-type="float" office:value="0.927563732591806" calcext:value-type="float">
            <text:p>0.9275637326</text:p>
          </table:table-cell>
        </table:table-row>
        <table:table-row table:style-name="ro1">
          <table:table-cell office:value-type="float" office:value="0.928522270783116" calcext:value-type="float">
            <text:p>0.9285222708</text:p>
          </table:table-cell>
        </table:table-row>
        <table:table-row table:style-name="ro1">
          <table:table-cell office:value-type="float" office:value="0.928528068950985" calcext:value-type="float">
            <text:p>0.928528069</text:p>
          </table:table-cell>
        </table:table-row>
        <table:table-row table:style-name="ro1">
          <table:table-cell office:value-type="float" office:value="0.928793239448869" calcext:value-type="float">
            <text:p>0.9287932394</text:p>
          </table:table-cell>
        </table:table-row>
        <table:table-row table:style-name="ro1">
          <table:table-cell office:value-type="float" office:value="0.93074128008408" calcext:value-type="float">
            <text:p>0.9307412801</text:p>
          </table:table-cell>
        </table:table-row>
        <table:table-row table:style-name="ro1">
          <table:table-cell office:value-type="float" office:value="0.93289960963385" calcext:value-type="float">
            <text:p>0.9328996096</text:p>
          </table:table-cell>
        </table:table-row>
        <table:table-row table:style-name="ro1">
          <table:table-cell office:value-type="float" office:value="0.933817252037867" calcext:value-type="float">
            <text:p>0.933817252</text:p>
          </table:table-cell>
        </table:table-row>
        <table:table-row table:style-name="ro1">
          <table:table-cell office:value-type="float" office:value="0.935119947347324" calcext:value-type="float">
            <text:p>0.9351199473</text:p>
          </table:table-cell>
        </table:table-row>
        <table:table-row table:style-name="ro1">
          <table:table-cell office:value-type="float" office:value="0.938430557222534" calcext:value-type="float">
            <text:p>0.9384305572</text:p>
          </table:table-cell>
        </table:table-row>
        <table:table-row table:style-name="ro1">
          <table:table-cell office:value-type="float" office:value="0.939947815300478" calcext:value-type="float">
            <text:p>0.9399478153</text:p>
          </table:table-cell>
        </table:table-row>
        <table:table-row table:style-name="ro1">
          <table:table-cell office:value-type="float" office:value="0.940590178783842" calcext:value-type="float">
            <text:p>0.9405901788</text:p>
          </table:table-cell>
        </table:table-row>
        <table:table-row table:style-name="ro1">
          <table:table-cell office:value-type="float" office:value="0.940647398042218" calcext:value-type="float">
            <text:p>0.940647398</text:p>
          </table:table-cell>
        </table:table-row>
        <table:table-row table:style-name="ro1">
          <table:table-cell office:value-type="float" office:value="0.941407106575753" calcext:value-type="float">
            <text:p>0.9414071066</text:p>
          </table:table-cell>
        </table:table-row>
        <table:table-row table:style-name="ro1">
          <table:table-cell office:value-type="float" office:value="0.941836006054631" calcext:value-type="float">
            <text:p>0.9418360061</text:p>
          </table:table-cell>
        </table:table-row>
        <table:table-row table:style-name="ro1">
          <table:table-cell office:value-type="float" office:value="0.942209024026489" calcext:value-type="float">
            <text:p>0.942209024</text:p>
          </table:table-cell>
        </table:table-row>
        <table:table-row table:style-name="ro1">
          <table:table-cell office:value-type="float" office:value="0.942699802636731" calcext:value-type="float">
            <text:p>0.9426998026</text:p>
          </table:table-cell>
        </table:table-row>
        <table:table-row table:style-name="ro1">
          <table:table-cell office:value-type="float" office:value="0.943115139067528" calcext:value-type="float">
            <text:p>0.9431151391</text:p>
          </table:table-cell>
        </table:table-row>
        <table:table-row table:style-name="ro1">
          <table:table-cell office:value-type="float" office:value="0.945255648000158" calcext:value-type="float">
            <text:p>0.945255648</text:p>
          </table:table-cell>
        </table:table-row>
        <table:table-row table:style-name="ro1">
          <table:table-cell office:value-type="float" office:value="0.945732636624595" calcext:value-type="float">
            <text:p>0.9457326366</text:p>
          </table:table-cell>
        </table:table-row>
        <table:table-row table:style-name="ro1">
          <table:table-cell office:value-type="float" office:value="0.946989506264132" calcext:value-type="float">
            <text:p>0.9469895063</text:p>
          </table:table-cell>
        </table:table-row>
        <table:table-row table:style-name="ro1">
          <table:table-cell office:value-type="float" office:value="0.948051326432335" calcext:value-type="float">
            <text:p>0.9480513264</text:p>
          </table:table-cell>
        </table:table-row>
        <table:table-row table:style-name="ro1">
          <table:table-cell office:value-type="float" office:value="0.95020619269581" calcext:value-type="float">
            <text:p>0.9502061927</text:p>
          </table:table-cell>
        </table:table-row>
        <table:table-row table:style-name="ro1">
          <table:table-cell office:value-type="float" office:value="0.95234757598636" calcext:value-type="float">
            <text:p>0.952347576</text:p>
          </table:table-cell>
        </table:table-row>
        <table:table-row table:style-name="ro1">
          <table:table-cell office:value-type="float" office:value="0.95309330141369" calcext:value-type="float">
            <text:p>0.9530933014</text:p>
          </table:table-cell>
        </table:table-row>
        <table:table-row table:style-name="ro1">
          <table:table-cell office:value-type="float" office:value="0.954288527893156" calcext:value-type="float">
            <text:p>0.9542885279</text:p>
          </table:table-cell>
        </table:table-row>
        <table:table-row table:style-name="ro1">
          <table:table-cell office:value-type="float" office:value="0.95491198298123" calcext:value-type="float">
            <text:p>0.954911983</text:p>
          </table:table-cell>
        </table:table-row>
        <table:table-row table:style-name="ro1">
          <table:table-cell office:value-type="float" office:value="0.956187806534656" calcext:value-type="float">
            <text:p>0.9561878065</text:p>
          </table:table-cell>
        </table:table-row>
        <table:table-row table:style-name="ro1">
          <table:table-cell office:value-type="float" office:value="0.958340040026937" calcext:value-type="float">
            <text:p>0.95834004</text:p>
          </table:table-cell>
        </table:table-row>
        <table:table-row table:style-name="ro1">
          <table:table-cell office:value-type="float" office:value="0.958867563543344" calcext:value-type="float">
            <text:p>0.9588675635</text:p>
          </table:table-cell>
        </table:table-row>
        <table:table-row table:style-name="ro1">
          <table:table-cell office:value-type="float" office:value="0.959749112996126" calcext:value-type="float">
            <text:p>0.959749113</text:p>
          </table:table-cell>
        </table:table-row>
        <table:table-row table:style-name="ro1">
          <table:table-cell office:value-type="float" office:value="0.961223539871888" calcext:value-type="float">
            <text:p>0.9612235399</text:p>
          </table:table-cell>
        </table:table-row>
        <table:table-row table:style-name="ro1">
          <table:table-cell office:value-type="float" office:value="0.962198346441876" calcext:value-type="float">
            <text:p>0.9621983464</text:p>
          </table:table-cell>
        </table:table-row>
        <table:table-row table:style-name="ro1">
          <table:table-cell office:value-type="float" office:value="0.964271563881061" calcext:value-type="float">
            <text:p>0.9642715639</text:p>
          </table:table-cell>
        </table:table-row>
        <table:table-row table:style-name="ro1">
          <table:table-cell office:value-type="float" office:value="0.964472636648063" calcext:value-type="float">
            <text:p>0.9644726366</text:p>
          </table:table-cell>
        </table:table-row>
        <table:table-row table:style-name="ro1">
          <table:table-cell office:value-type="float" office:value="0.964647550084914" calcext:value-type="float">
            <text:p>0.9646475501</text:p>
          </table:table-cell>
        </table:table-row>
        <table:table-row table:style-name="ro1">
          <table:table-cell office:value-type="float" office:value="0.964927512252789" calcext:value-type="float">
            <text:p>0.9649275123</text:p>
          </table:table-cell>
        </table:table-row>
        <table:table-row table:style-name="ro1">
          <table:table-cell office:value-type="float" office:value="0.966543196481909" calcext:value-type="float">
            <text:p>0.9665431965</text:p>
          </table:table-cell>
        </table:table-row>
        <table:table-row table:style-name="ro1">
          <table:table-cell office:value-type="float" office:value="0.96684584280234" calcext:value-type="float">
            <text:p>0.9668458428</text:p>
          </table:table-cell>
        </table:table-row>
        <table:table-row table:style-name="ro1">
          <table:table-cell office:value-type="float" office:value="0.96797303885129" calcext:value-type="float">
            <text:p>0.9679730389</text:p>
          </table:table-cell>
        </table:table-row>
        <table:table-row table:style-name="ro1">
          <table:table-cell office:value-type="float" office:value="0.969970826561085" calcext:value-type="float">
            <text:p>0.9699708266</text:p>
          </table:table-cell>
        </table:table-row>
        <table:table-row table:style-name="ro1">
          <table:table-cell office:value-type="float" office:value="0.97048531705212" calcext:value-type="float">
            <text:p>0.9704853171</text:p>
          </table:table-cell>
        </table:table-row>
        <table:table-row table:style-name="ro1">
          <table:table-cell office:value-type="float" office:value="0.972519451801818" calcext:value-type="float">
            <text:p>0.9725194518</text:p>
          </table:table-cell>
        </table:table-row>
        <table:table-row table:style-name="ro1">
          <table:table-cell office:value-type="float" office:value="0.973620668205072" calcext:value-type="float">
            <text:p>0.9736206682</text:p>
          </table:table-cell>
        </table:table-row>
        <table:table-row table:style-name="ro1">
          <table:table-cell office:value-type="float" office:value="0.974451610612564" calcext:value-type="float">
            <text:p>0.9744516106</text:p>
          </table:table-cell>
        </table:table-row>
        <table:table-row table:style-name="ro1">
          <table:table-cell office:value-type="float" office:value="0.974466477175313" calcext:value-type="float">
            <text:p>0.9744664772</text:p>
          </table:table-cell>
        </table:table-row>
        <table:table-row table:style-name="ro1">
          <table:table-cell office:value-type="float" office:value="0.974504251546057" calcext:value-type="float">
            <text:p>0.9745042515</text:p>
          </table:table-cell>
        </table:table-row>
        <table:table-row table:style-name="ro1">
          <table:table-cell office:value-type="float" office:value="0.976533600368355" calcext:value-type="float">
            <text:p>0.9765336004</text:p>
          </table:table-cell>
        </table:table-row>
        <table:table-row table:style-name="ro1">
          <table:table-cell office:value-type="float" office:value="0.977787149393398" calcext:value-type="float">
            <text:p>0.9777871494</text:p>
          </table:table-cell>
        </table:table-row>
        <table:table-row table:style-name="ro1">
          <table:table-cell office:value-type="float" office:value="0.979138195917129" calcext:value-type="float">
            <text:p>0.9791381959</text:p>
          </table:table-cell>
        </table:table-row>
        <table:table-row table:style-name="ro1">
          <table:table-cell office:value-type="float" office:value="0.979454962792826" calcext:value-type="float">
            <text:p>0.9794549628</text:p>
          </table:table-cell>
        </table:table-row>
        <table:table-row table:style-name="ro1">
          <table:table-cell office:value-type="float" office:value="0.981298483625425" calcext:value-type="float">
            <text:p>0.9812984836</text:p>
          </table:table-cell>
        </table:table-row>
        <table:table-row table:style-name="ro1">
          <table:table-cell office:value-type="float" office:value="0.981558196911014" calcext:value-type="float">
            <text:p>0.9815581969</text:p>
          </table:table-cell>
        </table:table-row>
        <table:table-row table:style-name="ro1">
          <table:table-cell office:value-type="float" office:value="0.984279473270212" calcext:value-type="float">
            <text:p>0.9842794733</text:p>
          </table:table-cell>
        </table:table-row>
        <table:table-row table:style-name="ro1">
          <table:table-cell office:value-type="float" office:value="0.985152150219532" calcext:value-type="float">
            <text:p>0.9851521502</text:p>
          </table:table-cell>
        </table:table-row>
        <table:table-row table:style-name="ro1">
          <table:table-cell office:value-type="float" office:value="0.985449673765366" calcext:value-type="float">
            <text:p>0.9854496738</text:p>
          </table:table-cell>
        </table:table-row>
        <table:table-row table:style-name="ro1">
          <table:table-cell office:value-type="float" office:value="0.985688008908262" calcext:value-type="float">
            <text:p>0.9856880089</text:p>
          </table:table-cell>
        </table:table-row>
        <table:table-row table:style-name="ro1">
          <table:table-cell office:value-type="float" office:value="0.986605068693484" calcext:value-type="float">
            <text:p>0.9866050687</text:p>
          </table:table-cell>
        </table:table-row>
        <table:table-row table:style-name="ro1">
          <table:table-cell office:value-type="float" office:value="0.991016199827177" calcext:value-type="float">
            <text:p>0.9910161998</text:p>
          </table:table-cell>
        </table:table-row>
        <table:table-row table:style-name="ro1">
          <table:table-cell office:value-type="float" office:value="0.991752317826306" calcext:value-type="float">
            <text:p>0.9917523178</text:p>
          </table:table-cell>
        </table:table-row>
        <table:table-row table:style-name="ro1">
          <table:table-cell office:value-type="float" office:value="0.992441151697649" calcext:value-type="float">
            <text:p>0.9924411517</text:p>
          </table:table-cell>
        </table:table-row>
        <table:table-row table:style-name="ro1">
          <table:table-cell office:value-type="float" office:value="0.99262941986077" calcext:value-type="float">
            <text:p>0.9926294199</text:p>
          </table:table-cell>
        </table:table-row>
        <table:table-row table:style-name="ro1">
          <table:table-cell office:value-type="float" office:value="0.995107367642559" calcext:value-type="float">
            <text:p>0.9951073676</text:p>
          </table:table-cell>
        </table:table-row>
        <table:table-row table:style-name="ro1">
          <table:table-cell office:value-type="float" office:value="0.996847832159817" calcext:value-type="float">
            <text:p>0.9968478322</text:p>
          </table:table-cell>
        </table:table-row>
        <table:table-row table:style-name="ro1">
          <table:table-cell office:value-type="float" office:value="0.997887594982581" calcext:value-type="float">
            <text:p>0.997887595</text:p>
          </table:table-cell>
        </table:table-row>
        <table:table-row table:style-name="ro1">
          <table:table-cell office:value-type="float" office:value="0.998030415870186" calcext:value-type="float">
            <text:p>0.9980304159</text:p>
          </table:table-cell>
        </table:table-row>
        <table:table-row table:style-name="ro1">
          <table:table-cell office:value-type="float" office:value="0.99814508734381" calcext:value-type="float">
            <text:p>0.9981450873</text:p>
          </table:table-cell>
        </table:table-row>
        <table:table-row table:style-name="ro1">
          <table:table-cell office:value-type="float" office:value="0.999039984700609" calcext:value-type="float">
            <text:p>0.9990399847</text:p>
          </table:table-cell>
        </table:table-row>
        <table:table-row table:style-name="ro1">
          <table:table-cell office:value-type="float" office:value="1.00045493818293" calcext:value-type="float">
            <text:p>1.0004549382</text:p>
          </table:table-cell>
        </table:table-row>
        <table:table-row table:style-name="ro1">
          <table:table-cell office:value-type="float" office:value="1.00291332768245" calcext:value-type="float">
            <text:p>1.0029133277</text:p>
          </table:table-cell>
        </table:table-row>
        <table:table-row table:style-name="ro1">
          <table:table-cell office:value-type="float" office:value="1.00354778153401" calcext:value-type="float">
            <text:p>1.0035477815</text:p>
          </table:table-cell>
        </table:table-row>
        <table:table-row table:style-name="ro1">
          <table:table-cell office:value-type="float" office:value="1.00523414346772" calcext:value-type="float">
            <text:p>1.0052341435</text:p>
          </table:table-cell>
        </table:table-row>
        <table:table-row table:style-name="ro1">
          <table:table-cell office:value-type="float" office:value="1.00980638785955" calcext:value-type="float">
            <text:p>1.0098063879</text:p>
          </table:table-cell>
        </table:table-row>
        <table:table-row table:style-name="ro1">
          <table:table-cell office:value-type="float" office:value="1.01090595715879" calcext:value-type="float">
            <text:p>1.0109059572</text:p>
          </table:table-cell>
        </table:table-row>
        <table:table-row table:style-name="ro1">
          <table:table-cell office:value-type="float" office:value="1.01330980588148" calcext:value-type="float">
            <text:p>1.0133098059</text:p>
          </table:table-cell>
        </table:table-row>
        <table:table-row table:style-name="ro1">
          <table:table-cell office:value-type="float" office:value="1.01443467113203" calcext:value-type="float">
            <text:p>1.0144346711</text:p>
          </table:table-cell>
        </table:table-row>
        <table:table-row table:style-name="ro1">
          <table:table-cell office:value-type="float" office:value="1.01546994046852" calcext:value-type="float">
            <text:p>1.0154699405</text:p>
          </table:table-cell>
        </table:table-row>
        <table:table-row table:style-name="ro1">
          <table:table-cell office:value-type="float" office:value="1.02038893991096" calcext:value-type="float">
            <text:p>1.0203889399</text:p>
          </table:table-cell>
        </table:table-row>
        <table:table-row table:style-name="ro1">
          <table:table-cell office:value-type="float" office:value="1.02068516740565" calcext:value-type="float">
            <text:p>1.0206851674</text:p>
          </table:table-cell>
        </table:table-row>
        <table:table-row table:style-name="ro1">
          <table:table-cell office:value-type="float" office:value="1.02176131854596" calcext:value-type="float">
            <text:p>1.0217613185</text:p>
          </table:table-cell>
        </table:table-row>
        <table:table-row table:style-name="ro1">
          <table:table-cell office:value-type="float" office:value="1.02185933742515" calcext:value-type="float">
            <text:p>1.0218593374</text:p>
          </table:table-cell>
        </table:table-row>
        <table:table-row table:style-name="ro1">
          <table:table-cell office:value-type="float" office:value="1.02234369118119" calcext:value-type="float">
            <text:p>1.0223436912</text:p>
          </table:table-cell>
        </table:table-row>
        <table:table-row table:style-name="ro1">
          <table:table-cell office:value-type="float" office:value="1.02485272676548" calcext:value-type="float">
            <text:p>1.0248527268</text:p>
          </table:table-cell>
        </table:table-row>
        <table:table-row table:style-name="ro1">
          <table:table-cell office:value-type="float" office:value="1.02517761260449" calcext:value-type="float">
            <text:p>1.0251776126</text:p>
          </table:table-cell>
        </table:table-row>
        <table:table-row table:style-name="ro1">
          <table:table-cell office:value-type="float" office:value="1.0255233673545" calcext:value-type="float">
            <text:p>1.0255233674</text:p>
          </table:table-cell>
        </table:table-row>
        <table:table-row table:style-name="ro1">
          <table:table-cell office:value-type="float" office:value="1.02644469796288" calcext:value-type="float">
            <text:p>1.026444698</text:p>
          </table:table-cell>
        </table:table-row>
        <table:table-row table:style-name="ro1">
          <table:table-cell office:value-type="float" office:value="1.02749010574232" calcext:value-type="float">
            <text:p>1.0274901057</text:p>
          </table:table-cell>
        </table:table-row>
        <table:table-row table:style-name="ro1">
          <table:table-cell office:value-type="float" office:value="1.02784961204732" calcext:value-type="float">
            <text:p>1.027849612</text:p>
          </table:table-cell>
        </table:table-row>
        <table:table-row table:style-name="ro1">
          <table:table-cell office:value-type="float" office:value="1.02956737970054" calcext:value-type="float">
            <text:p>1.0295673797</text:p>
          </table:table-cell>
        </table:table-row>
        <table:table-row table:style-name="ro1">
          <table:table-cell office:value-type="float" office:value="1.03032765690903" calcext:value-type="float">
            <text:p>1.0303276569</text:p>
          </table:table-cell>
        </table:table-row>
        <table:table-row table:style-name="ro1">
          <table:table-cell office:value-type="float" office:value="1.03067512040611" calcext:value-type="float">
            <text:p>1.0306751204</text:p>
          </table:table-cell>
        </table:table-row>
        <table:table-row table:style-name="ro1">
          <table:table-cell office:value-type="float" office:value="1.03100458865872" calcext:value-type="float">
            <text:p>1.0310045887</text:p>
          </table:table-cell>
        </table:table-row>
        <table:table-row table:style-name="ro1">
          <table:table-cell office:value-type="float" office:value="1.03201391371443" calcext:value-type="float">
            <text:p>1.0320139137</text:p>
          </table:table-cell>
        </table:table-row>
        <table:table-row table:style-name="ro1">
          <table:table-cell office:value-type="float" office:value="1.03517300914247" calcext:value-type="float">
            <text:p>1.0351730091</text:p>
          </table:table-cell>
        </table:table-row>
        <table:table-row table:style-name="ro1">
          <table:table-cell office:value-type="float" office:value="1.03671416081311" calcext:value-type="float">
            <text:p>1.0367141608</text:p>
          </table:table-cell>
        </table:table-row>
        <table:table-row table:style-name="ro1">
          <table:table-cell office:value-type="float" office:value="1.03795274020801" calcext:value-type="float">
            <text:p>1.0379527402</text:p>
          </table:table-cell>
        </table:table-row>
        <table:table-row table:style-name="ro1">
          <table:table-cell office:value-type="float" office:value="1.03839087682057" calcext:value-type="float">
            <text:p>1.0383908768</text:p>
          </table:table-cell>
        </table:table-row>
        <table:table-row table:style-name="ro1">
          <table:table-cell office:value-type="float" office:value="1.0386645695545" calcext:value-type="float">
            <text:p>1.0386645696</text:p>
          </table:table-cell>
        </table:table-row>
        <table:table-row table:style-name="ro1">
          <table:table-cell office:value-type="float" office:value="1.0387627698753" calcext:value-type="float">
            <text:p>1.0387627699</text:p>
          </table:table-cell>
        </table:table-row>
        <table:table-row table:style-name="ro1">
          <table:table-cell office:value-type="float" office:value="1.04172446130716" calcext:value-type="float">
            <text:p>1.0417244613</text:p>
          </table:table-cell>
        </table:table-row>
        <table:table-row table:style-name="ro1">
          <table:table-cell office:value-type="float" office:value="1.04187887023602" calcext:value-type="float">
            <text:p>1.0418788702</text:p>
          </table:table-cell>
        </table:table-row>
        <table:table-row table:style-name="ro1">
          <table:table-cell office:value-type="float" office:value="1.04194436042036" calcext:value-type="float">
            <text:p>1.0419443604</text:p>
          </table:table-cell>
        </table:table-row>
        <table:table-row table:style-name="ro1">
          <table:table-cell office:value-type="float" office:value="1.04283805818906" calcext:value-type="float">
            <text:p>1.0428380582</text:p>
          </table:table-cell>
        </table:table-row>
        <table:table-row table:style-name="ro1">
          <table:table-cell office:value-type="float" office:value="1.04326228679301" calcext:value-type="float">
            <text:p>1.0432622868</text:p>
          </table:table-cell>
        </table:table-row>
        <table:table-row table:style-name="ro1">
          <table:table-cell office:value-type="float" office:value="1.04647301761023" calcext:value-type="float">
            <text:p>1.0464730176</text:p>
          </table:table-cell>
        </table:table-row>
        <table:table-row table:style-name="ro1">
          <table:table-cell office:value-type="float" office:value="1.04767955495105" calcext:value-type="float">
            <text:p>1.047679555</text:p>
          </table:table-cell>
        </table:table-row>
        <table:table-row table:style-name="ro1">
          <table:table-cell office:value-type="float" office:value="1.04902448495368" calcext:value-type="float">
            <text:p>1.049024485</text:p>
          </table:table-cell>
        </table:table-row>
        <table:table-row table:style-name="ro1">
          <table:table-cell office:value-type="float" office:value="1.04997495384044" calcext:value-type="float">
            <text:p>1.0499749538</text:p>
          </table:table-cell>
        </table:table-row>
        <table:table-row table:style-name="ro1">
          <table:table-cell office:value-type="float" office:value="1.05065395883286" calcext:value-type="float">
            <text:p>1.0506539588</text:p>
          </table:table-cell>
        </table:table-row>
        <table:table-row table:style-name="ro1">
          <table:table-cell office:value-type="float" office:value="1.05153019230686" calcext:value-type="float">
            <text:p>1.0515301923</text:p>
          </table:table-cell>
        </table:table-row>
        <table:table-row table:style-name="ro1">
          <table:table-cell office:value-type="float" office:value="1.05208723697891" calcext:value-type="float">
            <text:p>1.052087237</text:p>
          </table:table-cell>
        </table:table-row>
        <table:table-row table:style-name="ro1">
          <table:table-cell office:value-type="float" office:value="1.05232109169902" calcext:value-type="float">
            <text:p>1.0523210917</text:p>
          </table:table-cell>
        </table:table-row>
        <table:table-row table:style-name="ro1">
          <table:table-cell office:value-type="float" office:value="1.0534268450009" calcext:value-type="float">
            <text:p>1.053426845</text:p>
          </table:table-cell>
        </table:table-row>
        <table:table-row table:style-name="ro1">
          <table:table-cell office:value-type="float" office:value="1.05488957738749" calcext:value-type="float">
            <text:p>1.0548895774</text:p>
          </table:table-cell>
        </table:table-row>
        <table:table-row table:style-name="ro1">
          <table:table-cell office:value-type="float" office:value="1.05512266621002" calcext:value-type="float">
            <text:p>1.0551226662</text:p>
          </table:table-cell>
        </table:table-row>
        <table:table-row table:style-name="ro1">
          <table:table-cell office:value-type="float" office:value="1.05650269129621" calcext:value-type="float">
            <text:p>1.0565026913</text:p>
          </table:table-cell>
        </table:table-row>
        <table:table-row table:style-name="ro1">
          <table:table-cell office:value-type="float" office:value="1.05848285149396" calcext:value-type="float">
            <text:p>1.0584828515</text:p>
          </table:table-cell>
        </table:table-row>
        <table:table-row table:style-name="ro1">
          <table:table-cell office:value-type="float" office:value="1.06122376384808" calcext:value-type="float">
            <text:p>1.0612237638</text:p>
          </table:table-cell>
        </table:table-row>
        <table:table-row table:style-name="ro1">
          <table:table-cell office:value-type="float" office:value="1.06173546785576" calcext:value-type="float">
            <text:p>1.0617354679</text:p>
          </table:table-cell>
        </table:table-row>
        <table:table-row table:style-name="ro1">
          <table:table-cell office:value-type="float" office:value="1.0636337968013" calcext:value-type="float">
            <text:p>1.0636337968</text:p>
          </table:table-cell>
        </table:table-row>
        <table:table-row table:style-name="ro1">
          <table:table-cell office:value-type="float" office:value="1.06391749822768" calcext:value-type="float">
            <text:p>1.0639174982</text:p>
          </table:table-cell>
        </table:table-row>
        <table:table-row table:style-name="ro1">
          <table:table-cell office:value-type="float" office:value="1.06702175219047" calcext:value-type="float">
            <text:p>1.0670217522</text:p>
          </table:table-cell>
        </table:table-row>
        <table:table-row table:style-name="ro1">
          <table:table-cell office:value-type="float" office:value="1.06938213991403" calcext:value-type="float">
            <text:p>1.0693821399</text:p>
          </table:table-cell>
        </table:table-row>
        <table:table-row table:style-name="ro1">
          <table:table-cell office:value-type="float" office:value="1.0712227098262" calcext:value-type="float">
            <text:p>1.0712227098</text:p>
          </table:table-cell>
        </table:table-row>
        <table:table-row table:style-name="ro1">
          <table:table-cell office:value-type="float" office:value="1.07177668128145" calcext:value-type="float">
            <text:p>1.0717766813</text:p>
          </table:table-cell>
        </table:table-row>
        <table:table-row table:style-name="ro1">
          <table:table-cell office:value-type="float" office:value="1.07405729247014" calcext:value-type="float">
            <text:p>1.0740572925</text:p>
          </table:table-cell>
        </table:table-row>
        <table:table-row table:style-name="ro1">
          <table:table-cell office:value-type="float" office:value="1.07575469463093" calcext:value-type="float">
            <text:p>1.0757546946</text:p>
          </table:table-cell>
        </table:table-row>
        <table:table-row table:style-name="ro1">
          <table:table-cell office:value-type="float" office:value="1.07607540532558" calcext:value-type="float">
            <text:p>1.0760754053</text:p>
          </table:table-cell>
        </table:table-row>
        <table:table-row table:style-name="ro1">
          <table:table-cell office:value-type="float" office:value="1.07801302621803" calcext:value-type="float">
            <text:p>1.0780130262</text:p>
          </table:table-cell>
        </table:table-row>
        <table:table-row table:style-name="ro1">
          <table:table-cell office:value-type="float" office:value="1.07873496160914" calcext:value-type="float">
            <text:p>1.0787349616</text:p>
          </table:table-cell>
        </table:table-row>
        <table:table-row table:style-name="ro1">
          <table:table-cell office:value-type="float" office:value="1.08011974132284" calcext:value-type="float">
            <text:p>1.0801197413</text:p>
          </table:table-cell>
        </table:table-row>
        <table:table-row table:style-name="ro1">
          <table:table-cell office:value-type="float" office:value="1.08133076865982" calcext:value-type="float">
            <text:p>1.0813307687</text:p>
          </table:table-cell>
        </table:table-row>
        <table:table-row table:style-name="ro1">
          <table:table-cell office:value-type="float" office:value="1.08135089643448" calcext:value-type="float">
            <text:p>1.0813508964</text:p>
          </table:table-cell>
        </table:table-row>
        <table:table-row table:style-name="ro1">
          <table:table-cell office:value-type="float" office:value="1.08497867064627" calcext:value-type="float">
            <text:p>1.0849786706</text:p>
          </table:table-cell>
        </table:table-row>
        <table:table-row table:style-name="ro1">
          <table:table-cell office:value-type="float" office:value="1.08552549350562" calcext:value-type="float">
            <text:p>1.0855254935</text:p>
          </table:table-cell>
        </table:table-row>
        <table:table-row table:style-name="ro1">
          <table:table-cell office:value-type="float" office:value="1.08567458411943" calcext:value-type="float">
            <text:p>1.0856745841</text:p>
          </table:table-cell>
        </table:table-row>
        <table:table-row table:style-name="ro1">
          <table:table-cell office:value-type="float" office:value="1.08720429832764" calcext:value-type="float">
            <text:p>1.0872042983</text:p>
          </table:table-cell>
        </table:table-row>
        <table:table-row table:style-name="ro1">
          <table:table-cell office:value-type="float" office:value="1.08756711658887" calcext:value-type="float">
            <text:p>1.0875671166</text:p>
          </table:table-cell>
        </table:table-row>
        <table:table-row table:style-name="ro1">
          <table:table-cell office:value-type="float" office:value="1.09066579429944" calcext:value-type="float">
            <text:p>1.0906657943</text:p>
          </table:table-cell>
        </table:table-row>
        <table:table-row table:style-name="ro1">
          <table:table-cell office:value-type="float" office:value="1.09282037813429" calcext:value-type="float">
            <text:p>1.0928203781</text:p>
          </table:table-cell>
        </table:table-row>
        <table:table-row table:style-name="ro1">
          <table:table-cell office:value-type="float" office:value="1.09311438499824" calcext:value-type="float">
            <text:p>1.093114385</text:p>
          </table:table-cell>
        </table:table-row>
        <table:table-row table:style-name="ro1">
          <table:table-cell office:value-type="float" office:value="1.09323467540729" calcext:value-type="float">
            <text:p>1.0932346754</text:p>
          </table:table-cell>
        </table:table-row>
        <table:table-row table:style-name="ro1">
          <table:table-cell office:value-type="float" office:value="1.09504548400002" calcext:value-type="float">
            <text:p>1.095045484</text:p>
          </table:table-cell>
        </table:table-row>
        <table:table-row table:style-name="ro1">
          <table:table-cell office:value-type="float" office:value="1.09724064309829" calcext:value-type="float">
            <text:p>1.0972406431</text:p>
          </table:table-cell>
        </table:table-row>
        <table:table-row table:style-name="ro1">
          <table:table-cell office:value-type="float" office:value="1.09824477159846" calcext:value-type="float">
            <text:p>1.0982447716</text:p>
          </table:table-cell>
        </table:table-row>
        <table:table-row table:style-name="ro1">
          <table:table-cell office:value-type="float" office:value="1.09874981238332" calcext:value-type="float">
            <text:p>1.0987498124</text:p>
          </table:table-cell>
        </table:table-row>
        <table:table-row table:style-name="ro1">
          <table:table-cell office:value-type="float" office:value="1.09997431797271" calcext:value-type="float">
            <text:p>1.099974318</text:p>
          </table:table-cell>
        </table:table-row>
        <table:table-row table:style-name="ro1">
          <table:table-cell office:value-type="float" office:value="1.10262203575997" calcext:value-type="float">
            <text:p>1.1026220358</text:p>
          </table:table-cell>
        </table:table-row>
        <table:table-row table:style-name="ro1">
          <table:table-cell office:value-type="float" office:value="1.10329561888336" calcext:value-type="float">
            <text:p>1.1032956189</text:p>
          </table:table-cell>
        </table:table-row>
        <table:table-row table:style-name="ro1">
          <table:table-cell office:value-type="float" office:value="1.1042516169502" calcext:value-type="float">
            <text:p>1.104251617</text:p>
          </table:table-cell>
        </table:table-row>
        <table:table-row table:style-name="ro1">
          <table:table-cell office:value-type="float" office:value="1.10814180737042" calcext:value-type="float">
            <text:p>1.1081418074</text:p>
          </table:table-cell>
        </table:table-row>
        <table:table-row table:style-name="ro1">
          <table:table-cell office:value-type="float" office:value="1.11245404373645" calcext:value-type="float">
            <text:p>1.1124540437</text:p>
          </table:table-cell>
        </table:table-row>
        <table:table-row table:style-name="ro1">
          <table:table-cell office:value-type="float" office:value="1.11373081406661" calcext:value-type="float">
            <text:p>1.1137308141</text:p>
          </table:table-cell>
        </table:table-row>
        <table:table-row table:style-name="ro1">
          <table:table-cell office:value-type="float" office:value="1.11550061484483" calcext:value-type="float">
            <text:p>1.1155006148</text:p>
          </table:table-cell>
        </table:table-row>
        <table:table-row table:style-name="ro1">
          <table:table-cell office:value-type="float" office:value="1.1162292320062" calcext:value-type="float">
            <text:p>1.116229232</text:p>
          </table:table-cell>
        </table:table-row>
        <table:table-row table:style-name="ro1">
          <table:table-cell office:value-type="float" office:value="1.11647549978923" calcext:value-type="float">
            <text:p>1.1164754998</text:p>
          </table:table-cell>
        </table:table-row>
        <table:table-row table:style-name="ro1">
          <table:table-cell office:value-type="float" office:value="1.11652151942202" calcext:value-type="float">
            <text:p>1.1165215194</text:p>
          </table:table-cell>
        </table:table-row>
        <table:table-row table:style-name="ro1">
          <table:table-cell office:value-type="float" office:value="1.11717565711432" calcext:value-type="float">
            <text:p>1.1171756571</text:p>
          </table:table-cell>
        </table:table-row>
        <table:table-row table:style-name="ro1">
          <table:table-cell office:value-type="float" office:value="1.11796357200301" calcext:value-type="float">
            <text:p>1.117963572</text:p>
          </table:table-cell>
        </table:table-row>
        <table:table-row table:style-name="ro1">
          <table:table-cell office:value-type="float" office:value="1.11840713853116" calcext:value-type="float">
            <text:p>1.1184071385</text:p>
          </table:table-cell>
        </table:table-row>
        <table:table-row table:style-name="ro1">
          <table:table-cell office:value-type="float" office:value="1.12176291784956" calcext:value-type="float">
            <text:p>1.1217629178</text:p>
          </table:table-cell>
        </table:table-row>
        <table:table-row table:style-name="ro1">
          <table:table-cell office:value-type="float" office:value="1.12242009254174" calcext:value-type="float">
            <text:p>1.1224200925</text:p>
          </table:table-cell>
        </table:table-row>
        <table:table-row table:style-name="ro1">
          <table:table-cell office:value-type="float" office:value="1.12313445535327" calcext:value-type="float">
            <text:p>1.1231344554</text:p>
          </table:table-cell>
        </table:table-row>
        <table:table-row table:style-name="ro1">
          <table:table-cell office:value-type="float" office:value="1.12405185119232" calcext:value-type="float">
            <text:p>1.1240518512</text:p>
          </table:table-cell>
        </table:table-row>
        <table:table-row table:style-name="ro1">
          <table:table-cell office:value-type="float" office:value="1.12428208957722" calcext:value-type="float">
            <text:p>1.1242820896</text:p>
          </table:table-cell>
        </table:table-row>
        <table:table-row table:style-name="ro1">
          <table:table-cell office:value-type="float" office:value="1.12692111409481" calcext:value-type="float">
            <text:p>1.1269211141</text:p>
          </table:table-cell>
        </table:table-row>
        <table:table-row table:style-name="ro1">
          <table:table-cell office:value-type="float" office:value="1.12759675442588" calcext:value-type="float">
            <text:p>1.1275967544</text:p>
          </table:table-cell>
        </table:table-row>
        <table:table-row table:style-name="ro1">
          <table:table-cell office:value-type="float" office:value="1.12795647165882" calcext:value-type="float">
            <text:p>1.1279564717</text:p>
          </table:table-cell>
        </table:table-row>
        <table:table-row table:style-name="ro1">
          <table:table-cell office:value-type="float" office:value="1.13100858055535" calcext:value-type="float">
            <text:p>1.1310085806</text:p>
          </table:table-cell>
        </table:table-row>
        <table:table-row table:style-name="ro1">
          <table:table-cell office:value-type="float" office:value="1.13186625112986" calcext:value-type="float">
            <text:p>1.1318662511</text:p>
          </table:table-cell>
        </table:table-row>
        <table:table-row table:style-name="ro1">
          <table:table-cell office:value-type="float" office:value="1.13411894372271" calcext:value-type="float">
            <text:p>1.1341189437</text:p>
          </table:table-cell>
        </table:table-row>
        <table:table-row table:style-name="ro1">
          <table:table-cell office:value-type="float" office:value="1.13514743861904" calcext:value-type="float">
            <text:p>1.1351474386</text:p>
          </table:table-cell>
        </table:table-row>
        <table:table-row table:style-name="ro1">
          <table:table-cell office:value-type="float" office:value="1.13598923021983" calcext:value-type="float">
            <text:p>1.1359892302</text:p>
          </table:table-cell>
        </table:table-row>
        <table:table-row table:style-name="ro1">
          <table:table-cell office:value-type="float" office:value="1.1400856981023" calcext:value-type="float">
            <text:p>1.1400856981</text:p>
          </table:table-cell>
        </table:table-row>
        <table:table-row table:style-name="ro1">
          <table:table-cell office:value-type="float" office:value="1.14225335517562" calcext:value-type="float">
            <text:p>1.1422533552</text:p>
          </table:table-cell>
        </table:table-row>
        <table:table-row table:style-name="ro1">
          <table:table-cell office:value-type="float" office:value="1.1459534138868" calcext:value-type="float">
            <text:p>1.1459534139</text:p>
          </table:table-cell>
        </table:table-row>
        <table:table-row table:style-name="ro1">
          <table:table-cell office:value-type="float" office:value="1.14620818789364" calcext:value-type="float">
            <text:p>1.1462081879</text:p>
          </table:table-cell>
        </table:table-row>
        <table:table-row table:style-name="ro1">
          <table:table-cell office:value-type="float" office:value="1.14693518125416" calcext:value-type="float">
            <text:p>1.1469351813</text:p>
          </table:table-cell>
        </table:table-row>
        <table:table-row table:style-name="ro1">
          <table:table-cell office:value-type="float" office:value="1.1470692487048" calcext:value-type="float">
            <text:p>1.1470692487</text:p>
          </table:table-cell>
        </table:table-row>
        <table:table-row table:style-name="ro1">
          <table:table-cell office:value-type="float" office:value="1.14854868759453" calcext:value-type="float">
            <text:p>1.1485486876</text:p>
          </table:table-cell>
        </table:table-row>
        <table:table-row table:style-name="ro1">
          <table:table-cell office:value-type="float" office:value="1.1522292290116" calcext:value-type="float">
            <text:p>1.152229229</text:p>
          </table:table-cell>
        </table:table-row>
        <table:table-row table:style-name="ro1">
          <table:table-cell office:value-type="float" office:value="1.15586663901143" calcext:value-type="float">
            <text:p>1.155866639</text:p>
          </table:table-cell>
        </table:table-row>
        <table:table-row table:style-name="ro1">
          <table:table-cell office:value-type="float" office:value="1.15688710074374" calcext:value-type="float">
            <text:p>1.1568871007</text:p>
          </table:table-cell>
        </table:table-row>
        <table:table-row table:style-name="ro1">
          <table:table-cell office:value-type="float" office:value="1.15889959180226" calcext:value-type="float">
            <text:p>1.1588995918</text:p>
          </table:table-cell>
        </table:table-row>
        <table:table-row table:style-name="ro1">
          <table:table-cell office:value-type="float" office:value="1.1626403338259" calcext:value-type="float">
            <text:p>1.1626403338</text:p>
          </table:table-cell>
        </table:table-row>
        <table:table-row table:style-name="ro1">
          <table:table-cell office:value-type="float" office:value="1.16404329476305" calcext:value-type="float">
            <text:p>1.1640432948</text:p>
          </table:table-cell>
        </table:table-row>
        <table:table-row table:style-name="ro1">
          <table:table-cell office:value-type="float" office:value="1.16554215464097" calcext:value-type="float">
            <text:p>1.1655421546</text:p>
          </table:table-cell>
        </table:table-row>
        <table:table-row table:style-name="ro1">
          <table:table-cell office:value-type="float" office:value="1.16678534674028" calcext:value-type="float">
            <text:p>1.1667853467</text:p>
          </table:table-cell>
        </table:table-row>
        <table:table-row table:style-name="ro1">
          <table:table-cell office:value-type="float" office:value="1.16707777523053" calcext:value-type="float">
            <text:p>1.1670777752</text:p>
          </table:table-cell>
        </table:table-row>
        <table:table-row table:style-name="ro1">
          <table:table-cell office:value-type="float" office:value="1.16768558948491" calcext:value-type="float">
            <text:p>1.1676855895</text:p>
          </table:table-cell>
        </table:table-row>
        <table:table-row table:style-name="ro1">
          <table:table-cell office:value-type="float" office:value="1.16915685821207" calcext:value-type="float">
            <text:p>1.1691568582</text:p>
          </table:table-cell>
        </table:table-row>
        <table:table-row table:style-name="ro1">
          <table:table-cell office:value-type="float" office:value="1.16919475522582" calcext:value-type="float">
            <text:p>1.1691947552</text:p>
          </table:table-cell>
        </table:table-row>
        <table:table-row table:style-name="ro1">
          <table:table-cell office:value-type="float" office:value="1.17259144795114" calcext:value-type="float">
            <text:p>1.172591448</text:p>
          </table:table-cell>
        </table:table-row>
        <table:table-row table:style-name="ro1">
          <table:table-cell office:value-type="float" office:value="1.17318295030646" calcext:value-type="float">
            <text:p>1.1731829503</text:p>
          </table:table-cell>
        </table:table-row>
        <table:table-row table:style-name="ro1">
          <table:table-cell office:value-type="float" office:value="1.17489257772133" calcext:value-type="float">
            <text:p>1.1748925777</text:p>
          </table:table-cell>
        </table:table-row>
        <table:table-row table:style-name="ro1">
          <table:table-cell office:value-type="float" office:value="1.17497621704941" calcext:value-type="float">
            <text:p>1.174976217</text:p>
          </table:table-cell>
        </table:table-row>
        <table:table-row table:style-name="ro1">
          <table:table-cell office:value-type="float" office:value="1.17878124241775" calcext:value-type="float">
            <text:p>1.1787812424</text:p>
          </table:table-cell>
        </table:table-row>
        <table:table-row table:style-name="ro1">
          <table:table-cell office:value-type="float" office:value="1.17881653969309" calcext:value-type="float">
            <text:p>1.1788165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17:13:49.605042347</dc:date>
    <dc:creator>Raffaele </dc:creator>
    <meta:document-statistic meta:table-count="1" meta:cell-count="168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923cm" svg:height="18.323cm" xlink:href=".." xlink:type="simple" chart:class="chart:line" chart:style-name="ch1">
        <chart:legend chart:legend-position="end" svg:x="32.976cm" svg:y="8.848cm" style:legend-expansion="high" chart:style-name="ch2"/>
        <chart:plot-area chart:style-name="ch3" table:cell-range-address="Sheet1.A1:Sheet1.A1682" svg:x="0.718cm" svg:y="0.366cm" svg:width="31.54cm" svg:height="17.591cm">
          <chartooo:coordinate-region svg:x="1.483cm" svg:y="0.58cm" svg:width="30.775cm" svg:height="16.2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682" chart:class="chart:line">
            <chart:data-point chart:repeated="16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02217776639366">
                <text:p>0.0000702217776639366</text:p>
                <draw:g>
                  <svg:desc>Sheet1.A1:Sheet1.A16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551422125409">
                <text:p>0.00016655142212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68849122106723">
                <text:p>0.000268849122106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83525258430224">
                <text:p>0.000283525258430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76815336401669">
                <text:p>0.000576815336401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0869323873041">
                <text:p>0.00100869323873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4920086642687">
                <text:p>0.00124920086642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4348947657072">
                <text:p>0.0014434894765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6069235502099">
                <text:p>0.00146069235502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762075367279">
                <text:p>0.0014762075367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47628207559934">
                <text:p>0.00147628207559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3477318890229">
                <text:p>0.00153477318890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72947724648831">
                <text:p>0.0017294772464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4549919118884">
                <text:p>0.00174549919118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81038288595705">
                <text:p>0.00181038288595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84251323924885">
                <text:p>0.00184251323924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01886264503018">
                <text:p>0.00201886264503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10562514386041">
                <text:p>0.00210562514386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24286775022364">
                <text:p>0.00224286775022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6728146337524">
                <text:p>0.002672814633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68060002455313">
                <text:p>0.00268060002455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4012826306591">
                <text:p>0.00274012826306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94800045439702">
                <text:p>0.00294800045439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1988067643527">
                <text:p>0.00301988067643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31115502279936">
                <text:p>0.00331115502279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4078686463863">
                <text:p>0.0034078686463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62128018138617">
                <text:p>0.00362128018138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85304426770647">
                <text:p>0.00385304426770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03106874218357">
                <text:p>0.00403106874218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04820042253936">
                <text:p>0.00404820042253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27154375361875">
                <text:p>0.0042715437536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39384165259651">
                <text:p>0.00439384165259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41634177676445">
                <text:p>0.00441634177676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49123810341478">
                <text:p>0.00449123810341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51200383290565">
                <text:p>0.00451200383290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77207986803805">
                <text:p>0.00477207986803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87828498304985">
                <text:p>0.00487828498304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0684621534491">
                <text:p>0.005306846215344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50388819900227">
                <text:p>0.00550388819900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52491216255308">
                <text:p>0.00552491216255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57039236632386">
                <text:p>0.0055703923663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85507900325695">
                <text:p>0.00585507900325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46241286357965">
                <text:p>0.00646241286357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52988440795603">
                <text:p>0.00652988440795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17226008574408">
                <text:p>0.00717226008574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727670596310285">
                <text:p>0.00727670596310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28897561762942">
                <text:p>0.00728897561762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37178469270424">
                <text:p>0.00737178469270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58978044191429">
                <text:p>0.0075897804419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77396761981721">
                <text:p>0.00777396761981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01336778418497">
                <text:p>0.00801336778418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04495642582004">
                <text:p>0.00804495642582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12316169755821">
                <text:p>0.00812316169755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13170134498857">
                <text:p>0.00813170134498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20738741551847">
                <text:p>0.00820738741551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29527799163045">
                <text:p>0.00829527799163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7289190316887">
                <text:p>0.00847289190316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9604583990678">
                <text:p>0.0089604583990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02807430809488">
                <text:p>0.00902807430809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09333554130688">
                <text:p>0.00909333554130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26782231396815">
                <text:p>0.0092678223139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44119954322933">
                <text:p>0.00944119954322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59020703264188">
                <text:p>0.00959020703264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62419425933945">
                <text:p>0.00962419425933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91083041530126">
                <text:p>0.00991083041530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91295102478448">
                <text:p>0.00991295102478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05316615271214">
                <text:p>0.01053166152712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568782980557">
                <text:p>0.010568782980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8269438010354">
                <text:p>0.0108269438010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9252329003712">
                <text:p>0.0109252329003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9455110091124">
                <text:p>0.0109455110091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9493962985198">
                <text:p>0.0109493962985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9861693997569">
                <text:p>0.0109861693997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0151983869888">
                <text:p>0.0110151983869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0337983569224">
                <text:p>0.0110337983569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2574886225468">
                <text:p>0.0112574886225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3628226897031">
                <text:p>0.0113628226897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14537022586">
                <text:p>0.011414537022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5427522071214">
                <text:p>0.01154275220712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6133293847145">
                <text:p>0.011613329384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6785196918596">
                <text:p>0.0116785196918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7041094083706">
                <text:p>0.0117041094083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9168869435311">
                <text:p>0.0119168869435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0728039432354">
                <text:p>0.01207280394323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0884109563324">
                <text:p>0.0120884109563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1499047726437">
                <text:p>0.0121499047726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2138161227108">
                <text:p>0.0122138161227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2529523935468">
                <text:p>0.01225295239354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2759031798651">
                <text:p>0.012275903179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5494496449184">
                <text:p>0.0125494496449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7479694093596">
                <text:p>0.0127479694093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8187712610819">
                <text:p>0.0128187712610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8789403488214">
                <text:p>0.0128789403488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9063694327083">
                <text:p>0.0129063694327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049978577472">
                <text:p>0.013049978577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2288165590016">
                <text:p>0.0132288165590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3578693566838">
                <text:p>0.0133578693566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5255682742254">
                <text:p>0.0135255682742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7066214665645">
                <text:p>0.0137066214665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7071087589639">
                <text:p>0.01370710875896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7699267571643">
                <text:p>0.0137699267571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41388727874582">
                <text:p>0.0141388727874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41618413358486">
                <text:p>0.0141618413358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272106191647">
                <text:p>0.0142721061916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3266116809887">
                <text:p>0.01432661168098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44802023718731">
                <text:p>0.0144802023718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47121705613366">
                <text:p>0.0147121705613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48532229786554">
                <text:p>0.0148532229786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4968418601935">
                <text:p>0.014968418601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0830905485365">
                <text:p>0.01508309054853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1590812376672">
                <text:p>0.0151590812376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2020662345034">
                <text:p>0.01520206623450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674554045548">
                <text:p>0.0156745540455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7588809136799">
                <text:p>0.01575888091367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8108520138081">
                <text:p>0.0158108520138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9865337499664">
                <text:p>0.0159865337499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0103527166324">
                <text:p>0.01601035271663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2491294225246">
                <text:p>0.0162491294225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65036024768391">
                <text:p>0.0165036024768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66462275566681">
                <text:p>0.0166462275566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6531932829959">
                <text:p>0.0166531932829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6670638162996">
                <text:p>0.016670638162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67543894688258">
                <text:p>0.0167543894688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67574454463863">
                <text:p>0.0167574454463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68188697796787">
                <text:p>0.0168188697796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6901095544937">
                <text:p>0.016901095544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0976219497182">
                <text:p>0.0170976219497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79481573857874">
                <text:p>0.0179481573857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0415235982315">
                <text:p>0.0180415235982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8267665684059">
                <text:p>0.0182676656840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3826782554884">
                <text:p>0.0183826782554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5824771336468">
                <text:p>0.01858247713364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86567061760233">
                <text:p>0.01865670617602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7396742980645">
                <text:p>0.0187396742980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88310751651661">
                <text:p>0.0188310751651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92222462493128">
                <text:p>0.01922224624931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270193762328">
                <text:p>0.019270193762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93209710364544">
                <text:p>0.01932097103645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3658942816703">
                <text:p>0.01936589428167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5676484826581">
                <text:p>0.01956764848265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9777844779394">
                <text:p>0.0197778447793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8188183085731">
                <text:p>0.0198188183085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9346313640325">
                <text:p>0.0199346313640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2816877355886">
                <text:p>0.0202816877355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04276973930515">
                <text:p>0.0204276973930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05514691904562">
                <text:p>0.0205514691904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6794578085922">
                <text:p>0.02067945780859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07220880776351">
                <text:p>0.02072208807763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10719389159965">
                <text:p>0.0210719389159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1449474110904">
                <text:p>0.02114494741109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11555928265319">
                <text:p>0.02115559282653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12050689287624">
                <text:p>0.0212050689287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13574528425915">
                <text:p>0.0213574528425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5415652411743">
                <text:p>0.02154156524117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17606761796546">
                <text:p>0.02176067617965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0860384398442">
                <text:p>0.0220860384398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21563025314545">
                <text:p>0.0221563025314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22200265974884">
                <text:p>0.0222200265974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23115650568512">
                <text:p>0.0223115650568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25174278895509">
                <text:p>0.02251742788955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1370280086411">
                <text:p>0.02313702800864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31421940676042">
                <text:p>0.02314219406760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1913827805464">
                <text:p>0.0231913827805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34264446695716">
                <text:p>0.0234264446695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35456678924952">
                <text:p>0.02354566789249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714906046504">
                <text:p>0.023714906046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410316413176">
                <text:p>0.024410316413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47026512113955">
                <text:p>0.0247026512113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47676432980215">
                <text:p>0.02476764329802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9171408241649">
                <text:p>0.02491714082416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50912969978887">
                <text:p>0.02509129699788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2545973806289">
                <text:p>0.02525459738062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4492258242174">
                <text:p>0.0254492258242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57633756278149">
                <text:p>0.0257633756278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58340523184223">
                <text:p>0.0258340523184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0861277413211">
                <text:p>0.02608612774132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1109025348683">
                <text:p>0.02611090253486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3300817105954">
                <text:p>0.0263300817105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3743208755895">
                <text:p>0.02637432087558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4570209854341">
                <text:p>0.0264570209854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6959059116709">
                <text:p>0.02669590591167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1414213810509">
                <text:p>0.0271414213810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3174388072077">
                <text:p>0.02731743880720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339989151285">
                <text:p>0.0273399891512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34504871975">
                <text:p>0.027345048719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75878153819898">
                <text:p>0.0275878153819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6501711510297">
                <text:p>0.0276501711510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79694013142182">
                <text:p>0.0279694013142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79696898895598">
                <text:p>0.02796968988955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0330014617533">
                <text:p>0.02803300146175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1576414398022">
                <text:p>0.0281576414398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315476013155">
                <text:p>0.028315476013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3179101900863">
                <text:p>0.0283179101900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3760615004928">
                <text:p>0.0283760615004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84621009720791">
                <text:p>0.02846210097207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7118957272237">
                <text:p>0.02871189572722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7130551058996">
                <text:p>0.02871305510589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8224530890766">
                <text:p>0.0288224530890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222984937513">
                <text:p>0.0292229849375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94780715374511">
                <text:p>0.02947807153745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98865380309783">
                <text:p>0.02988653803097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01427315119975">
                <text:p>0.0301427315119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03312215457518">
                <text:p>0.0303312215457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04614562144575">
                <text:p>0.03046145621445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05034897647854">
                <text:p>0.0305034897647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6862773642351">
                <text:p>0.03068627736423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14763369668984">
                <text:p>0.0314763369668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16197699540999">
                <text:p>0.0316197699540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18980682951122">
                <text:p>0.0318980682951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19658747015711">
                <text:p>0.03196587470157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06662457812">
                <text:p>0.03206662457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1680817538522">
                <text:p>0.03216808175385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26111347246649">
                <text:p>0.03261113472466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33312770795834">
                <text:p>0.03333127707958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35019508336345">
                <text:p>0.03350195083363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36658215438489">
                <text:p>0.03366582154384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37678457013226">
                <text:p>0.0337678457013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39150310926792">
                <text:p>0.03391503109267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40301762625862">
                <text:p>0.0340301762625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47246420947506">
                <text:p>0.0347246420947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48562924404854">
                <text:p>0.0348562924404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49054402947172">
                <text:p>0.03490544029471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5204486150062">
                <text:p>0.035204486150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52172328175902">
                <text:p>0.03521723281759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52401462079634">
                <text:p>0.0352401462079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52960321525464">
                <text:p>0.0352960321525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57820270666924">
                <text:p>0.0357820270666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59613047067018">
                <text:p>0.0359613047067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62194838462363">
                <text:p>0.03621948384623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6377414832737">
                <text:p>0.0363774148327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64461977102367">
                <text:p>0.03644619771023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66372084316719">
                <text:p>0.03663720843167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66572171098124">
                <text:p>0.03665721710981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66998803908971">
                <text:p>0.03669988039089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67969103999201">
                <text:p>0.03679691039992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68557927472047">
                <text:p>0.03685579274720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68953914247081">
                <text:p>0.0368953914247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71594845418815">
                <text:p>0.0371594845418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7998208598224">
                <text:p>0.0379982085982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81746934266484">
                <text:p>0.03817469342664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82801710731967">
                <text:p>0.03828017107319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84166406817463">
                <text:p>0.03841664068174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92263208432779">
                <text:p>0.03922632084327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9412840867173">
                <text:p>0.0394128408671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94468530518479">
                <text:p>0.03944685305184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96800877819341">
                <text:p>0.0396800877819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98351821968976">
                <text:p>0.03983518219689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00545948502192">
                <text:p>0.04005459485021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0149049031925">
                <text:p>0.0401490490319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01527516627906">
                <text:p>0.04015275166279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04735039750124">
                <text:p>0.04047350397501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05023830523876">
                <text:p>0.04050238305238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07114939951463">
                <text:p>0.04071149399514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08054977725613">
                <text:p>0.0408054977725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10926407273994">
                <text:p>0.04109264072739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11910994329262">
                <text:p>0.04119109943292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14332177990059">
                <text:p>0.0414332177990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14611297929556">
                <text:p>0.0414611297929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17102578025504">
                <text:p>0.04171025780255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24475587017908">
                <text:p>0.04244755870179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24854727119892">
                <text:p>0.04248547271198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25226925318536">
                <text:p>0.04252269253185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25781568322303">
                <text:p>0.04257815683223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26742598438321">
                <text:p>0.04267425984383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29629688517779">
                <text:p>0.04296296885177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31126662614883">
                <text:p>0.04311266626148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31861475818043">
                <text:p>0.04318614758180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3216191719618">
                <text:p>0.0432161917196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34320040534292">
                <text:p>0.04343200405342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36627449554677">
                <text:p>0.04366274495546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36827135197352">
                <text:p>0.04368271351973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36884061036568">
                <text:p>0.04368840610365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37358345614498">
                <text:p>0.04373583456144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39228911500631">
                <text:p>0.04392289115006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39847478813845">
                <text:p>0.04398474788138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40541866577473">
                <text:p>0.04405418665774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4129083989997">
                <text:p>0.044129083989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47530249713912">
                <text:p>0.04475302497139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47912789463977">
                <text:p>0.04479127894639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52275842939513">
                <text:p>0.0452275842939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5368277297629">
                <text:p>0.0453682772976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56258594360973">
                <text:p>0.04562585943609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5958534476086">
                <text:p>0.0459585344760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60998292934216">
                <text:p>0.0460998292934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6715444546004">
                <text:p>0.046715444546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67670234449682">
                <text:p>0.04676702344496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6786400251034">
                <text:p>0.046786400251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69841931154547">
                <text:p>0.04698419311545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75191446418645">
                <text:p>0.04751914464186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75816646423099">
                <text:p>0.04758166464230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76118238751937">
                <text:p>0.04761182387519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76305172093308">
                <text:p>0.04763051720933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82888565943401">
                <text:p>0.04828885659434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84230472162319">
                <text:p>0.04842304721623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85012059047363">
                <text:p>0.04850120590473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8666919818417">
                <text:p>0.0486669198184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91152335912282">
                <text:p>0.04911523359122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92518131575627">
                <text:p>0.04925181315756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95325276890329">
                <text:p>0.04953252768903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96574888288649">
                <text:p>0.04965748882886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96767056069175">
                <text:p>0.0496767056069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00977758428079">
                <text:p>0.05009777584280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04938019829979">
                <text:p>0.05049380198299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07732981262985">
                <text:p>0.0507732981262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1159924503088">
                <text:p>0.0511599245030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28057513825751">
                <text:p>0.0528057513825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29178743510547">
                <text:p>0.05291787435105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30202706097401">
                <text:p>0.053020270609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34051735380664">
                <text:p>0.05340517353806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34720606169507">
                <text:p>0.0534720606169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538642366394754">
                <text:p>0.05386423663947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4431778380244">
                <text:p>0.0544317783802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46434365531825">
                <text:p>0.05464343655318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48883150387194">
                <text:p>0.05488831503871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49524336312156">
                <text:p>0.05495243363121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51531894556754">
                <text:p>0.05515318945567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53538681185711">
                <text:p>0.05535386811857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55554565274124">
                <text:p>0.05555545652741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56783996161762">
                <text:p>0.05567839961617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65975914010645">
                <text:p>0.05659759140106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66184056660719">
                <text:p>0.0566184056660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66620759168756">
                <text:p>0.05666207591687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70135474429906">
                <text:p>0.05701354744299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73306063115572">
                <text:p>0.05733060631155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749663108373">
                <text:p>0.057496631083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78781403927425">
                <text:p>0.05787814039274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91001522903983">
                <text:p>0.0591001522903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60155427166322">
                <text:p>0.0601554271663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601612428165432">
                <text:p>0.06016124281654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05550993399332">
                <text:p>0.06055509933993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09850200010012">
                <text:p>0.06098502000100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61701877963773">
                <text:p>0.0617018779637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18397522204732">
                <text:p>0.06183975222047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185276095636">
                <text:p>0.061852760956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24721564365756">
                <text:p>0.06247215643657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28272573668366">
                <text:p>0.06282725736683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28328177596658">
                <text:p>0.06283281775966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31115598397993">
                <text:p>0.06311155983979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31668874443439">
                <text:p>0.06316688744434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3649665437844">
                <text:p>0.06336496654378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34326726608715">
                <text:p>0.06343267266087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35541449029647">
                <text:p>0.06355414490296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37206173182296">
                <text:p>0.06372061731822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43973121184088">
                <text:p>0.06439731211840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48115654139665">
                <text:p>0.06481156541396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48754425024874">
                <text:p>0.06487544250248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51666605336678">
                <text:p>0.06516666053366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52438720594506">
                <text:p>0.06524387205945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54789697101026">
                <text:p>0.06547896971010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61396970352">
                <text:p>0.06613969703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61480767578561">
                <text:p>0.06614807675785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61573962458982">
                <text:p>0.06615739624589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664694588896417">
                <text:p>0.06646945888964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666845935167454">
                <text:p>0.06668459351674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8464782615627">
                <text:p>0.06684647826156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68601079004398">
                <text:p>0.06686010790043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73463234256003">
                <text:p>0.06734632342560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82188417724607">
                <text:p>0.06821884177246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82246934670168">
                <text:p>0.06822469346701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84329726209644">
                <text:p>0.06843297262096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686167783594851">
                <text:p>0.06861677835948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686936535021046">
                <text:p>0.06869365350210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92298874571563">
                <text:p>0.06922988745715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92477438178105">
                <text:p>0.06924774381781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94764774625387">
                <text:p>0.06947647746253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97206922775032">
                <text:p>0.06972069227750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701098795966513">
                <text:p>0.07010987959665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02051828446061">
                <text:p>0.07020518284460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05127370840191">
                <text:p>0.07051273708401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07784250029747">
                <text:p>0.07077842500297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1208101429159">
                <text:p>0.0712081014291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12195259566368">
                <text:p>0.07121952595663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13261218600081">
                <text:p>0.07132612186000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17768267244245">
                <text:p>0.07177682672442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20251902320722">
                <text:p>0.07202519023207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727610094041654">
                <text:p>0.07276100940416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30700000809671">
                <text:p>0.07307000008096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31373954020839">
                <text:p>0.07313739540208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35100901097957">
                <text:p>0.07351009010979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35319868914603">
                <text:p>0.07353198689146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37500163252829">
                <text:p>0.07375001632528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39993722071096">
                <text:p>0.07399937220710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740601098778309">
                <text:p>0.0740601098778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46734179218829">
                <text:p>0.07467341792188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49604637023836">
                <text:p>0.07496046370238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49646568821339">
                <text:p>0.07496465688213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50375783740976">
                <text:p>0.07503757837409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50868016691738">
                <text:p>0.07508680166917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752233093635692">
                <text:p>0.07522330936356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753197837906984">
                <text:p>0.07531978379069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53901286318288">
                <text:p>0.07539012863182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63967467335477">
                <text:p>0.07639674673354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67296553687556">
                <text:p>0.07672965536875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71223298127685">
                <text:p>0.07712232981276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74990591404364">
                <text:p>0.07749905914043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75591573927765">
                <text:p>0.07755915739277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76166524257123">
                <text:p>0.07761665242571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8354163003282">
                <text:p>0.0783541630032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784430526060442">
                <text:p>0.07844305260604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784996105030385">
                <text:p>0.07849961050303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786458605282409">
                <text:p>0.07864586052824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88214049397984">
                <text:p>0.07882140493979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89695623470671">
                <text:p>0.07896956234706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92357290437436">
                <text:p>0.07923572904374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94282633602132">
                <text:p>0.07942826336021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96255497876771">
                <text:p>0.07962554978767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97519549702939">
                <text:p>0.07975195497029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99389553515467">
                <text:p>0.07993895535154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06275190822989">
                <text:p>0.08062751908229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81292929453092">
                <text:p>0.0812929294530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1647317768633">
                <text:p>0.0816473177686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20637382267354">
                <text:p>0.08206373822673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2371304953146">
                <text:p>0.0823713049531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25203930722334">
                <text:p>0.0825203930722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28008563514874">
                <text:p>0.08280085635148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29279604230168">
                <text:p>0.08292796042301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32711561737512">
                <text:p>0.08327115617375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37548028874948">
                <text:p>0.08375480288749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43257642743728">
                <text:p>0.08432576427437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44614474944588">
                <text:p>0.08446144749445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50619593559502">
                <text:p>0.08506195935595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54036422179561">
                <text:p>0.08540364221795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56168862131971">
                <text:p>0.08561688621319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56657297417392">
                <text:p>0.08566572974173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62395635178504">
                <text:p>0.08623956351785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62633140145843">
                <text:p>0.08626331401458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63131935025221">
                <text:p>0.08631319350252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64444021122015">
                <text:p>0.08644440211220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67300913269111">
                <text:p>0.08673009132691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70233142651291">
                <text:p>0.08702331426512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74296231575796">
                <text:p>0.08742962315757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79857894050017">
                <text:p>0.08798578940500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90325802153926">
                <text:p>0.0903258021539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90391691233864">
                <text:p>0.0903916912338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907100136124461">
                <text:p>0.09071001361244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908789890608847">
                <text:p>0.09087898906088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912480842958219">
                <text:p>0.09124808429582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913056048055147">
                <text:p>0.09130560480551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1379767346605">
                <text:p>0.0913797673466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1420822650585">
                <text:p>0.0914208226505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19083056874531">
                <text:p>0.09190830568745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24192207453083">
                <text:p>0.09241922074530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24418932014724">
                <text:p>0.09244189320147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24623925934861">
                <text:p>0.09246239259348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26763896530342">
                <text:p>0.09267638965303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3030707656534">
                <text:p>0.0930307076565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938148469775063">
                <text:p>0.09381484697750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4416054497638">
                <text:p>0.0944160544976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945202064413595">
                <text:p>0.09452020644135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45820543792695">
                <text:p>0.09458205437926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48914712390939">
                <text:p>0.09489147123909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53223071331508">
                <text:p>0.09532230713315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954466050830761">
                <text:p>0.09544660508307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54822594463692">
                <text:p>0.09548225944636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55353475567074">
                <text:p>0.09553534755670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58818316397995">
                <text:p>0.09588183163979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61442100019421">
                <text:p>0.09614421000194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64437836996842">
                <text:p>0.09644378369968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967452438142144">
                <text:p>0.09674524381421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69790965376197">
                <text:p>0.09697909653761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71413255591669">
                <text:p>0.09714132555916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77901129969239">
                <text:p>0.09779011299692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981061063026525">
                <text:p>0.09810610630265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81467589781381">
                <text:p>0.09814675897813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81701743441172">
                <text:p>0.09817017434411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89838528136944">
                <text:p>0.09898385281369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992068197827548">
                <text:p>0.09920681978275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993190360085044">
                <text:p>0.09931903600850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00164292432954">
                <text:p>0.100164292432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00350239805719">
                <text:p>0.1003502398057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01140996021416">
                <text:p>0.1011409960214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1218833404392">
                <text:p>0.1012188334043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1237826987255">
                <text:p>0.1012378269872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01312911698059">
                <text:p>0.1013129116980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01977808021011">
                <text:p>0.1019778080210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2505895331573">
                <text:p>0.1025058953315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0304179680282">
                <text:p>0.103041796802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03071225310446">
                <text:p>0.1030712253104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371571388058">
                <text:p>0.103715713880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04002114798482">
                <text:p>0.1040021147984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4266428124939">
                <text:p>0.1042664281249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04389144553833">
                <text:p>0.1043891445538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04634830507367">
                <text:p>0.1046348305073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04949225286747">
                <text:p>0.1049492252867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517855373753">
                <text:p>0.105178553737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05252585011766">
                <text:p>0.1052525850117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6197247124287">
                <text:p>0.1061972471242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7288805610928">
                <text:p>0.1072888056109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07346498579827">
                <text:p>0.1073464985798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7397858342012">
                <text:p>0.1073978583420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07415001460125">
                <text:p>0.1074150014601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7735643493814">
                <text:p>0.1077356434938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08332993091423">
                <text:p>0.1083329930914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8501285277133">
                <text:p>0.1085012852771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08865316827226">
                <text:p>0.1088653168272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9365701059396">
                <text:p>0.1093657010593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09625690333542">
                <text:p>0.1096256903335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09704269967925">
                <text:p>0.1097042699679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10292099409013">
                <text:p>0.1102920994090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1182447878094">
                <text:p>0.111824478780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11887027131423">
                <text:p>0.1118870271314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1326705693586">
                <text:p>0.113267056935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13413440116228">
                <text:p>0.1134134401162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13875903543874">
                <text:p>0.1138759035438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14524524737166">
                <text:p>0.1145245247371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4868243875103">
                <text:p>0.1148682438751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14908504070383">
                <text:p>0.1149085040703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5149916575343">
                <text:p>0.1151499165753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15291869330428">
                <text:p>0.1152918693304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17635832867386">
                <text:p>0.1176358328673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8358882373637">
                <text:p>0.1183588823736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8629873846588">
                <text:p>0.1186298738465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18796588883732">
                <text:p>0.1187965888837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18849019764999">
                <text:p>0.1188490197649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19319627269959">
                <text:p>0.1193196272699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1972188197345">
                <text:p>0.119721881973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20075098844836">
                <text:p>0.1200750988448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20357575310858">
                <text:p>0.1203575753108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21096862565716">
                <text:p>0.1210968625657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21467929505068">
                <text:p>0.1214679295050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21602525446022">
                <text:p>0.1216025254460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21637664943968">
                <text:p>0.1216376649439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21996465158176">
                <text:p>0.1219964651581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22875901362903">
                <text:p>0.1228759013629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23346166690537">
                <text:p>0.1233461666905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23615337559008">
                <text:p>0.1236153375590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24381222391256">
                <text:p>0.1243812223912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24916161252345">
                <text:p>0.1249161612523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25425898561074">
                <text:p>0.1254258985610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25763345592329">
                <text:p>0.1257633455923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25862427460305">
                <text:p>0.1258624274603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25929471810551">
                <text:p>0.1259294718105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26317302912339">
                <text:p>0.1263173029123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29805468415642">
                <text:p>0.1298054684156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30729489044592">
                <text:p>0.1307294890445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31611940567015">
                <text:p>0.1316119405670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32375610435381">
                <text:p>0.1323756104353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3266931131987">
                <text:p>0.132669311319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32756907724707">
                <text:p>0.1327569077247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33035979978915">
                <text:p>0.1330359799789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33669647661608">
                <text:p>0.1336696476616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34271880746318">
                <text:p>0.1342718807463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34603947883127">
                <text:p>0.1346039478831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34761269092094">
                <text:p>0.1347612690920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36692537581107">
                <text:p>0.1366925375811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36806572523302">
                <text:p>0.1368065725233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36904966379272">
                <text:p>0.1369049663792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7210663847071">
                <text:p>0.13721066384707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37729968070513">
                <text:p>0.1377299680705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7802037225944">
                <text:p>0.1378020372259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7888722172225">
                <text:p>0.1378887221722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3817050606136">
                <text:p>0.138170506061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38819976449302">
                <text:p>0.1388199764493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39346172956022">
                <text:p>0.1393461729560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40038341569297">
                <text:p>0.1400383415692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40880944918968">
                <text:p>0.1408809449189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4139119425398">
                <text:p>0.141391194253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41515197381549">
                <text:p>0.1415151973815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41590662554678">
                <text:p>0.1415906625546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41681140367767">
                <text:p>0.1416811403677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42572429367881">
                <text:p>0.1425724293678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43185437356815">
                <text:p>0.1431854373568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43401664091225">
                <text:p>0.1434016640912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44464234212831">
                <text:p>0.14446423421283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44466813499308">
                <text:p>0.1444668134993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4448120332309">
                <text:p>0.144481203323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44594162524431">
                <text:p>0.1445941625244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44601671770817">
                <text:p>0.1446016717708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45136634393305">
                <text:p>0.1451366343933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45216937704466">
                <text:p>0.1452169377044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45326614219783">
                <text:p>0.1453266142197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46579917095982">
                <text:p>0.1465799170959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46750716389528">
                <text:p>0.1467507163895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46770944003688">
                <text:p>0.1467709440036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47006018351945">
                <text:p>0.1470060183519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47390711938748">
                <text:p>0.1473907119387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48417176380911">
                <text:p>0.1484171763809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48669741335727">
                <text:p>0.1486697413357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48753330478457">
                <text:p>0.1487533304784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49275345003906">
                <text:p>0.1492753450039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49320944885205">
                <text:p>0.1493209448852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49677599253013">
                <text:p>0.1496775992530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49874905348949">
                <text:p>0.1498749053489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50244931684415">
                <text:p>0.1502449316844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50618414660784">
                <text:p>0.1506184146607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50716701282691">
                <text:p>0.1507167012826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51257655964872">
                <text:p>0.1512576559648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52285826515874">
                <text:p>0.1522858265158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52366987403607">
                <text:p>0.1523669874036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52567747632737">
                <text:p>0.1525677476327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52790402436568">
                <text:p>0.1527904024365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53015176208203">
                <text:p>0.1530151762082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53500175175668">
                <text:p>0.1535001751756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54161398722749">
                <text:p>0.1541613987227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54214458961576">
                <text:p>0.1542144589615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54316684063424">
                <text:p>0.1543166840634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55682641887038">
                <text:p>0.1556826418870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56762101748235">
                <text:p>0.1567621017482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56908451854861">
                <text:p>0.1569084518548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57083447471888">
                <text:p>0.1570834474718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5754925904478">
                <text:p>0.157549259044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58344926296139">
                <text:p>0.1583449262961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58676806425001">
                <text:p>0.1586768064250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59045045295928">
                <text:p>0.1590450452959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60841536205755">
                <text:p>0.1608415362057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61021981017512">
                <text:p>0.1610219810175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61137558636329">
                <text:p>0.1611375586363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61221312849538">
                <text:p>0.1612213128495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61297143588992">
                <text:p>0.1612971435889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61319314856934">
                <text:p>0.1613193148569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61453734543724">
                <text:p>0.1614537345437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61890857746792">
                <text:p>0.1618908577467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63621809416641">
                <text:p>0.16362180941664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64942602951984">
                <text:p>0.1649426029519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65553849182235">
                <text:p>0.1655538491822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65758616753803">
                <text:p>0.1657586167538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66193635845781">
                <text:p>0.1661936358457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67492740525616">
                <text:p>0.1674927405256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67777840331209">
                <text:p>0.1677778403312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70114163051224">
                <text:p>0.1701141630512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70372131075286">
                <text:p>0.1703721310752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70691244162483">
                <text:p>0.1706912441624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70919553770073">
                <text:p>0.1709195537700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72325340338865">
                <text:p>0.1723253403388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72521418931958">
                <text:p>0.1725214189319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7286118163938">
                <text:p>0.172861181639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73043908939297">
                <text:p>0.1730439089392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73178909564469">
                <text:p>0.17317890956446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74665919552004">
                <text:p>0.1746659195520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75875600478191">
                <text:p>0.1758756004781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76915976931433">
                <text:p>0.1769159769314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77173653620344">
                <text:p>0.1771736536203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78336141408203">
                <text:p>0.1783361414082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79000392184419">
                <text:p>0.1790003921844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79077085912602">
                <text:p>0.17907708591260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79125440129871">
                <text:p>0.1791254401298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79340179497319">
                <text:p>0.1793401794973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79585146992371">
                <text:p>0.1795851469923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79844347609113">
                <text:p>0.1798443476091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80409027951514">
                <text:p>0.1804090279515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80893974505582">
                <text:p>0.1808939745055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83284456289803">
                <text:p>0.1832844562898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83483527587489">
                <text:p>0.18348352758748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84025703959773">
                <text:p>0.1840257039597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84318601914549">
                <text:p>0.1843186019145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85741271548516">
                <text:p>0.1857412715485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8608818834524">
                <text:p>0.186088188345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86142474597376">
                <text:p>0.18614247459737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86147006459057">
                <text:p>0.1861470064590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86173894358393">
                <text:p>0.1861738943583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86383785937675">
                <text:p>0.1863837859376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86690722662886">
                <text:p>0.18669072266288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87247680609637">
                <text:p>0.1872476806096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88471986848171">
                <text:p>0.1884719868481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88563573195289">
                <text:p>0.1885635731952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88874555866527">
                <text:p>0.1888745558665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89028485938865">
                <text:p>0.18902848593886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90518318905027">
                <text:p>0.1905183189050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90599867187252">
                <text:p>0.1905998671872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90657949983331">
                <text:p>0.1906579499833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90874662632981">
                <text:p>0.1908746626329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90903413343372">
                <text:p>0.1909034133433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91075609086383">
                <text:p>0.1910756090863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91536451131997">
                <text:p>0.1915364511319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92505692936716">
                <text:p>0.1925056929367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92674937568695">
                <text:p>0.1926749375686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93178936349992">
                <text:p>0.1931789363499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93514837589749">
                <text:p>0.1935148375897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93666186806097">
                <text:p>0.1936661868060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93787416157949">
                <text:p>0.1937874161579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93894787916131">
                <text:p>0.19389478791613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94025150929657">
                <text:p>0.1940251509296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94247590494779">
                <text:p>0.19424759049477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94465510830598">
                <text:p>0.1944655108305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95254105562183">
                <text:p>0.19525410556218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95360878568928">
                <text:p>0.1953608785689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95670589248567">
                <text:p>0.1956705892485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6054607835569">
                <text:p>0.1960546078355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6399825222644">
                <text:p>0.1963998252226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7377812826458">
                <text:p>0.1973778128264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97434257153875">
                <text:p>0.1974342571538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99606608864581">
                <text:p>0.1996066088645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9871593493847">
                <text:p>0.19987159349384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00378407210152">
                <text:p>0.2003784072101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01642939267126">
                <text:p>0.2016429392671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03891066845194">
                <text:p>0.2038910668451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03907772832207">
                <text:p>0.2039077728322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03987531783495">
                <text:p>0.2039875317834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04470535922512">
                <text:p>0.2044705359225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05643437801927">
                <text:p>0.2056434378019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05995532659511">
                <text:p>0.2059955326595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06379609116497">
                <text:p>0.20637960911649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07486231337152">
                <text:p>0.2074862313371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08949723428918">
                <text:p>0.2089497234289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09315430936544">
                <text:p>0.2093154309365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10063801639474">
                <text:p>0.2100638016394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10078873049187">
                <text:p>0.2100788730491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10802135952559">
                <text:p>0.2108021359525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11720397198212">
                <text:p>0.2117203971982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1236490814486">
                <text:p>0.212364908144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1287162093146">
                <text:p>0.212871620931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13155843239743">
                <text:p>0.2131558432397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13373915138437">
                <text:p>0.2133739151384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14816056628503">
                <text:p>0.2148160566285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15764598762051">
                <text:p>0.2157645987620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17500941930933">
                <text:p>0.2175009419309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17585506288324">
                <text:p>0.2175855062883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18455334427484">
                <text:p>0.21845533442748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18904694601744">
                <text:p>0.2189046946017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20444559079258">
                <text:p>0.2204445590792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20536033440664">
                <text:p>0.2205360334406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21111707138652">
                <text:p>0.2211117071386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21199755979479">
                <text:p>0.2211997559794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22585848418781">
                <text:p>0.2225858484187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22668476395425">
                <text:p>0.2226684763954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24461666841457">
                <text:p>0.2244616668414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24738102019474">
                <text:p>0.22473810201947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25262075034472">
                <text:p>0.22526207503447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2543273006984">
                <text:p>0.225432730069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25567834171304">
                <text:p>0.2255678341713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26329866198716">
                <text:p>0.2263298661987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26361199052562">
                <text:p>0.2263611990525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27345070327089">
                <text:p>0.2273450703270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27462546349582">
                <text:p>0.2274625463495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27867154551287">
                <text:p>0.2278671545512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28218147396554">
                <text:p>0.2282181473965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28450590697524">
                <text:p>0.2284505906975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29044349472555">
                <text:p>0.2290443494725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29102013957558">
                <text:p>0.2291020139575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30271308672724">
                <text:p>0.2302713086727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30760034972329">
                <text:p>0.2307600349723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3094249248853">
                <text:p>0.230942492488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32551411440973">
                <text:p>0.2325514114409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32632506475596">
                <text:p>0.2326325064755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33121625083718">
                <text:p>0.2331216250837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34788017057757">
                <text:p>0.2347880170577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36552329571277">
                <text:p>0.23655232957127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37368333502334">
                <text:p>0.2373683335023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37490037364813">
                <text:p>0.2374900373648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3754613059252">
                <text:p>0.237546130592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37651062711088">
                <text:p>0.2376510627110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3823031754978">
                <text:p>0.2382303175497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39072997993094">
                <text:p>0.2390729979930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39166090925765">
                <text:p>0.2391660909257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39587221144884">
                <text:p>0.2395872211448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39605624706882">
                <text:p>0.23960562470688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40374489641975">
                <text:p>0.2403744896419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41213106424525">
                <text:p>0.2412131064245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41267197470835">
                <text:p>0.2412671974708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42594486264106">
                <text:p>0.2425944862641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44286197733483">
                <text:p>0.2442861977334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4444422919149">
                <text:p>0.244444229191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44623245532777">
                <text:p>0.2446232455327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44978470993918">
                <text:p>0.2449784709939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45347707415374">
                <text:p>0.2453477074153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45772251442011">
                <text:p>0.2457722514420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46756613020972">
                <text:p>0.2467566130209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47271370581597">
                <text:p>0.2472713705815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48971936560026">
                <text:p>0.2489719365600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49235046972914">
                <text:p>0.2492350469729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50920097443142">
                <text:p>0.2509200974431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54272624372832">
                <text:p>0.2542726243728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55016226684787">
                <text:p>0.2550162266847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5506236328348">
                <text:p>0.255062363283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55295999699495">
                <text:p>0.2552959996994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58363125112377">
                <text:p>0.2583631251123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58651254634784">
                <text:p>0.25865125463478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59751708120782">
                <text:p>0.25975170812078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60789281346384">
                <text:p>0.2607892813463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62300674369563">
                <text:p>0.2623006743695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65547934615995">
                <text:p>0.2655479346159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65584869048128">
                <text:p>0.2655848690481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66490001258577">
                <text:p>0.2664900012585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6674577688169">
                <text:p>0.2667457768816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693750557224">
                <text:p>0.26937505572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70197516366">
                <text:p>0.27019751636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70227838591963">
                <text:p>0.27022783859196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71308351614893">
                <text:p>0.27130835161489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72001692656209">
                <text:p>0.2720016926562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72326487381826">
                <text:p>0.2723264873818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74800128734006">
                <text:p>0.2748001287340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74856509259661">
                <text:p>0.2748565092596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75011311344226">
                <text:p>0.2750113113442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76401002395465">
                <text:p>0.27640100239546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77050246924189">
                <text:p>0.27705024692418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78122165911255">
                <text:p>0.2781221659112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78151815717801">
                <text:p>0.2781518157178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81443980376118">
                <text:p>0.2814439803761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81764382849249">
                <text:p>0.28176438284924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81968129858504">
                <text:p>0.2819681298585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83601324406548">
                <text:p>0.2836013244065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8409691301889">
                <text:p>0.284096913018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84173882319033">
                <text:p>0.2841738823190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85171436641455">
                <text:p>0.2851714366414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85487271052361">
                <text:p>0.28548727105236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87745716520058">
                <text:p>0.2877457165200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88650227130955">
                <text:p>0.2886502271309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8883197253789">
                <text:p>0.288831972537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89391172476191">
                <text:p>0.2893911724761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91826109953272">
                <text:p>0.29182610995327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9203697725763">
                <text:p>0.292036977257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93283925474706">
                <text:p>0.2932839254747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94691951760691">
                <text:p>0.2946919517606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96565114272795">
                <text:p>0.2965651142727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97535744553388">
                <text:p>0.29753574455338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97565380152232">
                <text:p>0.2975653801522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97567966018699">
                <text:p>0.2975679660186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97594816013269">
                <text:p>0.2975948160132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99441885954159">
                <text:p>0.2994418859541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99779249397656">
                <text:p>0.2997792493976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00551532081162">
                <text:p>0.3005515320811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03407029849943">
                <text:p>0.3034070298499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03696661037909">
                <text:p>0.3036966610379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03746690108779">
                <text:p>0.3037466901087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05840023562045">
                <text:p>0.3058400235620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06326665054578">
                <text:p>0.30632666505457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08693712002953">
                <text:p>0.3086937120029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09582097916587">
                <text:p>0.30958209791658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10325745757954">
                <text:p>0.31032574575795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1126637535162">
                <text:p>0.311266375351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14058949645464">
                <text:p>0.3140589496454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16169044682989">
                <text:p>0.3161690446829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16813410562309">
                <text:p>0.3168134105623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19493237782387">
                <text:p>0.3194932377823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19686445352019">
                <text:p>0.3196864453520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19704130527598">
                <text:p>0.3197041305275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19924969825865">
                <text:p>0.3199249698258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19946713751029">
                <text:p>0.3199467137510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20187249794341">
                <text:p>0.3201872497943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21576762425266">
                <text:p>0.3215767624252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22054927609527">
                <text:p>0.32205492760952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22572853370056">
                <text:p>0.3225728533700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23078328737833">
                <text:p>0.3230783287378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23282784931544">
                <text:p>0.3232827849315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23708018564705">
                <text:p>0.3237080185647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24125260669464">
                <text:p>0.3241252606694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24590898796979">
                <text:p>0.3245908987969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2473424375506">
                <text:p>0.324734243755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26148887121816">
                <text:p>0.3261488871218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26638852944961">
                <text:p>0.32663885294496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27250293763096">
                <text:p>0.3272502937630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27275358380441">
                <text:p>0.32727535838044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27573377921026">
                <text:p>0.3275733779210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30084745831601">
                <text:p>0.3300847458316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30536979814306">
                <text:p>0.33053697981430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31259856180686">
                <text:p>0.3312598561806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31445831916437">
                <text:p>0.33144583191643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35163509842061">
                <text:p>0.3351635098420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35296390497299">
                <text:p>0.3352963904972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35505589715437">
                <text:p>0.3355055897154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38253152685555">
                <text:p>0.3382531526855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3941341977616">
                <text:p>0.339413419776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40165602603276">
                <text:p>0.3401656026032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42764836409301">
                <text:p>0.3427648364093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42917652018638">
                <text:p>0.3429176520186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44424699542262">
                <text:p>0.3444246995422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44722856017187">
                <text:p>0.3447228560171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45519842199456">
                <text:p>0.3455198421994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47237665282036">
                <text:p>0.3472376652820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47362307260702">
                <text:p>0.3473623072607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47527538702383">
                <text:p>0.34752753870238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47824208882146">
                <text:p>0.3478242088821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49612679392795">
                <text:p>0.3496126793927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50207255032006">
                <text:p>0.35020725503200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50788869785445">
                <text:p>0.3507888697854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51027948984277">
                <text:p>0.35102794898427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51935821786913">
                <text:p>0.3519358217869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51968948781998">
                <text:p>0.35196894878199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533240120233">
                <text:p>0.35332401202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54323883251344">
                <text:p>0.35432388325134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54443102164905">
                <text:p>0.3544431021649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55073315645385">
                <text:p>0.35507331564538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55275346335554">
                <text:p>0.3552753463355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5601087582935">
                <text:p>0.356010875829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59856759174807">
                <text:p>0.3598567591748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60217939225231">
                <text:p>0.3602179392252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60811518412429">
                <text:p>0.3608115184124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60833169385787">
                <text:p>0.3608331693857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61287167209694">
                <text:p>0.36128716720969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61674141798552">
                <text:p>0.3616741417985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62217901898408">
                <text:p>0.3622179018984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65149489646172">
                <text:p>0.3651494896461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68831516529398">
                <text:p>0.3688315165293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70200784939129">
                <text:p>0.37020078493912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71065431563411">
                <text:p>0.3710654315634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72653989733507">
                <text:p>0.3726539897335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7316349085215">
                <text:p>0.373163490852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74201244241242">
                <text:p>0.37420124424124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75002144130586">
                <text:p>0.3750021441305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76175370917626">
                <text:p>0.37617537091762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76403811816816">
                <text:p>0.3764038118168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76793998807939">
                <text:p>0.3767939988079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77944240168839">
                <text:p>0.3779442401688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78898314069456">
                <text:p>0.37889831406945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79640860267359">
                <text:p>0.3796408602673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81226947887984">
                <text:p>0.3812269478879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81264510000862">
                <text:p>0.3812645100008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81861610446408">
                <text:p>0.3818616104464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81878973238841">
                <text:p>0.3818789732388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82011521519845">
                <text:p>0.3820115215198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86960000396821">
                <text:p>0.3869600003968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87814523403242">
                <text:p>0.3878145234032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88241362163639">
                <text:p>0.3882413621636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89573830080114">
                <text:p>0.3895738300801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92050672594244">
                <text:p>0.39205067259424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92340302229314">
                <text:p>0.3923403022293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94635076355804">
                <text:p>0.3946350763558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94697339471548">
                <text:p>0.3946973394715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96652595347664">
                <text:p>0.3966525953476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97981048497209">
                <text:p>0.3979810484972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98228481274515">
                <text:p>0.3982284812745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98496383101689">
                <text:p>0.3984963831016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988841001218">
                <text:p>0.39888410012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00782574257499">
                <text:p>0.4007825742574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401047882015219">
                <text:p>0.4010478820152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0112892907845">
                <text:p>0.401128929078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01513993698339">
                <text:p>0.40151399369833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403450460111689">
                <text:p>0.4034504601116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404919073420257">
                <text:p>0.40491907342025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405494859229338">
                <text:p>0.4054948592293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406499018283029">
                <text:p>0.40649901828302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406903201216534">
                <text:p>0.4069032012165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407784635001569">
                <text:p>0.40778463500156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407857449192547">
                <text:p>0.40785744919254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407979157069625">
                <text:p>0.4079791570696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08963240570099">
                <text:p>0.40896324057009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411199855555689">
                <text:p>0.4111998555556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11223753843367">
                <text:p>0.4112237538433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12525179951563">
                <text:p>0.4125251799515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12744398453336">
                <text:p>0.4127443984533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413392158190482">
                <text:p>0.4133921581904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15597501536201">
                <text:p>0.4155975015362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416072822033673">
                <text:p>0.41607282203367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16077973006103">
                <text:p>0.41607797300610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16480784413366">
                <text:p>0.41648078441336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416853159736132">
                <text:p>0.4168531597361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17648830963412">
                <text:p>0.4176488309634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17711748735504">
                <text:p>0.4177117487355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18494399458948">
                <text:p>0.4184943994589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21653121163268">
                <text:p>0.42165312116326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22097144701326">
                <text:p>0.4220971447013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424534764170213">
                <text:p>0.4245347641702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25676753907917">
                <text:p>0.4256767539079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26251052474277">
                <text:p>0.4262510524742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428127645927106">
                <text:p>0.4281276459271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28501282712984">
                <text:p>0.4285012827129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428965131717644">
                <text:p>0.42896513171764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3181666360821">
                <text:p>0.431816663608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32501909326351">
                <text:p>0.43250190932635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33308195759187">
                <text:p>0.4333081957591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37529401517662">
                <text:p>0.4375294015176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37631400695673">
                <text:p>0.43763140069567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37946220962079">
                <text:p>0.4379462209620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38455718955251">
                <text:p>0.4384557189552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38764659705916">
                <text:p>0.4387646597059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3899775010981">
                <text:p>0.4389977501098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42597997104039">
                <text:p>0.4425979971040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4286536236869">
                <text:p>0.442865362368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45439477039736">
                <text:p>0.4454394770397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46147664135682">
                <text:p>0.4461476641356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46231763054299">
                <text:p>0.4462317630542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48905860137078">
                <text:p>0.4489058601370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48966153442146">
                <text:p>0.4489661534421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5064842988562">
                <text:p>0.450648429885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52106303735955">
                <text:p>0.4521063037359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52586926362237">
                <text:p>0.45258692636223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53572534817346">
                <text:p>0.45357253481734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53870489907476">
                <text:p>0.4538704899074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54666357886107">
                <text:p>0.4546663578861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455150657606161">
                <text:p>0.4551506576061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5553606310192">
                <text:p>0.455536063101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56179643004681">
                <text:p>0.45617964300468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56730397057438">
                <text:p>0.45673039705743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57624446078963">
                <text:p>0.4576244460789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58544431965205">
                <text:p>0.4585444319652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60063078137799">
                <text:p>0.46006307813779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6059787394752">
                <text:p>0.460597873947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61457963653025">
                <text:p>0.4614579636530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61794363132316">
                <text:p>0.4617943631323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62392596272899">
                <text:p>0.46239259627289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63234788186234">
                <text:p>0.4632347881862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64491337952425">
                <text:p>0.4644913379524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64557428789713">
                <text:p>0.4645574287897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6540110558712">
                <text:p>0.465401105587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67225624175686">
                <text:p>0.4672256241756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69898784751582">
                <text:p>0.4698987847515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71944884526152">
                <text:p>0.4719448845261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72003486557675">
                <text:p>0.4720034865576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7208250150501">
                <text:p>0.472082501505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733422927227">
                <text:p>0.47334229272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7335170765974">
                <text:p>0.473351707659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754907204213">
                <text:p>0.47549072042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76095162489671">
                <text:p>0.4760951624896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77369792574781">
                <text:p>0.47736979257478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7839047521167">
                <text:p>0.478390475211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79080849933782">
                <text:p>0.4790808499337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80536538135485">
                <text:p>0.4805365381354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81397376245224">
                <text:p>0.4813973762452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81699785555974">
                <text:p>0.4816997855559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83802016739805">
                <text:p>0.48380201673980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83920523094744">
                <text:p>0.48392052309474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484417686806051">
                <text:p>0.48441768680605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85598834020212">
                <text:p>0.4855988340202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85969296191405">
                <text:p>0.4859692961914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488035830241217">
                <text:p>0.48803583024121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89297913585582">
                <text:p>0.4892979135855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90492416343708">
                <text:p>0.49049241634370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93661483514751">
                <text:p>0.49366148351475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494537445113853">
                <text:p>0.49453744511385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95003581535514">
                <text:p>0.49500358153551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9534650133281">
                <text:p>0.4953465013328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9576039810714">
                <text:p>0.495760398107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96154030308411">
                <text:p>0.4961540303084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98433597959733">
                <text:p>0.49843359795973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50283053209965">
                <text:p>0.5028305320996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504981646903868">
                <text:p>0.50498164690386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505136368814827">
                <text:p>0.5051363688148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505154691516696">
                <text:p>0.5051546915166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505216697073033">
                <text:p>0.50521669707303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50567678180514">
                <text:p>0.505676781805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507272276523561">
                <text:p>0.5072722765235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509054653914074">
                <text:p>0.50905465391407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510178760921467">
                <text:p>0.5101787609214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511113216929698">
                <text:p>0.51111321692969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51181850327885">
                <text:p>0.5118185032788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51403779422351">
                <text:p>0.5140377942235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514149461571402">
                <text:p>0.5141494615714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514583748071162">
                <text:p>0.51458374807116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514944490710636">
                <text:p>0.51494449071063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516485927922273">
                <text:p>0.51648592792227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516788097461313">
                <text:p>0.5167880974613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517098617775786">
                <text:p>0.51709861777578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519643756581385">
                <text:p>0.51964375658138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520232921397091">
                <text:p>0.5202329213970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520363803903572">
                <text:p>0.52036380390357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521183144148309">
                <text:p>0.52118314414830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521819454650983">
                <text:p>0.52181945465098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525706814260801">
                <text:p>0.52570681426080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525903574114719">
                <text:p>0.52590357411471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526513969176421">
                <text:p>0.52651396917642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527468230235438">
                <text:p>0.52746823023543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527533660622602">
                <text:p>0.52753366062260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529710211820226">
                <text:p>0.5297102118202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529973334989061">
                <text:p>0.52997333498906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31778117700002">
                <text:p>0.53177811770000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531897302486763">
                <text:p>0.53189730248676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532865670919777">
                <text:p>0.53286567091977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533087188253553">
                <text:p>0.53308718825355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534460585584793">
                <text:p>0.53446058558479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536465511590664">
                <text:p>0.53646551159066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537109881744741">
                <text:p>0.53710988174474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537609613759723">
                <text:p>0.53760961375972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538682120678453">
                <text:p>0.53868212067845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539712377444473">
                <text:p>0.53971237744447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540115130719372">
                <text:p>0.54011513071937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541821016456497">
                <text:p>0.54182101645649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541867474217734">
                <text:p>0.54186747421773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543204314570319">
                <text:p>0.5432043145703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544129388169975">
                <text:p>0.54412938816997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545623937038418">
                <text:p>0.5456239370384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546146684685511">
                <text:p>0.54614668468551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546852332824293">
                <text:p>0.5468523328242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547769720839607">
                <text:p>0.54776972083960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549046034682634">
                <text:p>0.54904603468263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550159005620023">
                <text:p>0.55015900562002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550764970722719">
                <text:p>0.55076497072271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552814059807216">
                <text:p>0.55281405980721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5529910361706">
                <text:p>0.552991036170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555123053963436">
                <text:p>0.55512305396343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557018423482007">
                <text:p>0.55701842348200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55964715371142">
                <text:p>0.5596471537114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560245934876583">
                <text:p>0.56024593487658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561275825263275">
                <text:p>0.56127582526327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562465689939696">
                <text:p>0.56246568993969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563016223366384">
                <text:p>0.56301622336638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564293836030978">
                <text:p>0.56429383603097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565862738031019">
                <text:p>0.56586273803101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65998531412469">
                <text:p>0.5659985314124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568564604283492">
                <text:p>0.56856460428349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570836609923952">
                <text:p>0.57083660992395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571290986224349">
                <text:p>0.57129098622434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57477489896639">
                <text:p>0.5747748989663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574864887523505">
                <text:p>0.5748648875235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575318524341274">
                <text:p>0.57531852434127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575341781030278">
                <text:p>0.57534178103027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575732428303156">
                <text:p>0.5757324283031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576360223765434">
                <text:p>0.57636022376543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577177113478771">
                <text:p>0.57717711347877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579100939042523">
                <text:p>0.57910093904252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584717791757189">
                <text:p>0.58471779175718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585072706803039">
                <text:p>0.58507270680303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585616314241116">
                <text:p>0.58561631424111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586053639415211">
                <text:p>0.58605363941521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586191683928304">
                <text:p>0.58619168392830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587625338382135">
                <text:p>0.58762533838213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587650541392483">
                <text:p>0.58765054139248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587713635745325">
                <text:p>0.5877136357453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587996259991831">
                <text:p>0.58799625999183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588875334381294">
                <text:p>0.58887533438129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589517635788277">
                <text:p>0.58951763578827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589890254697868">
                <text:p>0.58989025469786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590267315854691">
                <text:p>0.5902673158546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90973395842263">
                <text:p>0.59097339584226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590991756736933">
                <text:p>0.59099175673693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592056441387931">
                <text:p>0.59205644138793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592309574774696">
                <text:p>0.59230957477469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92554888162479">
                <text:p>0.59255488816247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594274605221113">
                <text:p>0.59427460522111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594284987918226">
                <text:p>0.59428498791822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595291622352265">
                <text:p>0.59529162235226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97130252682809">
                <text:p>0.59713025268280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597678793145414">
                <text:p>0.59767879314541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597979409134132">
                <text:p>0.59797940913413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59843294690471">
                <text:p>0.5984329469047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598702104185255">
                <text:p>0.59870210418525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599473179826323">
                <text:p>0.59947317982632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600392133267381">
                <text:p>0.60039213326738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600634253152309">
                <text:p>0.60063425315230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01340881585858">
                <text:p>0.60134088158585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603311202224953">
                <text:p>0.60331120222495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603700496846077">
                <text:p>0.60370049684607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605732130425772">
                <text:p>0.60573213042577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607182849090373">
                <text:p>0.60718284909037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607524645378071">
                <text:p>0.60752464537807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607728539732272">
                <text:p>0.60772853973227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611734734280205">
                <text:p>0.61173473428020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612167548739076">
                <text:p>0.61216754873907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612297881576751">
                <text:p>0.61229788157675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612412349501905">
                <text:p>0.61241234950190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612642268866887">
                <text:p>0.61264226886688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613401156091381">
                <text:p>0.61340115609138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613923963340022">
                <text:p>0.61392396334002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616924401384023">
                <text:p>0.6169244013840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616994042921281">
                <text:p>0.61699404292128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617371978794801">
                <text:p>0.61737197879480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617453968240797">
                <text:p>0.61745396824079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618061945659803">
                <text:p>0.61806194565980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61878002566204">
                <text:p>0.6187800256620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620751529960845">
                <text:p>0.62075152996084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621946568876719">
                <text:p>0.62194656887671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622715821951933">
                <text:p>0.6227158219519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625234765668747">
                <text:p>0.62523476566874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626288946868264">
                <text:p>0.62628894686826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26991060515675">
                <text:p>0.62699106051567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627847913363076">
                <text:p>0.62784791336307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629589476708489">
                <text:p>0.62958947670848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630094244659152">
                <text:p>0.63009424465915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630951451127354">
                <text:p>0.63095145112735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631308936764236">
                <text:p>0.6313089367642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631817957993964">
                <text:p>0.63181795799396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631957004362267">
                <text:p>0.63195700436226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632617953634689">
                <text:p>0.63261795363468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633534049730866">
                <text:p>0.6335340497308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634256738047529">
                <text:p>0.63425673804752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636567053851134">
                <text:p>0.63656705385113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639222800075792">
                <text:p>0.63922280007579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639388434156696">
                <text:p>0.63938843415669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640577816094375">
                <text:p>0.64057781609437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642748992388112">
                <text:p>0.64274899238811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642822373627608">
                <text:p>0.64282237362760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644735233673186">
                <text:p>0.64473523367318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645565402988298">
                <text:p>0.64556540298829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645904106091389">
                <text:p>0.64590410609138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648483075733374">
                <text:p>0.64848307573337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649102905126991">
                <text:p>0.6491029051269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64982649042196">
                <text:p>0.6498264904219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64997196645035">
                <text:p>0.6499719664503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650893322681103">
                <text:p>0.65089332268110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652903007303538">
                <text:p>0.65290300730353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653928825002383">
                <text:p>0.65392882500238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654104385573672">
                <text:p>0.65410438557367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655087591269936">
                <text:p>0.65508759126993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656348304379633">
                <text:p>0.6563483043796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6574929178583">
                <text:p>0.657492917858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657771570882231">
                <text:p>0.65777157088223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657899138159612">
                <text:p>0.65789913815961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658021872966372">
                <text:p>0.65802187296637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658627289211815">
                <text:p>0.65862728921181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658656335148002">
                <text:p>0.65865633514800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660836838094308">
                <text:p>0.66083683809430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661760193931969">
                <text:p>0.66176019393196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661940738053339">
                <text:p>0.66194073805333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662666574738767">
                <text:p>0.66266657473876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662819120771256">
                <text:p>0.66281912077125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665143442755106">
                <text:p>0.66514344275510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665823587859923">
                <text:p>0.66582358785992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666488277437339">
                <text:p>0.66648827743733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666621912700846">
                <text:p>0.6666219127008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667497386351332">
                <text:p>0.6674973863513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667914827400835">
                <text:p>0.66791482740083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669802132783037">
                <text:p>0.66980213278303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669848191457308">
                <text:p>0.66984819145730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671492427432322">
                <text:p>0.67149242743232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671492816847806">
                <text:p>0.67149281684780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671523538457096">
                <text:p>0.67152353845709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67207606781008">
                <text:p>0.6720760678100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673302240434628">
                <text:p>0.6733022404346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677009595372604">
                <text:p>0.67700959537260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679944316504446">
                <text:p>0.67994431650444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680133298655721">
                <text:p>0.68013329865572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680694364828088">
                <text:p>0.68069436482808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682883061274537">
                <text:p>0.68288306127453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683945789382296">
                <text:p>0.6839457893822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684194565148579">
                <text:p>0.68419456514857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684339850089615">
                <text:p>0.68433985008961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684447259257546">
                <text:p>0.68444725925754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685232255503339">
                <text:p>0.6852322555033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685395044536012">
                <text:p>0.68539504453601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685645941572614">
                <text:p>0.68564594157261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87620962144">
                <text:p>0.68762096214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688099036719147">
                <text:p>0.68809903671914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689285884284748">
                <text:p>0.68928588428474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689651480062081">
                <text:p>0.68965148006208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90463311628911">
                <text:p>0.69046331162891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691040921920267">
                <text:p>0.69104092192026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691288175413509">
                <text:p>0.69128817541350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691368656937528">
                <text:p>0.69136865693752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92786677841579">
                <text:p>0.69278667784157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692870056180176">
                <text:p>0.6928700561801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693212383398308">
                <text:p>0.69321238339830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694940402901395">
                <text:p>0.69494040290139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69555969711739">
                <text:p>0.6955596971173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695572340676944">
                <text:p>0.69557234067694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699083655492599">
                <text:p>0.69908365549259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699887421893761">
                <text:p>0.69988742189376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700840183453196">
                <text:p>0.70084018345319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700997718793246">
                <text:p>0.70099771879324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703407064784133">
                <text:p>0.70340706478413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70545145393472">
                <text:p>0.705451453934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7059160969828">
                <text:p>0.705916096982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708433907569647">
                <text:p>0.70843390756964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708823156616363">
                <text:p>0.70882315661636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709051130288575">
                <text:p>0.70905113028857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709445790737541">
                <text:p>0.70944579073754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709921408101651">
                <text:p>0.70992140810165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710160520677256">
                <text:p>0.71016052067725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710769268103611">
                <text:p>0.71076926810361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711628871782021">
                <text:p>0.71162887178202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712388575507498">
                <text:p>0.71238857550749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712635786614397">
                <text:p>0.71263578661439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713320749868702">
                <text:p>0.71332074986870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714340180327656">
                <text:p>0.71434018032765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716265473875155">
                <text:p>0.71626547387515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717005476116764">
                <text:p>0.71700547611676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717313249814586">
                <text:p>0.71731324981458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72012395836685">
                <text:p>0.7201239583668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721483868305633">
                <text:p>0.72148386830563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72148458043597">
                <text:p>0.7214845804359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722200578991342">
                <text:p>0.72220057899134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722263798526827">
                <text:p>0.72226379852682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724267062735669">
                <text:p>0.72426706273566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724519001686098">
                <text:p>0.72451900168609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72575891643902">
                <text:p>0.7257589164390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728923490106385">
                <text:p>0.72892349010638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73028527559272">
                <text:p>0.730285275592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730387866894252">
                <text:p>0.73038786689425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73139834817466">
                <text:p>0.7313983481746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73171338979067">
                <text:p>0.7317133897906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733093140712649">
                <text:p>0.73309314071264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736393195566338">
                <text:p>0.7363931955663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736556803584632">
                <text:p>0.73655680358463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737980925698356">
                <text:p>0.73798092569835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742393098120913">
                <text:p>0.74239309812091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746280074327735">
                <text:p>0.74628007432773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746683065905133">
                <text:p>0.74668306590513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746789107788954">
                <text:p>0.74678910778895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746990300200958">
                <text:p>0.74699030020095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749425105738005">
                <text:p>0.74942510573800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750694820142751">
                <text:p>0.75069482014275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75151675293555">
                <text:p>0.7515167529355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752138328405929">
                <text:p>0.75213832840592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752177350214474">
                <text:p>0.75217735021447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752334177390295">
                <text:p>0.75233417739029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753024755805891">
                <text:p>0.75302475580589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753135692236206">
                <text:p>0.75313569223620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753700949835618">
                <text:p>0.75370094983561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756098977540171">
                <text:p>0.75609897754017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756647778099637">
                <text:p>0.75664777809963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756864806831282">
                <text:p>0.75686480683128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758997357117898">
                <text:p>0.75899735711789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759944780765097">
                <text:p>0.75994478076509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760420240572659">
                <text:p>0.76042024057265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760868292311347">
                <text:p>0.76086829231134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761915751182001">
                <text:p>0.76191575118200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762712122808678">
                <text:p>0.76271212280867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76313967514672">
                <text:p>0.7631396751467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7634011541226">
                <text:p>0.763401154122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763766922280366">
                <text:p>0.76376692228036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764616615782642">
                <text:p>0.76461661578264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764882974023091">
                <text:p>0.76488297402309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766756215531918">
                <text:p>0.76675621553191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766929756379306">
                <text:p>0.76692975637930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767125633146608">
                <text:p>0.76712563314660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767471397136913">
                <text:p>0.76747139713691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767793178384023">
                <text:p>0.76779317838402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767851237297646">
                <text:p>0.76785123729764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768313775238821">
                <text:p>0.76831377523882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769039268113062">
                <text:p>0.7690392681130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769068074495136">
                <text:p>0.76906807449513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771193140178649">
                <text:p>0.77119314017864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771538637954168">
                <text:p>0.77153863795416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772499689140946">
                <text:p>0.77249968914094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772660714955055">
                <text:p>0.7726607149550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773416404230578">
                <text:p>0.77341640423057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776802604439346">
                <text:p>0.77680260443934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7772799601129">
                <text:p>0.777279960112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777382561369109">
                <text:p>0.77738256136910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779278142357826">
                <text:p>0.77927814235782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779600421363859">
                <text:p>0.77960042136385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779657563274832">
                <text:p>0.77965756327483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780742736301313">
                <text:p>0.78074273630131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781215229516682">
                <text:p>0.78121522951668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782727540251174">
                <text:p>0.78272754025117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785192565892116">
                <text:p>0.78519256589211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785967111437068">
                <text:p>0.78596711143706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786305837427962">
                <text:p>0.78630583742796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786790190592727">
                <text:p>0.78679019059272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787712122495486">
                <text:p>0.78771212249548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788228805791004">
                <text:p>0.78822880579100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788735810356232">
                <text:p>0.7887358103562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790243466203186">
                <text:p>0.79024346620318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793626252300069">
                <text:p>0.79362625230006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793646064021731">
                <text:p>0.79364606402173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793777092755882">
                <text:p>0.79377709275588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793939795810703">
                <text:p>0.7939397958107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794370210555829">
                <text:p>0.79437021055582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795588554510479">
                <text:p>0.79558855451047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797116285594962">
                <text:p>0.79711628559496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97538057397852">
                <text:p>0.7975380573978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797769586084828">
                <text:p>0.79776958608482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798485052438207">
                <text:p>0.79848505243820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79912931069031">
                <text:p>0.7991293106903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800006131014742">
                <text:p>0.80000613101474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800679593018012">
                <text:p>0.80067959301801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801021309214105">
                <text:p>0.80102130921410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801128467265505">
                <text:p>0.80112846726550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01276139231296">
                <text:p>0.80127613923129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801536301546189">
                <text:p>0.80153630154618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801978420150094">
                <text:p>0.80197842015009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802160419116046">
                <text:p>0.80216041911604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802296418576125">
                <text:p>0.80229641857612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802531170078931">
                <text:p>0.80253117007893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804366747730649">
                <text:p>0.80436674773064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805786701300111">
                <text:p>0.80578670130011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806155021213828">
                <text:p>0.80615502121382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807493159174809">
                <text:p>0.80749315917480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807651502506413">
                <text:p>0.80765150250641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808435740101539">
                <text:p>0.80843574010153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808633393314158">
                <text:p>0.80863339331415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808870096376194">
                <text:p>0.80887009637619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810019050625474">
                <text:p>0.81001905062547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810288275909427">
                <text:p>0.81028827590942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810385661217578">
                <text:p>0.81038566121757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811045324519575">
                <text:p>0.81104532451957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811138474663672">
                <text:p>0.81113847466367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812520591471578">
                <text:p>0.81252059147157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81314840252934">
                <text:p>0.8131484025293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814362683105287">
                <text:p>0.81436268310528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814603225666234">
                <text:p>0.81460322566623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81487689776512">
                <text:p>0.8148768977651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81722081901545">
                <text:p>0.8172208190154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17656466596363">
                <text:p>0.81765646659636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818400521347987">
                <text:p>0.81840052134798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818904145985388">
                <text:p>0.81890414598538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819444623707106">
                <text:p>0.81944462370710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19774678203643">
                <text:p>0.8197746782036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819909951627584">
                <text:p>0.81990995162758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819931320401352">
                <text:p>0.81993132040135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821175413186894">
                <text:p>0.82117541318689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821436545548927">
                <text:p>0.82143654554892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821618032674954">
                <text:p>0.82161803267495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82251011978862">
                <text:p>0.8225101197886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822606803479137">
                <text:p>0.82260680347913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823094362787534">
                <text:p>0.8230943627875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823225260371331">
                <text:p>0.82322526037133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823281206090982">
                <text:p>0.82328120609098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825167042321306">
                <text:p>0.82516704232130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825603379917656">
                <text:p>0.82560337991765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828447341241924">
                <text:p>0.82844734124192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829534668628173">
                <text:p>0.82953466862817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829894605274733">
                <text:p>0.82989460527473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830016280483165">
                <text:p>0.83001628048316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830156951548097">
                <text:p>0.83015695154809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830936113026">
                <text:p>0.83093611302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831442728128039">
                <text:p>0.83144272812803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831810148367804">
                <text:p>0.83181014836780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832043381147387">
                <text:p>0.83204338114738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832527606826104">
                <text:p>0.83252760682610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835655146579869">
                <text:p>0.8356551465798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835767444638638">
                <text:p>0.83576744463863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836521757824368">
                <text:p>0.83652175782436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837927067528991">
                <text:p>0.83792706752899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838335829901008">
                <text:p>0.83833582990100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839202356862882">
                <text:p>0.83920235686288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840294837071233">
                <text:p>0.84029483707123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842422690510961">
                <text:p>0.84242269051096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842455140948758">
                <text:p>0.84245514094875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843179513991144">
                <text:p>0.84317951399114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844408126719882">
                <text:p>0.84440812671988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845836288066119">
                <text:p>0.84583628806611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846167662813727">
                <text:p>0.84616766281372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849191659469448">
                <text:p>0.84919165946944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49732510398621">
                <text:p>0.84973251039862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850481587048772">
                <text:p>0.85048158704877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852302399926366">
                <text:p>0.85230239992636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852751878460659">
                <text:p>0.85275187846065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853033773633414">
                <text:p>0.85303377363341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85439754352068">
                <text:p>0.8543975435206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855178696647009">
                <text:p>0.85517869664700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857364602685704">
                <text:p>0.85736460268570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85783069547781">
                <text:p>0.8578306954778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857936424564103">
                <text:p>0.85793642456410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858750934548933">
                <text:p>0.8587509345489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859060919886902">
                <text:p>0.85906091988690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859420002614468">
                <text:p>0.85942000261446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859913184530421">
                <text:p>0.85991318453042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8600487536018">
                <text:p>0.860048753601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860286520922509">
                <text:p>0.86028652092250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862203877410296">
                <text:p>0.86220387741029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864499530784038">
                <text:p>0.86449953078403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864900841699494">
                <text:p>0.86490084169949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865602687737756">
                <text:p>0.86560268773775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865791676359075">
                <text:p>0.86579167635907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865930607786564">
                <text:p>0.86593060778656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867007764463589">
                <text:p>0.86700776446358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867930323322092">
                <text:p>0.86793032332209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868255742410285">
                <text:p>0.86825574241028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868666996846394">
                <text:p>0.86866699684639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868927549239899">
                <text:p>0.86892754923989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870871694588819">
                <text:p>0.87087169458881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871285700614913">
                <text:p>0.87128570061491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872058101924731">
                <text:p>0.87205810192473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873796026650723">
                <text:p>0.87379602665072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876417361840869">
                <text:p>0.87641736184086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87741787425839">
                <text:p>0.8774178742583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878534131077686">
                <text:p>0.87853413107768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879778473565346">
                <text:p>0.87977847356534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882372944740213">
                <text:p>0.88237294474021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885017160528323">
                <text:p>0.88501716052832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885036223150971">
                <text:p>0.88503622315097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885217338275657">
                <text:p>0.88521733827565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885310846388166">
                <text:p>0.88531084638816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885380747046316">
                <text:p>0.88538074704631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885384227849432">
                <text:p>0.88538422784943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888306783890715">
                <text:p>0.88830678389071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888478402526596">
                <text:p>0.88847840252659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890682823162893">
                <text:p>0.89068282316289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892776559606933">
                <text:p>0.89277655960693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894892474948311">
                <text:p>0.89489247494831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895468670713636">
                <text:p>0.89546867071363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896036146656418">
                <text:p>0.89603614665641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897076350314479">
                <text:p>0.89707635031447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897096764649289">
                <text:p>0.89709676464928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897478850149961">
                <text:p>0.89747885014996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899606291871925">
                <text:p>0.89960629187192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899817606044237">
                <text:p>0.89981760604423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900262789432975">
                <text:p>0.90026278943297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902977350109305">
                <text:p>0.90297735010930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903076572610092">
                <text:p>0.90307657261009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904502737092665">
                <text:p>0.90450273709266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904525667215627">
                <text:p>0.90452566721562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907861937487049">
                <text:p>0.90786193748704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908721300972914">
                <text:p>0.90872130097291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908740274032111">
                <text:p>0.90874027403211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909362427870069">
                <text:p>0.90936242787006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91088695860102">
                <text:p>0.9108869586010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912525562404953">
                <text:p>0.91252556240495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912661904129606">
                <text:p>0.91266190412960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912774293410758">
                <text:p>0.91277429341075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913137716896626">
                <text:p>0.91313771689662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913712706340375">
                <text:p>0.91371270634037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914498592873931">
                <text:p>0.91449859287393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914616070550755">
                <text:p>0.91461607055075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916037949999672">
                <text:p>0.91603794999967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917900427951261">
                <text:p>0.91790042795126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91881579263888">
                <text:p>0.9188157926388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92152619007616">
                <text:p>0.9215261900761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922163712157183">
                <text:p>0.92216371215718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922365421057938">
                <text:p>0.92236542105793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923287218925862">
                <text:p>0.92328721892586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924731983209538">
                <text:p>0.92473198320953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925104409551398">
                <text:p>0.92510440955139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925328851040943">
                <text:p>0.92532885104094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927459362930721">
                <text:p>0.92745936293072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927563732591806">
                <text:p>0.92756373259180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928522270783116">
                <text:p>0.92852227078311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928528068950985">
                <text:p>0.92852806895098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928793239448869">
                <text:p>0.9287932394488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93074128008408">
                <text:p>0.9307412800840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93289960963385">
                <text:p>0.9328996096338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933817252037867">
                <text:p>0.93381725203786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935119947347324">
                <text:p>0.93511994734732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938430557222534">
                <text:p>0.93843055722253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939947815300478">
                <text:p>0.93994781530047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940590178783842">
                <text:p>0.94059017878384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940647398042218">
                <text:p>0.94064739804221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941407106575753">
                <text:p>0.94140710657575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941836006054631">
                <text:p>0.94183600605463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942209024026489">
                <text:p>0.94220902402648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942699802636731">
                <text:p>0.94269980263673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943115139067528">
                <text:p>0.94311513906752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945255648000158">
                <text:p>0.94525564800015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945732636624595">
                <text:p>0.94573263662459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946989506264132">
                <text:p>0.94698950626413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948051326432335">
                <text:p>0.94805132643233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95020619269581">
                <text:p>0.9502061926958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95234757598636">
                <text:p>0.9523475759863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95309330141369">
                <text:p>0.9530933014136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954288527893156">
                <text:p>0.95428852789315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95491198298123">
                <text:p>0.9549119829812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956187806534656">
                <text:p>0.95618780653465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958340040026937">
                <text:p>0.95834004002693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958867563543344">
                <text:p>0.95886756354334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959749112996126">
                <text:p>0.95974911299612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961223539871888">
                <text:p>0.96122353987188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962198346441876">
                <text:p>0.96219834644187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964271563881061">
                <text:p>0.96427156388106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964472636648063">
                <text:p>0.96447263664806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964647550084914">
                <text:p>0.96464755008491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964927512252789">
                <text:p>0.96492751225278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966543196481909">
                <text:p>0.96654319648190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96684584280234">
                <text:p>0.9668458428023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96797303885129">
                <text:p>0.9679730388512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969970826561085">
                <text:p>0.96997082656108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97048531705212">
                <text:p>0.9704853170521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972519451801818">
                <text:p>0.97251945180181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973620668205072">
                <text:p>0.97362066820507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974451610612564">
                <text:p>0.97445161061256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974466477175313">
                <text:p>0.97446647717531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974504251546057">
                <text:p>0.97450425154605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976533600368355">
                <text:p>0.9765336003683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977787149393398">
                <text:p>0.97778714939339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979138195917129">
                <text:p>0.97913819591712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979454962792826">
                <text:p>0.97945496279282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981298483625425">
                <text:p>0.98129848362542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981558196911014">
                <text:p>0.98155819691101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984279473270212">
                <text:p>0.98427947327021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985152150219532">
                <text:p>0.98515215021953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985449673765366">
                <text:p>0.98544967376536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985688008908262">
                <text:p>0.98568800890826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986605068693484">
                <text:p>0.98660506869348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991016199827177">
                <text:p>0.99101619982717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991752317826306">
                <text:p>0.99175231782630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992441151697649">
                <text:p>0.99244115169764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99262941986077">
                <text:p>0.9926294198607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995107367642559">
                <text:p>0.99510736764255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996847832159817">
                <text:p>0.99684783215981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997887594982581">
                <text:p>0.99788759498258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998030415870186">
                <text:p>0.99803041587018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99814508734381">
                <text:p>0.9981450873438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999039984700609">
                <text:p>0.99903998470060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.00045493818293">
                <text:p>1.0004549381829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.00291332768245">
                <text:p>1.0029133276824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.00354778153401">
                <text:p>1.0035477815340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.00523414346772">
                <text:p>1.0052341434677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.00980638785955">
                <text:p>1.0098063878595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.01090595715879">
                <text:p>1.0109059571587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.01330980588148">
                <text:p>1.0133098058814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01443467113203">
                <text:p>1.0144346711320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.01546994046852">
                <text:p>1.0154699404685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.02038893991096">
                <text:p>1.0203889399109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02068516740565">
                <text:p>1.0206851674056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.02176131854596">
                <text:p>1.0217613185459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.02185933742515">
                <text:p>1.0218593374251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.02234369118119">
                <text:p>1.0223436911811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.02485272676548">
                <text:p>1.0248527267654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.02517761260449">
                <text:p>1.0251776126044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.0255233673545">
                <text:p>1.025523367354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.02644469796288">
                <text:p>1.0264446979628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.02749010574232">
                <text:p>1.0274901057423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.02784961204732">
                <text:p>1.0278496120473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.02956737970054">
                <text:p>1.0295673797005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.03032765690903">
                <text:p>1.0303276569090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.03067512040611">
                <text:p>1.0306751204061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.03100458865872">
                <text:p>1.0310045886587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.03201391371443">
                <text:p>1.0320139137144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03517300914247">
                <text:p>1.0351730091424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.03671416081311">
                <text:p>1.0367141608131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.03795274020801">
                <text:p>1.0379527402080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03839087682057">
                <text:p>1.0383908768205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.0386645695545">
                <text:p>1.038664569554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.0387627698753">
                <text:p>1.038762769875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.04172446130716">
                <text:p>1.0417244613071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.04187887023602">
                <text:p>1.0418788702360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.04194436042036">
                <text:p>1.0419443604203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.04283805818906">
                <text:p>1.0428380581890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.04326228679301">
                <text:p>1.0432622867930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.04647301761023">
                <text:p>1.0464730176102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.04767955495105">
                <text:p>1.0476795549510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.04902448495368">
                <text:p>1.0490244849536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.04997495384044">
                <text:p>1.0499749538404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.05065395883286">
                <text:p>1.0506539588328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05153019230686">
                <text:p>1.0515301923068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.05208723697891">
                <text:p>1.0520872369789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.05232109169902">
                <text:p>1.0523210916990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.0534268450009">
                <text:p>1.053426845000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.05488957738749">
                <text:p>1.0548895773874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.05512266621002">
                <text:p>1.0551226662100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.05650269129621">
                <text:p>1.0565026912962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.05848285149396">
                <text:p>1.0584828514939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06122376384808">
                <text:p>1.0612237638480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.06173546785576">
                <text:p>1.0617354678557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.0636337968013">
                <text:p>1.063633796801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.06391749822768">
                <text:p>1.0639174982276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.06702175219047">
                <text:p>1.0670217521904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.06938213991403">
                <text:p>1.0693821399140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.0712227098262">
                <text:p>1.071222709826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.07177668128145">
                <text:p>1.0717766812814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.07405729247014">
                <text:p>1.0740572924701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.07575469463093">
                <text:p>1.0757546946309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.07607540532558">
                <text:p>1.0760754053255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.07801302621803">
                <text:p>1.0780130262180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.07873496160914">
                <text:p>1.078734961609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.08011974132284">
                <text:p>1.0801197413228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.08133076865982">
                <text:p>1.0813307686598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.08135089643448">
                <text:p>1.0813508964344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.08497867064627">
                <text:p>1.0849786706462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.08552549350562">
                <text:p>1.0855254935056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.08567458411943">
                <text:p>1.0856745841194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.08720429832764">
                <text:p>1.0872042983276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.08756711658887">
                <text:p>1.0875671165888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.09066579429944">
                <text:p>1.0906657942994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.09282037813429">
                <text:p>1.0928203781342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.09311438499824">
                <text:p>1.0931143849982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.09323467540729">
                <text:p>1.0932346754072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.09504548400002">
                <text:p>1.0950454840000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.09724064309829">
                <text:p>1.0972406430982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.09824477159846">
                <text:p>1.0982447715984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.09874981238332">
                <text:p>1.0987498123833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.09997431797271">
                <text:p>1.0999743179727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.10262203575997">
                <text:p>1.1026220357599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.10329561888336">
                <text:p>1.1032956188833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.1042516169502">
                <text:p>1.104251616950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.10814180737042">
                <text:p>1.1081418073704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.11245404373645">
                <text:p>1.1124540437364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.11373081406661">
                <text:p>1.1137308140666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.11550061484483">
                <text:p>1.1155006148448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.1162292320062">
                <text:p>1.116229232006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.11647549978923">
                <text:p>1.1164754997892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.11652151942202">
                <text:p>1.1165215194220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.11717565711432">
                <text:p>1.1171756571143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.11796357200301">
                <text:p>1.1179635720030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.11840713853116">
                <text:p>1.1184071385311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.12176291784956">
                <text:p>1.1217629178495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.12242009254174">
                <text:p>1.1224200925417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.12313445535327">
                <text:p>1.1231344553532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.12405185119232">
                <text:p>1.1240518511923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.12428208957722">
                <text:p>1.1242820895772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.12692111409481">
                <text:p>1.1269211140948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.12759675442588">
                <text:p>1.1275967544258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.12795647165882">
                <text:p>1.1279564716588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.13100858055535">
                <text:p>1.1310085805553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.13186625112986">
                <text:p>1.1318662511298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.13411894372271">
                <text:p>1.1341189437227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.13514743861904">
                <text:p>1.1351474386190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.13598923021983">
                <text:p>1.1359892302198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.1400856981023">
                <text:p>1.140085698102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.14225335517562">
                <text:p>1.1422533551756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.1459534138868">
                <text:p>1.145953413886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.14620818789364">
                <text:p>1.1462081878936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.14693518125416">
                <text:p>1.1469351812541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.1470692487048">
                <text:p>1.147069248704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.14854868759453">
                <text:p>1.1485486875945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.1522292290116">
                <text:p>1.152229229011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.15586663901143">
                <text:p>1.1558666390114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.15688710074374">
                <text:p>1.1568871007437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.15889959180226">
                <text:p>1.1588995918022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.1626403338259">
                <text:p>1.162640333825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16404329476305">
                <text:p>1.1640432947630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.16554215464097">
                <text:p>1.1655421546409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.16678534674028">
                <text:p>1.166785346740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.16707777523053">
                <text:p>1.1670777752305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.16768558948491">
                <text:p>1.1676855894849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.16915685821207">
                <text:p>1.1691568582120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.16919475522582">
                <text:p>1.1691947552258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.17259144795114">
                <text:p>1.1725914479511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.17318295030646">
                <text:p>1.173182950306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.17489257772133">
                <text:p>1.1748925777213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.17497621704941">
                <text:p>1.1749762170494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.17878124241775">
                <text:p>1.1787812424177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.17881653969309">
                <text:p>1.1788165396930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